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102in"/>
    </style:style>
    <style:style style:name="ro1" style:family="table-row">
      <style:table-row-properties style:row-height="0.2189in" fo:break-before="auto" style:use-optimal-row-height="false"/>
    </style:style>
    <style:style style:name="ro2" style:family="table-row">
      <style:table-row-properties style:row-height="0.6457in" fo:break-before="auto" style:use-optimal-row-height="false"/>
    </style:style>
    <style:style style:name="ro3" style:family="table-row">
      <style:table-row-properties style:row-height="1.6063in" fo:break-before="auto" style:use-optimal-row-height="true"/>
    </style:style>
    <style:style style:name="ro4" style:family="table-row">
      <style:table-row-properties style:row-height="1.0311in" fo:break-before="auto" style:use-optimal-row-height="false"/>
    </style:style>
    <style:style style:name="ro5" style:family="table-row">
      <style:table-row-properties style:row-height="1.2535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1.078in" fo:break-before="auto" style:use-optimal-row-height="true"/>
    </style:style>
    <style:style style:name="ro10" style:family="table-row">
      <style:table-row-properties style:row-height="0.9016in" fo:break-before="auto" style:use-optimal-row-height="true"/>
    </style:style>
    <style:style style:name="ro11" style:family="table-row">
      <style:table-row-properties style:row-height="2.311in" fo:break-before="auto" style:use-optimal-row-height="true"/>
    </style:style>
    <style:style style:name="ro12" style:family="table-row">
      <style:table-row-properties style:row-height="0.1965in" fo:break-before="auto" style:use-optimal-row-height="true"/>
    </style:style>
    <style:style style:name="ro13" style:family="table-row">
      <style:table-row-properties style:row-height="4.778in" fo:break-before="auto" style:use-optimal-row-height="true"/>
    </style:style>
    <style:style style:name="ro14" style:family="table-row">
      <style:table-row-properties style:row-height="0.1917in" fo:break-before="auto" style:use-optimal-row-height="true"/>
    </style:style>
    <style:style style:name="ta1" style:family="table" style:master-page-name="mp1">
      <style:table-properties table:display="true" style:writing-mode="lr-tb"/>
    </style:style>
    <style:style style:name="ce1" style:family="table-cell" style:parent-style-name="Normal_5f_" style:data-style-name="N0">
      <style:table-cell-properties fo:border-bottom="2.49pt solid #000000" fo:background-color="#ff9900" style:cell-protect="protected" style:print-content="true" style:text-align-source="fix" style:repeat-content="false" fo:wrap-option="wrap" fo:border-left="2.49pt solid #000000" fo:border-right="0.06pt solid #000000" fo:border-top="2.49pt solid #000000" style:vertical-align="middle"/>
      <style:paragraph-properties fo:text-align="center"/>
      <style:text-properties fo:font-size="11pt" fo:font-weight="bold" style:font-size-asian="11pt" style:font-weight-asian="bold" style:font-size-complex="11pt" style:font-weight-complex="bold"/>
    </style:style>
    <style:style style:name="ce3" style:family="table-cell" style:parent-style-name="Normal_5f_" style:data-style-name="N0">
      <style:table-cell-properties fo:border-bottom="0.06pt solid #000000" fo:background-color="#e6e6ff" style:cell-protect="protected" style:print-content="true" style:text-align-source="fix" style:repeat-content="false" fo:wrap-option="wrap" fo:border-left="2.49pt solid #000000" fo:border-right="2.49pt solid #000000" fo:border-top="none" style:vertical-align="middle"/>
      <style:paragraph-properties fo:text-align="start" fo:margin-left="0in"/>
      <style:text-properties fo:font-size="11pt" fo:font-weight="bold" style:font-size-asian="11pt" style:font-weight-asian="bold" style:font-size-complex="11pt" style:font-weight-complex="bold"/>
    </style:style>
    <style:style style:name="ce6" style:family="table-cell" style:parent-style-name="Normal_5f_" style:data-style-name="N0">
      <style:table-cell-properties fo:border-bottom="0.06pt solid #000000" fo:background-color="#e6e6ff" style:cell-protect="protected" style:print-content="true" style:text-align-source="fix" style:repeat-content="false" fo:wrap-option="wrap" fo:border-left="2.49pt solid #000000" fo:border-right="2.49pt solid #000000" fo:border-top="2.49pt solid #000000" style:vertical-align="middle"/>
      <style:paragraph-properties fo:text-align="start" fo:margin-left="0in"/>
      <style:text-properties fo:font-size="11pt" fo:font-weight="bold" style:font-size-asian="11pt" style:font-weight-asian="bold" style:font-size-complex="11pt" style:font-weight-complex="bold"/>
    </style:style>
    <style:style style:name="ce11" style:family="table-cell" style:parent-style-name="Normal_5f_" style:data-style-name="N0">
      <style:table-cell-properties fo:background-color="#e6e6ff" style:cell-protect="protected" style:print-content="true" style:text-align-source="fix" style:repeat-content="false" fo:wrap-option="wrap" fo:border="2.49pt solid #000000" style:vertical-align="middle"/>
      <style:paragraph-properties fo:text-align="start" fo:margin-left="0in"/>
      <style:text-properties fo:font-size="11pt" fo:font-weight="bold" style:font-size-asian="11pt" style:font-weight-asian="bold" style:font-size-complex="11pt" style:font-weight-complex="bold"/>
    </style:style>
    <style:style style:name="ce13"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 fo:font-weight="bold" style:font-name-asian="Arial" style:font-weight-asian="bold" style:font-name-complex="Arial" style:font-weight-complex="bold"/>
    </style:style>
    <style:style style:name="ce15" style:family="table-cell" style:parent-style-name="Default" style:data-style-name="N0">
      <style:table-cell-properties style:text-align-source="fix" style:repeat-content="false" fo:wrap-option="wrap" style:vertical-align="middle"/>
      <style:paragraph-properties fo:text-align="start" fo:margin-left="0in"/>
      <style:text-properties fo:color="#ff0000" style:font-name="Arial" fo:font-weight="bold" style:font-name-asian="Arial" style:font-weight-asian="bold" style:font-name-complex="Arial" style:font-weight-complex="bold"/>
    </style:style>
    <style:style style:name="ce2" style:family="table-cell" style:parent-style-name="Normal_5f_" style:data-style-name="N0">
      <style:table-cell-properties fo:border-bottom="2.49pt solid #000000" fo:background-color="#ff9900" style:cell-protect="protected" style:print-content="true" style:text-align-source="fix" style:repeat-content="false" fo:wrap-option="wrap" fo:border-left="0.06pt solid #000000" fo:border-right="0.06pt solid #000000" fo:border-top="2.49pt solid #000000" style:vertical-align="middle"/>
      <style:paragraph-properties fo:text-align="center"/>
      <style:text-properties fo:font-size="11pt" fo:font-weight="bold" style:font-size-asian="11pt" style:font-weight-asian="bold" style:font-size-complex="11pt" style:font-weight-complex="bold"/>
    </style:style>
    <style:style style:name="ce4" style:family="table-cell" style:parent-style-name="Normal_5f_" style:data-style-name="N0">
      <style:table-cell-properties fo:border-bottom="0.06pt solid #000000" style:cell-protect="protected" style:print-content="true" style:text-align-source="fix" style:repeat-content="false" fo:background-color="transparent" fo:wrap-option="wrap" fo:border-left="none" fo:border-right="0.06pt solid #000000" fo:border-top="none" style:vertical-align="middle"/>
      <style:paragraph-properties fo:text-align="start" fo:margin-left="0in"/>
      <style:text-properties fo:font-size="11pt" style:font-size-asian="11pt" style:font-size-complex="11pt"/>
    </style:style>
    <style:style style:name="ce7" style:family="table-cell" style:parent-style-name="Normal_5f_" style:data-style-name="N0">
      <style:table-cell-properties fo:border-bottom="0.06pt solid #000000" style:cell-protect="protected" style:print-content="true" style:text-align-source="fix" style:repeat-content="false" fo:background-color="transparent" fo:wrap-option="wrap" fo:border-left="none" fo:border-right="0.06pt solid #000000" fo:border-top="0.06pt solid #000000" style:vertical-align="middle"/>
      <style:paragraph-properties fo:text-align="start" fo:margin-left="0in"/>
      <style:text-properties fo:font-size="11pt" style:font-size-asian="11pt" style:font-size-complex="11pt"/>
    </style:style>
    <style:style style:name="ce10"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start" fo:margin-left="0in"/>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text-properties style:font-name="Arial" style:font-name-asian="Arial" style:font-name-complex="Arial"/>
    </style:style>
    <style:style style:name="ce5" style:family="table-cell" style:parent-style-name="Normal_5f_" style:data-style-name="N0">
      <style:table-cell-properties fo:border-bottom="0.06pt solid #000000" style:cell-protect="protected" style:print-content="true" style:text-align-source="fix" style:repeat-content="false" fo:background-color="transparent" fo:wrap-option="wrap" fo:border-left="0.06pt solid #000000" fo:border-right="0.06pt solid #000000" fo:border-top="none" style:vertical-align="middle"/>
      <style:paragraph-properties fo:text-align="start" fo:margin-left="0in"/>
      <style:text-properties fo:font-size="11pt" style:font-size-asian="11pt" style:font-size-complex="11pt"/>
    </style:style>
    <style:style style:name="ce8" style:family="table-cell" style:parent-style-name="Normal_5f_"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in"/>
      <style:text-properties fo:font-size="11pt" style:font-size-asian="11pt" style:font-size-complex="11pt"/>
    </style:style>
    <style:style style:name="ce9"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7" style:family="table-cell" style:parent-style-name="Default" style:data-style-name="N0">
      <style:table-cell-properties fo:background-color="#000000" style:text-align-source="fix" style:repeat-content="false" fo:wrap-option="wrap" style:vertical-align="middle"/>
      <style:paragraph-properties fo:text-align="start" fo:margin-left="0in"/>
      <style:text-properties style:font-name="Arial" style:font-name-asian="Arial" style:font-name-complex="Arial"/>
    </style:style>
    <style:style style:name="ce14" style:family="table-cell" style:parent-style-name="Default" style:data-style-name="N0">
      <style:table-cell-properties fo:wrap-option="wrap" style:vertical-align="automatic"/>
    </style:style>
    <style:style style:name="ce1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13"/>
        <table:table-column table:style-name="co1" table:number-columns-repeated="1022" table:default-cell-style-name="ce12"/>
        <table:table-column table:style-name="co1" table:number-columns-repeated="15361" table:default-cell-style-name="ce14"/>
        <table:table-row table:style-name="ro1">
          <table:table-cell table:style-name="ce1" office:value-type="string" calcext:value-type="string">
            <text:p>::id::</text:p>
          </table:table-cell>
          <table:table-cell table:style-name="ce2" office:value-type="string" calcext:value-type="string">
            <text:p>::EN::</text:p>
          </table:table-cell>
          <table:table-cell table:style-name="ce2" office:value-type="string" calcext:value-type="string">
            <text:p>::BG::</text:p>
          </table:table-cell>
          <table:table-cell table:style-name="ce2" office:value-type="string" calcext:value-type="string">
            <text:p>::CS::</text:p>
          </table:table-cell>
          <table:table-cell table:style-name="ce2" office:value-type="string" calcext:value-type="string">
            <text:p>::DE::</text:p>
          </table:table-cell>
          <table:table-cell table:style-name="ce2" office:value-type="string" calcext:value-type="string">
            <text:p>::EL::</text:p>
          </table:table-cell>
          <table:table-cell table:style-name="ce2" office:value-type="string" calcext:value-type="string">
            <text:p>::ES::</text:p>
          </table:table-cell>
          <table:table-cell table:style-name="ce2" office:value-type="string" calcext:value-type="string">
            <text:p>::FR::</text:p>
          </table:table-cell>
          <table:table-cell table:style-name="ce2" office:value-type="string" calcext:value-type="string">
            <text:p>::HU::</text:p>
          </table:table-cell>
          <table:table-cell table:style-name="ce2" office:value-type="string" calcext:value-type="string">
            <text:p>::IT::</text:p>
          </table:table-cell>
          <table:table-cell table:style-name="ce2" office:value-type="string" calcext:value-type="string">
            <text:p>::PL::</text:p>
          </table:table-cell>
          <table:table-cell table:style-name="ce2" office:value-type="string" calcext:value-type="string">
            <text:p>::PT::</text:p>
          </table:table-cell>
          <table:table-cell table:style-name="ce2" office:value-type="string" calcext:value-type="string">
            <text:p>::RO::</text:p>
          </table:table-cell>
          <table:table-cell table:style-name="ce2" office:value-type="string" calcext:value-type="string">
            <text:p>::SK::</text:p>
          </table:table-cell>
          <table:table-cell table:style-name="ce2" office:value-type="string" calcext:value-type="string">
            <text:p>::UK::</text:p>
          </table:table-cell>
          <table:table-cell table:style-name="ce2" office:value-type="string" calcext:value-type="string">
            <text:p>::SR::</text:p>
          </table:table-cell>
          <table:table-cell table:style-name="ce2" office:value-type="string" calcext:value-type="string">
            <text:p>::TR::</text:p>
          </table:table-cell>
          <table:table-cell table:style-name="ce16" table:number-columns-repeated="1006"/>
          <table:table-cell/>
          <table:table-cell table:style-name="ce16" table:number-columns-repeated="15360"/>
        </table:table-row>
        <table:table-row table:style-name="ro2">
          <table:table-cell table:style-name="ce3" office:value-type="string" calcext:value-type="string">
            <text:p>btn_home</text:p>
          </table:table-cell>
          <table:table-cell table:style-name="ce4" office:value-type="string" calcext:value-type="string">
            <text:p>HOME</text:p>
          </table:table-cell>
          <table:table-cell table:style-name="ce5" office:value-type="string" calcext:value-type="string">
            <text:p>Начална страница</text:p>
            <text:p/>
          </table:table-cell>
          <table:table-cell table:style-name="ce5" office:value-type="string" calcext:value-type="string">
            <text:p>Domovská stránka</text:p>
            <text:p/>
          </table:table-cell>
          <table:table-cell table:style-name="ce5" office:value-type="string" calcext:value-type="string">
            <text:p>Startseite</text:p>
          </table:table-cell>
          <table:table-cell table:style-name="ce5" office:value-type="string" calcext:value-type="string">
            <text:p>Αρχική σελίδα</text:p>
            <text:p/>
            <text:p/>
          </table:table-cell>
          <table:table-cell table:style-name="ce5" office:value-type="string" calcext:value-type="string">
            <text:p>Página de inicio</text:p>
            <text:p/>
          </table:table-cell>
          <table:table-cell table:style-name="ce5" office:value-type="string" calcext:value-type="string">
            <text:p>Page d'accueil</text:p>
            <text:p/>
          </table:table-cell>
          <table:table-cell table:style-name="ce5" office:value-type="string" calcext:value-type="string">
            <text:p>Kezdőlap</text:p>
          </table:table-cell>
          <table:table-cell table:style-name="ce5" office:value-type="string" calcext:value-type="string">
            <text:p>Pagina iniziale</text:p>
            <text:p/>
          </table:table-cell>
          <table:table-cell table:style-name="ce5" office:value-type="string" calcext:value-type="string">
            <text:p>Strona główna</text:p>
          </table:table-cell>
          <table:table-cell table:style-name="ce5" office:value-type="string" calcext:value-type="string">
            <text:p>Pagina inicial</text:p>
            <text:p/>
          </table:table-cell>
          <table:table-cell table:style-name="ce5" office:value-type="string" calcext:value-type="string">
            <text:p>Home page</text:p>
          </table:table-cell>
          <table:table-cell table:number-columns-repeated="4" table:style-name="ce4" office:value-type="string" calcext:value-type="string">
            <text:p>HOME</text:p>
          </table:table-cell>
          <table:table-cell table:number-columns-repeated="16367"/>
        </table:table-row>
        <table:table-row table:style-name="ro2">
          <table:table-cell table:style-name="ce6" office:value-type="string" calcext:value-type="string">
            <text:p>btn_leaderboard</text:p>
          </table:table-cell>
          <table:table-cell table:style-name="ce7" office:value-type="string" calcext:value-type="string">
            <text:p>LEADERBOARD</text:p>
          </table:table-cell>
          <table:table-cell table:style-name="ce8" office:value-type="string" calcext:value-type="string">
            <text:p>Класация</text:p>
          </table:table-cell>
          <table:table-cell table:style-name="ce8" office:value-type="string" calcext:value-type="string">
            <text:p>Žebříček</text:p>
          </table:table-cell>
          <table:table-cell table:style-name="ce8" office:value-type="string" calcext:value-type="string">
            <text:p>Bestenliste</text:p>
          </table:table-cell>
          <table:table-cell table:style-name="ce8" office:value-type="string" calcext:value-type="string">
            <text:p>Πίνακας κορυφαίων</text:p>
          </table:table-cell>
          <table:table-cell table:style-name="ce8" office:value-type="string" calcext:value-type="string">
            <text:p>Clasificación</text:p>
          </table:table-cell>
          <table:table-cell table:style-name="ce8" office:value-type="string" calcext:value-type="string">
            <text:p>Classement</text:p>
          </table:table-cell>
          <table:table-cell table:style-name="ce8" office:value-type="string" calcext:value-type="string">
            <text:p>Ranglista</text:p>
          </table:table-cell>
          <table:table-cell table:style-name="ce8" office:value-type="string" calcext:value-type="string">
            <text:p>Classifica</text:p>
          </table:table-cell>
          <table:table-cell table:style-name="ce8" office:value-type="string" calcext:value-type="string">
            <text:p>Tabela wyników</text:p>
          </table:table-cell>
          <table:table-cell table:style-name="ce8" office:value-type="string" calcext:value-type="string">
            <text:p>Classificação</text:p>
          </table:table-cell>
          <table:table-cell table:style-name="ce8" office:value-type="string" calcext:value-type="string">
            <text:p>Clasamentul</text:p>
          </table:table-cell>
          <table:table-cell table:number-columns-repeated="4" table:style-name="ce7" office:value-type="string" calcext:value-type="string">
            <text:p>LEADERBOARD</text:p>
          </table:table-cell>
          <table:table-cell table:number-columns-repeated="16367"/>
        </table:table-row>
        <table:table-row table:style-name="ro2">
          <table:table-cell table:style-name="ce6" office:value-type="string" calcext:value-type="string">
            <text:p>btn_info</text:p>
          </table:table-cell>
          <table:table-cell table:style-name="ce10" office:value-type="string" calcext:value-type="string">
            <text:p>CONTEST INFO</text:p>
          </table:table-cell>
          <table:table-cell table:style-name="ce9" office:value-type="string" calcext:value-type="string">
            <text:p>информация за конкурса</text:p>
            <text:p/>
          </table:table-cell>
          <table:table-cell table:style-name="ce9" office:value-type="string" calcext:value-type="string">
            <text:p>Informace</text:p>
          </table:table-cell>
          <table:table-cell table:style-name="ce9" office:value-type="string" calcext:value-type="string">
            <text:p/>
            <text:p>INFORMATIONEN ZUM WETTBEWERB</text:p>
          </table:table-cell>
          <table:table-cell table:style-name="ce9" office:value-type="string" calcext:value-type="string">
            <text:p>ενότητα διαγωνισμού</text:p>
            <text:p/>
          </table:table-cell>
          <table:table-cell table:style-name="ce9" office:value-type="string" calcext:value-type="string">
            <text:p>Información del concurso</text:p>
          </table:table-cell>
          <table:table-cell table:style-name="ce9" office:value-type="string" calcext:value-type="string">
            <text:p>Informations sur le concours</text:p>
          </table:table-cell>
          <table:table-cell table:style-name="ce9" office:value-type="string" calcext:value-type="string">
            <text:p>Verseny info</text:p>
          </table:table-cell>
          <table:table-cell table:style-name="ce9" office:value-type="string" calcext:value-type="string">
            <text:p>Informazioni sul concorso</text:p>
            <text:p/>
          </table:table-cell>
          <table:table-cell table:style-name="ce9" office:value-type="string" calcext:value-type="string">
            <text:p/>
            <text:p>Informacje o konkursie</text:p>
          </table:table-cell>
          <table:table-cell table:style-name="ce9" office:value-type="string" calcext:value-type="string">
            <text:p>Informações do concurso</text:p>
            <text:p/>
          </table:table-cell>
          <table:table-cell table:style-name="ce9" office:value-type="string" calcext:value-type="string">
            <text:p>Informatii despre concurs</text:p>
            <text:p/>
          </table:table-cell>
          <table:table-cell table:number-columns-repeated="4" table:style-name="ce10" office:value-type="string" calcext:value-type="string">
            <text:p>CONTEST INFO</text:p>
          </table:table-cell>
          <table:table-cell table:number-columns-repeated="16367"/>
        </table:table-row>
        <table:table-row table:style-name="ro2">
          <table:table-cell table:style-name="ce6" office:value-type="string" calcext:value-type="string">
            <text:p>btn_terms</text:p>
          </table:table-cell>
          <table:table-cell table:style-name="ce10" office:value-type="string" calcext:value-type="string">
            <text:p>TERMS &amp; CONDITIONS</text:p>
          </table:table-cell>
          <table:table-cell table:style-name="ce9" office:value-type="string" calcext:value-type="string">
            <text:p>ПРАВИЛА И УСЛОВИЯ</text:p>
            <text:p/>
          </table:table-cell>
          <table:table-cell table:style-name="ce9" office:value-type="string" calcext:value-type="string">
            <text:p>Podmínky</text:p>
          </table:table-cell>
          <table:table-cell table:style-name="ce9" office:value-type="string" calcext:value-type="string">
            <text:p>Geschäftsbedingungen</text:p>
          </table:table-cell>
          <table:table-cell table:style-name="ce9" office:value-type="string" calcext:value-type="string">
            <text:p>Οροι και Προϋποθέσεις</text:p>
          </table:table-cell>
          <table:table-cell table:style-name="ce9" office:value-type="string" calcext:value-type="string">
            <text:p>Términos y condiciones</text:p>
          </table:table-cell>
          <table:table-cell table:style-name="ce9" office:value-type="string" calcext:value-type="string">
            <text:p>Termes et conditions</text:p>
            <text:p/>
          </table:table-cell>
          <table:table-cell table:style-name="ce9" office:value-type="string" calcext:value-type="string">
            <text:p>Feltételek</text:p>
          </table:table-cell>
          <table:table-cell table:style-name="ce9" office:value-type="string" calcext:value-type="string">
            <text:p>Termini e Condizioni</text:p>
            <text:p/>
          </table:table-cell>
          <table:table-cell table:style-name="ce9" office:value-type="string" calcext:value-type="string">
            <text:p>ZASADY I WARUNKI</text:p>
          </table:table-cell>
          <table:table-cell table:style-name="ce9" office:value-type="string" calcext:value-type="string">
            <text:p>Termos e Condições</text:p>
            <text:p/>
          </table:table-cell>
          <table:table-cell table:style-name="ce9" office:value-type="string" calcext:value-type="string">
            <text:p>TERMENI SI CONDITII</text:p>
            <text:p/>
          </table:table-cell>
          <table:table-cell table:number-columns-repeated="4" table:style-name="ce10" office:value-type="string" calcext:value-type="string">
            <text:p>TERMS &amp; CONDITIONS</text:p>
          </table:table-cell>
          <table:table-cell table:number-columns-repeated="16367"/>
        </table:table-row>
        <table:table-row table:style-name="ro2">
          <table:table-cell table:style-name="ce6" office:value-type="string" calcext:value-type="string">
            <text:p>btn_prizes</text:p>
          </table:table-cell>
          <table:table-cell table:style-name="ce10" office:value-type="string" calcext:value-type="string">
            <text:p>PRIZES</text:p>
          </table:table-cell>
          <table:table-cell table:style-name="ce9" office:value-type="string" calcext:value-type="string">
            <text:p>Награди</text:p>
          </table:table-cell>
          <table:table-cell table:style-name="ce9" office:value-type="string" calcext:value-type="string">
            <text:p>Ceny</text:p>
          </table:table-cell>
          <table:table-cell table:style-name="ce9" office:value-type="string" calcext:value-type="string">
            <text:p>Preise</text:p>
          </table:table-cell>
          <table:table-cell table:style-name="ce9" office:value-type="string" calcext:value-type="string">
            <text:p>Βραβεία</text:p>
          </table:table-cell>
          <table:table-cell table:style-name="ce9" office:value-type="string" calcext:value-type="string">
            <text:p>Premios</text:p>
          </table:table-cell>
          <table:table-cell table:style-name="ce9" office:value-type="string" calcext:value-type="string">
            <text:p>Prix</text:p>
          </table:table-cell>
          <table:table-cell table:style-name="ce9" office:value-type="string" calcext:value-type="string">
            <text:p>Nyeremények</text:p>
          </table:table-cell>
          <table:table-cell table:style-name="ce9" office:value-type="string" calcext:value-type="string">
            <text:p>Premi</text:p>
          </table:table-cell>
          <table:table-cell table:style-name="ce9" office:value-type="string" calcext:value-type="string">
            <text:p>Nagrody</text:p>
          </table:table-cell>
          <table:table-cell table:style-name="ce9" office:value-type="string" calcext:value-type="string">
            <text:p>Prémios</text:p>
          </table:table-cell>
          <table:table-cell table:style-name="ce9" office:value-type="string" calcext:value-type="string">
            <text:p>Premii</text:p>
          </table:table-cell>
          <table:table-cell table:number-columns-repeated="4" table:style-name="ce10" office:value-type="string" calcext:value-type="string">
            <text:p>PRIZES</text:p>
          </table:table-cell>
          <table:table-cell table:number-columns-repeated="16367"/>
        </table:table-row>
        <table:table-row table:style-name="ro2">
          <table:table-cell table:style-name="ce6" office:value-type="string" calcext:value-type="string">
            <text:p>btn_fags</text:p>
          </table:table-cell>
          <table:table-cell table:style-name="ce10" office:value-type="string" calcext:value-type="string">
            <text:p>FAQS</text:p>
          </table:table-cell>
          <table:table-cell table:style-name="ce9" office:value-type="string" calcext:value-type="string">
            <text:p>Често задавани въпроси </text:p>
          </table:table-cell>
          <table:table-cell table:style-name="ce9" office:value-type="string" calcext:value-type="string">
            <text:p>Casto kladené otázky</text:p>
          </table:table-cell>
          <table:table-cell table:style-name="ce9" office:value-type="string" calcext:value-type="string">
            <text:p>FAQs</text:p>
          </table:table-cell>
          <table:table-cell table:style-name="ce9" office:value-type="string" calcext:value-type="string">
            <text:p>Συχνές ερωτήσεις (FAQ)</text:p>
          </table:table-cell>
          <table:table-cell table:style-name="ce9" office:value-type="string" calcext:value-type="string">
            <text:p>Preguntas frecuentes </text:p>
          </table:table-cell>
          <table:table-cell table:style-name="ce9" office:value-type="string" calcext:value-type="string">
            <text:p>FAQS</text:p>
          </table:table-cell>
          <table:table-cell table:style-name="ce9" office:value-type="string" calcext:value-type="string">
            <text:p>GYIK</text:p>
          </table:table-cell>
          <table:table-cell table:number-columns-repeated="2" table:style-name="ce9" office:value-type="string" calcext:value-type="string">
            <text:p>FAQ's</text:p>
          </table:table-cell>
          <table:table-cell table:style-name="ce9" office:value-type="string" calcext:value-type="string">
            <text:p>Perguntas Frequentes </text:p>
          </table:table-cell>
          <table:table-cell table:style-name="ce9" office:value-type="string" calcext:value-type="string">
            <text:p>FAQ's</text:p>
          </table:table-cell>
          <table:table-cell table:number-columns-repeated="4" table:style-name="ce10" office:value-type="string" calcext:value-type="string">
            <text:p>FAQS</text:p>
          </table:table-cell>
          <table:table-cell table:number-columns-repeated="16367"/>
        </table:table-row>
        <table:table-row table:style-name="ro2">
          <table:table-cell table:style-name="ce6" office:value-type="string" calcext:value-type="string">
            <text:p>btn_connect</text:p>
          </table:table-cell>
          <table:table-cell table:style-name="ce10" office:value-type="string" calcext:value-type="string">
            <text:p>CONNECT TO PLAY</text:p>
          </table:table-cell>
          <table:table-cell table:style-name="ce9" office:value-type="string" calcext:value-type="string">
            <text:p>Свържете се, за да играете</text:p>
          </table:table-cell>
          <table:table-cell table:style-name="ce9" office:value-type="string" calcext:value-type="string">
            <text:p>Připojte se ke hře</text:p>
          </table:table-cell>
          <table:table-cell table:style-name="ce9" office:value-type="string" calcext:value-type="string">
            <text:p>Verbinden und spielen</text:p>
          </table:table-cell>
          <table:table-cell table:style-name="ce9" office:value-type="string" calcext:value-type="string">
            <text:p>Συνδέσου για να παίξεις</text:p>
          </table:table-cell>
          <table:table-cell table:style-name="ce9" office:value-type="string" calcext:value-type="string">
            <text:p>Conéctate para jugar</text:p>
          </table:table-cell>
          <table:table-cell table:style-name="ce9" office:value-type="string" calcext:value-type="string">
            <text:p>Se connecter pour jouer</text:p>
          </table:table-cell>
          <table:table-cell table:style-name="ce9" office:value-type="string" calcext:value-type="string">
            <text:p>Csatlakozás a játékhoz</text:p>
          </table:table-cell>
          <table:table-cell table:style-name="ce9" office:value-type="string" calcext:value-type="string">
            <text:p>Connettiti per giocare</text:p>
          </table:table-cell>
          <table:table-cell table:style-name="ce9" office:value-type="string" calcext:value-type="string">
            <text:p>Dołącz do gry</text:p>
          </table:table-cell>
          <table:table-cell table:style-name="ce9" office:value-type="string" calcext:value-type="string">
            <text:p>Liga-te para jogar</text:p>
          </table:table-cell>
          <table:table-cell table:style-name="ce9" office:value-type="string" calcext:value-type="string">
            <text:p>Conectează-te pentru a juca</text:p>
          </table:table-cell>
          <table:table-cell table:number-columns-repeated="4" table:style-name="ce10" office:value-type="string" calcext:value-type="string">
            <text:p>CONNECT TO PLAY</text:p>
          </table:table-cell>
          <table:table-cell table:number-columns-repeated="16367"/>
        </table:table-row>
        <table:table-row table:style-name="ro2">
          <table:table-cell table:style-name="ce6" office:value-type="string" calcext:value-type="string">
            <text:p>str_playother</text:p>
          </table:table-cell>
          <table:table-cell table:style-name="ce10" office:value-type="string" calcext:value-type="string">
            <text:p>Play other games instead?</text:p>
          </table:table-cell>
          <table:table-cell table:style-name="ce9" office:value-type="string" calcext:value-type="string">
            <text:p>Предпочитате да играте други игри?</text:p>
            <text:p/>
          </table:table-cell>
          <table:table-cell table:style-name="ce9" office:value-type="string" calcext:value-type="string">
            <text:p>Chcete místo toho hrát jiné hry?</text:p>
          </table:table-cell>
          <table:table-cell table:style-name="ce9" office:value-type="string" calcext:value-type="string">
            <text:p>Stattdessen andere Spiele spielen?</text:p>
          </table:table-cell>
          <table:table-cell table:style-name="ce9" office:value-type="string" calcext:value-type="string">
            <text:p>Παίξτε άλλα παιχνίδια</text:p>
          </table:table-cell>
          <table:table-cell table:style-name="ce9" office:value-type="string" calcext:value-type="string">
            <text:p>Jugar otros juegos en su lugar?</text:p>
          </table:table-cell>
          <table:table-cell table:style-name="ce9" office:value-type="string" calcext:value-type="string">
            <text:p>Jouer à d'autres jeux à la place ?</text:p>
          </table:table-cell>
          <table:table-cell table:style-name="ce9" office:value-type="string" calcext:value-type="string">
            <text:p>Játssz helyette más játékokat?</text:p>
          </table:table-cell>
          <table:table-cell table:style-name="ce9" office:value-type="string" calcext:value-type="string">
            <text:p/>
            <text:p>Giocare invece ad altri giochi?</text:p>
          </table:table-cell>
          <table:table-cell table:style-name="ce9" office:value-type="string" calcext:value-type="string">
            <text:p>Zagraj w inne gry</text:p>
          </table:table-cell>
          <table:table-cell table:style-name="ce9" office:value-type="string" calcext:value-type="string">
            <text:p>Jogar outros jogos em vez disso?</text:p>
            <text:p/>
          </table:table-cell>
          <table:table-cell table:style-name="ce9" office:value-type="string" calcext:value-type="string">
            <text:p>Jucați alte jocuri în schimb?</text:p>
            <text:p/>
          </table:table-cell>
          <table:table-cell table:number-columns-repeated="4" table:style-name="ce10" office:value-type="string" calcext:value-type="string">
            <text:p>Play other games instead?</text:p>
          </table:table-cell>
          <table:table-cell table:number-columns-repeated="16367"/>
        </table:table-row>
        <table:table-row table:style-name="ro2">
          <table:table-cell table:style-name="ce6" office:value-type="string" calcext:value-type="string">
            <text:p>str_explore</text:p>
          </table:table-cell>
          <table:table-cell table:style-name="ce10" office:value-type="string" calcext:value-type="string">
            <text:p>Explore 200+ free games at Ludigames.com</text:p>
          </table:table-cell>
          <table:table-cell table:style-name="ce9" office:value-type="string" calcext:value-type="string">
            <text:p>Разгледайте 200+ безплатни игри в Ludigames.com</text:p>
            <text:p/>
          </table:table-cell>
          <table:table-cell table:style-name="ce9" office:value-type="string" calcext:value-type="string">
            <text:p>Prozkoumejte více než 200 bezplatných her na Ludigames.com</text:p>
          </table:table-cell>
          <table:table-cell table:style-name="ce9" office:value-type="string" calcext:value-type="string">
            <text:p>Entdecken Sie über 200 kostenlose Spiele auf Ludigames.com</text:p>
          </table:table-cell>
          <table:table-cell table:style-name="ce9" office:value-type="string" calcext:value-type="string">
            <text:p>Εξερευνήστε 200+ δωρεάν παιχνίδια στο Ludigames.com</text:p>
          </table:table-cell>
          <table:table-cell table:style-name="ce9" office:value-type="string" calcext:value-type="string">
            <text:p>Explora más de 200 juegos gratis en Ludigames.com</text:p>
            <text:p/>
          </table:table-cell>
          <table:table-cell table:style-name="ce9" office:value-type="string" calcext:value-type="string">
            <text:p/>
            <text:p>Découvrez plus de 200 jeux gratuits sur Ludigames.com</text:p>
          </table:table-cell>
          <table:table-cell table:style-name="ce9" office:value-type="string" calcext:value-type="string">
            <text:p>Fedezzen fel több mint 200 ingyenes játékot a Ludigames.com oldalon</text:p>
          </table:table-cell>
          <table:table-cell table:style-name="ce9" office:value-type="string" calcext:value-type="string">
            <text:p>Esplora oltre 200 giochi gratuiti su Ludigames.com</text:p>
            <text:p/>
          </table:table-cell>
          <table:table-cell table:style-name="ce9" office:value-type="string" calcext:value-type="string">
            <text:p>Odkryj ponad 200 darmowych gier na Ludigames.com</text:p>
          </table:table-cell>
          <table:table-cell table:style-name="ce9" office:value-type="string" calcext:value-type="string">
            <text:p>Explore mais de 200 jogos grátis em Ludigames.com</text:p>
            <text:p/>
          </table:table-cell>
          <table:table-cell table:style-name="ce9" office:value-type="string" calcext:value-type="string">
            <text:p>Explorați peste 200 de jocuri gratuite pe Ludigames.com</text:p>
            <text:p/>
          </table:table-cell>
          <table:table-cell table:number-columns-repeated="4" table:style-name="ce10" office:value-type="string" calcext:value-type="string">
            <text:p>Explore 200+ free games at Ludigames.com</text:p>
          </table:table-cell>
          <table:table-cell table:number-columns-repeated="16367"/>
        </table:table-row>
        <table:table-row table:style-name="ro2">
          <table:table-cell table:style-name="ce6" office:value-type="string" calcext:value-type="string">
            <text:p>btn_view</text:p>
          </table:table-cell>
          <table:table-cell table:style-name="ce10" office:value-type="string" calcext:value-type="string">
            <text:p>VIEW ONLINE GAMES</text:p>
          </table:table-cell>
          <table:table-cell table:style-name="ce9" office:value-type="string" calcext:value-type="string">
            <text:p>ГЛЕДАЙТЕ ОНЛАЙН ИГРИ</text:p>
            <text:p/>
          </table:table-cell>
          <table:table-cell table:style-name="ce9" office:value-type="string" calcext:value-type="string">
            <text:p>ZOBRAZIT ONLINE HRY</text:p>
          </table:table-cell>
          <table:table-cell table:style-name="ce9" office:value-type="string" calcext:value-type="string">
            <text:p>ONLINE-SPIELE ANZEIGEN</text:p>
            <text:p/>
          </table:table-cell>
          <table:table-cell table:style-name="ce9" office:value-type="string" calcext:value-type="string">
            <text:p>ΔΕΙΤΕ ONLINE ΠΑΙΧΝΙΔΙΑ</text:p>
          </table:table-cell>
          <table:table-cell table:style-name="ce9" office:value-type="string" calcext:value-type="string">
            <text:p>VER JUEGOS EN LÍNEA</text:p>
          </table:table-cell>
          <table:table-cell table:style-name="ce9" office:value-type="string" calcext:value-type="string">
            <text:p>VOIR LES JEUX EN LIGNE</text:p>
          </table:table-cell>
          <table:table-cell table:style-name="ce9" office:value-type="string" calcext:value-type="string">
            <text:p>ONLINE JÁTÉKOK MEGTEKINTÉSE</text:p>
            <text:p/>
          </table:table-cell>
          <table:table-cell table:style-name="ce9" office:value-type="string" calcext:value-type="string">
            <text:p>GUARDA I GIOCHI ONLINE</text:p>
            <text:p/>
          </table:table-cell>
          <table:table-cell table:style-name="ce9" office:value-type="string" calcext:value-type="string">
            <text:p>ZOBACZ GRY ONLINE</text:p>
          </table:table-cell>
          <table:table-cell table:style-name="ce9" office:value-type="string" calcext:value-type="string">
            <text:p>VER JOGOS ONLINE</text:p>
            <text:p/>
          </table:table-cell>
          <table:table-cell table:style-name="ce9" office:value-type="string" calcext:value-type="string">
            <text:p>VEZI JOCURI ONLINE</text:p>
          </table:table-cell>
          <table:table-cell table:number-columns-repeated="4" table:style-name="ce10" office:value-type="string" calcext:value-type="string">
            <text:p>VIEW ONLINE GAMES</text:p>
          </table:table-cell>
          <table:table-cell table:number-columns-repeated="16367"/>
        </table:table-row>
        <table:table-row table:style-name="ro2">
          <table:table-cell table:style-name="ce6" office:value-type="string" calcext:value-type="string">
            <text:p>str_timeleft</text:p>
          </table:table-cell>
          <table:table-cell table:style-name="ce10" office:value-type="string" calcext:value-type="string">
            <text:p>hh:mm:ss left</text:p>
          </table:table-cell>
          <table:table-cell table:style-name="ce9" office:value-type="string" calcext:value-type="string">
            <text:p>Остават 12:00 часа </text:p>
          </table:table-cell>
          <table:table-cell table:style-name="ce9" office:value-type="string" calcext:value-type="string">
            <text:p>Zbývá 12:00 hodin </text:p>
          </table:table-cell>
          <table:table-cell table:style-name="ce9" office:value-type="string" calcext:value-type="string">
            <text:p>Noch 12:00 Stunden </text:p>
          </table:table-cell>
          <table:table-cell table:style-name="ce9" office:value-type="string" calcext:value-type="string">
            <text:p>12:00 ώρες απομένουν </text:p>
          </table:table-cell>
          <table:table-cell table:style-name="ce9" office:value-type="string" calcext:value-type="string">
            <text:p>12:00 horas restantes </text:p>
          </table:table-cell>
          <table:table-cell table:style-name="ce9" office:value-type="string" calcext:value-type="string">
            <text:p>12:00 heures restantes </text:p>
          </table:table-cell>
          <table:table-cell table:style-name="ce9" office:value-type="string" calcext:value-type="string">
            <text:p>12:00 óra maradt </text:p>
          </table:table-cell>
          <table:table-cell table:style-name="ce9" office:value-type="string" calcext:value-type="string">
            <text:p>Tempo rimasto: 12:00 </text:p>
          </table:table-cell>
          <table:table-cell table:style-name="ce9" office:value-type="string" calcext:value-type="string">
            <text:p>zostało hh:mm:ss </text:p>
          </table:table-cell>
          <table:table-cell table:style-name="ce9" office:value-type="string" calcext:value-type="string">
            <text:p>Faltam 12:00 </text:p>
          </table:table-cell>
          <table:table-cell table:style-name="ce9" office:value-type="string" calcext:value-type="string">
            <text:p>12:00 ore rămase </text:p>
          </table:table-cell>
          <table:table-cell table:number-columns-repeated="4" table:style-name="ce10" office:value-type="string" calcext:value-type="string">
            <text:p>hh:mm:ss left</text:p>
          </table:table-cell>
          <table:table-cell table:number-columns-repeated="16367"/>
        </table:table-row>
        <table:table-row table:style-name="ro2">
          <table:table-cell table:style-name="ce6" office:value-type="string" calcext:value-type="string">
            <text:p>str_tournament_title</text:p>
          </table:table-cell>
          <table:table-cell table:style-name="ce10" office:value-type="string" calcext:value-type="string">
            <text:p>Win a Huawei Phone</text:p>
          </table:table-cell>
          <table:table-cell table:style-name="ce9" office:value-type="string" calcext:value-type="string">
            <text:p>Спечелете Huawei смарт телефон</text:p>
            <text:p/>
          </table:table-cell>
          <table:table-cell table:style-name="ce9" office:value-type="string" calcext:value-type="string">
            <text:p>Vyhrajte telefon Huawei</text:p>
          </table:table-cell>
          <table:table-cell table:style-name="ce9" office:value-type="string" calcext:value-type="string">
            <text:p>Huawei-Smartphone gewinnen</text:p>
          </table:table-cell>
          <table:table-cell table:style-name="ce9" office:value-type="string" calcext:value-type="string">
            <text:p>Κερδίστε ένα τηλέφωνο Huawei</text:p>
          </table:table-cell>
          <table:table-cell table:style-name="ce9" office:value-type="string" calcext:value-type="string">
            <text:p>Gana un teléfono Huawei</text:p>
          </table:table-cell>
          <table:table-cell table:style-name="ce9" office:value-type="string" calcext:value-type="string">
            <text:p>Gagnez un téléphone Huawei</text:p>
          </table:table-cell>
          <table:table-cell table:style-name="ce9" office:value-type="string" calcext:value-type="string">
            <text:p>Nyerj egy Huawei telefont</text:p>
          </table:table-cell>
          <table:table-cell table:style-name="ce9" office:value-type="string" calcext:value-type="string">
            <text:p>Vinci un telefono Huawei</text:p>
            <text:p/>
          </table:table-cell>
          <table:table-cell table:style-name="ce9" office:value-type="string" calcext:value-type="string">
            <text:p>Wygraj telefon Huawei</text:p>
          </table:table-cell>
          <table:table-cell table:style-name="ce9" office:value-type="string" calcext:value-type="string">
            <text:p>Ganhe um telefone Huawei</text:p>
            <text:p/>
          </table:table-cell>
          <table:table-cell table:style-name="ce9" office:value-type="string" calcext:value-type="string">
            <text:p>Câștigă un telefon Huawei</text:p>
            <text:p/>
          </table:table-cell>
          <table:table-cell table:number-columns-repeated="4" table:style-name="ce10" office:value-type="string" calcext:value-type="string">
            <text:p>Win a Huawei Phone</text:p>
          </table:table-cell>
          <table:table-cell table:number-columns-repeated="16367"/>
        </table:table-row>
        <table:table-row table:style-name="ro2">
          <table:table-cell table:style-name="ce6" office:value-type="string" calcext:value-type="string">
            <text:p>str_tournament_desc</text:p>
          </table:table-cell>
          <table:table-cell table:style-name="ce10" office:value-type="string" calcext:value-type="string">
            <text:p>Play and compete with other players for a chance to win HUAWEI P40 Pro+</text:p>
          </table:table-cell>
          <table:table-cell table:style-name="ce9" office:value-type="string" calcext:value-type="string">
            <text:p>Играйте и се състезавайте с други играчи за шанс да спечелите награди от HUAWEI</text:p>
          </table:table-cell>
          <table:table-cell table:style-name="ce9" office:value-type="string" calcext:value-type="string">
            <text:p>Hrajte a soutěžte s ostatními hráči o ceny HUAWEI</text:p>
          </table:table-cell>
          <table:table-cell table:style-name="ce9" office:value-type="string" calcext:value-type="string">
            <text:p>Spiele, trete gegen anderer Spieler an und gewinne mit etwas Glück Preise von Huawei</text:p>
          </table:table-cell>
          <table:table-cell table:style-name="ce9" office:value-type="string" calcext:value-type="string">
            <text:p>Παίξε και συναγωνίσου με άλλους παίκτες για μια ευκαιρία να κερδίσεις βραβεία HUAWEI</text:p>
          </table:table-cell>
          <table:table-cell table:style-name="ce9" office:value-type="string" calcext:value-type="string">
            <text:p>Juega y compite con otros jugadores para tener la oportunidad de ganar HUAWEI Nova 9</text:p>
          </table:table-cell>
          <table:table-cell table:style-name="ce9" office:value-type="string" calcext:value-type="string">
            <text:p>Jouez et affrontez d'autres joueurs pour avoir une chance de gagner des prix Huawei</text:p>
          </table:table-cell>
          <table:table-cell table:style-name="ce9" office:value-type="string" calcext:value-type="string">
            <text:p>Játssz és versenyezz más játékosokkal, hogy esélyed legyen HUAWEI díjakat nyerni</text:p>
          </table:table-cell>
          <table:table-cell table:style-name="ce9" office:value-type="string" calcext:value-type="string">
            <text:p>Gioca e competi con altri gamer per provare a vincere i premi Huawei</text:p>
          </table:table-cell>
          <table:table-cell table:style-name="ce9" office:value-type="string" calcext:value-type="string">
            <text:p>Graj i rywalizuj z innymi graczami, aby wygrać HUAWEI P40 Pro</text:p>
          </table:table-cell>
          <table:table-cell table:style-name="ce9" office:value-type="string" calcext:value-type="string">
            <text:p>Joga contra outros jogadores e compete para ganhares prémios HUAWEI</text:p>
          </table:table-cell>
          <table:table-cell table:style-name="ce9" office:value-type="string" calcext:value-type="string">
            <text:p>Joacă și concurează cu alți jucători pentru a avea șansa de a câștiga HUAWEI Nova 9</text:p>
          </table:table-cell>
          <table:table-cell table:number-columns-repeated="4" table:style-name="ce10" office:value-type="string" calcext:value-type="string">
            <text:p>Play and compete with other players for a chance to win HUAWEI P40 Pro+</text:p>
          </table:table-cell>
          <table:table-cell table:number-columns-repeated="16367"/>
        </table:table-row>
        <table:table-row table:style-name="ro2">
          <table:table-cell table:style-name="ce6" office:value-type="string" calcext:value-type="string">
            <text:p>btn_play_game</text:p>
          </table:table-cell>
          <table:table-cell table:style-name="ce10" office:value-type="string" calcext:value-type="string">
            <text:p>PLAY GAME</text:p>
          </table:table-cell>
          <table:table-cell table:style-name="ce9" office:value-type="string" calcext:value-type="string">
            <text:p>ИГРАЙ</text:p>
          </table:table-cell>
          <table:table-cell table:style-name="ce9" office:value-type="string" calcext:value-type="string">
            <text:p>Hrát hru</text:p>
          </table:table-cell>
          <table:table-cell table:style-name="ce9" office:value-type="string" calcext:value-type="string">
            <text:p>Spielen</text:p>
            <text:p/>
          </table:table-cell>
          <table:table-cell table:style-name="ce9" office:value-type="string" calcext:value-type="string">
            <text:p>Παίξε παιχνίδι</text:p>
          </table:table-cell>
          <table:table-cell table:style-name="ce9" office:value-type="string" calcext:value-type="string">
            <text:p>Juega al juego</text:p>
          </table:table-cell>
          <table:table-cell table:style-name="ce9" office:value-type="string" calcext:value-type="string">
            <text:p>Jouer</text:p>
          </table:table-cell>
          <table:table-cell table:style-name="ce9" office:value-type="string" calcext:value-type="string">
            <text:p>Játssz</text:p>
          </table:table-cell>
          <table:table-cell table:style-name="ce9" office:value-type="string" calcext:value-type="string">
            <text:p>Gioca</text:p>
          </table:table-cell>
          <table:table-cell table:style-name="ce9" office:value-type="string" calcext:value-type="string">
            <text:p>GRAJ</text:p>
          </table:table-cell>
          <table:table-cell table:style-name="ce9" office:value-type="string" calcext:value-type="string">
            <text:p>Jogar</text:p>
          </table:table-cell>
          <table:table-cell table:style-name="ce9" office:value-type="string" calcext:value-type="string">
            <text:p>Joacă acum</text:p>
          </table:table-cell>
          <table:table-cell table:number-columns-repeated="4" table:style-name="ce10" office:value-type="string" calcext:value-type="string">
            <text:p>PLAY GAME</text:p>
          </table:table-cell>
          <table:table-cell table:number-columns-repeated="16367"/>
        </table:table-row>
        <table:table-row table:style-name="ro2">
          <table:table-cell table:style-name="ce6" office:value-type="string" calcext:value-type="string">
            <text:p>str_my_score</text:p>
          </table:table-cell>
          <table:table-cell table:style-name="ce10" office:value-type="string" calcext:value-type="string">
            <text:p>My scores</text:p>
          </table:table-cell>
          <table:table-cell table:style-name="ce9" office:value-type="string" calcext:value-type="string">
            <text:p>Моите резултати</text:p>
            <text:p/>
          </table:table-cell>
          <table:table-cell table:style-name="ce9" office:value-type="string" calcext:value-type="string">
            <text:p>Moje výsledky</text:p>
          </table:table-cell>
          <table:table-cell table:style-name="ce9" office:value-type="string" calcext:value-type="string">
            <text:p>Meine Punktzahl</text:p>
            <text:p/>
          </table:table-cell>
          <table:table-cell table:style-name="ce9" office:value-type="string" calcext:value-type="string">
            <text:p>Οι βαθμολογίες μου</text:p>
          </table:table-cell>
          <table:table-cell table:style-name="ce9" office:value-type="string" calcext:value-type="string">
            <text:p>Mis puntuaciones</text:p>
          </table:table-cell>
          <table:table-cell table:style-name="ce9" office:value-type="string" calcext:value-type="string">
            <text:p>Mes scores</text:p>
          </table:table-cell>
          <table:table-cell table:style-name="ce9" office:value-type="string" calcext:value-type="string">
            <text:p>A pontszámaim</text:p>
            <text:p/>
          </table:table-cell>
          <table:table-cell table:style-name="ce9" office:value-type="string" calcext:value-type="string">
            <text:p>I miei punteggi</text:p>
            <text:p/>
          </table:table-cell>
          <table:table-cell table:style-name="ce9" office:value-type="string" calcext:value-type="string">
            <text:p>Twoje wyniki</text:p>
          </table:table-cell>
          <table:table-cell table:style-name="ce9" office:value-type="string" calcext:value-type="string">
            <text:p>Minhas pontuações</text:p>
            <text:p/>
          </table:table-cell>
          <table:table-cell table:style-name="ce9" office:value-type="string" calcext:value-type="string">
            <text:p>Scorurile mele</text:p>
            <text:p/>
          </table:table-cell>
          <table:table-cell table:number-columns-repeated="4" table:style-name="ce10" office:value-type="string" calcext:value-type="string">
            <text:p>My scores</text:p>
          </table:table-cell>
          <table:table-cell table:number-columns-repeated="16367"/>
        </table:table-row>
        <table:table-row table:style-name="ro2">
          <table:table-cell table:style-name="ce6" office:value-type="string" calcext:value-type="string">
            <text:p>str_score_desc</text:p>
          </table:table-cell>
          <table:table-cell table:style-name="ce10" office:value-type="string" calcext:value-type="string">
            <text:p>Phones are rewarded to top players. Try your best before time runs out!</text:p>
          </table:table-cell>
          <table:table-cell table:style-name="ce9" office:value-type="string" calcext:value-type="string">
            <text:p>Наградите се присъждат на първите 3 играчи. Дайте всичко от себе си, преди времето да е изтекло.</text:p>
          </table:table-cell>
          <table:table-cell table:style-name="ce9" office:value-type="string" calcext:value-type="string">
            <text:p>Ceny získají tři nejlepší hráči. Snažte se ze všech sil, než vyprší čas.</text:p>
          </table:table-cell>
          <table:table-cell table:style-name="ce9" office:value-type="string" calcext:value-type="string">
            <text:p>Spiele und gewinne mit etwas Glück Preise von Huawei. Alle zwei Wochen gibt es neue Preise. Gib nicht auf! Mir HUAWEI Browser noch mehr entdecken</text:p>
          </table:table-cell>
          <table:table-cell table:style-name="ce9" office:value-type="string" calcext:value-type="string">
            <text:p>Τα βραβεία απονέμονται στους 3 πρώτους παίκτες. Βάλε τα δυνατά σου πριν τελειώσει ο χρόνος.</text:p>
          </table:table-cell>
          <table:table-cell table:style-name="ce9" office:value-type="string" calcext:value-type="string">
            <text:p>Los premios se recompensan a los 3 mejores jugadores. Saca lo mejor de ti antes de que se acabe el tiempo.</text:p>
          </table:table-cell>
          <table:table-cell table:style-name="ce9" office:value-type="string" calcext:value-type="string">
            <text:p>Les prix sont décernés aux 3 meilleurs joueurs. Faites le meilleur score dans le temps imparti.</text:p>
          </table:table-cell>
          <table:table-cell table:style-name="ce9" office:value-type="string" calcext:value-type="string">
            <text:p>Az első 3 helyezett nyereményben részesül. Próbáld kihozni magadból a legjobbat, mielőtt lejár az idő.</text:p>
          </table:table-cell>
          <table:table-cell table:style-name="ce9" office:value-type="string" calcext:value-type="string">
            <text:p>I premi vengono assegnati ai 3 migliori giocatori. Fai del tuo meglio prima che scada il tempo.</text:p>
          </table:table-cell>
          <table:table-cell table:style-name="ce9" office:value-type="string" calcext:value-type="string">
            <text:p>Telefony dla najlepszych graczy. Rywalizuj z innymi, zanim skończy się czas!</text:p>
            <text:p/>
          </table:table-cell>
          <table:table-cell table:style-name="ce9" office:value-type="string" calcext:value-type="string">
            <text:p>Serão atribuídos prémios aos 3 melhores jogadores. Dá o teu melhor antes que o tempo se esgote.</text:p>
          </table:table-cell>
          <table:table-cell table:style-name="ce9" office:value-type="string" calcext:value-type="string">
            <text:p>Joacă și ai șansa de a câștiga premii Huawei. La fiecare două săptămâni există un nou set de premii. Nu renunța. Explorează mai mult cu HUAWEI Browser.</text:p>
          </table:table-cell>
          <table:table-cell table:number-columns-repeated="4" table:style-name="ce10" office:value-type="string" calcext:value-type="string">
            <text:p>Phones are rewarded to top players. Try your best before time runs out!</text:p>
          </table:table-cell>
          <table:table-cell table:number-columns-repeated="16367"/>
        </table:table-row>
        <table:table-row table:style-name="ro2">
          <table:table-cell table:style-name="ce6" office:value-type="string" calcext:value-type="string">
            <text:p>str_best</text:p>
          </table:table-cell>
          <table:table-cell table:style-name="ce10" office:value-type="string" calcext:value-type="string">
            <text:p>Your best score will have the best chance of winning!</text:p>
          </table:table-cell>
          <table:table-cell table:style-name="ce9" office:value-type="string" calcext:value-type="string">
            <text:p>Играйте и получете шанс да спечелите награди от Huawei. На всеки две седмици нов набор от награди. Не се предавайте. Открийте повече с HUAWEI Браузър.</text:p>
          </table:table-cell>
          <table:table-cell table:style-name="ce9" office:value-type="string" calcext:value-type="string">
            <text:p>Hrajte a soutěžte s ostatními hráči o ceny HUAWEI</text:p>
          </table:table-cell>
          <table:table-cell table:style-name="ce9" office:value-type="string" calcext:value-type="string">
            <text:p>Prizes are rewarded to top 3 players. Try your best before time runs out.</text:p>
          </table:table-cell>
          <table:table-cell table:style-name="ce9" office:value-type="string" calcext:value-type="string">
            <text:p>Παίξε και συναγωνίσου με άλλους παίκτες για μια ευκαιρία να κερδίσεις βραβεία HUAWEI</text:p>
          </table:table-cell>
          <table:table-cell table:style-name="ce9" office:value-type="string" calcext:value-type="string">
            <text:p>Juega y compite con otros jugadores para la oportunidad de ganar premios HUAWEI</text:p>
          </table:table-cell>
          <table:table-cell table:style-name="ce9" office:value-type="string" calcext:value-type="string">
            <text:p>Jouez et obtenez une chance de gagner des prix Huawei. Des nouveaux prix sont à gagner toutes les deux semaines. N'abandonnez pas ! Explorez plus avec HUAWEI Navigateur.</text:p>
          </table:table-cell>
          <table:table-cell table:style-name="ce9" office:value-type="string" calcext:value-type="string">
            <text:p>Játssz és nyerj Huawei nyereményeket. Kéthetente új nyeremények kerülnek kiosztásra. Ne add fel. Fedezz fel többet a HUAWEI Böngészővel.</text:p>
          </table:table-cell>
          <table:table-cell table:style-name="ce9" office:value-type="string" calcext:value-type="string">
            <text:p>Gioca e prova a vincere premi Huawei Ogni due settimane è disponibile una nuova serie di premi. Non arrenderti. Scopri di più con HUAWEI Browser.</text:p>
          </table:table-cell>
          <table:table-cell table:style-name="ce9" office:value-type="string" calcext:value-type="string">
            <text:p/>
            <text:p>Im lepszy wynik tym większa szansa na wygraną!</text:p>
          </table:table-cell>
          <table:table-cell table:style-name="ce9" office:value-type="string" calcext:value-type="string">
            <text:p>Joga contra outros jogadores e compete para ganhares prémios HUAWEI</text:p>
          </table:table-cell>
          <table:table-cell table:style-name="ce9" office:value-type="string" calcext:value-type="string">
            <text:p>Joacă și concurează cu alți jucători pentru a avea șansa de a câștiga premii HUAWEI</text:p>
          </table:table-cell>
          <table:table-cell table:number-columns-repeated="4" table:style-name="ce10" office:value-type="string" calcext:value-type="string">
            <text:p>Your best score will have the best chance of winning!</text:p>
          </table:table-cell>
          <table:table-cell table:number-columns-repeated="16367"/>
        </table:table-row>
        <table:table-row table:style-name="ro2">
          <table:table-cell table:style-name="ce6" office:value-type="string" calcext:value-type="string">
            <text:p>str_score_title</text:p>
          </table:table-cell>
          <table:table-cell table:style-name="ce10" office:value-type="string" calcext:value-type="string">
            <text:p>How we select winners</text:p>
          </table:table-cell>
          <table:table-cell table:style-name="ce9" office:value-type="string" calcext:value-type="string">
            <text:p>Как избираме победителите?</text:p>
            <text:p/>
          </table:table-cell>
          <table:table-cell table:style-name="ce9" office:value-type="string" calcext:value-type="string">
            <text:p>Jak vybíráme vítěze</text:p>
            <text:p>?</text:p>
          </table:table-cell>
          <table:table-cell table:style-name="ce9" office:value-type="string" calcext:value-type="string">
            <text:p/>
            <text:p>Wie wir die Gewinner auswählen?</text:p>
          </table:table-cell>
          <table:table-cell table:style-name="ce9" office:value-type="string" calcext:value-type="string">
            <text:p>Πώς επιλέγουμε τους νικητές</text:p>
          </table:table-cell>
          <table:table-cell table:style-name="ce9" office:value-type="string" calcext:value-type="string">
            <text:p>Cómo seleccionamos a los ganadores?</text:p>
          </table:table-cell>
          <table:table-cell table:style-name="ce9" office:value-type="string" calcext:value-type="string">
            <text:p>Comment sélectionnons-nous les gagnants ?</text:p>
          </table:table-cell>
          <table:table-cell table:style-name="ce9" office:value-type="string" calcext:value-type="string">
            <text:p>Hogyan választjuk ki a nyerteseket?</text:p>
          </table:table-cell>
          <table:table-cell table:style-name="ce9" office:value-type="string" calcext:value-type="string">
            <text:p>Come selezioniamo i vincitori?</text:p>
            <text:p/>
          </table:table-cell>
          <table:table-cell table:style-name="ce9" office:value-type="string" calcext:value-type="string">
            <text:p>Jak wybieramy zwycięzców?</text:p>
          </table:table-cell>
          <table:table-cell table:style-name="ce9" office:value-type="string" calcext:value-type="string">
            <text:p>Como selecionamos os vencedores?</text:p>
            <text:p/>
          </table:table-cell>
          <table:table-cell table:style-name="ce9" office:value-type="string" calcext:value-type="string">
            <text:p/>
            <text:p>Cum selectăm câștigătorii?</text:p>
          </table:table-cell>
          <table:table-cell table:number-columns-repeated="4" table:style-name="ce10" office:value-type="string" calcext:value-type="string">
            <text:p>How we select winners</text:p>
          </table:table-cell>
          <table:table-cell table:number-columns-repeated="16367"/>
        </table:table-row>
        <table:table-row table:style-name="ro2">
          <table:table-cell table:style-name="ce6" office:value-type="string" calcext:value-type="string">
            <text:p>str_score_detail</text:p>
          </table:table-cell>
          <table:table-cell table:style-name="ce10" office:value-type="string" calcext:value-type="string">
            <text:p>Each time you finished a game, a screenshot of your latest score is automatically updated to your profile. We will use it to verify the winner of the tournament.</text:p>
            <text:p> Your information is secured and winners will be selected each two weeks. Huawei will contact and inform the winners later.</text:p>
          </table:table-cell>
          <table:table-cell table:style-name="ce9" office:value-type="string" calcext:value-type="string">
            <text:p/>
            <text:p>Всеки път, когато завършите игра, екранна снимка на последния ви резултат автоматично се актуализира към вашия профил. Ще го използваме, за да проверим победителя в турнира.</text:p>
          </table:table-cell>
          <table:table-cell table:style-name="ce9" office:value-type="string" calcext:value-type="string">
            <text:p>Pokaždé, když hru dokončíte, snímek obrazovky s vaším posledním skóre se automaticky aktualizuje do vašeho profilu. Použijeme jej k ověření vítěze turnaje.</text:p>
          </table:table-cell>
          <table:table-cell table:style-name="ce9" office:value-type="string" calcext:value-type="string">
            <text:p>Jedes Mal, wenn Sie ein Spiel beenden, wird automatisch ein Screenshot Ihres letzten Punktestands in Ihrem Profil aktualisiert. Wir werden es verwenden, um den Turniersieger zu verifizieren.</text:p>
            <text:p> Ihre Informationen sind gesichert und die Gewinner werden alle zwei Wochen ausgewählt. Huawei wird die Gewinner später kontaktieren und informieren.</text:p>
          </table:table-cell>
          <table:table-cell table:style-name="ce9" office:value-type="string" calcext:value-type="string">
            <text:p>Κάθε φορά που τελειώνετε ένα παιχνίδι, ένα στιγμιότυπο οθόνης του τελευταίου σκορ σας ενημερώνεται αυτόματα στο προφίλ σας. Θα το χρησιμοποιήσουμε για να επαληθεύσουμε τον νικητή του τουρνουά.</text:p>
            <text:p> Οι πληροφορίες σας είναι ασφαλείς και οι νικητές θα επιλέγονται κάθε δύο εβδομάδες. Η Huawei θα επικοινωνήσει και θα ενημερώσει τους νικητές αργότερα.</text:p>
          </table:table-cell>
          <table:table-cell table:style-name="ce9" office:value-type="string" calcext:value-type="string">
            <text:p>Su información está protegida y los ganadores serán seleccionados cada dos semanas. Huawei contactará e informará a los ganadores más adelante.</text:p>
          </table:table-cell>
          <table:table-cell table:style-name="ce9" office:value-type="string" calcext:value-type="string">
            <text:p/>
            <text:p>Chaque fois que vous terminez une partie, une capture d'écran de votre dernier score est automatiquement mise à jour sur votre profil. Nous l'utiliserons pour vérifier le vainqueur du tournoi</text:p>
          </table:table-cell>
          <table:table-cell table:style-name="ce9" office:value-type="string" calcext:value-type="string">
            <text:p>Minden alkalommal, amikor befejezsz egy játékot, a legutóbbi pontszámod képernyőképe automatikusan frissül a profilodban. Ez ellenőrzi a verseny győztesét.</text:p>
          </table:table-cell>
          <table:table-cell table:style-name="ce9" office:value-type="string" calcext:value-type="string">
            <text:p>Ogni volta che finisci una partita, uno screenshot del tuo punteggio più recente viene aggiornato automaticamente sul tuo profilo. Lo useremo per verificare il vincitore del torneo.</text:p>
            <text:p/>
          </table:table-cell>
          <table:table-cell table:style-name="ce9" office:value-type="string" calcext:value-type="string">
            <text:p/>
            <text:p>Za każdym razem, gdy kończysz grę, zrzut ekranu z Twoim ostatnim wynikiem jest automatycznie aktualizowany w Twoim profilu. Wykorzystamy to do weryfikacji zwycięzcy turnieju/rundy.</text:p>
          </table:table-cell>
          <table:table-cell table:style-name="ce9" office:value-type="string" calcext:value-type="string">
            <text:p>Toda vez que você termina um jogo, uma captura de tela de sua pontuação mais recente é atualizada automaticamente em seu perfil. Vamos usá-lo para verificar o vencedor do torneio.</text:p>
            <text:p/>
          </table:table-cell>
          <table:table-cell table:style-name="ce9" office:value-type="string" calcext:value-type="string">
            <text:p>De fiecare dată când ați terminat un joc, o captură de ecran cu cel mai recent scor este actualizată automat în profilul dvs. Îl vom folosi pentru a verifica câștigătorul turneului.</text:p>
            <text:p/>
          </table:table-cell>
          <table:table-cell table:style-name="ce10" office:value-type="string" calcext:value-type="string">
            <text:p>Each time you finished a game, a screenshot of your latest score is automatically updated to your profile. We will use it to verify the winner of the tournament.</text:p>
            <text:p> Your information is secured and winners will be selected each two weeks. Huawei will contact and inform the winners later.</text:p>
          </table:table-cell>
          <table:table-cell table:style-name="ce10" office:value-type="string" calcext:value-type="string">
            <text:p>Each time you finished a game, a screenshot of your latest score is automatically updated to your profile. We will use it to verify the winner of the tournament.</text:p>
            <text:p> Your information is secured and winners will be selected each two weeks. Huawei will contact and inform the winners later.</text:p>
          </table:table-cell>
          <table:table-cell table:style-name="ce10" office:value-type="string" calcext:value-type="string">
            <text:p>Each time you finished a game, a screenshot of your latest score is automatically updated to your profile. We will use it to verify the winner of the tournament.</text:p>
            <text:p> Your information is secured and winners will be selected each two weeks. Huawei will contact and inform the winners later.</text:p>
          </table:table-cell>
          <table:table-cell table:style-name="ce10" office:value-type="string" calcext:value-type="string">
            <text:p>Each time you finished a game, a screenshot of your latest score is automatically updated to your profile. We will use it to verify the winner of the tournament.</text:p>
            <text:p> Your information is secured and winners will be selected each two weeks. Huawei will contact and inform the winners later.</text:p>
          </table:table-cell>
          <table:table-cell table:number-columns-repeated="16367"/>
        </table:table-row>
        <table:table-row table:style-name="ro2">
          <table:table-cell table:style-name="ce6" office:value-type="string" calcext:value-type="string">
            <text:p>str_more_games</text:p>
          </table:table-cell>
          <table:table-cell table:style-name="ce10" office:value-type="string" calcext:value-type="string">
            <text:p>More Games</text:p>
          </table:table-cell>
          <table:table-cell table:style-name="ce9" office:value-type="string" calcext:value-type="string">
            <text:p>Още Игри</text:p>
            <text:p/>
          </table:table-cell>
          <table:table-cell table:style-name="ce9" office:value-type="string" calcext:value-type="string">
            <text:p>VÍCE HER</text:p>
            <text:p/>
          </table:table-cell>
          <table:table-cell table:style-name="ce9" office:value-type="string" calcext:value-type="string">
            <text:p>Mehr Spiele</text:p>
            <text:p/>
          </table:table-cell>
          <table:table-cell table:style-name="ce9" office:value-type="string" calcext:value-type="string">
            <text:p>Περισσότερα παιχνίδια</text:p>
          </table:table-cell>
          <table:table-cell table:style-name="ce9" office:value-type="string" calcext:value-type="string">
            <text:p>Más juegos</text:p>
          </table:table-cell>
          <table:table-cell table:style-name="ce9" office:value-type="string" calcext:value-type="string">
            <text:p>Plus de jeux</text:p>
            <text:p/>
          </table:table-cell>
          <table:table-cell table:style-name="ce9" office:value-type="string" calcext:value-type="string">
            <text:p>Több játék</text:p>
          </table:table-cell>
          <table:table-cell table:style-name="ce9" office:value-type="string" calcext:value-type="string">
            <text:p>Più giochi</text:p>
            <text:p/>
          </table:table-cell>
          <table:table-cell table:style-name="ce9" office:value-type="string" calcext:value-type="string">
            <text:p>Więcej gier</text:p>
          </table:table-cell>
          <table:table-cell table:style-name="ce9" office:value-type="string" calcext:value-type="string">
            <text:p>Mais jogos</text:p>
            <text:p/>
          </table:table-cell>
          <table:table-cell table:style-name="ce9" office:value-type="string" calcext:value-type="string">
            <text:p>Mai multe jocuri</text:p>
            <text:p/>
          </table:table-cell>
          <table:table-cell table:number-columns-repeated="4" table:style-name="ce10" office:value-type="string" calcext:value-type="string">
            <text:p>More Games</text:p>
          </table:table-cell>
          <table:table-cell table:number-columns-repeated="16367"/>
        </table:table-row>
        <table:table-row table:style-name="ro2">
          <table:table-cell table:style-name="ce6" office:value-type="string" calcext:value-type="string">
            <text:p>btn_view_all</text:p>
          </table:table-cell>
          <table:table-cell table:style-name="ce10" office:value-type="string" calcext:value-type="string">
            <text:p>VIEW ALL ONLINE GAMES</text:p>
          </table:table-cell>
          <table:table-cell table:style-name="ce9" office:value-type="string" calcext:value-type="string">
            <text:p>ВИЖТЕ ВСИЧКИ ОНЛАЙН ИГРИ</text:p>
            <text:p/>
          </table:table-cell>
          <table:table-cell table:style-name="ce9" office:value-type="string" calcext:value-type="string">
            <text:p>ZOBRAZIT VŠECHNY ONLINE HRY</text:p>
          </table:table-cell>
          <table:table-cell table:style-name="ce9" office:value-type="string" calcext:value-type="string">
            <text:p>ALLE ONLINE-SPIELE ANZEIGEN</text:p>
            <text:p/>
          </table:table-cell>
          <table:table-cell table:style-name="ce9" office:value-type="string" calcext:value-type="string">
            <text:p>ΔΕΙΤΕ ΟΛΑ ΤΑ ONLINE ΠΑΙΧΝΙΔΙΑ</text:p>
            <text:p/>
          </table:table-cell>
          <table:table-cell table:style-name="ce9" office:value-type="string" calcext:value-type="string">
            <text:p>VER TODOS LOS JUEGOS EN LÍNEA</text:p>
            <text:p/>
          </table:table-cell>
          <table:table-cell table:style-name="ce9" office:value-type="string" calcext:value-type="string">
            <text:p>VOIR TOUS LES JEUX EN LIGNE</text:p>
            <text:p/>
          </table:table-cell>
          <table:table-cell table:style-name="ce9" office:value-type="string" calcext:value-type="string">
            <text:p>MINDEN ONLINE JÁTÉK MEGTEKINTÉSE</text:p>
            <text:p/>
          </table:table-cell>
          <table:table-cell table:style-name="ce9" office:value-type="string" calcext:value-type="string">
            <text:p>VEDI TUTTI I GIOCHI ONLINE</text:p>
            <text:p/>
          </table:table-cell>
          <table:table-cell table:style-name="ce9" office:value-type="string" calcext:value-type="string">
            <text:p>ZOBACZ WSZYSTKIE GRY ONLINE</text:p>
          </table:table-cell>
          <table:table-cell table:style-name="ce9" office:value-type="string" calcext:value-type="string">
            <text:p>VEJA TODOS OS JOGOS ONLINE</text:p>
            <text:p/>
          </table:table-cell>
          <table:table-cell table:style-name="ce9" office:value-type="string" calcext:value-type="string">
            <text:p>VEZI TOATE JOCURILE ONLINE</text:p>
            <text:p/>
          </table:table-cell>
          <table:table-cell table:number-columns-repeated="4" table:style-name="ce10" office:value-type="string" calcext:value-type="string">
            <text:p>VIEW ALL ONLINE GAMES</text:p>
          </table:table-cell>
          <table:table-cell table:number-columns-repeated="16367"/>
        </table:table-row>
        <table:table-row table:style-name="ro2">
          <table:table-cell table:style-name="ce6" office:value-type="string" calcext:value-type="string">
            <text:p>str_top3</text:p>
          </table:table-cell>
          <table:table-cell table:style-name="ce10" office:value-type="string" calcext:value-type="string">
            <text:p>Top 3 players</text:p>
          </table:table-cell>
          <table:table-cell table:style-name="ce9" office:value-type="string" calcext:value-type="string">
            <text:p>Топ 3 играчи</text:p>
          </table:table-cell>
          <table:table-cell table:style-name="ce9" office:value-type="string" calcext:value-type="string">
            <text:p>Tři nejlepší hráči</text:p>
          </table:table-cell>
          <table:table-cell table:style-name="ce9" office:value-type="string" calcext:value-type="string">
            <text:p>Die Top-3-Spieler</text:p>
          </table:table-cell>
          <table:table-cell table:style-name="ce9" office:value-type="string" calcext:value-type="string">
            <text:p>3 κορυφαίοι παίκτες</text:p>
          </table:table-cell>
          <table:table-cell table:style-name="ce9" office:value-type="string" calcext:value-type="string">
            <text:p>Los 3 mejores jugadores</text:p>
          </table:table-cell>
          <table:table-cell table:style-name="ce9" office:value-type="string" calcext:value-type="string">
            <text:p>Top 3 joueurs</text:p>
          </table:table-cell>
          <table:table-cell table:style-name="ce9" office:value-type="string" calcext:value-type="string">
            <text:p>Top 3 játékos</text:p>
          </table:table-cell>
          <table:table-cell table:style-name="ce9" office:value-type="string" calcext:value-type="string">
            <text:p>I primi 3 classificati</text:p>
          </table:table-cell>
          <table:table-cell table:style-name="ce9" office:value-type="string" calcext:value-type="string">
            <text:p>3. najlepszych graczy</text:p>
            <text:p/>
          </table:table-cell>
          <table:table-cell table:style-name="ce9" office:value-type="string" calcext:value-type="string">
            <text:p>Os 3 melhores jogadores</text:p>
          </table:table-cell>
          <table:table-cell table:style-name="ce9" office:value-type="string" calcext:value-type="string">
            <text:p>Primii 3 jucători</text:p>
          </table:table-cell>
          <table:table-cell table:number-columns-repeated="4" table:style-name="ce10" office:value-type="string" calcext:value-type="string">
            <text:p>Top 3 players</text:p>
          </table:table-cell>
          <table:table-cell table:number-columns-repeated="16367"/>
        </table:table-row>
        <table:table-row table:style-name="ro2">
          <table:table-cell table:style-name="ce6" office:value-type="string" calcext:value-type="string">
            <text:p>str_duration</text:p>
          </table:table-cell>
          <table:table-cell table:style-name="ce10" office:value-type="string" calcext:value-type="string">
            <text:p>mm dd - mm dd, yyyy</text:p>
          </table:table-cell>
          <table:table-cell table:style-name="ce9" table:number-columns-repeated="11"/>
          <table:table-cell table:number-columns-repeated="4" table:style-name="ce10" office:value-type="string" calcext:value-type="string">
            <text:p>mm dd - mm dd, yyyy</text:p>
          </table:table-cell>
          <table:table-cell table:number-columns-repeated="16367"/>
        </table:table-row>
        <table:table-row table:style-name="ro2">
          <table:table-cell table:style-name="ce6" office:value-type="string" calcext:value-type="string">
            <text:p>str_winner</text:p>
          </table:table-cell>
          <table:table-cell table:style-name="ce10" office:value-type="string" calcext:value-type="string">
            <text:p>*Winners selected each two weeks</text:p>
          </table:table-cell>
          <table:table-cell table:style-name="ce9" office:value-type="string" calcext:value-type="string">
            <text:p>*Победителите се избират на всеки две седмици</text:p>
          </table:table-cell>
          <table:table-cell table:style-name="ce9" office:value-type="string" calcext:value-type="string">
            <text:p>Výherci se vybírají každé dva týdny</text:p>
          </table:table-cell>
          <table:table-cell table:style-name="ce9" office:value-type="string" calcext:value-type="string">
            <text:p>Die Gewinner werden alle zwei Wochen ausgewählt.</text:p>
          </table:table-cell>
          <table:table-cell table:style-name="ce9" office:value-type="string" calcext:value-type="string">
            <text:p>Οι νικητές επιλέγονται κάθε δύο εβδομάδες</text:p>
          </table:table-cell>
          <table:table-cell table:style-name="ce9" office:value-type="string" calcext:value-type="string">
            <text:p>Ganadores seleccionados cada dos semanas</text:p>
          </table:table-cell>
          <table:table-cell table:style-name="ce9" office:value-type="string" calcext:value-type="string">
            <text:p>Gagnants sélectionnés toutes les deux semaines</text:p>
          </table:table-cell>
          <table:table-cell table:style-name="ce9" office:value-type="string" calcext:value-type="string">
            <text:p>A nyertesek kiválasztása kéthetente történik</text:p>
          </table:table-cell>
          <table:table-cell table:style-name="ce9" office:value-type="string" calcext:value-type="string">
            <text:p>I vincitori vengono selezionati ogni due settimane</text:p>
          </table:table-cell>
          <table:table-cell table:style-name="ce9" office:value-type="string" calcext:value-type="string">
            <text:p>*Zwycięzcy wybierani co dwa tygodnie</text:p>
          </table:table-cell>
          <table:table-cell table:style-name="ce9" office:value-type="string" calcext:value-type="string">
            <text:p>Os vencedores são selecionados a cada duas semanas</text:p>
          </table:table-cell>
          <table:table-cell table:style-name="ce9" office:value-type="string" calcext:value-type="string">
            <text:p>Câștigători selectați la fiecare două săptămâni</text:p>
          </table:table-cell>
          <table:table-cell table:number-columns-repeated="4" table:style-name="ce10" office:value-type="string" calcext:value-type="string">
            <text:p>*Winners selected each two weeks</text:p>
          </table:table-cell>
          <table:table-cell table:number-columns-repeated="16367"/>
        </table:table-row>
        <table:table-row table:style-name="ro2">
          <table:table-cell table:style-name="ce6" office:value-type="string" calcext:value-type="string">
            <text:p>str_view_leaderboard</text:p>
          </table:table-cell>
          <table:table-cell table:style-name="ce10" office:value-type="string" calcext:value-type="string">
            <text:p>VIEW LEADERBOARD</text:p>
          </table:table-cell>
          <table:table-cell table:style-name="ce9" office:value-type="string" calcext:value-type="string">
            <text:p>ВИЖТЕ КЛАСАЦИЯТА</text:p>
          </table:table-cell>
          <table:table-cell table:style-name="ce9" office:value-type="string" calcext:value-type="string">
            <text:p>Zobrazit žebříček</text:p>
          </table:table-cell>
          <table:table-cell table:style-name="ce9" office:value-type="string" calcext:value-type="string">
            <text:p>Bestenliste ansehen</text:p>
          </table:table-cell>
          <table:table-cell table:style-name="ce9" office:value-type="string" calcext:value-type="string">
            <text:p>Προβολή πίνακα κορυφαίων</text:p>
          </table:table-cell>
          <table:table-cell table:style-name="ce9" office:value-type="string" calcext:value-type="string">
            <text:p>Ver tabla de clasificación</text:p>
          </table:table-cell>
          <table:table-cell table:style-name="ce9" office:value-type="string" calcext:value-type="string">
            <text:p>Afficher le classement</text:p>
          </table:table-cell>
          <table:table-cell table:style-name="ce9" office:value-type="string" calcext:value-type="string">
            <text:p>Ranglista megtekintése</text:p>
          </table:table-cell>
          <table:table-cell table:style-name="ce9" office:value-type="string" calcext:value-type="string">
            <text:p>Visualizza la classifica</text:p>
          </table:table-cell>
          <table:table-cell table:style-name="ce9" office:value-type="string" calcext:value-type="string">
            <text:p>WYŚWIETL TABLICE WYNIKÓW</text:p>
          </table:table-cell>
          <table:table-cell table:style-name="ce9" office:value-type="string" calcext:value-type="string">
            <text:p>Consultar tabela de classificação</text:p>
          </table:table-cell>
          <table:table-cell table:style-name="ce9" office:value-type="string" calcext:value-type="string">
            <text:p>Vezi clasamentul</text:p>
          </table:table-cell>
          <table:table-cell table:number-columns-repeated="4" table:style-name="ce10" office:value-type="string" calcext:value-type="string">
            <text:p>VIEW LEADERBOARD</text:p>
          </table:table-cell>
          <table:table-cell table:number-columns-repeated="16367"/>
        </table:table-row>
        <table:table-row table:style-name="ro2">
          <table:table-cell table:style-name="ce6" office:value-type="string" calcext:value-type="string">
            <text:p>str_leaderboard_title</text:p>
          </table:table-cell>
          <table:table-cell table:style-name="ce10" office:value-type="string" calcext:value-type="string">
            <text:p>Leaderboard</text:p>
          </table:table-cell>
          <table:table-cell table:style-name="ce9" office:value-type="string" calcext:value-type="string">
            <text:p>Класация</text:p>
          </table:table-cell>
          <table:table-cell table:style-name="ce9" office:value-type="string" calcext:value-type="string">
            <text:p>Žebříček</text:p>
          </table:table-cell>
          <table:table-cell table:style-name="ce9" office:value-type="string" calcext:value-type="string">
            <text:p>Bestenliste</text:p>
          </table:table-cell>
          <table:table-cell table:style-name="ce9" office:value-type="string" calcext:value-type="string">
            <text:p/>
            <text:p>Ενότητα</text:p>
          </table:table-cell>
          <table:table-cell table:style-name="ce9" office:value-type="string" calcext:value-type="string">
            <text:p>Clasificación</text:p>
          </table:table-cell>
          <table:table-cell table:style-name="ce9" office:value-type="string" calcext:value-type="string">
            <text:p>Classement</text:p>
          </table:table-cell>
          <table:table-cell table:style-name="ce9" office:value-type="string" calcext:value-type="string">
            <text:p>Ranglista</text:p>
          </table:table-cell>
          <table:table-cell table:style-name="ce9" office:value-type="string" calcext:value-type="string">
            <text:p>Classifica</text:p>
          </table:table-cell>
          <table:table-cell table:style-name="ce9" office:value-type="string" calcext:value-type="string">
            <text:p>Tablica wyników</text:p>
          </table:table-cell>
          <table:table-cell table:style-name="ce9" office:value-type="string" calcext:value-type="string">
            <text:p>Classificação</text:p>
          </table:table-cell>
          <table:table-cell table:style-name="ce9" office:value-type="string" calcext:value-type="string">
            <text:p>Clasamentul</text:p>
          </table:table-cell>
          <table:table-cell table:number-columns-repeated="4" table:style-name="ce10" office:value-type="string" calcext:value-type="string">
            <text:p>Leaderboard</text:p>
          </table:table-cell>
          <table:table-cell table:number-columns-repeated="16367"/>
        </table:table-row>
        <table:table-row table:style-name="ro2">
          <table:table-cell table:style-name="ce6" office:value-type="string" calcext:value-type="string">
            <text:p>str_end_leaderboard</text:p>
          </table:table-cell>
          <table:table-cell table:style-name="ce10" office:value-type="string" calcext:value-type="string">
            <text:p>This is the end of the leaderboard.</text:p>
          </table:table-cell>
          <table:table-cell table:style-name="ce9" office:value-type="string" calcext:value-type="string">
            <text:p>Това е краят на секцията с класацията. <text:s/></text:p>
          </table:table-cell>
          <table:table-cell table:style-name="ce9" office:value-type="string" calcext:value-type="string">
            <text:p/>
            <text:p>Toto je konec žebříčku.</text:p>
          </table:table-cell>
          <table:table-cell table:style-name="ce9" office:value-type="string" calcext:value-type="string">
            <text:p>Dies ist das Ende der Bestenliste</text:p>
            <text:p/>
          </table:table-cell>
          <table:table-cell table:style-name="ce9" office:value-type="string" calcext:value-type="string">
            <text:p>Αυτό είναι το τέλος της ενότητας του πίνακα κορυφαίων</text:p>
          </table:table-cell>
          <table:table-cell table:style-name="ce9" office:value-type="string" calcext:value-type="string">
            <text:p>Este es el final de la sección de la tabla de clasificación</text:p>
          </table:table-cell>
          <table:table-cell table:style-name="ce9" office:value-type="string" calcext:value-type="string">
            <text:p>Fin du classement. <text:s/></text:p>
          </table:table-cell>
          <table:table-cell table:style-name="ce9" office:value-type="string" calcext:value-type="string">
            <text:p>Itt ér véget a ranglista rész. <text:s/></text:p>
          </table:table-cell>
          <table:table-cell table:style-name="ce9" office:value-type="string" calcext:value-type="string">
            <text:p>La sezione della classifica termina qui. <text:s/></text:p>
          </table:table-cell>
          <table:table-cell table:style-name="ce9" office:value-type="string" calcext:value-type="string">
            <text:p>Koniec tablicy wyników</text:p>
          </table:table-cell>
          <table:table-cell table:style-name="ce9" office:value-type="string" calcext:value-type="string">
            <text:p>Este é o fim da secção da tabela de classificação. <text:s/></text:p>
          </table:table-cell>
          <table:table-cell table:style-name="ce9" office:value-type="string" calcext:value-type="string">
            <text:p>Aici se încheie secțiunea de clasament</text:p>
          </table:table-cell>
          <table:table-cell table:number-columns-repeated="4" table:style-name="ce10" office:value-type="string" calcext:value-type="string">
            <text:p>This is the end of the leaderboard.</text:p>
          </table:table-cell>
          <table:table-cell table:number-columns-repeated="16367"/>
        </table:table-row>
        <table:table-row table:style-name="ro2">
          <table:table-cell table:style-name="ce11" office:value-type="string" calcext:value-type="string">
            <text:p>str_back_top</text:p>
          </table:table-cell>
          <table:table-cell table:style-name="ce7" office:value-type="string" calcext:value-type="string">
            <text:p>BACK TO TOP</text:p>
          </table:table-cell>
          <table:table-cell table:style-name="ce8" office:value-type="string" calcext:value-type="string">
            <text:p>Начало</text:p>
          </table:table-cell>
          <table:table-cell table:style-name="ce8" office:value-type="string" calcext:value-type="string">
            <text:p>zpět nahoru</text:p>
            <text:p/>
          </table:table-cell>
          <table:table-cell table:style-name="ce8" office:value-type="string" calcext:value-type="string">
            <text:p>Zurück nach oben</text:p>
            <text:p/>
          </table:table-cell>
          <table:table-cell table:style-name="ce8" office:value-type="string" calcext:value-type="string">
            <text:p>Επιστροφή στην κορυφή</text:p>
          </table:table-cell>
          <table:table-cell table:style-name="ce8" office:value-type="string" calcext:value-type="string">
            <text:p>Volver al principio</text:p>
          </table:table-cell>
          <table:table-cell table:style-name="ce8" office:value-type="string" calcext:value-type="string">
            <text:p>Retour au début</text:p>
          </table:table-cell>
          <table:table-cell table:style-name="ce8" office:value-type="string" calcext:value-type="string">
            <text:p>Vissza a tetejére</text:p>
          </table:table-cell>
          <table:table-cell table:style-name="ce8" office:value-type="string" calcext:value-type="string">
            <text:p>Torna all'inizio</text:p>
          </table:table-cell>
          <table:table-cell table:style-name="ce8" office:value-type="string" calcext:value-type="string">
            <text:p>POWRÓT DO GÓRY</text:p>
            <text:p>POWRÓT DO GÓRY</text:p>
            <text:p/>
          </table:table-cell>
          <table:table-cell table:style-name="ce8" office:value-type="string" calcext:value-type="string">
            <text:p>De volta ao topo</text:p>
          </table:table-cell>
          <table:table-cell table:style-name="ce8" office:value-type="string" calcext:value-type="string">
            <text:p>Înapoi la început</text:p>
          </table:table-cell>
          <table:table-cell table:number-columns-repeated="4" table:style-name="ce7" office:value-type="string" calcext:value-type="string">
            <text:p>BACK TO TOP</text:p>
          </table:table-cell>
          <table:table-cell table:number-columns-repeated="16367"/>
        </table:table-row>
        <table:table-row table:style-name="ro2">
          <table:table-cell office:value-type="string" calcext:value-type="string">
            <text:p>str_profile_title</text:p>
          </table:table-cell>
          <table:table-cell office:value-type="string" calcext:value-type="string">
            <text:p>My Profile</text:p>
          </table:table-cell>
          <table:table-cell office:value-type="string" calcext:value-type="string">
            <text:p>Моят профил</text:p>
            <text:p/>
          </table:table-cell>
          <table:table-cell office:value-type="string" calcext:value-type="string">
            <text:p>můj profil</text:p>
            <text:p/>
          </table:table-cell>
          <table:table-cell office:value-type="string" calcext:value-type="string">
            <text:p>Mein Profil</text:p>
          </table:table-cell>
          <table:table-cell office:value-type="string" calcext:value-type="string">
            <text:p>Το ΠΡΟΦΙΛ μου</text:p>
          </table:table-cell>
          <table:table-cell office:value-type="string" calcext:value-type="string">
            <text:p>Mi perfil</text:p>
          </table:table-cell>
          <table:table-cell office:value-type="string" calcext:value-type="string">
            <text:p>Mon profil</text:p>
            <text:p/>
          </table:table-cell>
          <table:table-cell office:value-type="string" calcext:value-type="string">
            <text:p>A profilom</text:p>
            <text:p/>
          </table:table-cell>
          <table:table-cell office:value-type="string" calcext:value-type="string">
            <text:p>Il mio profilo</text:p>
            <text:p/>
          </table:table-cell>
          <table:table-cell office:value-type="string" calcext:value-type="string">
            <text:p>Mój profil</text:p>
            <text:p/>
          </table:table-cell>
          <table:table-cell office:value-type="string" calcext:value-type="string">
            <text:p>Meu perfil</text:p>
            <text:p/>
          </table:table-cell>
          <table:table-cell office:value-type="string" calcext:value-type="string">
            <text:p>Profilul meu</text:p>
            <text:p/>
          </table:table-cell>
          <table:table-cell table:number-columns-repeated="4" office:value-type="string" calcext:value-type="string">
            <text:p>My Profile</text:p>
          </table:table-cell>
          <table:table-cell table:number-columns-repeated="16367"/>
        </table:table-row>
        <table:table-row table:style-name="ro2">
          <table:table-cell office:value-type="string" calcext:value-type="string">
            <text:p>str_profile_desc</text:p>
          </table:table-cell>
          <table:table-cell office:value-type="string" calcext:value-type="string">
            <text:p>*We will contact the winner via this address. Make sure you have the correct email.</text:p>
          </table:table-cell>
          <table:table-cell office:value-type="string" calcext:value-type="string">
            <text:p>Ще се свържем с победителя на този адрес. Уверете се, че сте посочили правилния имейл.</text:p>
          </table:table-cell>
          <table:table-cell office:value-type="string" calcext:value-type="string">
            <text:p/>
            <text:p>Výherce budeme kontaktovat prostřednictvím této adresy. Ujistěte se, že máte správný e-mail</text:p>
          </table:table-cell>
          <table:table-cell office:value-type="string" calcext:value-type="string">
            <text:p>*Wir verwenden diese Adresse, um den Gewinner zu kontaktieren. Stellen Sie sicher, dass Sie die richtige E-Mail-Adresse haben.</text:p>
          </table:table-cell>
          <table:table-cell office:value-type="string" calcext:value-type="string">
            <text:p>*Θα επικοινωνήσουμε με τον νικητή μέσω αυτής της διεύθυνσης. Βεβαιωθείτε ότι έχετε το σωστό email</text:p>
          </table:table-cell>
          <table:table-cell office:value-type="string" calcext:value-type="string">
            <text:p>*Nos pondremos en contacto con el ganador a través de esta dirección. Asegúrate de tener el correo electrónico correcto.</text:p>
          </table:table-cell>
          <table:table-cell office:value-type="string" calcext:value-type="string">
            <text:p>*Nous contacterons le gagnant via cette adresse. Assurez-vous d'avoir le bon e-mail.</text:p>
          </table:table-cell>
          <table:table-cell office:value-type="string" calcext:value-type="string">
            <text:p>*A nyertessel ezen a címen vesszük fel a kapcsolatot. Győződjön meg arról, hogy a megfelelő e-mail-címet adta meg.</text:p>
            <text:p/>
          </table:table-cell>
          <table:table-cell office:value-type="string" calcext:value-type="string">
            <text:p>*Contatteremo il vincitore tramite questo indirizzo. Assicurati di avere l'e-mail corretta.</text:p>
            <text:p/>
          </table:table-cell>
          <table:table-cell office:value-type="string" calcext:value-type="string">
            <text:p>Skontaktujemy się ze zwycięzcą za pośrednictwem tego adresu. Upewnij się, że masz poprawny adres e-mail</text:p>
          </table:table-cell>
          <table:table-cell office:value-type="string" calcext:value-type="string">
            <text:p>* Entraremos em contato com o vencedor através deste endereço. Certifique-se de ter o e-mail correto.</text:p>
            <text:p/>
          </table:table-cell>
          <table:table-cell office:value-type="string" calcext:value-type="string">
            <text:p>Vom contacta câștigătorul prin această adresă. Asigurați-vă că aveți e-mailul corect.</text:p>
            <text:p/>
          </table:table-cell>
          <table:table-cell table:number-columns-repeated="4" office:value-type="string" calcext:value-type="string">
            <text:p>*We will contact the winner via this address. Make sure you have the correct email.</text:p>
          </table:table-cell>
          <table:table-cell table:number-columns-repeated="16367"/>
        </table:table-row>
        <table:table-row table:style-name="ro2">
          <table:table-cell office:value-type="string" calcext:value-type="string">
            <text:p>str_uploaded</text:p>
          </table:table-cell>
          <table:table-cell office:value-type="string" calcext:value-type="string">
            <text:p>Uploaded on MM DD, YYYY</text:p>
          </table:table-cell>
          <table:table-cell office:value-type="string" calcext:value-type="string">
            <text:p>Качен на ДД ММ ГГГГ</text:p>
          </table:table-cell>
          <table:table-cell office:value-type="string" calcext:value-type="string">
            <text:p>Nahráno dne MM DD, YYYY</text:p>
          </table:table-cell>
          <table:table-cell office:value-type="string" calcext:value-type="string">
            <text:p>Hochgeladen am MM DD YYYY</text:p>
          </table:table-cell>
          <table:table-cell office:value-type="string" calcext:value-type="string">
            <text:p>Ανέβηκε στις DD,ΜΜ, YYYY</text:p>
          </table:table-cell>
          <table:table-cell office:value-type="string" calcext:value-type="string">
            <text:p>Cargado el MM DD, AAAA</text:p>
          </table:table-cell>
          <table:table-cell office:value-type="string" calcext:value-type="string">
            <text:p>Téléchargé le MM</text:p>
          </table:table-cell>
          <table:table-cell office:value-type="string" calcext:value-type="string">
            <text:p>Feltöltve: DD, MM, YYYY</text:p>
          </table:table-cell>
          <table:table-cell office:value-type="string" calcext:value-type="string">
            <text:p>Caricato il DD, MM, YYYY</text:p>
            <text:p/>
          </table:table-cell>
          <table:table-cell office:value-type="string" calcext:value-type="string">
            <text:p>Przesłano dnia MM DD, RRRR</text:p>
          </table:table-cell>
          <table:table-cell office:value-type="string" calcext:value-type="string">
            <text:p>Enviado em MM DD, AAAA</text:p>
            <text:p/>
          </table:table-cell>
          <table:table-cell office:value-type="string" calcext:value-type="string">
            <text:p/>
            <text:p>Încărcat pe MM ZZ, AAAA</text:p>
          </table:table-cell>
          <table:table-cell table:number-columns-repeated="4" office:value-type="string" calcext:value-type="string">
            <text:p>Uploaded on MM DD, YYYY</text:p>
          </table:table-cell>
          <table:table-cell table:number-columns-repeated="16367"/>
        </table:table-row>
        <table:table-row table:style-name="ro2">
          <table:table-cell office:value-type="string" calcext:value-type="string">
            <text:p>str_try_again</text:p>
          </table:table-cell>
          <table:table-cell office:value-type="string" calcext:value-type="string">
            <text:p>TRY AGAIN</text:p>
          </table:table-cell>
          <table:table-cell office:value-type="string" calcext:value-type="string">
            <text:p>ОПИТАЙТЕ ПАК</text:p>
            <text:p/>
          </table:table-cell>
          <table:table-cell office:value-type="string" calcext:value-type="string">
            <text:p>ZKUS TO ZNOVU</text:p>
            <text:p/>
          </table:table-cell>
          <table:table-cell office:value-type="string" calcext:value-type="string">
            <text:p>Vrsuchen Sie es nochmal</text:p>
          </table:table-cell>
          <table:table-cell office:value-type="string" calcext:value-type="string">
            <text:p>Προσπάθησε ξανά</text:p>
            <text:p/>
          </table:table-cell>
          <table:table-cell office:value-type="string" calcext:value-type="string">
            <text:p>INTENTAR OTRA VEZ</text:p>
          </table:table-cell>
          <table:table-cell office:value-type="string" calcext:value-type="string">
            <text:p>RÉESSAYER</text:p>
            <text:p/>
          </table:table-cell>
          <table:table-cell office:value-type="string" calcext:value-type="string">
            <text:p>PRÓBÁLD ÚJRA</text:p>
            <text:p/>
          </table:table-cell>
          <table:table-cell office:value-type="string" calcext:value-type="string">
            <text:p>RIPROVA</text:p>
            <text:p/>
          </table:table-cell>
          <table:table-cell office:value-type="string" calcext:value-type="string">
            <text:p>SPRÓBUJ PONOWNIE</text:p>
          </table:table-cell>
          <table:table-cell office:value-type="string" calcext:value-type="string">
            <text:p>TENTE NOVAMENTE</text:p>
            <text:p/>
          </table:table-cell>
          <table:table-cell office:value-type="string" calcext:value-type="string">
            <text:p>ÎNCEARCĂ DIN NOU</text:p>
            <text:p/>
          </table:table-cell>
          <table:table-cell table:number-columns-repeated="4" office:value-type="string" calcext:value-type="string">
            <text:p>TRY AGAIN</text:p>
          </table:table-cell>
          <table:table-cell table:number-columns-repeated="16367"/>
        </table:table-row>
        <table:table-row table:style-name="ro2">
          <table:table-cell office:value-type="string" calcext:value-type="string">
            <text:p>btn_bottom_info</text:p>
          </table:table-cell>
          <table:table-cell office:value-type="string" calcext:value-type="string">
            <text:p>Info</text:p>
          </table:table-cell>
          <table:table-cell office:value-type="string" calcext:value-type="string">
            <text:p>Информация</text:p>
          </table:table-cell>
          <table:table-cell office:value-type="string" calcext:value-type="string">
            <text:p>Informace</text:p>
          </table:table-cell>
          <table:table-cell office:value-type="string" calcext:value-type="string">
            <text:p>Infos</text:p>
          </table:table-cell>
          <table:table-cell office:value-type="string" calcext:value-type="string">
            <text:p>Πληροφορίες</text:p>
          </table:table-cell>
          <table:table-cell office:value-type="string" calcext:value-type="string">
            <text:p>Información</text:p>
          </table:table-cell>
          <table:table-cell table:number-columns-repeated="3" office:value-type="string" calcext:value-type="string">
            <text:p>Info</text:p>
          </table:table-cell>
          <table:table-cell office:value-type="string" calcext:value-type="string">
            <text:p>Informacje</text:p>
          </table:table-cell>
          <table:table-cell office:value-type="string" calcext:value-type="string">
            <text:p>Informações</text:p>
          </table:table-cell>
          <table:table-cell office:value-type="string" calcext:value-type="string">
            <text:p>Informații</text:p>
          </table:table-cell>
          <table:table-cell table:number-columns-repeated="4" office:value-type="string" calcext:value-type="string">
            <text:p>Info</text:p>
          </table:table-cell>
          <table:table-cell table:number-columns-repeated="16367"/>
        </table:table-row>
        <table:table-row table:style-name="ro2">
          <table:table-cell office:value-type="string" calcext:value-type="string">
            <text:p>btn_bottom_terms</text:p>
          </table:table-cell>
          <table:table-cell office:value-type="string" calcext:value-type="string">
            <text:p>Terms</text:p>
          </table:table-cell>
          <table:table-cell office:value-type="string" calcext:value-type="string">
            <text:p>Условия</text:p>
          </table:table-cell>
          <table:table-cell office:value-type="string" calcext:value-type="string">
            <text:p>Podmínky</text:p>
          </table:table-cell>
          <table:table-cell office:value-type="string" calcext:value-type="string">
            <text:p>Allgemeine Geschäftsbedingungen</text:p>
          </table:table-cell>
          <table:table-cell office:value-type="string" calcext:value-type="string">
            <text:p>Όροι</text:p>
          </table:table-cell>
          <table:table-cell office:value-type="string" calcext:value-type="string">
            <text:p>Términos</text:p>
          </table:table-cell>
          <table:table-cell office:value-type="string" calcext:value-type="string">
            <text:p>Conditions</text:p>
          </table:table-cell>
          <table:table-cell office:value-type="string" calcext:value-type="string">
            <text:p>Feltételek</text:p>
          </table:table-cell>
          <table:table-cell office:value-type="string" calcext:value-type="string">
            <text:p>Termini</text:p>
          </table:table-cell>
          <table:table-cell office:value-type="string" calcext:value-type="string">
            <text:p>Warunki</text:p>
          </table:table-cell>
          <table:table-cell office:value-type="string" calcext:value-type="string">
            <text:p>Termos</text:p>
          </table:table-cell>
          <table:table-cell office:value-type="string" calcext:value-type="string">
            <text:p>Termeni</text:p>
          </table:table-cell>
          <table:table-cell table:number-columns-repeated="4" office:value-type="string" calcext:value-type="string">
            <text:p>Terms</text:p>
          </table:table-cell>
          <table:table-cell table:number-columns-repeated="16367"/>
        </table:table-row>
        <table:table-row table:style-name="ro2">
          <table:table-cell office:value-type="string" calcext:value-type="string">
            <text:p>btn_bottom_prizes</text:p>
          </table:table-cell>
          <table:table-cell office:value-type="string" calcext:value-type="string">
            <text:p>Prizes</text:p>
          </table:table-cell>
          <table:table-cell office:value-type="string" calcext:value-type="string">
            <text:p>Награди</text:p>
          </table:table-cell>
          <table:table-cell office:value-type="string" calcext:value-type="string">
            <text:p>Ceny</text:p>
          </table:table-cell>
          <table:table-cell office:value-type="string" calcext:value-type="string">
            <text:p>Preise</text:p>
          </table:table-cell>
          <table:table-cell office:value-type="string" calcext:value-type="string">
            <text:p>Βραβεία</text:p>
          </table:table-cell>
          <table:table-cell office:value-type="string" calcext:value-type="string">
            <text:p>Premios</text:p>
          </table:table-cell>
          <table:table-cell office:value-type="string" calcext:value-type="string">
            <text:p>Prix</text:p>
          </table:table-cell>
          <table:table-cell office:value-type="string" calcext:value-type="string">
            <text:p>Nyeremények</text:p>
          </table:table-cell>
          <table:table-cell office:value-type="string" calcext:value-type="string">
            <text:p>Premi</text:p>
          </table:table-cell>
          <table:table-cell office:value-type="string" calcext:value-type="string">
            <text:p>Nagrody</text:p>
          </table:table-cell>
          <table:table-cell office:value-type="string" calcext:value-type="string">
            <text:p>Prémios</text:p>
          </table:table-cell>
          <table:table-cell office:value-type="string" calcext:value-type="string">
            <text:p>Premii</text:p>
          </table:table-cell>
          <table:table-cell table:number-columns-repeated="4" office:value-type="string" calcext:value-type="string">
            <text:p>Prizes</text:p>
          </table:table-cell>
          <table:table-cell table:number-columns-repeated="16367"/>
        </table:table-row>
        <table:table-row table:style-name="ro2">
          <table:table-cell office:value-type="string" calcext:value-type="string">
            <text:p>btn_bottom_faqs</text:p>
          </table:table-cell>
          <table:table-cell office:value-type="string" calcext:value-type="string">
            <text:p>FAQs</text:p>
          </table:table-cell>
          <table:table-cell office:value-type="string" calcext:value-type="string">
            <text:p>Често задавани въпроси</text:p>
          </table:table-cell>
          <table:table-cell office:value-type="string" calcext:value-type="string">
            <text:p>Casto kladené otázky</text:p>
          </table:table-cell>
          <table:table-cell office:value-type="string" calcext:value-type="string">
            <text:p>FAQ's</text:p>
          </table:table-cell>
          <table:table-cell office:value-type="string" calcext:value-type="string">
            <text:p>Συχνές ερωτήσεις (FAQ)</text:p>
          </table:table-cell>
          <table:table-cell office:value-type="string" calcext:value-type="string">
            <text:p>Preguntas frecuentes </text:p>
          </table:table-cell>
          <table:table-cell office:value-type="string" calcext:value-type="string">
            <text:p>FAQs</text:p>
          </table:table-cell>
          <table:table-cell office:value-type="string" calcext:value-type="string">
            <text:p>GYIK</text:p>
          </table:table-cell>
          <table:table-cell table:number-columns-repeated="3" office:value-type="string" calcext:value-type="string">
            <text:p>FAQs</text:p>
          </table:table-cell>
          <table:table-cell office:value-type="string" calcext:value-type="string">
            <text:p>Întrebări frecvente </text:p>
          </table:table-cell>
          <table:table-cell table:number-columns-repeated="4" office:value-type="string" calcext:value-type="string">
            <text:p>FAQs</text:p>
          </table:table-cell>
          <table:table-cell table:number-columns-repeated="16367"/>
        </table:table-row>
        <table:table-row table:style-name="ro2">
          <table:table-cell office:value-type="string" calcext:value-type="string">
            <text:p>str_event_info</text:p>
          </table:table-cell>
          <table:table-cell office:value-type="string" calcext:value-type="string">
            <text:p>Event Information</text:p>
          </table:table-cell>
          <table:table-cell office:value-type="string" calcext:value-type="string">
            <text:p>Информация за конкурса</text:p>
          </table:table-cell>
          <table:table-cell office:value-type="string" calcext:value-type="string">
            <text:p>informace o soutěži</text:p>
            <text:p/>
          </table:table-cell>
          <table:table-cell office:value-type="string" calcext:value-type="string">
            <text:p>Informationen zum Gewinnspiel</text:p>
          </table:table-cell>
          <table:table-cell office:value-type="string" calcext:value-type="string">
            <text:p>Πληροφορίες για τον διαγωνισμό</text:p>
          </table:table-cell>
          <table:table-cell office:value-type="string" calcext:value-type="string">
            <text:p>Información sobre el evento</text:p>
          </table:table-cell>
          <table:table-cell office:value-type="string" calcext:value-type="string">
            <text:p>Informations sur le concours</text:p>
          </table:table-cell>
          <table:table-cell office:value-type="string" calcext:value-type="string">
            <text:p>Verseny információk</text:p>
            <text:p/>
          </table:table-cell>
          <table:table-cell office:value-type="string" calcext:value-type="string">
            <text:p>Informazioni sul concorso</text:p>
          </table:table-cell>
          <table:table-cell office:value-type="string" calcext:value-type="string">
            <text:p>Informacje o konkursie</text:p>
          </table:table-cell>
          <table:table-cell office:value-type="string" calcext:value-type="string">
            <text:p>Informações sobre concurso</text:p>
            <text:p/>
          </table:table-cell>
          <table:table-cell office:value-type="string" calcext:value-type="string">
            <text:p>Informatii despre concurs</text:p>
            <text:p/>
          </table:table-cell>
          <table:table-cell table:number-columns-repeated="4" office:value-type="string" calcext:value-type="string">
            <text:p>Event Information</text:p>
          </table:table-cell>
          <table:table-cell table:number-columns-repeated="16367"/>
        </table:table-row>
        <table:table-row table:style-name="ro2">
          <table:table-cell office:value-type="string" calcext:value-type="string">
            <text:p>str_event_content</text:p>
          </table:table-cell>
          <table:table-cell office:value-type="string" calcext:value-type="string">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calcext:value-type="string">
            <text:p>Играйте, наслаждавайте се и печелете награди. Тримата най-добри голмайстори във всеки кръг печелят наградите. Кой е най-добрият? Играйте с играчи от други страни. Подобрете резултата си, за да спечелите наградата. Можете да опитате, докато излязат резултатите. не се предавай Бъдете нашия нов шампион на SkyBridge. Успех.</text:p>
          </table:table-cell>
          <table:table-cell office:value-type="string" calcext:value-type="string">
            <text:p><text:s/>Hrajte, bavte se a vyhrajte ceny. Tři nejlepší hráči každého kola získají ceny. Kdo je nejlepší? Hrajte s hráči z jiných zemí. Zlepšete své skóre a vyhrajte cenu. Můžete to zkoušet, dokud nebudou známy výsledky. Nevzdávejte se. Staňte se naším novým šampionem SkyBridge. Hodně štěstí.</text:p>
          </table:table-cell>
          <table:table-cell office:value-type="string" calcext:value-type="string">
            <text:p><text:s/>Spielen, Preise gewinnen und viel Spaß haben! In jeder Runde gewinnen die drei Spieler mit den höchsten Punktzahlen die Preise. Wer ist der Beste? Trete gegen Spieler aus anderen Ländern an. Verbessere deine Höchstpunktzahl, um den Preis zu gewinnen. Versuche es weiter, bis die Ergebnisse vorliegen. Gib nicht auf! Werde unser neuer SkyBridge-Champion. Viel Glück!</text:p>
          </table:table-cell>
          <table:table-cell office:value-type="string" calcext:value-type="string">
            <text:p><text:s/>Παίξε, διασκέδασε και κέρδισε βραβεία. Οι τρεις πρώτοι σκόρερ κάθε γύρου κερδίζουν τα βραβεία. Ποιος είναι ο καλύτερος; Παίξε με παίκτες από άλλες χώρες. Βελτίωσε το σκορ σου για να κερδίσεις το βραβείο. Μπορείς να προσπαθήσεις μέχρι να βγουν τα αποτελέσματα. Μην τα παρατάς! Γίνε ο νέος πρωταθλητής του SkyBridge. Καλή τύχη!</text:p>
          </table:table-cell>
          <table:table-cell office:value-type="string" calcext:value-type="string">
            <text:p><text:s/>Juega, disfruta y gana premios. Los tres mejores clasificados de cada ronda ganan los premios. ¿Quién es el mejor? Juega con jugadores de otros países. Mejora tu puntuación para ganar el premio. Puedes intentarlo hasta que salgan los resultados. No te rindas. Sé nuestro nuevo campeón de SkyBridge. Buena suerte.</text:p>
          </table:table-cell>
          <table:table-cell office:value-type="string" calcext:value-type="string">
            <text:p><text:s/>Jouez, amusez-vous et gagnez des prix ! Les trois meilleurs buteurs de chaque tour remportent les prix. Qui est le meilleur ? Jouez avec des joueurs d'autres pays. Améliorez votre score pour gagner le prix. Vous pouvez essayer jusqu'à ce que les résultats soient connus. N'abandonnez pas ! Devenez notre nouveau champion SkyBridge ! Bonne chance !</text:p>
          </table:table-cell>
          <table:table-cell office:value-type="string" calcext:value-type="string">
            <text:p><text:s/>Játssz, élvezd, és nyerj díjakat. Minden fordulóban a három legjobb eredményt elérő játékos nyeri a díjakat. Ki a legjobb? Játssz más országok játékosaival. Javítsd a pontszámodat, hogy megnyerhesd a díjat. Addig próbálkozhatsz, amíg az eredmények ki nem derülnek. Ne add fel. Légy Te az új SkyBridge bajnokunk. Sok szerencsét!</text:p>
          </table:table-cell>
          <table:table-cell office:value-type="string" calcext:value-type="string">
            <text:p><text:s/>Gioca, divertiti e vinci premi. I primi tre classificati di ciascun turno vinceranno dei premi. Chi sarà il migliore? Gioca con gamer di altri paesi <text:s/>e migliora il tuo punteggio per vincere un premio. Puoi provare finché i risultati non saranno disponibili. Non arrenderti: diventa il nostro nuovo campione di SkyBridge! Buona fortuna!</text:p>
          </table:table-cell>
          <table:table-cell office:value-type="string" calcext:value-type="string">
            <text:p><text:s/>Graj, baw się i wygrywaj nagrody. Nagradzamy trzech najlepszych graczy w każdej rundzie. Kto zostanie zwycięzcą? Graj z graczami z innych krajów i poprawiaj swój wynik, aby wygrać nagrodę. Możesz próbować aż do ogłoszenia wyników. Nie poddawaj się, zostań naszym nowym mistrzem SkyBridge! Powodzenia.</text:p>
          </table:table-cell>
          <table:table-cell office:value-type="string" calcext:value-type="string">
            <text:p><text:s/>Joga, desfruta e ganha prémios. Os jogadores com as três melhores pontuações de cada ronda ganham os prémios. Quem vencerá? Joga com jogadores de outros países. Melhora a tua pontuação para ganhares o prémio. Podes tentar até que saiam os resultados. Não desistas. Conquista o «SkyBridge». Boa sorte.</text:p>
          </table:table-cell>
          <table:table-cell office:value-type="string" calcext:value-type="string">
            <text:p><text:s/>Joacă, bucură-te și câștigă premii. Cei mai buni trei marcatori din fiecare rundă câștigă premii. Cine este cel mai bun? Joacă cu jucători din alte țări. Îmbunătățește-ți scorul pentru a câștiga premiul. Poți încerca până la aflarea rezultatelor. Nu renunța. Fii noul nostru campion SkyBridge. Mult noroc.</text:p>
          </table:table-cell>
          <table:table-cell table:number-columns-repeated="4" office:value-type="string" calcext:value-type="string">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table:number-columns-repeated="16367"/>
        </table:table-row>
        <table:table-row table:style-name="ro2">
          <table:table-cell office:value-type="string" calcext:value-type="string">
            <text:p>str_terms_title</text:p>
          </table:table-cell>
          <table:table-cell office:value-type="string" calcext:value-type="string">
            <text:p>Terms &amp; Conditions</text:p>
          </table:table-cell>
          <table:table-cell office:value-type="string" calcext:value-type="string">
            <text:p>Правила и Условия</text:p>
          </table:table-cell>
          <table:table-cell office:value-type="string" calcext:value-type="string">
            <text:p>Ustanovení a podmínky</text:p>
          </table:table-cell>
          <table:table-cell office:value-type="string" calcext:value-type="string">
            <text:p>Geschäftsbedingungen</text:p>
          </table:table-cell>
          <table:table-cell office:value-type="string" calcext:value-type="string">
            <text:p>Οροι και Προϋποθέσεις</text:p>
          </table:table-cell>
          <table:table-cell office:value-type="string" calcext:value-type="string">
            <text:p/>
            <text:p>Términos y condiciones</text:p>
          </table:table-cell>
          <table:table-cell office:value-type="string" calcext:value-type="string">
            <text:p>Termes et conditions</text:p>
            <text:p/>
          </table:table-cell>
          <table:table-cell office:value-type="string" calcext:value-type="string">
            <text:p>Feltételek</text:p>
          </table:table-cell>
          <table:table-cell office:value-type="string" calcext:value-type="string">
            <text:p>Termini e Condizioni</text:p>
            <text:p/>
          </table:table-cell>
          <table:table-cell office:value-type="string" calcext:value-type="string">
            <text:p/>
            <text:p>Zasady i Warunki</text:p>
          </table:table-cell>
          <table:table-cell office:value-type="string" calcext:value-type="string">
            <text:p>Termos e Condições</text:p>
          </table:table-cell>
          <table:table-cell office:value-type="string" calcext:value-type="string">
            <text:p>TERMENI SI CONDITII</text:p>
          </table:table-cell>
          <table:table-cell table:number-columns-repeated="4" office:value-type="string" calcext:value-type="string">
            <text:p>Terms &amp; Conditions</text:p>
          </table:table-cell>
          <table:table-cell table:number-columns-repeated="16367"/>
        </table:table-row>
        <table:table-row table:style-name="ro2">
          <table:table-cell office:value-type="string" calcext:value-type="string">
            <text:p>str_terms_content</text:p>
          </table:table-cell>
          <table:table-cell office:value-type="string" calcext: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 </text:p>
            <text:p/>
            <text:p>Winners will be chosen based on the best score SkyBridge game list. Winners  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 </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round prizes: 1st place: HUAWEI Matepad Pro, 2nd place: HUAWEI Nova 9 Black, 3rd place HUAWEI WATCH 3 Pro. 2nd  round prizes: 1st place: HUAWEI Matepad Pro, 2nd place: HUAWEI Nova 9 Black, 3rd place HUAWEI WATCH 3 Pro, 3rd  round prizes: 1st place: HUAWEI Matepad Pro, 2nd place: HUAWEI Nova 9 Black, 3rd place HUAWEI WATCH 3 Pro, 4th  round prizes: 1st place: HUAWEI Matepad Pro, 2nd place: HUAWEI Nova 9 Black, 3rd place HUAWEI WATCH 3 Pro. 5th  round prizes: 1st place: HUAWEI Matepad Pro, 2nd place: HUAWEI Nova 9 Black, 3rd place HUAWEI WATCH 3 Pro, 6th  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 </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 </text:p>
            <text:p/>
            <text:p>7.1 You must be 18 years or older. </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 </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 </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 </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 </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calcext:value-type="string">
            <text:p/>
            <text:p>ОБЩИ УСЛОВИЯ БРАУЗЪРА SKYBRIDGE КАМПАНИЯ (\"КАМПАНИЯТА\")</text:p>
            <text:p>1. Обвързващи правила и условия</text:p>
            <text:p>С участието си в Кампанията се съгласявате да приемете и да бъдете правно обвързани с всички настоящи Общи условия.</text:p>
            <text:p>2. Организатор на кампанията</text:p>
            <text:p>Кампанията се организира от Aspiegel SE (\"Aspiegel\"), компания, учредена в Ирландия с регистрация на адрес: 3-ти етаж, Mespil Court, Mespil Road, Ballsbridge, Дъблин 4, D04 E516, Ирландия. Aspiegel е част от групата компании на Huawei.</text:p>
            <text:p>3. Територия на кампанията</text:p>
            <text:p>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4. Продължителност на кампанията</text:p>
            <text:p>Кампанията ще започне в 00:00 ч. (GMT + 1) на 3 октомври 2022 г. и ще приключи в 23:59 ч. (GMT + 1) на 31 декември 2022 г.</text:p>
            <text:p>5. Как да вземете участие</text:p>
            <text:p/>
            <text:p>5.1 Участието е безплатно.</text:p>
            <text:p/>
            <text:p>5.2 Тази оферта е достъпна само за потребители на устройства Huawei, чиито уникален HUAWEI ID е регистриран на територията на Кампанията, посочена в Раздел 3, където Участникът също пребивава. Районът на обслужване на HUAWEI ID и IP адресът на участника трябва да съответстват и на държавата му на пребиваване.</text:p>
            <text:p/>
            <text:p>5.3 За да влезет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ext:p/>
            <text:p/>
            <text:p>5.4 След като приемат Общите условия, участниците могат да започнат да играят играта SkyBridge. Тримата най-добри играчи печелят награди. Участниците могат да играят многократно. Единственото ограничение е времето на всеки рунд. Ще бъдат проведени 6 двуседмични кръга. </text:p>
            <text:p>Победителите ще бъдат избрани въз основа на най-добрия резултат, постигнат в списъка с игри на SkyBridge по време на всеки кръг. Победителите ще бъдат избирани автоматично в края на всеки кръг от следните държави, както е посочено в настоящите Общи условия: 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
            <text:p>5.5 По време на процеса на подбор Комитетът на кампанията ще провери дали победителите не са служители на Huawei.</text:p>
            <text:p/>
            <text:p>5.6 Личните данни ще бъдат криптирани и изтрити от имейлите, паметта на лаптопа и бек-енда на уебсайта Aspiegel.com в рамките на 30 дни след като се свържем с победителите и организираме доставката на наградите.</text:p>
            <text:p/>
            <text:p>5.7 Победителите в Кампанията ще получат потвърждаващ имейл на имейл адреса, посочен в процеса на регистрация HW ID. </text:p>
            <text:p/>
            <text:p>5.8 Наградите ще бъдат изпратени на адреса за доставка, посочен в отговора на имейла за потвърждение.</text:p>
            <text:p/>
            <text:p>5.9 Резултатите на победителите са окончателни и Aspiegel няма да участва в дискусии или кореспонденция по отношение на спорове.</text:p>
            <text:p/>
            <text:p>5.10 Няма ограничение за броя на Участниците, които могат да се включат в Кампанията.</text:p>
            <text:p/>
            <text:p>6. Връчване на награди</text:p>
            <text:p/>
            <text:p>6.1 Наградите са достъпни само за Участници, чиито пощенски адрес и държава на регистрация на HUAWEI ID са на територията на Кампанията.</text:p>
            <text:p/>
            <text:p>6.2 Игрите са в общо 6 кръга. Всеки кръг отнема две седмици. Присъдените награди са както следва: </text:p>
            <text:p/>
            <text:p>a) Награди от кръг 1: 1-во място: HUAWEI Matepad Pro, 2-ро място: HUAWEI Nova 9 Black, 3-то място HUAWEI WATCH 3 Pro; </text:p>
            <text:p/>
            <text:p>b) Награди от кръг 2: 1-во място: HUAWEI Matepad Pro, 2-ро място: HUAWEI Nova 9 Black, 3-то място HUAWEI WATCH 3 Pro;</text:p>
            <text:p/>
            <text:p>c) Награди от кръг 3: 1-во място: HUAWEI Matepad Pro, 2-ро място: HUAWEI Nova 9 Black, 3-то място HUAWEI WATCH 3 Pro; </text:p>
            <text:p/>
            <text:p>d) Награди от кръг 4: 1-во място: HUAWEI Matepad Pro, 2-ро място: HUAWEI Nova 9 Black, 3-то място HUAWEI WATCH 3 Pro;</text:p>
            <text:p/>
            <text:p>e) Награди от кръг 5: 1-во място: HUAWEI Matepad Pro, 2-ро място: HUAWEI Nova 9 Black, 3-то място HUAWEI WATCH 3 Pro; </text:p>
            <text:p/>
            <text:p>f) Награди от кръг 6: 1-во място: HUAWEI Matepad Pro, 2-ро място: HUAWEI Nova 9 Black, 3-то място 1EUR Облачен купон.</text:p>
            <text:p/>
            <text:p>6.3 Физическите награди ще бъдат изпратени на победителите в рамките на 30 дни от последния ден на Кампанията. Aspiegel не носи отговорност за забавяне, причинено от услугите за доставка, включително, но не само, за забавяне, причинено от Covid-19. </text:p>
            <text:p/>
            <text:p>6.4 Aspiegel може да изиска доказателство за самоличност като доказателство за възраст, преди да предостави наградата. Участници, които не са навършили пълнолетие, могат да бъдат изключени от участие.</text:p>
            <text:p/>
            <text:p>6.5 Aspiegel си запазва правото да предложи алтернативни награди с по-малка или равностойна стойност, ако по непредвидена причина не може да предложи на победителя една от горепосочените награди.</text:p>
            <text:p/>
            <text:p>6.6 Наградите не подлежат на договаряне или предотстъпване.</text:p>
            <text:p/>
            <text:p>6.7 Доставките на всички физически награди ще се извършват единствено на територията на Кампанията.</text:p>
            <text:p/>
            <text:p>6.8 Организаторът на Кампанията си запазва правото да променя настоящите Общи условия по всяко време и без предварително уведомление по причини, причинени от форсмажорни обстоятелства или други непредвидени причини.</text:p>
            <text:p/>
            <text:p/>
            <text:p>7. Допълнителни условия </text:p>
            <text:p/>
            <text:p>7.1 Трябва да имате навършени 18 години. </text:p>
            <text:p/>
            <text:p>7.2 Нямате право да участвате в Кампанията, ако сте служител на Aspiegel или на някоя от свързаните с нея компании на Huawei, или ако сте свързани по някакъв начин с такъв служител, независимо дали чрез роднинска връзка, приятелство или по друг начин.</text:p>
            <text:p/>
            <text:p>7.3 Aspiegel си запазва правото да задържи, анулира, спре, отмени или промени Кампанията, ако по негово усмотрение това се наложи по непредвидени или независещи от него причини.</text:p>
            <text:p/>
            <text:p>7.4 В максималната степен, позволена от закона, Aspiegel (включително свързаните с него компании на Huawei) и неговите агенти или дистрибутори при никакви обстоятелства не носят отговорност (а) да компенсират Участник или да поемат каквато и да е отговорност за загуби или щети, телесни повреди или смърт, в резултат на участие в Кампанията или приемане на награда; и/или (б) за всякакви въпроси, свързани с или произтичащи от използването на наградата от Ваша страна или от страна на трето лице, в случай че я спечелите. Вашите законови права не са засегнати. </text:p>
            <text:p/>
            <text:p>7.5 С участието си в Кампанията Вие освобождавате от отговорност Aspiegel (или, ако е приложимо, доставчика(ците) на акаунта Ви в социалните медии) за всички отговорности, свързани с Кампанията. Кампанията по никакъв начин не е спонсорирана, одобрена или администрирана от или свързана с доставчика(ците) на акаунти в социалните медии. </text:p>
            <text:p/>
            <text:p>7.6 Aspiegel обработва и използва всички лични данни, предоставени от Участниците за целите на настоящата Кампания, в съответствие с приложимите местни закони и Общия регламент на ЕС за защита на данните (GDPR). Доколкото предоставяте каквито и да било лични данни, те ще бъдат обработвани само за законосъобразни цели, пряко свързани с настоящата Кампания, включително, но не само, за административни въпроси, улесняващи управлението и организирането на Кампанията, както и за предоставяне на наградата на победителя и предотвратяване на измами. Тези цели изискват от нас да обработваме информация за HUAWEI ID и код за проверка. Необходимо е да предоставим лични данни на използваните куриерски услуги, за да можем да доставим физически награди на победителите. Всички лични данни, предоставени от Участниците във връзка с Кампанията, се съхраняват за срок не по-дълъг от 12 месеца след приключване на Кампанията. Като цяло, когато използвате услугите на Aspiegel, като HUAWEI БРАУЗЪР, Вашите лични данни се обработват в съответствие със съответната Декларация за поверителност.</text:p>
            <text:p/>
            <text:p>7.7 Aspiegel си запазва правото да изтегли алтернативен победител, ако смята, че някой от победителите е нарушил някое от настоящите Общи условия.</text:p>
            <text:p/>
            <text:p>7.8 Aspiegel си запазва правото да изтегли алтернативен победител, ако куриерската компания не може да достави наградата поради неправилно посочен адрес. </text:p>
            <text:p/>
            <text:p>7.9 Тази Кампания и Условията в нея се уреждат и тълкуват в съответствие със законите на Ирландия. Нищо в настоящите Условия няма да изключва или ограничава правата Ви съгласно местните задължителни закони за потребителите.</text:p>
            <text:p/>
            <text:p>7.10 Този документ може да бъде преведен на няколко езика. В случай на противоречие между версията на английски език на настоящото споразумение и превода му, предимство има версията на английски език.</text:p>
            <text:p/>
            <text:p>7.11 Всеки платим данък (включително данък върху доходите на физическите лица), който е приложим в резултат на присъждане или получаване на награда, ще бъде отговорност на носителя на наградата. Ако срещу Aspiegel бъде предявен иск за такива данъци, спечелилия наградата трябва да обезщети Aspiegel и да го предпази от отговорност за такива суми, както и незабавно да преведе на Aspiegel тези суми, заедно с всички начислени глоби и лихви. </text:p>
            <text:p/>
            <text:p>7.12 Aspiegel не дава никакви изрични или подразбиращи се гаранции, фактически или правни, свързани с наградата(ите), относно използването, стойността или ползването на наградата(ите), включително, но не само, нейното качество, механично състояние, продаваемост или годност за определена цел.</text:p>
            <text:p/>
            <text:p/>
            <text:p>__________</text:p>
            <text:p/>
          </table:table-cell>
          <table:table-cell office:value-type="string" calcext:value-type="string">
            <text:p/>
            <text:p>VŠEOBECNÉ PODMÍNKY PRO KAMPAŇ PROHLÍŽEČE „SKYBRIDGE“ (DÁLE JEN „KAMPAŇ“)</text:p>
            <text:p>1. Závazné podmínky</text:p>
            <text:p>Účastí v kampani tyto podmínky přijímáte a souhlasíte s tím, že jimi budete právně vázáni.</text:p>
            <text:p>2. Organizátor kampaně</text:p>
            <text:p>Tuto kampaň organizuje Aspiegel SE (dále jen „Aspiegel“), společnost založená v Irsku s registrovaným sídlem na adrese: 3rd floor, Mespil Court, Mespil Road, Ballsbridge, Dublin 4, D04 E516, Irsko. Aspiegel je součástí skupiny společností Huawei.</text:p>
            <text:p>3. Území konání kampaně</text:p>
            <text:p>RAKOUSKO, BELGIE, BULHARSKO, CHORVATSKO, ČESKÁ REPUBLIKA, FINSKO, FRANCIE, NĚMECKO, ŘECKO, MAĎARSKO, ITÁLIE, NIZOZEMSKO, POLSKO, PORTUGALSKO, RUMUNSKO, SLOVENSKÁ REPUBLIKA, ŠPANĚLSKO, UKRAJINA</text:p>
            <text:p/>
            <text:p>4. Doba trvání kampaně</text:p>
            <text:p>Kampaň začne 3. ŘÍJNA 2022 v 00:00 hod. (GMT+1) a skončí 31. PROSINCE 2022 ve 23:59 (GMT+1).</text:p>
            <text:p>5. Podmínky účasti v kampani</text:p>
            <text:p/>
            <text:p>5.1 Účast v kampani je zdarma.</text:p>
            <text:p/>
            <text:p>5.2 Tato nabídka je dostupná pouze pro uživatele zařízení Huawei, jejichž jedinečné HUAWEI ID je zaregistrováno na území konání kampaně uvedeném v části 3, na kterém má účastník také bydliště. Území služby HUAWEI ID a IP adresa účastníka musí také odpovídat zemi bydliště účastníka.</text:p>
            <text:p/>
            <text:p>5.3 Chtějí-li uživatelé vstoupit na stránku kampaně, musí klepnout na tlačítko „HRÁT HRU“ („PLAY GAME“) umístěné uvnitř ikony SkyBridge v rychlém výběru na vstupní stránce Prohlížeče.</text:p>
            <text:p/>
            <text:p/>
            <text:p>5.4 Po přijetí podmínek mohou účastníci začít hrát hru SkyBridge. Tři nejlepší hráči vyhrají ceny. Účastníci mohou hrát opakovaně. Jediným omezením je čas trvání každého kola. Uskuteční se 6 dvoutýdenních kol. </text:p>
            <text:p>Výherci budou určeni na základě nejlepšího skóre dosaženého v každém kole v žebříčku hry SkyBridge. Výherci budou určeni automaticky na konci každého kola z následujících zemí, a to v souladu s těmito podmínkami: RAKOUSKO, BELGIE, BULHARSKO, CHORVATSKO, ČESKÁ REPUBLIKA, FINSKO, FRANCIE, NĚMECKO, ŘECKO, MAĎARSKO, ITÁLIE, NIZOZEMSKO, POLSKO, PORTUGALSKO, RUMUNSKO, SLOVENSKÁ REPUBLIKA, ŠPANĚLSKO, UKRAJINA.</text:p>
            <text:p/>
            <text:p/>
            <text:p>5.5 Komise kampaně během procesu výběru výherců ověří, zda výherci nejsou zaměstnanci společnosti Huawei.</text:p>
            <text:p/>
            <text:p>5.6 Osobní údaje budou zašifrovány a vymazány z e-mailů, pamětí přenosných počítačů a serveru webové stránky Aspiegel.com do 30 dnů od kontaktování výherců a sjednání doručení cen.</text:p>
            <text:p/>
            <text:p>5.7 Výherci kampaně obdrží potvrzovací e-mail na e-mailovou adresu uvedenou při registraci HUAWEI ID. </text:p>
            <text:p/>
            <text:p>5.8 Ceny budou zaslány na doručovací adresu uvedenou v odpovědi na potvrzovací e-mail o výhře.</text:p>
            <text:p/>
            <text:p>5.9 Výsledky kampaně jsou konečné a společnost Aspiegel nebude vstupovat do diskusí ani reagovat na korespondenci týkající se sporů.</text:p>
            <text:p/>
            <text:p>5.10 Počet účastníků, kteří se mohou kampaně zúčastnit, není nijak omezen.</text:p>
            <text:p/>
            <text:p>6. Předání cen </text:p>
            <text:p/>
            <text:p>6.1 Ceny jsou určeny pouze účastníkům, jejichž poštovní adresa a země registrace HUAWEI ID se nacházejí na území konání kampaně.</text:p>
            <text:p/>
            <text:p>6.2 Hra se skládá ze 6 kol. Každé kolo trvá dva týdny. Ceny, které lze vyhrát, jsou následující: </text:p>
            <text:p/>
            <text:p>a) Ceny v 1. kole: 1. místo: HUAWEI Matepad Pro, 2. místo: HUAWEI Nova 9 Black, 3. místo: HUAWEI WATCH 3 Pro; </text:p>
            <text:p/>
            <text:p>b) Ceny ve 2. kole: 1. místo: HUAWEI Matepad Pro, 2. místo: HUAWEI Nova 9 Black, 3. místo: HUAWEI WATCH 3 Pro;</text:p>
            <text:p/>
            <text:p>c) Ceny ve 3. kole: 1. místo: HUAWEI Matepad Pro, 2. místo: HUAWEI Nova 9 Black, 3. místo: HUAWEI WATCH 3 Pro; </text:p>
            <text:p/>
            <text:p>d) Ceny ve 4. kole: 1. místo: HUAWEI Matepad Pro, 2. místo: HUAWEI Nova 9 Black, 3. místo: HUAWEI WATCH 3 Pro;</text:p>
            <text:p/>
            <text:p>e) Ceny v 5. kole: 1. místo: HUAWEI Matepad Pro, 2. místo: HUAWEI Nova 9 Black, 3. místo: HUAWEI WATCH 3 Pro; </text:p>
            <text:p/>
            <text:p>f) Ceny v 6. kole: 1. místo: HUAWEI Matepad Pro, 2. místo: HUAWEI Nova 9 Black, 3. místo: Kupón na služby v aplikaci Cloud v hodnotě 1 EUR.</text:p>
            <text:p/>
            <text:p>6.3 Věcné ceny budou výhercům zaslány do 30 dnů od posledního dne kampaně. Společnost Aspiegel nenese odpovědnost za žádné zpoždění zaviněné ze strany doručovacích služeb, včetně, ale nejen v případě zpoždění způsobeného Covid-19. </text:p>
            <text:p/>
            <text:p>6.4 Před předáním ceny může společnost Aspiegel požadovat prokázání dokladu totožnosti za účelem ověření věku. Účastníci, kteří nedosáhli plnoletosti, mohou být z účasti vyloučeni.</text:p>
            <text:p/>
            <text:p>6.5 Společnost Aspiegel si vyhrazuje právo nabídnout alternativní ceny nižší nebo rovnocenné hodnoty, pokud z jakýchkoli nepředvídatelných důvodů nemůže výherci nabídnout některou z výše uvedených cen.</text:p>
            <text:p/>
            <text:p>6.6 Ceny nejsou obchodovatelné ani přenosné.</text:p>
            <text:p/>
            <text:p>6.7 Zásilky všech věcných cen budou doručovány výhradně v rámci území kampaně.</text:p>
            <text:p/>
            <text:p>6.8 Organizátor kampaně si vyhrazuje právo kdykoli a bez předchozího upozornění změnit tyto podmínky z důvodů tzv. vyšší moci nebo jiných nepředvídaných okolností.</text:p>
            <text:p/>
            <text:p/>
            <text:p>7. Dodatečné podmínky </text:p>
            <text:p/>
            <text:p>7.1 Musíte být starší 18 let. </text:p>
            <text:p/>
            <text:p>7.2 Kampaně se nemůžete zúčastnit, pokud jste zaměstnancem společnosti Aspiegel nebo některé z jejích přidružených společností nebo pokud jste s takovým zaměstnancem v příbuzenském, přátelském či jiném vztahu.</text:p>
            <text:p/>
            <text:p>7.3 Společnost Aspiegel si vyhrazuje právo kampaň pozastavit, zrušit, odvolat nebo pozměnit, pokud to bude podle jejího vlastního uvážení nutné z jakýchkoli nepředvídatelných důvodů nebo z důvodů nezávislých na její vůli.</text:p>
            <text:p/>
            <text:p>7.4 V maximálním rozsahu povoleném zákonem společnost Aspiegel (včetně jejích přidružených společností Huawei) a její zástupci nebo distributoři nebudou za žádných okolností odpovědní (a) za náhradu škody účastníkovi a ani nebudou nést jakoukoli odpovědnost za ztrátu nebo škodu, osobní zranění nebo smrt v důsledku zapojení se do kampaně nebo přijetí ceny; a/nebo (b) za jakékoli záležitosti související s používáním ceny nebo vyplývající z používání ceny vámi nebo třetí stranou, pokud nějakou cenu vyhrajete. Vaše zákonná práva tím nejsou dotčena. </text:p>
            <text:p/>
            <text:p>7.5 Účastí v kampani zbavujete společnost Aspiegel (případně poskytovatele vašich účtů na sociálních médiích) všech závazků spojených s kampaní. Kampaň není žádným způsobem sponzorována, podporována, spravována a ani spojena s poskytovatelem/-li vašich účtů na sociálních médiích. </text:p>
            <text:p/>
            <text:p>7.6 Společnost Aspiegel zpracovává a používá veškeré osobní údaje poskytnuté účastníky pro účely této kampaně v souladu s místními platnými zákony a obecným nařízením EU o ochraně údajů (GDPR). Veškeré osobní údaje v rozsahu, v jakém je poskytnete budou zpracovávány pouze pro zákonné účely přímo související s touto kampaní, zahrnující, ale neomezující se na jakékoli administrativní záležitosti zajišťující správu a organizaci této kampaně, doručování cen výhercům či postupy předcházení podvodům. Tyto účely vyžadují, abychom zpracovávali informace související s HUAWEI ID a ověřovacím kódem. Abychom mohli věcné ceny doručit výhercům, musíme zpřístupnit jejich osobní údaje kurýrní společnosti, jejíž služby využíváme. Veškeré osobní údaje poskytnuté účastníky v souvislosti s kampaní se uchovávají nejdéle 12 měsíců po skončení kampaně. Při používání služeb společnosti Aspiegel, jako je například HUAWEI PROHLÍŽEČ, se vaše osobní údaje obecně zpracovávají v souladu s příslušným prohlášením o ochraně osobních údajů.</text:p>
            <text:p/>
            <text:p>7.7 Společnost Aspiegel si vyhrazuje právo vybrat jiného výherce, pokud se domnívá, že některý z výherců porušil některou z těchto podmínek.</text:p>
            <text:p/>
            <text:p>7.8 Společnost Aspiegel si vyhrazuje právo vybrat jiného výherce, pokud kurýrní společnost nebude schopna doručit cenu z důvodu nesprávně uvedené adresy. </text:p>
            <text:p/>
            <text:p>7.9 Tato kampaň a zde uvedené podmínky se řídí a vykládají v souladu se zákony Irska. Žádné ustanovení těchto podmínek nevylučuje ani neomezuje vaše práva vyplývající z místních závazných zákonů o ochraně spotřebitele.</text:p>
            <text:p/>
            <text:p>7.10 Tento dokument může být přeložen do více jazyků. V případě jakýchkoli rozporů mezi anglickou jazykovou verzí těchto podmínek a jakoukoli verzí překladu má přednost anglická jazyková verze.</text:p>
            <text:p/>
            <text:p>7.11 Za všechny splatné daně (včetně daně z příjmu fyzických osob), které se vztahují na udělení nebo získání ceny, odpovídá výherce ceny. Bude-li vůči společnosti Aspiegel vznesen jakýkoli nárok na zaplacení takových daní, výherce ceny zbaví společnost Aspiegel jakékoli odpovědnosti za tyto částky a neprodleně společnosti Aspiegel tyto částky spolu s případnými vyměřenými pokutami a úroky poukáže. </text:p>
            <text:p/>
            <text:p>7.12 Společnost Aspiegel neposkytuje žádné záruky, prohlášení ani garance, výslovné ani předpokládané, faktické ani právní, týkající se použití, hodnoty nebo užívání ceny (cen), zahrnující, ale neomezujíce se na kvalitu, mechanický stav, obchodovatelnost nebo vhodnost ceny (cen) pro určitý účel.</text:p>
            <text:p/>
            <text:p/>
            <text:p>__________</text:p>
            <text:p/>
          </table:table-cell>
          <table:table-cell office:value-type="string" calcext:value-type="string">
            <text:p/>
            <text:p>ALLGEMEINE GESCHÄFTSBEDINGUNGEN FÜR DIE BROWSER-AKTION „SKYBRIDGE“ (DIE „AKTION“)</text:p>
            <text:p>1. Verbindliche Geschäftsbedingungen</text:p>
            <text:p>Mit der Teilnahme an dieser Aktion akzeptieren Sie die Geschäftsbedingungen und erkennen sie an.</text:p>
            <text:p>2. Veranstalter der Aktion</text:p>
            <text:p>Diese Aktion wird organisiert von Aspiegel SE („Aspiegel“), einem in Irland eingetragenen Unternehmen mit Sitz in: 3rd Floor, Mespil Court, Mespil Road, Ballsbridge, Dublin 4, D04 E516, Irland. Aspiegel ist Teil der Huawei-Unternehmensgruppe.</text:p>
            <text:p>3. Gebiet der Aktion</text:p>
            <text:p>BELGIEN, BULGARIEN, DEUTSCHLAND, FINNLAND, FRANKREICH, GRIECHENLAND, ITALIEN, KROATIEN, NIEDERLANDE, ÖSTERREICH, POLEN, PORTUGAL, RUMÄNIEN, SLOWAKEI, SPANIEN, TSCHECHIEN, UKRAINE, UNGARN</text:p>
            <text:p/>
            <text:p>4. Aktionszeitraum</text:p>
            <text:p>Die Kampagne beginnt am 3. Oktober 2022 um 00:00 (GMT +1) und endet am 31. Dezember 2022 um 23:59 (GMT +1).</text:p>
            <text:p>5. Teilnahmebedingungen</text:p>
            <text:p/>
            <text:p>5.1 Die Teilnahme ist kostenfrei.</text:p>
            <text:p/>
            <text:p>5.2 Dieses Angebot gilt ausschließlich für Nutzer, die im Besitz eines Huawei-Geräts mit einer individuellen HUAWEI ID sind, die innerhalb des in Abs. 3 definierten Gebiets der Aktion registriert ist. Der Wohnsitz des Teilnehmers muss ebenfalls im in Abs. 3 definierten Gebiet liegen. Das Land, in dem der Wohnsitz des Teilnehmers liegt, muss der HUAWEI ID-Serviceregion und der IP-Adresse des Teilnehmers entsprechen.</text:p>
            <text:p/>
            <text:p>5.3 Um die Aktionsseite aufzurufen, müssen die Nutzer auf das SkyBridge-Symbol im Schnellzugriffsbereich des Browsers tippen, die Startseite öffnen und die Schaltfläche „SPIELEN“ (PLAY GAME) finden.</text:p>
            <text:p/>
            <text:p/>
            <text:p>5.4 Nachdem die Teilnehmer die Allgemeinen Geschäftsbedingungen akzeptiert haben, können sie SkyBridge spielen. Die drei Teilnehmer mit den meisten Punkten erhalten Preise. Die Teilnehmer können mehrmals spielen. Die Dauer der einzelnen Runden stellt die einzige Einschränkung dar. Die sechs Runden dauern jeweils zwei Wochen. </text:p>
            <text:p>Die Gewinner werden auf Grundlage der in jeder Runde im Spiel SkyBridge erzielten Höchstpunktzahlen ermittelt. Am Ende jeder Runde werden die Gewinner automatisch aus dem in Abs. 3 der vorliegenden AGB definierten Aktionsgebiet ausgewählt: BELGIEN, BULGARIEN, DEUTSCHLAND, FINNLAND, FRANKREICH, GRIECHENLAND, ITALIEN, KROATIEN, NIEDERLANDE, ÖSTERREICH, POLEN, PORTUGAL, RUMÄNIEN, SLOWAKEI, SPANIEN, TSCHECHIEN, UKRAINE, UNGARN</text:p>
            <text:p/>
            <text:p/>
            <text:p>5.5 Während des Auswahlverfahrens wird der Ausschuss auch sicherstellen, dass unter den Gewinnern keine Huawei-Mitarbeiter sind.</text:p>
            <text:p/>
            <text:p>5.6 Personenbezogene Daten werden verschlüsselt und innerhalb von 30 Tagen nach der Kontaktaufnahme mit den Gewinnern und dem Versand der Preise aus E-Mails, Laptopspeichern und dem Back-End-Bereich von Aspiegel.com gelöscht.</text:p>
            <text:p/>
            <text:p>5.7 Die Gewinner der Aktion erhalten eine Bestätigungs-E-Mail an die E-Mail-Adresse, unter der ihre HUAWEI ID registriert ist. </text:p>
            <text:p/>
            <text:p>5.8 Die Preise werden an die in der Antwort auf die Bestätigungs-E-Mail angegebene Lieferadresse versandt.</text:p>
            <text:p/>
            <text:p>5.9 Die Feststellung der Gewinner ist endgültig. Aspiegel wird auf keine Diskussionen oder Korrespondenz zu Anfechtungen eingehen.</text:p>
            <text:p/>
            <text:p>5.10 Die Anzahl der Teilnehmer, die an der Aktion teilnehmen können, ist unbegrenzt.</text:p>
            <text:p/>
            <text:p>6. Preisvergabe</text:p>
            <text:p/>
            <text:p>6.1 Preise können nur an Teilnehmer vergeben werden, deren Postanschrift und HUAWEI ID-Registrierungsland innerhalb des Aktionsgebiets liegen.</text:p>
            <text:p/>
            <text:p>6.2 Insgesamt gibt es 6 Spielrunden. Jede Runde dauert zwei Wochen. Die folgenden Preise können in einer Runde gewonnen werden: </text:p>
            <text:p/>
            <text:p>a) Preise in der 1. Runde: 1. Platz: HUAWEI Matepad Pro;2. Platz: HUAWEI Nova 9 Black;3. Platz:HUAWEI WATCH 3 Pro; </text:p>
            <text:p/>
            <text:p>b) Preise in der 2. Runde: 1. Platz: HUAWEI Matepad Pro;2. Platz: HUAWEI Nova 9 Black;3. Platz:HUAWEI WATCH 3 Pro;</text:p>
            <text:p/>
            <text:p>c) Preise in der 3. Runde: 1. Platz: HUAWEI Matepad Pro;2. Platz: HUAWEI Nova 9 Black;3. Platz:HUAWEI WATCH 3 Pro; </text:p>
            <text:p/>
            <text:p>d) Preise in der 4. Runde: 1. Platz: HUAWEI Matepad Pro;2. Platz: HUAWEI Nova 9 Black;3. Platz:HUAWEI WATCH 3 Pro;</text:p>
            <text:p/>
            <text:p>e) Preise in der 5. Runde: 1. Platz: HUAWEI Matepad Pro;2. Platz: HUAWEI Nova 9 Black;3. Platz:HUAWEI WATCH 3 Pro; </text:p>
            <text:p/>
            <text:p>f) Preise in der 6. Runde: 1. Platz: HUAWEI Matepad Pro;2. Platz: HUAWEI Nova 9 Black;3. Platz:HUAWEI Cloud-Coupon im Wert von 1 EUR.</text:p>
            <text:p/>
            <text:p>6.3 Die Sachpreise werden den Gewinnern innerhalb von 30 Tagen nach dem letzten Tag der Aktion zugesandt. Aspiegel haftet nicht für Verzögerungen, die durch Lieferdienste verursacht werden, einschließlich, aber nicht beschränkt auf Ursachen, die mit COVID-19 zusammenhängen. </text:p>
            <text:p/>
            <text:p>6.4 Aspiegel kann einen Identitätsnachweis als Nachweis des Alters verlangen, bevor der Preis vergeben wird. Minderjährige Teilnehmer können von der Aktion ausgeschlossen werden.</text:p>
            <text:p/>
            <text:p>6.5 Aspiegel behält sich das Recht vor, alternative Preise von geringerem oder gleichem Wert anzubieten, wenn das Unternehmen aus unvorhergesehenen Gründen einem Gewinner einen der oben genannten Preise nicht anbieten kann.</text:p>
            <text:p/>
            <text:p>6.6 Die Preise sind nicht verhandel- oder übertragbar.</text:p>
            <text:p/>
            <text:p>6.7 Der Versand aller Sachpreise erfolgt ausschließlich innerhalb des Aktionsgebiets.</text:p>
            <text:p/>
            <text:p>6.8 Der Organisator der Kampagne behält sich das Recht vor, die Allgemeinen Geschäftsbedingungen jederzeit ohne vorhergehende Ankündigung aus Gründen höherer Gewalt oder aus anderen unvorhergesehenen Gründen zu ändern.</text:p>
            <text:p/>
            <text:p/>
            <text:p>7. Zusätzliche Bedingungen </text:p>
            <text:p/>
            <text:p>7.1 Sie müssen mindestens 18 Jahre alt sein. </text:p>
            <text:p/>
            <text:p>7.2 Sie dürfen nicht an der Aktion teilnehmen, wenn Sie ein Mitarbeiter von Aspiegel oder einer der verbundenen Huawei-Unternehmen sind oder in irgendeiner Weise mit einem solchen Mitarbeiter in Beziehung stehen, sei es durch Familienbande, Freundschaft oder auf andere Weise.</text:p>
            <text:p/>
            <text:p>7.3 Aspiegel behält sich das Recht vor, die Aktion für ungültig zu erklären, auszusetzen, abzubrechen oder zu verändern, wenn dies nach eigenem Ermessen, aus unvorhergesehenen Gründen oder aus Gründen, die sich der Kontrolle des Unternehmens entziehen, notwendig wird.</text:p>
            <text:p/>
            <text:p>7.4 Soweit gesetzlich zulässig sind Aspiegel (einschließlich der verbundenen Huawei-Unternehmen) und seine Vertreter oder Vertriebspartner unter keinen Umständen verantwortlich oder haftbar (a) für die Entschädigung eines Teilnehmers oder die Übernahme einer Haftung für Verlust oder Schaden, Körperverletzung oder Tod als Folge der Teilnahme an der Aktion oder der Annahme eines Preises und/oder (b) im Gewinnfall für alle Angelegenheiten, die mit der Nutzung eines Preises durch Sie oder einen Dritten verbunden sind oder sich daraus ergeben. Ihre gesetzlichen Rechte bleiben unberührt. </text:p>
            <text:p/>
            <text:p>7.5 Durch die Teilnahme an der Aktion stellen Sie Aspiegel (oder, falls zutreffend, Ihren/Ihre Anbieter von Social-Media-Konten) hiermit von jeglichen Haftungsansprüchen im Zusammenhang mit der Aktion frei. Die Aktion wird in keiner Weise von einem oder mehreren Anbietern Ihrer Social-Media-Konten gesponsert, unterstützt, verwaltet oder kann mit diesen in Verbindung gebracht werden. </text:p>
            <text:p/>
            <text:p>7.6 Aspiegel verarbeitet und verwendet alle personenbezogenen Daten, die von den Teilnehmern für die Zwecke dieser Aktion zur Verfügung gestellt werden, in Übereinstimmung mit den lokal geltenden Gesetzen und der EU-Datenschutz-Grundverordnung (DSGVO). Soweit Sie Ihre personenbezogenen Daten zur Verfügung stellen, werden diese nur für rechtmäßige Zwecke mit direkter Verbindung zu dieser Aktion verarbeitet, einschließlich, aber nicht beschränkt auf administrative Angelegenheiten zur Durchführung der Verwaltung und Organisation dieser Aktion sowie der Übergabe des Preises an den Gewinner und der Betrugsprävention. Solche Zwecke erfordern die Verarbeitung von HUAWEI ID-Informationen und dem Bestätigungscode. Wir müssen personenbezogene Daten an die eingesetzten Kurierdienste weitergeben, um Sachpreise Gewinnern zustellen zu können. Alle personenbezogenen Daten, die von den Teilnehmern im Zusammenhang mit der Aktion bereitgestellt werden, werden nicht länger als 12 Monate nach der Aktion aufbewahrt. Generell gilt, dass bei der Nutzung von Aspiegel-Services, wie z. B. HUAWEI Browser, Ihre personenbezogenen Daten in Übereinstimmung mit der jeweiligen Datenschutzerklärung verarbeitet werden.</text:p>
            <text:p/>
            <text:p>7.7 Aspiegel behält sich das Recht vor, einen alternativen Gewinner zu ziehen, wenn das Unternehmen der Ansicht ist, dass ein Gewinner gegen eine dieser Geschäftsbedingungen verstoßen hat.</text:p>
            <text:p/>
            <text:p>7.8 Aspiegel behält sich das Recht vor, einen anderen Gewinner zu ziehen, wenn der Lieferdienst den Gewinn aufgrund einer falsch angegebenen Adresse nicht zustellen kann. </text:p>
            <text:p/>
            <text:p>7.9 Diese Aktion und die hierin enthaltenen Allgemeinen Geschäftsbedingungen unterliegen den Gesetzen von Irland und werden in Übereinstimmung mit diesen ausgelegt. Die vorliegenden Allgemeinen Geschäftsbedingungen schließen Ihre Rechte nach dem örtlich zwingenden Verbraucherrecht nicht aus, beschränken sie nicht und schränken sie nicht ein.</text:p>
            <text:p/>
            <text:p>7.10 Dieses Dokument kann in mehrere Sprachen übersetzt werden. Im Falle von Unstimmigkeiten zwischen der englischsprachigen Version dieser allgemeinen Geschäftsbedingungen und einer Übersetzung ist die englischsprachige Version maßgebend.</text:p>
            <text:p/>
            <text:p>7.11 Alle Steuern (einschließlich der Einkommenssteuer), die infolge der Vergabe oder Entgegennahme eines Preises anfallen, gehen zu Lasten des Preisträgers. Falls Aspiegel für solche Steuern haftbar gemacht wird, muss der Preisgewinner Aspiegel von jeglicher Haftung für solche Beträge freistellen und diese Beträge sowie alle verhängten Strafzahlungen und Zinsen unverzüglich an Aspiegel überweisen. </text:p>
            <text:p/>
            <text:p>7.12 Aspiegel gibt keine Gewähr, Erklärung oder Garantie weder ausdrücklich noch stillschweigend, tatsächlich oder kraft des Gesetzes in Bezug auf jegliche Preise, den Gebrauch, den Wert oder die Nutzbarkeit des Preises (der Preise), einschließlich, aber nicht beschränkt auf Qualität, technischen Zustand, Marktgängigkeit oder Tauglichkeit für einen bestimmten Zweck.</text:p>
            <text:p/>
            <text:p/>
            <text:p>__________</text:p>
            <text:p/>
          </table:table-cell>
          <table:table-cell office:value-type="string" calcext:value-type="string">
            <text:p/>
            <text:p>ΓΕΝΙΚΟΙ ΟΡΟΙ ΚΑΙ ΠΡΟΫΠΟΘΕΣΕΙΣ ΓΙΑ ΤΗΝ ΚΑΜΠΑΝΙΑ BROWSER SKYBRIDGE («Η ΚΑΜΠΑΝΙΑ»)</text:p>
            <text:p>1. Δεσμευτικοί Όροι και Προϋποθέσεις</text:p>
            <text:p>Με τη συμμετοχή σας στην Καμπάνια συμφωνείτε να αποδεχτείτε και να δεσμευτείτε νομικά από το σύνολο των παρόντων Όρων και Προϋποθέσεων.</text:p>
            <text:p>2. Διοργανωτής της Καμπάνιας</text:p>
            <text:p>Αυτή η Καμπάνια διοργανώνεται από την Aspiegel SE («Aspiegel»), μια εταιρεία που έχει συσταθεί στην Ιρλανδία και έχει την εξής καταστατική διεύθυνση: 3ος όροφος, Mespil Court, Mespil Road, Ballsbridge, Dublin 4, D04 E516, Ireland. Η Aspiegel είναι μέλος του ομίλου εταιρειών της Huawei.</text:p>
            <text:p>3. Περιοχή της Καμπάνιας</text:p>
            <text:p>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4. Διάρκεια της Καμπάνιας</text:p>
            <text:p>Η Καμπάνια θα ξεκινήσει στις 00:00 (GMT + 1) στις 3 ΟΚΤΩΒΡΙΟΥ 2022 και θα ολοκληρωθεί στις 23:59 (GMT + 1) στις 31 ΔΕΚΕΜΒΡΙΟΥ 2022.</text:p>
            <text:p>5. Πώς να λάβετε μέρος</text:p>
            <text:p/>
            <text:p>5.1 Η συμμετοχή στην Καμπάνια είναι δωρεάν.</text:p>
            <text:p/>
            <text:p>5.2 Αυτή η προσφορά είναι διαθέσιμη μόνο σε χρήστες συσκευών Huawei των οποίων το HUAWEI ID είναι εγγεγραμμένο στην περιοχή της Καμπάνιας που αναφέρεται στην Ενότητα 3, όπου ο Συμμετέχων θα πρέπει επίσης και να διαμένει. Η περιοχή εξυπηρέτησης του HUAWEI ID και η διεύθυνση IP του Συμμετέχοντα θα πρέπει, επίσης, να αντιστοιχούν στη χώρα διαμονής του.</text:p>
            <text:p/>
            <text:p>5.3 Για να εισέλθουν στη σελίδα της καμπάνιας, οι χρήστες πρέπει να πατήσουν στο κουμπί «ΠΑΙΞΕ ΠΑΙΧΝΙΔΙ» (PLAY GAME) που βρίσκεται στη σελίδα προορισμού μέσα στο εικονίδιο SkyBridge στην Ταχεία κλήση του προγράμματος περιήγησης.</text:p>
            <text:p/>
            <text:p/>
            <text:p>5.4 Αφού αποδεχτούν τους Όρους και Προϋποθέσεις, οι Συμμετέχοντες μπορούν να ξεκινήσουν να παίζουν το παιχνίδι SkyBridge. Οι τρεις πρώτοι καλύτεροι σκόρερ κερδίζουν τα Βραβεία. Οι συμμετέχοντες μπορούν να παίζουν επανειλημμένα. Το μόνο όριο είναι ο χρόνος κάθε γύρου. Θα διεξαχθούν 6 γύροι διάρκειας δύο εβδομάδων. </text:p>
            <text:p>Οι νικητές θα επιλεγούν με βάση την καλύτερη βαθμολογία που θα επιτευχθεί στη λίστα παιχνιδιών SkyBridge κατά τη διάρκεια κάθε γύρου. Οι νικητές θα επιλέγονται αυτόματα στο τέλος κάθε γύρου από τις ακόλουθες χώρες, σύμφωνα με αυτούς τους Όρους και Προϋποθέσεις: 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
            <text:p>5.5 Κατά τη διαδικασία επιλογής η Επιτροπή Καμπάνιας θα επαληθεύσει ότι οι νικητές δεν είναι υπάλληλοι της Huawei.</text:p>
            <text:p/>
            <text:p>5.6 Τα προσωπικά δεδομένα θα κρυπτογραφηθούν και θα διαγραφούν από τα μηνύματα ηλεκτρονικού ταχυδρομείου, την αποθήκευση σε φορητούς υπολογιστές και το back-end του ιστότοπου Aspiegel.com εντός 30 ημερών από την επικοινωνία με τους νικητές και τη διευθέτηση της παράδοσης των βραβείων.</text:p>
            <text:p/>
            <text:p>5.7 Οι νικητές της Καμπάνιας θα λάβουν επιβεβαιωτικό e-mail στη διεύθυνση e-mail που καθορίζεται κατά τη διαδικασία εγγραφής HW ID. </text:p>
            <text:p/>
            <text:p>5.8 Τα βραβεία θα αποσταλούν στη διεύθυνση παράδοσης που παρέχεται ως απάντηση στο e-mail επιβεβαίωσης.</text:p>
            <text:p/>
            <text:p>5.9 Ο καθορισμός των νικητών είναι οριστικός. Η Aspiegel δεν θα διεξάγει συζητήσεις, ούτε θα απαντά γραπτά σχετικά με τυχόν διαφωνίες.</text:p>
            <text:p/>
            <text:p>5.10 Δεν υπάρχει όριο στον αριθμό των Συμμετεχόντων που μπορούν να συμμετάσχουν στην Καμπάνια.</text:p>
            <text:p/>
            <text:p>6. Απονομή των βραβείων</text:p>
            <text:p/>
            <text:p>6.1 Τα βραβεία μπορούν να απονέμονται μόνο σε Συμμετέχοντες, η ταχυδρομική διεύθυνση των οποίων και η χώρα εγγραφής του HUAWEI ID τους βρίσκονται εντός της περιοχής της Καμπάνιας.</text:p>
            <text:p/>
            <text:p>6.2 Υπάρχουν συνολικά 6 γύροι παιχνιδιών. Κάθε γύρος διαρκεί δύο εβδομάδες. Τα βραβεία που απονεμήθηκαν είναι τα εξής: </text:p>
            <text:p/>
            <text:p>a) Βραβεία 1ου γύρου: 1η θέση: HUAWEI Matepad Pro, 2η θέση: HUAWEI Nova 9 Black, 3η θέση:HUAWEI WATCH 3 Pro; </text:p>
            <text:p/>
            <text:p>b) Βραβεία 2ου γύρου: 1η θέση: HUAWEI Matepad Pro, 2η θέση: HUAWEI Nova 9 Black, 3η θέση:HUAWEI WATCH 3 Pro;</text:p>
            <text:p/>
            <text:p>c) Βραβεία 3ου γύρου: 1η θέση: HUAWEI Matepad Pro, 2η θέση: HUAWEI Nova 9 Black, 3η θέση:HUAWEI WATCH 3 Pro; </text:p>
            <text:p/>
            <text:p>d) Βραβεία 4ου γύρου: 1η θέση: HUAWEI Matepad Pro, 2η θέση: HUAWEI Nova 9 Black, 3η θέση:HUAWEI WATCH 3 Pro;</text:p>
            <text:p/>
            <text:p>e) Βραβεία 5ου γύρου: 1η θέση: HUAWEI Matepad Pro, 2η θέση: HUAWEI Nova 9 Black, 3η θέση:HUAWEI WATCH 3 Pro; </text:p>
            <text:p/>
            <text:p>f) Βραβεία 6ου γύρου: 1η θέση: HUAWEI Matepad Pro, 2η θέση: HUAWEI Nova 9 Μαύρο, 3η θέση: Κουπόνι Cloud αξίας 1 EUR.</text:p>
            <text:p/>
            <text:p>6.3 Τα βραβεία θα αποστέλλονται στους νικητές εντός 30 ημερών από την τελευταία ημέρα της Καμπάνιας. Η Aspiegel δεν ευθύνεται για οποιαδήποτε καθυστέρηση που προκαλείται από τις υπηρεσίες παράδοσης, συμπεριλαμβανομένων, ενδεικτικά, των καθυστερήσεων που προκαλούνται από τον Covid-19. </text:p>
            <text:p/>
            <text:p>6.4 Πριν από την απονομή ενός βραβείου μπορεί να σας ζητηθεί από την Aspiegel απόδειξη ταυτότητας ως αποδεικτικό ηλικίας. Οι Συμμετέχοντες που δεν έχουν συμπληρώσει την ηλικία ενηλικίωσης μπορεί να αποκλείονται από τη συμμετοχή.</text:p>
            <text:p/>
            <text:p>6.5 Η Aspiegel διατηρεί το δικαίωμα να προσφέρει εναλλακτικά βραβεία, μικρότερης ή ισοδύναμης αξίας, εάν για οποιονδήποτε απρόβλεπτο λόγο δεν μπορεί να προσφέρει στους νικητές ένα από τα προαναφερόμενα βραβεία.</text:p>
            <text:p/>
            <text:p>6.6 Τα βραβεία είναι μη διαπραγματεύσιμα και δεν μεταβιβάζονται.</text:p>
            <text:p/>
            <text:p>6.7 Οι αποστολές όλων των μη χρηματικών βραβείων θα πραγματοποιούνται αποκλειστικά εντός της περιοχής της Καμπάνιας.</text:p>
            <text:p/>
            <text:p>6.8 Ο διοργανωτής της Καμπάνιας διατηρεί το δικαίωμα να τροποποιεί ανά πάσα στιγμή και χωρίς προηγούμενη ειδοποίηση τους παρόντες Όρους και Προϋποθέσεις, για λόγους ανωτέρας βίας ή άλλους απρόβλεπτους λόγους.</text:p>
            <text:p/>
            <text:p/>
            <text:p>7. Πρόσθετοι όροι </text:p>
            <text:p/>
            <text:p>7.1 Πρέπει να είστε 18 ετών και άνω. </text:p>
            <text:p/>
            <text:p>7.2 Δεν επιτρέπεται να συμμετάσχετε στην Καμπάνια αν είστε υπάλληλος της Aspiegel ή οποιασδήποτε εταιρείας του ομίλου Huawei, ή εάν συνδέεστε με οποιονδήποτε τρόπο με έναν τέτοιο υπάλληλο, μέσω οικογενειακής ή φιλικής σχέσης ή με άλλο τρόπο.</text:p>
            <text:p/>
            <text:p>7.3 Η Aspiegel διατηρεί το δικαίωμα να αναβάλλει, να ματαιώνει, να αναστέλλει, να ακυρώνει ή να τροποποιεί την Καμπάνια εάν, κατά την αποκλειστική, διακριτική της ευχέρεια, αυτό καθίσταται απαραίτητο εξαιτίας οποιωνδήποτε απρόβλεπτων λόγων ή εξαιτίας λόγων που βρίσκονται πέρα από τον έλεγχό της.</text:p>
            <text:p/>
            <text:p>7.4 Στον μέγιστο βαθμό που επιτρέπεται από τον νόμο, η Aspiegel (συμπεριλαμβανομένων των θυγατρικών εταιρειών της Huawei) και οι αντιπρόσωποι ή οι διανομείς αυτής δεν είναι σε καμία περίπτωση υπεύθυνοι ή υπόλογοι (α) να αποζημιώσουν κάποιον Συμμετέχοντα ή να αποδεχτούν οποιαδήποτε ευθύνη για οποιαδήποτε απώλεια ή ζημία, σωματική βλάβη ή θάνατο, ως αποτέλεσμα της συμμετοχής στην Καμπάνια ή της αποδοχής ενός βραβείου · και / ή (β) για οποιαδήποτε ζητήματα που σχετίζονται με ή προκύπτουν από τη χρήση ενός βραβείου από εσάς ή από τρίτους, εφόσον κερδίσετε κάποιο βραβείο. Τα νόμιμα δικαιώματά σας δεν επηρεάζονται. </text:p>
            <text:p/>
            <text:p>7.5 Με τη συμμετοχή σας στην Καμπάνια αναλαμβάνετε την υποχρέωση να αποζημιώσετε και να απαλλάξετε την Aspiegel (ή, κατά περίπτωση, τον πάροχο ή τους παρόχους των λογαριασμών σας στα μέσα κοινωνικής δικτύωσης) έναντι κάθε ευθύνης αποζημίωσης που σχετίζεται με την Καμπάνια. Η Καμπάνια δεν επιχορηγείται, υποστηρίζεται, διαχειρίζεται με οποιονδήποτε τρόπο, ούτε συνδέεται με οποιονδήποτε πάροχο (ή παρόχους) των λογαριασμών σας στα μέσα κοινωνικής δικτύωσης. </text:p>
            <text:p/>
            <text:p>7.6 Η Aspiegel επεξεργάζεται και χρησιμοποιεί τα προσωπικά δεδομένα που παρέχονται από τους Συμμετέχοντες για τους σκοπούς αυτής της Καμπάνιας σύμφωνα με τους ισχύοντες τοπικούς νόμους και τον Γενικό Κανονισμό Προστασίας Δεδομένων της ΕΕ (GDPR). Στον βαθμό που παρέχετε προσωπικά δεδομένα, αυτά θα υποβάλλονται προς επεξεργασία μόνο για νόμιμους σκοπούς που σχετίζονται άμεσα με αυτήν την Καμπάνια, συμπεριλαμβανομένων, μεταξύ άλλων, οποιωνδήποτε ζητημάτων που σχετίζονται με τη διαχείριση, προκειμένου να διευκολύνεται η διοργάνωση αυτής της Καμπάνιας, η παράδοση των βραβείων στον νικητή, καθώς και η πρόληψη τυχόν απάτης. Αυτοί οι σκοποί απαιτούν την επεξεργασία των πληροφοριών του HUAWEI ID και του κωδικού επαλήθευσης. Προκειμένου να είμαστε σε θέση να παραδίδουμε τα βραβεία στους νικητές, χρειάζεται να κοινοποιούμε προσωπικά δεδομένα στις υπηρεσίες ταχυμεταφορών που χρησιμοποιούμε. Τυχόν προσωπικά δεδομένα που παρέχονται από τους Συμμετέχοντες σε σχέση με την Καμπάνια διατηρούνται για χρονικό διάστημα που δεν υπερβαίνει τους 12 μήνες μετά την Καμπάνια. Γενικά, όταν χρησιμοποιείτε οποιαδήποτε υπηρεσία της Aspiegel, όπως τον HUAWEI BROWSER, τα προσωπικά σας δεδομένα θα υποβάλλονται σε επεξεργασία σύμφωνα με την αντίστοιχη Δήλωση Απορρήτου.</text:p>
            <text:p/>
            <text:p>7.7 Η Aspiegel διατηρεί το δικαίωμα να αναδεικνύει εναλλακτικό νικητή, εφόσον θεωρεί ότι κάποιος νικητής έχει παραβεί οποιονδήποτε από τους παρόντες Όρους και Προϋποθέσεις.</text:p>
            <text:p/>
            <text:p>7.8 Η Aspiegel διατηρεί το δικαίωμα να αναδεικνύει εναλλακτικό νικητή, εάν η εταιρεία ταχυμεταφορών δεν είναι σε θέση να παραδώσει το βραβείο λόγω παροχής λανθασμένης διεύθυνσης. </text:p>
            <text:p/>
            <text:p>7.9 Η παρούσα Καμπάνια και οι Όροι και Προϋποθέσεις διέπονται από και ερμηνεύονται σύμφωνα με τους νόμους της Ιρλανδίας. Κανένας από τους παρόντες Όρους δεν αποκλείει, περιορίζει ή μειώνει τα δικαιώματά σας σύμφωνα με τους τοπικούς υποχρεωτικούς νόμους περί καταναλωτών.</text:p>
            <text:p/>
            <text:p>7.10 Το παρόν έγγραφο μπορεί να μεταφράζεται σε πολλές γλώσσες. Εφόσον προκύπτει οποιαδήποτε ασυμφωνία μεταξύ της έκδοσης στην αγγλική γλώσσα και οποιασδήποτε μετάφρασης του παρόντος Συμφωνητικού, υπερισχύει η έκδοση στην αγγλική γλώσσα.</text:p>
            <text:p/>
            <text:p>7.11 Οποιαδήποτε φορολογική υποχρέωση (συμπεριλαμβανομένου του φόρου προσωπικού εισοδήματος) που ανακύπτει ως αποτέλεσμα της απονομής ή της λήψης κάποιου βραβείου, επιβαρύνει τον νικητή του βραβείου. Εφόσον εγερθεί οποιαδήποτε απαίτηση εναντίον της Aspiegel σχετικά με τέτοιους φόρους, ο νικητής του βραβείου αναλαμβάνει την υποχρέωση να αποζημιώσει και να προστατεύσει την Aspiegel έναντι οποιασδήποτε ευθύνης για τέτοια ποσά και να επιστρέψει αμέσως στην Aspiegel τα εν λόγω ποσά μαζί με τυχόν επιβαλλόμενες κυρώσεις και τόκους. </text:p>
            <text:p/>
            <text:p>7.12 Η Aspiegel δεν παρέχει καμία εγγύηση, δήλωση ή υπόσχεση, ρητή ή σιωπηρή, ουσιαστική ή νομική, σχετικά με οποιοδήποτε βραβείο, τη χρήση, την αξία ή την απόλαυση των βραβείων, συμπεριλαμβανομένων, μεταξύ άλλων, της ποιότητας, της μηχανικής τους κατάστασης, της εμπορευσιμότητας ή της καταλληλότητας αυτών για συγκεκριμένο σκοπό.</text:p>
            <text:p/>
            <text:p/>
            <text:p>__________</text:p>
            <text:p/>
          </table:table-cell>
          <table:table-cell office:value-type="string" calcext:value-type="string">
            <text:p/>
            <text:p>TÉRMINOS Y CONDICIONES GENERALES PARA LA CAMPAÑA NAVEGADOR SKYBRIDGE (\"LA CAMPAÑA\")</text:p>
            <text:p>1. Términos y condiciones vinculantes</text:p>
            <text:p>Al participar en la Campaña, usted acepta los presentes Términos y condiciones a los cuales queda vinculado jurídicamente.</text:p>
            <text:p>2. Organizador de la Campaña</text:p>
            <text:p>Esta Campaña está organizada por Aspiegel SE (“Aspiegel”), una empresa constituida en Irlanda con domicilio social en: 3.ª planta, Mespil Court, Mespil Road, Ballsbridge, Dublín 4, D04 E516, Irlanda. Aspiegel forma parte del grupo de empresas de Huawei.</text:p>
            <text:p>3. Territorio de la Campaña</text:p>
            <text:p>ALEMANIA, AUSTRIA, BÉLGICA, BULGARIA, CROACIA, ESPAÑA, FINLANDIA, FRANCIA, GRECIA, HUNGRÍA, ITALIA, PAÍSES BAJOS, POLONIA, PORTUGAL, REPÚBLICA CHECA, REPÚBLICA ESLOVACA, RUMANIA, UCRANIA</text:p>
            <text:p/>
            <text:p>4. Duración de la Campaña</text:p>
            <text:p>La Campaña comenzará el 3 DE OCTUBRE DE 2022 a las 00:00 (GMT+1) y finalizará el 31 DE DICIEMBRE DE 2022 a las 23:59 (GMT+1).</text:p>
            <text:p>5. Cómo participar</text:p>
            <text:p/>
            <text:p>5.1 La participación es gratuita.</text:p>
            <text:p/>
            <text:p>5.2 Esta oferta solo está disponible para usuarios de dispositivos Huawei cuyo ID de HUAWEI único esté registrado en uno de los territorios de la Campaña indicados en la Sección 3, en el que también residen. La región de servicio y la dirección IP del participante también deben corresponder con el país en el que reside.</text:p>
            <text:p/>
            <text:p>5.3 Para entrar en la página de la Campaña, los usuarios deben tocar el botón \"JUGAR AL JUEGO\" ubicado en la página de destino dentro del icono de SkyBridge en el marcado rápido del Navegador.</text:p>
            <text:p/>
            <text:p/>
            <text:p>5.4 Después de aceptar los Términos y condiciones, los participantes pueden comenzar a jugar el juego SkyBridge. Los tres mejores clasificados ganan los premios. Los participantes pueden jugar repetidamente. El único límite es el tiempo de cada ronda. Habrá 6 rondas de dos semanas. </text:p>
            <text:p>Los ganadores se elegirán en función de la mejor puntuación obtenida en la lista de juegos de SkyBridge durante cada ronda. Los ganadores se seleccionarán automáticamente al final de cada ronda de los siguientes países, según estos Términos y condiciones: ALEMANIA, AUSTRIA, BÉLGICA, BULGARIA, CROACIA, ESPAÑA, FINLANDIA, FRANCIA, GRECIA, HUNGRÍA, ITALIA, PAÍSES BAJOS, POLONIA, PORTUGAL, REPÚBLICA CHECA, REPÚBLICA ESLOVACA, RUMANIA, UCRANIA.</text:p>
            <text:p/>
            <text:p/>
            <text:p>5.5 Durante el proceso de selección, el comité de Campaña verificará que los ganadores no sean empleados de Huawei.</text:p>
            <text:p/>
            <text:p>5.6 Los datos personales se cifrarán y se borrarán de los correos electrónicos, del almacenamiento en el ordenador y del servidor del sitio web Aspiegel.com en un plazo de 30 días desde que se contacte con los ganadores y se organice la entrega de los premios.</text:p>
            <text:p/>
            <text:p>5.7 Los ganadores de la Campaña recibirán un correo electrónico de confirmación en la dirección de correo electrónico especificada en el proceso de registro de HW ID. </text:p>
            <text:p/>
            <text:p>5.8 Los premios se enviarán a la dirección de entrega proporcionada en respuesta al correo electrónico de confirmación.</text:p>
            <text:p/>
            <text:p>5.9 El resultado de los ganadores es definitivo y Aspiegel no entrará en discusiones ni correspondencias relacionadas con las disputas.</text:p>
            <text:p/>
            <text:p>5.10 No hay límite en el número de participantes que pueden participar en la Campaña.</text:p>
            <text:p/>
            <text:p>6. Concesión de premios</text:p>
            <text:p/>
            <text:p>6.1 Los premios solo están disponibles para los participantes cuya dirección postal y país de registro de la ID de HUAWEI se encuentren dentro de uno de los territorios de la Campaña.</text:p>
            <text:p/>
            <text:p>6.2 Hay un total de 6 rondas de juegos. Cada ronda dura dos semanas. Los premios otorgados son los siguientes: </text:p>
            <text:p/>
            <text:p>a) Premios de la 1ª ronda: 1º lugar: HUAWEI Matepad Pro, 2º lugar: HUAWEI Nova 9 Black, 3º lugar HUAWEI WATCH 3 Pro; </text:p>
            <text:p/>
            <text:p>b) Premios de la 2ª ronda: 1º lugar: HUAWEI Matepad Pro, 2º lugar: HUAWEI Nova 9 Black, 3º lugar HUAWEI WATCH 3 Pro;</text:p>
            <text:p/>
            <text:p>c) Premios de la 3ª ronda: 1º lugar: HUAWEI Matepad Pro, 2º lugar: HUAWEI Nova 9 Black, 3º lugar HUAWEI WATCH 3 Pro; </text:p>
            <text:p/>
            <text:p>d) Premios de 4ª ronda: 1º lugar: HUAWEI Matepad Pro, 2º lugar: HUAWEI Nova 9 Black, 3º lugar HUAWEI WATCH 3 Pro;</text:p>
            <text:p/>
            <text:p>e) Premios de 5ª ronda: 1º lugar: HUAWEI Matepad Pro, 2º lugar: HUAWEI Nova 9 Black, 3º lugar HUAWEI WATCH 3 Pro; </text:p>
            <text:p/>
            <text:p>f) Premios de 6ª ronda: 1º lugar: HUAWEI Matepad Pro, 2º lugar: HUAWEI Nova 9 Black, 3º lugar Cupón Cloud de 1EUR.</text:p>
            <text:p/>
            <text:p>6.3 Los premios físicos se enviarán a los ganadores en un plazo de 30 días a partir del último día de la Campaña. Aspiegel no se hace responsable de ningún retraso causado por los servicios de envío, incluidos, entre otros, los retrasos causados por el Covid-19. </text:p>
            <text:p/>
            <text:p>6.4 Puede que Aspiegel le pida un documento de identidad para comprobar su edad antes de conceder el premio. Puede que no se permita participar a los usuarios que no sean mayores de edad.</text:p>
            <text:p/>
            <text:p>6.5 Aspiegel se reserva el derecho a ofrecer premios alternativos de menor o igual valor, si por razones imprevistas no puede ofrecer al ganador uno de los premios mencionados anteriormente.</text:p>
            <text:p/>
            <text:p>6.6 Los premios no son negociables ni transferibles.</text:p>
            <text:p/>
            <text:p>6.7 Los envíos de todos los premios físicos se realizarán únicamente dentro del territorio de la Campaña.</text:p>
            <text:p/>
            <text:p>6.8 El organizador de la Campaña se reserva el derecho a cambiar los Términos y condiciones en cualquier momento sin previo aviso por razones de fuerza mayor o cualquier otro motivo imprevisto.</text:p>
            <text:p/>
            <text:p/>
            <text:p>7. Condiciones adicionales </text:p>
            <text:p/>
            <text:p>7.1 Debe ser mayor de edad. </text:p>
            <text:p/>
            <text:p>7.2 No puede participar en la Campaña si es empleado de Aspiegel o de cualquiera de las filiales de Huawei, o si está vinculado de algún modo con dicho empleado, ya sea por relación familiar, de amistad o similar.</text:p>
            <text:p/>
            <text:p>7.3 Aspiegel se reserva el derecho de suspender, cancelar o modificar la Campaña si, a su sola discreción, lo considera necesario por cualquier motivo imprevisto o que esté fuera de su control.</text:p>
            <text:p/>
            <text:p>7.4 En la máxima medida en que lo permita la ley, Aspiegel (incluidas las filiales de la empresa Huawei) y sus agentes o distribuidores no serán responsables bajo ninguna circunstancia (a) de indemnizar al participante ni de aceptar ninguna responsabilidad por cualquier pérdida o daño, lesión personal o fallecimiento como resultado de participar en la Campaña o de aceptar un premio; ni (b) de cualquier asunto que se derive del uso de un premio o que esté relacionado con el mismo, por parte del usuario o de un tercero, en caso de que gane un premio. Sus derechos legales no se ven afectados. </text:p>
            <text:p/>
            <text:p>7.5 Al participar en la Campaña, usted exime de toda responsabilidad a Aspiegel (o, si aplica, a su(s) proveedor(es) de cuentas de redes sociales) de cualquier responsabilidad asociada a la Campaña, la cual no está de ninguna manera patrocinada, respaldada, administrada o asociada con su(s) proveedor(es) de cuentas de redes sociales. </text:p>
            <text:p/>
            <text:p>7.6 Aspiegel procesa y utiliza la información personal proporcionada por los participantes a efectos de esta Campaña de conformidad con la legislación local aplicable y el Reglamento General de Protección de datos (RGPD) de la UE. En la medida en que usted proporcione cualquier información personal, esta solo se tratará para fines legales directamente relacionados con esta Campaña, incluidos, pero sin limitarse a ello, cualquier asunto administrativo que permita facilitar la gestión y organización de la misma, así como la entrega del premio al ganador y la prevención del fraude. Dichos propósitos requieren que procesemos la información del ID de HUAWEI y el código de verificación. Necesitamos proporcionar datos personales a los servicios de mensajería para poder entregar premios físicos a los ganadores. Cualquier dato personal proporcionado por los participantes en relación con la Campaña se conserva durante no más de 12 meses después de la Campaña. En general, cuando utilice los servicios de Aspiegel, como Navegador de HUAWEI, su información personal se procesará de acuerdo con la Declaración de privacidad correspondiente.</text:p>
            <text:p/>
            <text:p>7.7 Aspiegel se reserva el derecho a nombrar a otro ganador si cree que un ganador elegido ha incumplido cualquiera de estos Términos y condiciones.</text:p>
            <text:p/>
            <text:p>7.8 Aspiegel se reserva el derecho de sortear un ganador alternativo si la empresa de mensajería no puede entregar el premio debido a una dirección incorrecta. </text:p>
            <text:p/>
            <text:p>7.9 Esta Campaña y los Términos y condiciones aquí descritos se regirán e interpretarán de conformidad con la legislación de Irlanda. Nada de lo recogido en estos términos excluirá, limitará o restringirá sus derechos bajo las leyes de consumo obligatorias locales.</text:p>
            <text:p/>
            <text:p>7.10 Este documento puede estar traducido a varios idiomas. En caso de que surja algún conflicto entre la versión en inglés de este Acuerdo y cualquier traducción del mismo, prevalecerá la versión en inglés.</text:p>
            <text:p/>
            <text:p>7.11 Cualquier impuesto a pagar (incluido el impuesto sobre la renta de las personas físicas) que sea aplicable como resultado de la concesión o recepción de un premio será responsabilidad del ganador del premio. Si se realiza alguna reclamación contra Aspiegel por dichos impuestos, el ganador del premio indemnizará y eximirá a Aspiegel de cualquier responsabilidad por dichas sumas y remitirá inmediatamente a Aspiegel dichas sumas junto con las multas e intereses cobrados. </text:p>
            <text:p/>
            <text:p>7.12 Aspiegel no ofrece garantías, representaciones o avales, expresos o implícitos, de hecho o de derecho, relativos a cualquier premio en relación con el uso, valor o disfrute del mismo, incluyendo, entre otros, su calidad, condición mecánica, comerciabilidad o aptitud para un propósito particular.</text:p>
            <text:p/>
            <text:p/>
            <text:p>__________</text:p>
            <text:p/>
          </table:table-cell>
          <table:table-cell office:value-type="string" calcext:value-type="string">
            <text:p/>
            <text:p>CONDITIONS GÉNÉRALES DE LA CAMPAGNE « NAVIGATEUR x SKYBRIDGE » (« LA CAMPAGNE »)</text:p>
            <text:p>1. Conditions générales</text:p>
            <text:p>En participant à la Campagne, vous acceptez et convenez d'être légalement lié par toutes les présentes Conditions générales.</text:p>
            <text:p>2. Organisateur de la Campagne</text:p>
            <text:p>La présente Campagne est organisée par Aspiegel SE (« Aspiegel »), société de droit irlandais dont le siège social est sis : 3rd floor, Mespil Court, Mespil Road, Ballsbridge, Dublin 4, D04 E516, Irlande. Aspiegel fait partie du groupe d'entreprises Huawei.</text:p>
            <text:p>3. Territoires de la Campagne</text:p>
            <text:p>L'ALLEMAGNE, L'AUTRICHE, LA BELGIQUE, LA BULGARIE, LA CROATIE, L'ESPAGNE, LA FINLANDE, LA FRANCE, LA GRÈCE, LA HONGRIE, L'ITALIE, LES PAYS-BAS, LA POLOGNE, LE PORTUGAL, LA RÉPUBLIQUE TCHÈQUE, LA RÉPUBLIQUE SLOVAQUE, LA ROUMANIE ET L'UKRAINE.</text:p>
            <text:p/>
            <text:p>4. Durée de la Campagne</text:p>
            <text:p>La campagne débutera le 3 octobre 2022 à 00 h 00 (GMT+1) et se terminera le 31 décembre 2022 à 23 h 59 (GMT+1).</text:p>
            <text:p>5. Comment participer</text:p>
            <text:p/>
            <text:p>5.1 La participation est gratuite.</text:p>
            <text:p/>
            <text:p>5.2 Cette offre est uniquement disponible pour les utilisateurs d’appareils Huawei dont l'identifiant HUAWEI ID est enregistré dans l’un des territoires de la Campagne mentionnés dans la section 3, où ils résident également. La région de service de l’identifiant HUAWEI ID et l'adresse IP de l’utilisateur doivent également correspondre à son pays de résidence.</text:p>
            <text:p/>
            <text:p>5.3 Pour accéder à la page de la Campagne, les utilisateurs doivent appuyer sur le bouton « JOUER » [PLAY GAME] placé sur la page d'accueil vers laquelle ils seront redirigés après avoir appuyé sur l'icône SkyBridge qui se trouve dans la section « Raccourcis » de Navigateur.</text:p>
            <text:p/>
            <text:p/>
            <text:p>5.4 Après avoir accepté les Conditions générales, les participants peuvent commencer à jouer au jeu SkyBridge. Les trois meilleurs joueurs remporteront les prix. Les participants peuvent jouer plusieurs fois. La seule limite est le temps imparti pour chaque tour. Il y aura 6 tours de deux semaines. </text:p>
            <text:p>Les gagnants seront choisis en fonction du meilleur score obtenu sur la liste des jeux SkyBridge lors de chaque tour. Les gagnants seront automatiquement sélectionnés à la fin de chaque tour dans les pays suivants, conformément aux présentes Conditions générales : L'ALLEMAGNE, L'AUTRICHE, LA BELGIQUE, LA BULGARIE, LA CROATIE, L'ESPAGNE, LA FINLANDE, LA FRANCE, LA GRÈCE, LA HONGRIE, L'ITALIE, LES PAYS-BAS, LA POLOGNE, LE PORTUGAL, LA RÉPUBLIQUE TCHÈQUE, LA RÉPUBLIQUE SLOVAQUE, LA ROUMANIE ET L'UKRAINE.</text:p>
            <text:p/>
            <text:p/>
            <text:p>5.5 Au cours du processus de sélection, le comité de la Campagne vérifiera que les gagnants ne sont pas des employés de Huawei.</text:p>
            <text:p/>
            <text:p>5.6 Les données personnelles seront cryptées et effacées des courriels, du stockage des ordinateurs portables et du back-end du site web aspiegel.com dans les 30 jours suivant la prise de contact avec les gagnants et l'organisation de la livraison des prix.</text:p>
            <text:p/>
            <text:p>5.7 Les gagnants de la Campagne recevront un e-mail de confirmation à l'adresse e-mail indiquée lors de la création du compte HUAWEI ID. </text:p>
            <text:p/>
            <text:p>5.8 Les prix seront expédiés à l'adresse de livraison fournie en réponse à l'e-mail de confirmation.</text:p>
            <text:p/>
            <text:p>5.9 Dans la mesure maximale prévue par les lois applicables, les résultats des gagnants sont définitifs et Aspiegel n'entrera pas en discussion ou correspondance concernant les litiges.</text:p>
            <text:p/>
            <text:p>5.10 Il n'y a pas de limite au nombre de participants pouvant prendre part à la Campagne.</text:p>
            <text:p/>
            <text:p>6. Remise des prix</text:p>
            <text:p/>
            <text:p>6.1 Les prix ne sont disponibles que pour les participants dont l'adresse postale et le pays d'enregistrement de l'identifiant HUAWEI ID se trouvent sur les territoires de la Campagne.</text:p>
            <text:p/>
            <text:p>6.2 Il y a un total de 6 tours de jeux. Chaque tour dure deux semaines. Les prix décernés sont les suivants : </text:p>
            <text:p/>
            <text:p>a) Prix du 1er tour : 1re place : HUAWEI Matepad Pro, 2e place : HUAWEI nova 9 noir, 3e place : HUAWEI WATCH 3 Pro ; </text:p>
            <text:p/>
            <text:p>b) Prix du 2e tour : 1re place : HUAWEI Matepad Pro, 2e place : HUAWEI nova 9 noir, 3e place : HUAWEI WATCH 3 Pro ;</text:p>
            <text:p/>
            <text:p>c) Prix du 3e tour : 1re place : HUAWEI Matepad Pro, 2e place : HUAWEI nova 9 noir, 3e place : HUAWEI WATCH 3 Pro ; </text:p>
            <text:p/>
            <text:p>d) Prix du 4e tour : 1re place : HUAWEI Matepad Pro, 2e place : HUAWEI nova 9 noir, 3e place : HUAWEI WATCH 3 Pro ;</text:p>
            <text:p/>
            <text:p>e) Prix du 5e tour : 1re place : HUAWEI Matepad Pro, 2e place : HUAWEI nova 9 noir, 3e place : HUAWEI WATCH 3 Pro ; </text:p>
            <text:p/>
            <text:p>f) Prix du 6e tour : 1re place : HUAWEI Matepad Pro, 2e place : HUAWEI nova 9 noir, 3e place : Coupon Cloud 1 €.</text:p>
            <text:p/>
            <text:p>6.3 Les prix physiques seront envoyés aux gagnants dans les 30 jours suivant le dernier jour de la Campagne. Aspiegel n'est pas responsable des retards causés par les services de livraison, y compris, mais sans s'y limiter, à ceux causés par la pandémie de COVID-19. </text:p>
            <text:p/>
            <text:p>6.4 Aspiegel peut exiger une pièce d'identité comme preuve de l’âge et de l'identité du gagnant, avant la remise d'un prix. Les participants qui n'ont pas atteint l'âge de la majorité civile peuvent être exclus de la participation.</text:p>
            <text:p/>
            <text:p>6.5 Aspiegel se réserve le droit d’offrir d’autres prix de valeur équivalente ou inférieure, si pour une raison imprévue elle ne peut offrir l’un des prix mentionnés ci-dessus à l’un des gagnants.</text:p>
            <text:p/>
            <text:p>6.6 Les prix ne sont ni négociables ni transférables.</text:p>
            <text:p/>
            <text:p>6.7 Les prix physiques seront uniquement envoyés dans les territoires de la Campagne.</text:p>
            <text:p/>
            <text:p>6.8 L’organisateur de la Campagne se réserve le droit de modifier les présentes Conditions générales à tout moment sans avis préalable pour des raisons de force majeure ou pour toute autre raison imprévue.</text:p>
            <text:p/>
            <text:p/>
            <text:p>7. Conditions supplémentaires </text:p>
            <text:p/>
            <text:p>7.1 Vous devez être âgé de 18 ans ou plus. </text:p>
            <text:p/>
            <text:p>7.2 Vous ne pouvez pas participer à la Campagne si vous êtes un(e) employé(e) d'Aspiegel ou d'une des sociétés affiliées à Huawei, ou si vous êtes lié(e) de quelque manière que ce soit à un(e) employé(e), soit par des liens familiaux, amicaux, ou autre.</text:p>
            <text:p/>
            <text:p>7.3 Aspiegel se réserve le droit de retenir, d'invalider, de suspendre, d'annuler ou de modifier la Campagne à sa seule discrétion s’il devient nécessaire de le faire pour toute raison imprévue ou hors de son contrôle.</text:p>
            <text:p/>
            <text:p>7.4 Dans toute la mesure permise par la loi, Aspiegel (y compris ses sociétés affiliées à Huawei) et ses agents ou distributeurs, ne seront en aucun cas tenus (a) d'indemniser le participant ou d'accepter une quelconque responsabilité pour toute perte ou dommage, blessure corporelle ou décès, résultant de la participation à la Campagne ou de l'acceptation d'un prix ; et/ou (b) responsables pour toute question liée ou découlant de l’utilisation d'un des prix par vous ou un tiers, si vous en gagnez un. Vos droits légaux ne sont pas affectés. </text:p>
            <text:p/>
            <text:p>7.5 En participant à la Campagne, vous indemnisez et dégagez par la présente Aspiegel (ou, le cas échéant, votre(vos) fournisseur(s) de compte de médias sociaux) de toute responsabilité associée à la Campagne. La Campagne n'est en aucun cas sponsorisée, approuvée ou administrée par ou associée à votre(vos) fournisseur(s) de compte de médias sociaux. </text:p>
            <text:p/>
            <text:p>7.6 Aspiegel traite et utilise toutes les données personnelles fournies par les participants aux fins de la présente Campagne conformément aux lois locales en vigueur et au Règlement général de l'UE sur la protection des données (RGPD). Dans la mesure où vous fournissez des données personnelles, celles-ci ne seront traitées qu'à des fins légitimes directement liées à cette Campagne, y compris, mais sans s'y limiter, aux questions administratives visant à faciliter la gestion et l'organisation de cette Campagne, ainsi que la remise du prix au gagnant et prévention de la fraude. Pour ce faire, nous devons traiter les informations de l'identifiant HUAWEI ID et le code de vérification. Nous devons partager des données personnelles avec les services de livraison utilisés pour pouvoir remettre des prix physiques aux gagnants. Toutes les données personnelles fournies par les participants dans le cadre de la Campagne sont conservées au maximum 12 mois après la Campagne. En général, lorsque vous utilisez les services Aspiegel, tels que HUAWEI Navigateur, vos données personnelles seront traitées conformément à la Déclaration de confidentialité respective.</text:p>
            <text:p/>
            <text:p>7.7 Aspiegel se réserve le droit de tirer au sort un autre gagnant si elle estime que l'un d'entre eux a enfreint l'une des présentes Conditions générales.</text:p>
            <text:p/>
            <text:p>7.8 Aspiegel se réserve le droit de désigner un autre gagnant si nous ne sommes pas en mesure de livrer le prix en raison d'une adresse incorrecte. </text:p>
            <text:p/>
            <text:p>7.9 La présente Campagne et les présentes Conditions générales sont régies et interprétées conformément aux lois irlandaises. Rien dans les présentes Conditions générales n'exclut, ne limite ou ne restreint vos droits en vertu des lois locales obligatoires sur la consommation.</text:p>
            <text:p/>
            <text:p>7.10 Ce document peut être traduit en plusieurs langues. En cas de conflit entre la version anglaise du présent Accord et toute traduction de celui-ci, la version anglaise sera considérée comme étant en vigueur.</text:p>
            <text:p/>
            <text:p>7.11 Tout impôt à payer (y compris l'impôt sur le revenu des particuliers) applicable à la suite de l'attribution ou de la réception d'un prix sera à la charge du gagnant du prix. Si une réclamation est faite contre Aspiegel pour de telles taxes, le gagnant du prix indemnisera et dégagera Aspiegel de toute responsabilité pour ces sommes et remettra rapidement à Aspiegel ces sommes ainsi que les pénalités et les intérêts imposés. </text:p>
            <text:p/>
            <text:p>7.12 Aspiegel ne donne aucune garantie, déclaration ou caution, explicite ou implicite, en fait ou en droit, concernant le(s) prix, quant à l'utilisation, la valeur ou la jouissance du(des) prix, y compris, sans limitation, sa qualité, son état mécanique, sa qualité marchande ou son adéquation à un usage particulier.</text:p>
            <text:p/>
            <text:p/>
            <text:p>__________</text:p>
            <text:p/>
          </table:table-cell>
          <table:table-cell office:value-type="string" calcext:value-type="string">
            <text:p/>
            <text:p>A BÖNGÉSZŐ SKYBRIDGE KAMPÁNY ÁLTALÁNOS SZERZŐDÉSI FELTÉTELEI („A KAMPÁNY”)</text:p>
            <text:p>1. Általános Szerződési Feltételek</text:p>
            <text:p>A Kampányba való belépéssel elfogadja, és magára jogilag kötelező érvényűnek tekinti a jelen Általános Szerződési Feltételeket.</text:p>
            <text:p>2. A Kampányszervező</text:p>
            <text:p>Ezt a kampányt az Írországban bejegyzett Aspiegel SE (“Aspiegel”) szervezi, amelynek bejegyzett címe: Mespil Court, Harmadik emelet, Mespil Road, Ballsbridge, Dublin 4, 3rd D04 E516, Írország. Az Aspiegel a Huawei vállalatcsoport része.</text:p>
            <text:p>3. A Kampány Területe</text:p>
            <text:p>AUSZTRIA, BELGIUM, BULGÁRIA, HORVÁTORSZÁG, CSEH KÖZTÁRSASÁG, FINNORSZÁG, FRANCIAORSZÁG, NÉMETORSZÁG, GÖRÖGORSZÁG, MAGYARORSZÁG, OLASZORSZÁG, HOLLANDIA, LENGYELORSZÁG, PORTUGÁLIA, ROMÁNIA, SZLOVÁK KÖZTÁRSASÁG, SPANYOLORSZÁG, UKRAJNA</text:p>
            <text:p/>
            <text:p>4. A kampány időtartama</text:p>
            <text:p>A kampány 2022. október 3-án 00:00-kor (GMT+1) kezdődik és 2022. december 31-én 23:59-kor (GMT+1) fejeződik be.</text:p>
            <text:p>5. Hogyan vehet részt</text:p>
            <text:p/>
            <text:p>5.1 A részvétel ingyenes.</text:p>
            <text:p/>
            <text:p>5.2 Ez az ajánlat csak a Huawei felhasználók számára érhető el, akik egyedi HUAWEI ID-vel rendelkeznek, amely a 3. pontban említett ország(ok)ban lett regisztrálva, ahol a résztvevő életvitelszerűen tartózkodik. A résztvevő HUAWEI ID szolgáltatási régiójának és IP-címének meg kell egyeznie a lakóhely szerinti országgal is.</text:p>
            <text:p/>
            <text:p>5.3 A Kampány oldalra való belépéshez a felhasználóknak meg kell érinteniük a \"JÁTÉK\" (PLAY GAME)gombot, amely a SkyBridge ikon céloldalán található a böngésző gyorsmenüjében.</text:p>
            <text:p/>
            <text:p/>
            <text:p>5.4 Az Általános Szerződési Feltételek elfogadása után a résztvevők elkezdhetnek játszani a SkyBridge-játékkal. A három legjobb pontszerző nyeri a díjakat. A résztvevők többször is játszhatnak. Az egyetlen korlát az egyes körök ideje. 6 kéthetes forduló lesz. </text:p>
            <text:p>A győzteseket a SkyBridge játéklistáján az egyes fordulók során elért legjobb pontszám alapján választjuk ki. A nyerteseket minden forduló végén automatikusan kiválasztjuk a következő országokból, a jelen Általános Szerződési Feltételeknek megfelelően: AUSZTRIA, BELGIUM, BULGÁRIA, HORVÁTORSZÁG, CSEH KÖZTÁRSASÁG, FINNORSZÁG, FRANCIAORSZÁG, NÉMETORSZÁG, GÖRÖGORSZÁG, MAGYARORSZÁG, OLASZORSZÁG, HOLLANDIA, LENGYELORSZÁG, PORTUGÁLIA, ROMÁNIA, SZLOVÁK KÖZTÁRSASÁG, SPANYOLORSZÁG, UKRAJNA.</text:p>
            <text:p/>
            <text:p/>
            <text:p>5.5 A kiválasztási folyamat során a kampánybizottság ellenőrzi, hogy a nyertesek nem a Huawei alkalmazottai-e.</text:p>
            <text:p/>
            <text:p>5.6 A személyes adatokat titkosítjuk, és a nyertesekkel való kapcsolatfelvételt és a nyeremények kézbesítését követő 30 napon belül töröljük az e-mailekből, a laptop tárhelyekből és az Aspiegel.com weboldal háttértárából is.</text:p>
            <text:p/>
            <text:p>5.7 A Kampány nyertesei visszaigazoló e-mailt kapnak a Huawei ID regisztrációnál megadott e-mail címre. </text:p>
            <text:p/>
            <text:p>5.8 A nyereményeket a visszaigazoló e-mailre adott válasz e-mailben kapott szállítási címre szállítjuk.</text:p>
            <text:p/>
            <text:p>5.9 A nyertesek eredményei véglegesek, és Aspiegel nem kezd vitába vagy levelezésbe vitás kérdések esetén.</text:p>
            <text:p/>
            <text:p>5.10 Nincs korlátozva azon résztvevők száma, akik részt vehetnek a játékban.</text:p>
            <text:p/>
            <text:p>6. Díjak odaítélése </text:p>
            <text:p/>
            <text:p>6.1 A nyeremények csak olyan felhasználók számára érhetőek el, akiknek a postai címe és a Huawei ID regisztrációs országa a Kampány területén belül van.</text:p>
            <text:p/>
            <text:p>6.2 Összesen 6 fordulója van a játéknak. Minden forduló két hétig tart. Az odaítélt díjak a következők: </text:p>
            <text:p/>
            <text:p>a) 1. fordulós nyeremények: 1. hely: HUAWEI Matepad Pro, 2. hely: HUAWEI Nova 9 Fekete, 3. hely HUAWEI WATCH 3 Pro; </text:p>
            <text:p/>
            <text:p>b) 2..fordulós nyeremények: 1. hely: HUAWEI Matepad Pro, 2. hely: HUAWEI Nova 9 (fekete), 3. hely HUAWEI WATCH 3 Pro;</text:p>
            <text:p/>
            <text:p>c) 3 fordulós nyeremények: 1. hely: HUAWEI Matepad Pro, 2. hely: HUAWEI Nova 9 (fekete), 3. hely HUAWEI WATCH 3 Pro; </text:p>
            <text:p/>
            <text:p>d) 4..fordulós nyeremények: 1. hely: HUAWEI Matepad Pro, 2. hely: HUAWEI Nova 9 (fekete), 3. hely HUAWEI WATCH 3 Pro;</text:p>
            <text:p/>
            <text:p>e) 5..fordulós nyeremények: 1. hely: HUAWEI Matepad Pro, 2. hely: HUAWEI Nova 9 (fekete), 3. hely HUAWEI WATCH 3 Pro; </text:p>
            <text:p/>
            <text:p>f) 6. fordulós nyeremények: 1. hely: HUAWEI Matepad Pro, 2. hely: HUAWEI Nova 9 (fekete), 3. hely 1 eurós Cloud kupon.</text:p>
            <text:p/>
            <text:p>6.3 A tárgynyereményeket a Kampány utolsó napját követő 30 napon belül küldjük el a nyerteseknek. Az Aspiegel nem vállal felelősséget a kézbesítési szolgáltatók által okozott késedelemért, beleértve, de nem kizárólagosan a COVID-19 okozta késedelmeket is. </text:p>
            <text:p/>
            <text:p>6.4 A személyazonosság igazolását Aspiegel az életkor és személyazonosság egyezősége miatt kérheti, mielőtt díjat adnának ki. Azok a résztvevők, akik még nem nagykorúak, kizárhatók a részvételből.</text:p>
            <text:p/>
            <text:p>6.5 Az Aspiegel fenntartja magának a jogot, hogy kisebb vagy egyenértékű értékű alternatív nyereményeket kínáljon fel, ha előre nem látható okból nem tudja a fent említett nyeremények egyikét kiadni a nyertes számára.</text:p>
            <text:p/>
            <text:p>6.6 A nyeremények nem képzik alku tárgyát, és nem átruházhatóak.</text:p>
            <text:p/>
            <text:p>6.7 Az tárgynyeremények kizárólag a Kampány területén belül kerülnek kiszállításra.</text:p>
            <text:p/>
            <text:p>6.8 A Kampány szervezője fenntartja a jogot, hogy vis maior vagy előre nem látható okok miatt bármikor, előzetes értesítés nélkül megváltoztassa a feltételeket.</text:p>
            <text:p/>
            <text:p/>
            <text:p>7. További Feltételek </text:p>
            <text:p/>
            <text:p>7.1 18. Önnek legalább 18 évesnek kell lennie. </text:p>
            <text:p/>
            <text:p>7.2 Nem vehet részt a kampányban, ha az Aspiegel vagy annak valamely Huawei-hez kötődő vállalatának alkalmazottja, vagy ha bármilyen módon kötődik ilyen munkavállalóhoz, családi kapcsolat, barátság vagy egyéb módon.</text:p>
            <text:p/>
            <text:p>7.3 Az Aspiegel fenntartja a jogot, hogy felfüggessze, törölje vagy módosítsa a Kampányt, ha saját belátása szerint szükségesnek ítéli ezt bármilyen előre nem látott okból, vagy események miatt melyekre nincs ráhatása.</text:p>
            <text:p/>
            <text:p>7.4 A törvény által megengedett lehető legteljesebb mértékben, az Aspiegel (beleértve a kapcsolt Huawei vállalatokat is) és ügynökei vagy forgalmazói, semmilyen körülmények között nem tehetőek felelőssé (a), hogy kompenzálják a nyertest vagy elfogadjanak, vállaljanak bármilyen felelősséget bármely veszteségért vagy kárért, személyi sérülésért, vagy halálért a Kampányba való belépés vagy a díj átvétele miatt; és / vagy (b) minden olyan esemény okán, amely a nyeremény felhasználásával kapcsolatos, vagy abból adódik, hogy Ön vagy egy harmadik fél felhasználja nyereményét. Törvényes jogait ez nem érinti. </text:p>
            <text:p/>
            <text:p>7.5 A Kampányban való részvétellel vállalja, hogy felmenti az Aspiegelt (vagy a közösségi média-szolgáltatót (-kat)) a Kampányhoz kapcsolódó minden felelősség alól. A kampányt semmilyen módon nem szponzorálja, nem támogatja vagy kezeli a közösségi médiaszolgáltató(k). </text:p>
            <text:p/>
            <text:p>7.6 Az Aspiegel feldolgozza és felhasználja a résztvevők által megadott személyes adatokat a Kampány céljaihoz, a helyi jogszabályokkal és az EU Általános Adatvédelmi Rendeletével (GDPR) összhangban. Amennyiben Ön bármilyen személyes adatot megad, azokat csak a jelen Kampánnyal közvetlenül összefüggő törvényes célokból dolgozzuk fel, ideértve, de nem kizárólag, a jelen Kampány kezelésének és szervezésének megkönnyítésére, a nyertesek személyének megállapítására, valamint a nyeremény eljuttatására, a csalások megelőzésére irányuló adminisztratív ügyeket. Az ilyen célok megkövetelik, hogy feldolgozzuk a HUAWEI azonosító adatait és az ellenőrző kódot. A személyes adatokat meg kell adnunk a futárszolgálatoknak, hogy a nyereményt el tudjuk juttatni a nyertesekhez. A résztvevők által a Kampánnyal kapcsolatban megadott személyes adatok a Kampányt követően legfeljebb 12 hónapig kerülnek megőrzésre. Általánosságban elmondható, hogy amikor Aspiegel szolgáltatásokat, például HUAWEI Böngészőt használ, személyes adatai a vonatkozó adatvédelmi nyilatkozattal összhangban kerülnek feldolgozásra.</text:p>
            <text:p/>
            <text:p>7.7 Az Aspiegel fenntartja a jogot egy alternatív nyertes sorsolására, ha úgy véli, hogy bármelyik nyertes megsértette a jelen Általános Szerződési Feltételeket.</text:p>
            <text:p/>
            <text:p>7.8 Az Aspiegel fenntartja a jogot, hogy alternatív nyertest sorsoljon ki, ha a futárcég nem tudja kiszállítani a nyereményt a helytelenül megadott cím miatt. </text:p>
            <text:p/>
            <text:p>7.9 Ezt a Kampányt és az itt szereplő Általános Szerződési Feltételeket Írország törvényei alapján kell értelmezni és végrehajtani. A jelen Feltételekben foglaltak közül semmi nem zárhatja ki, vagy korlátozhatja a helyi fogyasztói törvények szerinti jogait.</text:p>
            <text:p/>
            <text:p>7.10 Ez a dokumentum több nyelvre is lefordításra kerül. Ha bármilyen vita során ellentmondás merül fel a jelen Általános Szerződési Feltételek angol nyelvű változata és a fordítás között, az angol nyelvű változat az irányadó.</text:p>
            <text:p/>
            <text:p>7.11 Bármely fizetendő adó (beleértve a személyi jövedelemadót is), amely a nyeremény odaítélése vagy átvétele eredményeként alkalmazandó, a nyertest terheli. Ha bármilyen követelés merül fele az Aspiegellel szemben ezen adók megtérítése céljából, a díjazott vállalja, hogy kártalanítja és felmenti az Aspiegel-t az ilyen összegek megtérítése alól, és haladéktalanul átutalja ezeket az összegeket az esetleges büntetésekkel és kamatokkal együtt. </text:p>
            <text:p/>
            <text:p>7.12 Az Aspiegel semmilyen formában nem ad kifejezett vagy hallgatólagos garanciát, semmilyen nyeremény(ek)re, a nyeremény(ek) felhasználására, értékére vagy élvezhetőségére vonatkozóan, beleértve , de nem kizárólag annak minőségét , mechanikai állapotát, értékesíthetőségét, vagy adott célra való alkalmasságát.</text:p>
            <text:p/>
            <text:p/>
            <text:p>__________</text:p>
            <text:p/>
          </table:table-cell>
          <table:table-cell office:value-type="string" calcext:value-type="string">
            <text:p/>
            <text:p>TERMINI E CONDIZIONI GENERALI PER LA CAMPAGNA SKYBRIDGE DI HUAWEI BROWSER (DI SEGUITO DENOMINATA \"LA CAMPAGNA\")</text:p>
            <text:p>1. Termini e Condizioni vincolanti</text:p>
            <text:p>Aderendo alla presente Campagna, il partecipante accetta e riconosce come legalmente vincolanti tutti i Termini e Condizioni seguenti.</text:p>
            <text:p>2. Organizzatore della Campagna</text:p>
            <text:p>La presente Campagna è organizzata da Aspiegel SE (di seguito denominata \"Aspiegel\"), una società costituita in Irlanda con sede legale presso: 3rd Floor, Mespil Court, Mespil Road, Ballsbridge, Dublin 4, D04 E516, Irlanda. Aspiegel fa parte del gruppo Huawei.</text:p>
            <text:p>3. Territori aderenti alla Campagna</text:p>
            <text:p>AUSTRIA, BELGIO, BULGARIA, CROAZIA, FINLANDIA, FRANCIA, GERMANIA, GRECIA, ITALIA, PAESI BASSI, POLONIA, PORTOGALLO, REPUBBLICA CECA, ROMANIA, SLOVACCHIA, SPAGNA, UCRAINA, UNGHERIA</text:p>
            <text:p/>
            <text:p>4. Durata della Campagna</text:p>
            <text:p>La Campagna inizierà alle 00:00 (GMT+1) del 3 OTTOBRE 2022 e terminerà alle 23:59 (GMT+1) del 31 DICEMBRE 2022.</text:p>
            <text:p>5. Come partecipare</text:p>
            <text:p/>
            <text:p>5.1 La partecipazione è gratuita.</text:p>
            <text:p/>
            <text:p>5.2 L’offerta è disponibile esclusivamente per gli utenti di dispositivi Huawei il cui HUAWEI ID univoco sia registrato presso uno dei Territori aderenti alla Campagna elencati al Paragrafo 3, in cui il partecipante è inoltre residente. L'indirizzo IP del partecipante e l’area di servizio del suo HUAWEI ID devono corrispondere al paese di residenza.</text:p>
            <text:p/>
            <text:p>5.3 Per accedere alla pagina della Campagna, gli utenti devono toccare il pulsante \"PLAY GAME\" (Gioca) situato nella pagina di destinazione, la quale è accessibile tramite l'icona SkyBridge su Browser.</text:p>
            <text:p/>
            <text:p/>
            <text:p>5.4 Dopo aver accettato i Termini e Condizioni, i Partecipanti possono iniziare a giocare a SkyBridge. I primi tre classificati vinceranno dei premi. I Partecipanti possono giocare più volte: l’unico limite è la durata temporale di ciascun turno. Sono previsti 6 turni della durata di due settimane. </text:p>
            <text:p>I vincitori saranno scelti in base al miglior punteggio ottenuto su SkyBridge durante ciascun turno. I vincitori verranno selezionati automaticamente alla fine di ogni turno dai seguenti paesi, come previsto dai presenti Termini e condizioni: AUSTRIA, BELGIO, BULGARIA, CROAZIA, FINLANDIA, FRANCIA, GERMANIA, GRECIA, ITALIA, PAESI BASSI, POLONIA, PORTOGALLO, REPUBBLICA CECA, ROMANIA, SLOVACCHIA, SPAGNA, UCRAINA, UNGHERIA.</text:p>
            <text:p/>
            <text:p/>
            <text:p>5.5 Durante il processo di selezione, il comitato della Campagna verificherà che i vincitori non siano dipendenti Huawei.</text:p>
            <text:p/>
            <text:p>5.6 I dati personali saranno crittografati e cancellati dalle e-mail, dall'archivio locale dei laptop e dal back-end del sito web Aspiegel.com entro 30 giorni dalla data in cui i vincitori sono stati contattati e la consegna dei premi è stata organizzata.</text:p>
            <text:p/>
            <text:p>5.7 I vincitori della Campagna riceveranno un'e-mail di conferma all'indirizzo di posta elettronica specificato al momento della registrazione del proprio HUAWEI ID. </text:p>
            <text:p/>
            <text:p>5.8 I premi saranno spediti all'indirizzo di consegna fornito in risposta all'e-mail di conferma.</text:p>
            <text:p/>
            <text:p>5.9 I risultati delle vincite sono definitivi. Aspiegel non risponderà di eventuali contestazioni né intraprenderà alcuna corrispondenza in merito.</text:p>
            <text:p/>
            <text:p>5.10 Non vi è alcun limite al numero di partecipanti che possono accedere alla Campagna.</text:p>
            <text:p/>
            <text:p>6. Assegnazione dei premi</text:p>
            <text:p/>
            <text:p>6.1 I premi sono riservati esclusivamente ai partecipanti il cui indirizzo postale e la cui area di registrazione del HUAWEI ID ricadano entro i Territori aderenti alla Campagna.</text:p>
            <text:p/>
            <text:p>6.2 Sono previsti 6 turni di gioco in totale. Ciascun turno ha una durata di due settimane. I premi che verranno assegnati sono i seguenti: </text:p>
            <text:p/>
            <text:p>a) Premi per il 1° turno: 1° classificato: HUAWEI Matepad Pro, 2° classificato: HUAWEI Nova 9 Black, 3° classificato: HUAWEI WATCH 3 Pro; </text:p>
            <text:p/>
            <text:p>b) Premi per il 2° turno: 1° classificato: HUAWEI Matepad Pro, 2° classificato: HUAWEI Nova 9 Black, 3° classificato: HUAWEI WATCH 3 Pro;</text:p>
            <text:p/>
            <text:p>c) Premi per il 3° turno: 1° classificato: HUAWEI Matepad Pro, 2° classificato: HUAWEI Nova 9 Black, 3° classificato: HUAWEI WATCH 3 Pro; </text:p>
            <text:p/>
            <text:p>d) Premi per il 4° turno: 1° classificato: HUAWEI Matepad Pro, 2° classificato: HUAWEI Nova 9 Black, 3° classificato: HUAWEI WATCH 3 Pro;</text:p>
            <text:p/>
            <text:p>e) Premi per il 5° turno: 1° classificato: HUAWEI Matepad Pro, 2° classificato: HUAWEI Nova 9 Black, 3° classificato: HUAWEI WATCH 3 Pro; </text:p>
            <text:p/>
            <text:p>f) Premi per il 6° turno: 1° classificato: HUAWEI Matepad Pro, 2° classificato: HUAWEI Nova 9 Black, 3° classificato: coupon Cloud del valore di 1 €.</text:p>
            <text:p/>
            <text:p>6.3 I premi materiali verranno inviati ai vincitori entro 30 giorni dal termine della Campagna. Aspiegel declina ogni responsabilità per eventuali ritardi attribuibili ai servizi di spedizione, tra cui, a titolo esemplificativo, ritardi legati al Covid-19. </text:p>
            <text:p/>
            <text:p>6.4 Aspiegel si riserva il diritto di richiedere un documento di identità allo scopo di verificare l’età del partecipante prima dell’assegnazione di un premio. I partecipanti che non abbiano raggiunto la maggiore età potranno essere esclusi dalla partecipazione.</text:p>
            <text:p/>
            <text:p>6.5 Aspiegel si riserva il diritto di offrire premi alternativi di pari o inferiore valore qualora, per ragioni impreviste, non fosse possibile offrire a un vincitore uno dei premi sopraelencati.</text:p>
            <text:p/>
            <text:p>6.6 I premi non sono negoziabili né trasferibili.</text:p>
            <text:p/>
            <text:p>6.7 Le consegne dei premi materiali verranno effettuate esclusivamente entro i Territori aderenti.</text:p>
            <text:p/>
            <text:p>6.8 L'organizzatore della Campagna si riserva il diritto di modificare i presenti Termini e Condizioni in qualunque momento senza darne previa notifica alle parti coinvolte per cause di forza maggiore o altre circostanze impreviste.</text:p>
            <text:p/>
            <text:p/>
            <text:p>7. Condizioni aggiuntive </text:p>
            <text:p/>
            <text:p>7.1 I partecipanti devono avere un’età superiore ai 18 anni. </text:p>
            <text:p/>
            <text:p>7.2 Sono esclusi dalla partecipazione alla Campagna i dipendenti di Aspiegel o di una delle società affiliate Huawei, nonché eventuali concorrenti uniti a tali dipendenti da legami amicali, di parentela o altro.</text:p>
            <text:p/>
            <text:p>7.3 Aspiegel si riserva il diritto di invalidare, sospendere, annullare o apportare cambiamenti alla Campagna a sua sola discrezione qualora lo ritenesse necessario per cause di forza maggiore o altre circostanze impreviste o al di fuori del suo controllo.</text:p>
            <text:p/>
            <text:p>7.4 Nei più ampi termini consentiti dalla legge, Aspiegel (comprese le società affiliate Huawei) e i suoi rappresentanti o distributori non saranno in alcuna circostanza tenuti (a) a risarcire il vincitore di un premio o ad assumersi alcuna responsabilità di eventuali perdite o danni, lesioni personali o decesso causati dalla partecipazione alla campagna o dall’accettazione del premio; e/o (b) per circostanze legate a o derivanti dall’uso del premio da parte del vincitore o di terze parti in caso di vincita. I diritti inderogabili del partecipante sono impregiudicati. </text:p>
            <text:p/>
            <text:p>7.5 Aderendo alla presente Campagna, il partecipante solleva Aspiegel (o, ove pertinente, il/i fornitore/i del proprio account social media) da qualsiasi responsabilità associata alla Campagna. La Campagna non è sponsorizzata, approvata o amministrata da, o associata in alcun modo al/ai fornitore/i di account social media del partecipante. </text:p>
            <text:p/>
            <text:p>7.6 Aspiegel elabora e utilizza tutti i dati personali forniti dai partecipanti ai fini della presente Campagna in conformità con la legislazione locale applicabile e il Regolamento generale UE sulla protezione dei dati (GDPR). I dati personali forniti dal partecipante saranno trattati esclusivamente per scopi previsti dalla legge e direttamente correlati alla presente Campagna, tra cui, a titolo esemplificativo, per scopi amministrativi al fine di agevolare la gestione e l'organizzazione della presente Campagna, nonché per la consegna dei premi e per la prevenzione di attività fraudolente, per cui si rende necessario elaborare i dati legati al HUAWEI ID e ai codici di verifica. È necessario trasmettere i dati personali dei vincitori a un corriere esterno per poter effettuare la spedizione dei premi materiali. Tutti i dati personali forniti dai partecipanti in relazione alla Campagna verranno conservati per non più di 12 mesi dopo il termine della stessa. In generale, quando si utilizzano servizi Aspiegel come HUAWEI Browser i dati personali vengono elaborati in conformità con la rispettiva Informativa sulla privacy.</text:p>
            <text:p/>
            <text:p>7.7 Aspiegel si riserva il diritto di selezionare un vincitore alternativo qualora vi sia ragione di credere che un vincitore abbia agito in violazione dei presenti Termini e Condizioni.</text:p>
            <text:p/>
            <text:p>7.8 Aspiegel si riserva il diritto di selezionare un vincitore alternativo qualora il corriere non riuscisse a recapitare un premio a causa di un indirizzo errato fornito da un vincitore. </text:p>
            <text:p/>
            <text:p>7.9 La presente Campagna e i Termini e Condizioni sopra riportati sono disciplinati e interpretati in conformità con la legislazione della Repubblica d’Irlanda. Nessuno dei presenti Termini esclude o limita i diritti del consumatore ai sensi della normativa locale di riferimento.</text:p>
            <text:p/>
            <text:p>7.10 Il presente documento potrebbe essere tradotto in molteplici lingue. Qualora emergessero discrepanze fra la versione in lingua inglese del presente documento e qualsivoglia traduzione dello stesso, la versione in lingua inglese prevarrà.</text:p>
            <text:p/>
            <text:p>7.11 Eventuali imposte aggiuntive (inclusa l’imposta sul reddito delle persone fisiche) risultanti dall'assegnazione o ricezione di un premio saranno a carico esclusivo del vincitore. Qualora venga sporto reclamo contro Aspiegel per tali imposte, il vincitore del premio indennizzerà e solleverà Aspiegel da qualsiasi responsabilità per tali somme e le rimetterà prontamente ad Aspiegel insieme a eventuali sanzioni e interessi maturati. </text:p>
            <text:p/>
            <text:p>7.12 Aspiegel non fornisce alcuna garanzia, promessa o dichiarazione, esplicita o implicita, de iure o de facto, sui premi e sul loro utilizzo, valore o godimento; ciò include, a titolo esemplificativo, la qualità del premio, le sue condizioni meccaniche, la sua commerciabilità o idoneità a un determinato scopo.</text:p>
            <text:p/>
            <text:p/>
            <text:p>__________</text:p>
            <text:p/>
          </table:table-cell>
          <table:table-cell office:value-type="string" calcext:value-type="string">
            <text:p/>
            <text:p>REGULAMIN KAMPANII PROMOCYJNEJ PRZEGLĄDARKI X SKYBRIDGE (ZWANEJ DALEJ „KAMPANIĄ”)</text:p>
            <text:p>1. Obowiązujące zasady i warunki udziału</text:p>
            <text:p>Udział w Kampanii jest równoznaczny z akceptacją niniejszego Regulaminu oraz ewentualnych skutków prawnych wynikających z jego postanowień.</text:p>
            <text:p>2. Organizator Kampanii</text:p>
            <text:p>Organizatorem tej Kampanii jest spółka Aspiegel SE (zwana dalej „spółką Aspiegel”), zarejestrowana w Irlandii pod adresem: 3. piętro, Mespil Court, Mespil Road, Ballsbridge, Dublin 4, D04 E516, Irlandia. Spółka Aspiegel jest spółką zależną należącą do grupy Huawei.</text:p>
            <text:p>3. Terytorium Kampanii</text:p>
            <text:p>AUSTRIA, BELGIA, BUŁGARIA, CHORWACJA, CZECHY, FINLANDIA, FRANCJA, GRECJA, HISZPANIA, HOLANDIA, NIEMCY, POLSKA, PORTUGALIA, RUMUNIA, SŁOWACJA, UKRAINA, WĘGRY, WŁOCHY.</text:p>
            <text:p/>
            <text:p>4. Czas trwania Kampanii</text:p>
            <text:p>Kampania rozpocznie się 3 października 2022 r. o godz. 00:00 (GMT+01:00) i zakończy 31 grudnia 2022 r. o godz. 23:59 (GMT+01:00).</text:p>
            <text:p>5. Warunki uczestnictwa</text:p>
            <text:p/>
            <text:p>5.1 Uczestnictwo w Kampanii jest bezpłatne.</text:p>
            <text:p/>
            <text:p>5.2 W Kampanii mogą wziąć udział wyłącznie użytkownicy urządzeń Huawei, których identyfikator ID HUAWEI został zarejestrowany na terytorium Kampanii określonym w punkcie 3., które jest jednocześnie miejscem zamieszkania uczestnika. Region usługi identyfikatora ID HUAWEI oraz adres IP uczestnika muszą być tożsame z jego miejscem zamieszkania.</text:p>
            <text:p/>
            <text:p>5.3 Aby wejść na stronę Kampanii, należy dotknąć przycisku „ZAGRAJ” [PLAY GAME] na stronie internetowej, na którą użytkownik zostanie przekierowany po naciśnięciu ikony SkyBridge w sekcji szybkiego wyboru w Przeglądarce.</text:p>
            <text:p/>
            <text:p/>
            <text:p>5.4 Po zaakceptowaniu Regulaminu uczestnicy mogą rozpocząć grę w SkyBridge. Trzech najlepszych graczy zdobędzie nagrody. Uczestnicy mogą grać wielokrotnie, a jedynym ograniczeniem jest czas trwania każdej rundy. Odbędzie się 6 dwutygodniowych rund. </text:p>
            <text:p>Zwycięzcy zostaną wyłonieni na podstawie najlepszego wyniku z każdej rundy w rankingu gry SkyBridge. Zwycięzcy zostaną wybrani automatycznie na koniec każdej rundy z następujących krajów, zgodnie z niniejszym Regulaminem: AUSTRIA, BELGIA, BUŁGARIA, CHORWACJA, CZECHY, FINLANDIA, FRANCJA, GRECJA, HISZPANIA, HOLANDIA, NIEMCY, POLSKA, PORTUGALIA, RUMUNIA, SŁOWACJA, UKRAINA, WĘGRY, WŁOCHY.</text:p>
            <text:p/>
            <text:p/>
            <text:p>5.5 Podczas procesu selekcji zwycięzców Komitet Kampanii zweryfikuje, czy nie są oni pracownikami Huawei.</text:p>
            <text:p/>
            <text:p>5.6 Dane osobowe zostaną zaszyfrowane i usunięte z wiadomości e-mail, pamięci laptopów i baz danych witryny Aspiegel.com w ciągu 30 dni od skontaktowania się ze zwycięzcami i zorganizowania dostawy nagród.</text:p>
            <text:p/>
            <text:p>5.7 Zwycięzcy Kampanii otrzymają potwierdzenie na adres e-mail podany przy rejestracji konta ID HUAWEI. </text:p>
            <text:p/>
            <text:p>5.8 Nagroda zostanie wysłana na adres dostawy podany przez zwycięzcę w odpowiedzi na wiadomość e-mail informującą o wygranej.</text:p>
            <text:p/>
            <text:p>5.9 Wyniki Kampanii są ostateczne i firma Aspiegel nie będzie podejmować dyskusji ani odpowiadać na korespondencję dotyczącą sporów.</text:p>
            <text:p/>
            <text:p>5.10 W tej Kampanii nie ma limitu uczestników.</text:p>
            <text:p/>
            <text:p>6. Przyznanie nagród</text:p>
            <text:p/>
            <text:p>6.1 Nagrody mogą otrzymać wyłącznie uczestnicy, których adres pocztowy oraz kraj rejestracji ID HUAWEI znajdują się na terytorium Kampanii.</text:p>
            <text:p/>
            <text:p>6.2 Gra składa się z 6 rund. Każda runda trwa 2 tygodnie. Nagrody do wygrania w każdej rundzie są następujące: </text:p>
            <text:p/>
            <text:p>a) Nagrody w I rundzie: 1. miejsce: HUAWEI Matepad Pro, 2. miejsce: HUAWEI nova 9 (kolor czarny), 3. miejsce: HUAWEI WATCH 3 Pro; </text:p>
            <text:p/>
            <text:p>b) Nagrody w II rundzie: 1. miejsce: HUAWEI Matepad Pro, 2. miejsce: HUAWEI nova 9 (kolor czarny), 3. miejsce: HUAWEI WATCH 3 Pro;</text:p>
            <text:p/>
            <text:p>c) Nagrody w III rundzie: 1. miejsce: HUAWEI Matepad Pro, 2. miejsce: HUAWEI nova 9 (kolor czarny), 3. miejsce: HUAWEI WATCH 3 Pro; </text:p>
            <text:p/>
            <text:p>d) Nagrody w IV rundzie: 1. miejsce: HUAWEI Matepad Pro, 2. miejsce: HUAWEI nova 9 (kolor czarny), 3. miejsce: HUAWEI WATCH 3 Pro;</text:p>
            <text:p/>
            <text:p>e) Nagrody w V rundzie: 1. miejsce: HUAWEI Matepad Pro, 2. miejsce: HUAWEI nova 9 (kolor czarny), 3. miejsce: HUAWEI WATCH 3 Pro; </text:p>
            <text:p/>
            <text:p>f) Nagrody w VI rundzie: 1. miejsce: HUAWEI Matepad Pro, 2. miejsce: HUAWEI Nova 9 (kolor czarny), 3. miejsce: kupon na usługi w Chmurze o wartości 1 EUR.</text:p>
            <text:p/>
            <text:p>6.3 Nagrody rzeczowe zostaną wysłane do zwycięzców w ciągu 30 dni od dnia zakończenia Kampanii. Spółka Aspiegel nie ponosi odpowiedzialności za jakiekolwiek opóźnienia spowodowane przez firmy kurierskie, w tym między innymi opóźnienia wynikające z pandemii COVID-19. </text:p>
            <text:p/>
            <text:p>6.4 Spółka Aspiegel może zażądać okazania dowodu tożsamości w celu potwierdzenia wieku zwycięzcy przed przyznaniem mu nagrody. Niepełnoletni uczestnicy mogą zostać wykluczeni z udziału w Kampanii.</text:p>
            <text:p/>
            <text:p>6.5 Aspiegel zastrzega sobie prawo do przyznania alternatywnych nagród o mniejszej lub równoważnej wartości, jeśli z jakiegokolwiek nieprzewidzianego powodu nie będzie w stanie zaoferować zwycięzcy jednej z wyżej wymienionych nagród.</text:p>
            <text:p/>
            <text:p>6.6 Nagrody nie podlegają negocjacjom i nie mogą być przedmiotem cesji.</text:p>
            <text:p/>
            <text:p>6.7 Wysyłki wszystkich nagród rzeczowych będą realizowane wyłącznie na terytorium Kampanii.</text:p>
            <text:p/>
            <text:p>6.8 Organizator Kampanii zastrzega sobie prawo do zmiany Regulaminu w dowolnym momencie bez uprzedniego powiadomienia, ze względu na siłę wyższą lub inne nieprzewidziane okoliczności.</text:p>
            <text:p/>
            <text:p/>
            <text:p>7. Postanowienia końcowe </text:p>
            <text:p/>
            <text:p>7.1 Uczestnik musi mieć ukończone 18 lat. </text:p>
            <text:p/>
            <text:p>7.2 W Kampanii nie mogą brać udziału pracownicy spółki Aspiegel ani żadnej ze spółek zależnych grupy Huawei, a także osoby spokrewnione, zaprzyjaźnione lub w jakikolwiek inny sposób związane z pracownikami tych spółek.</text:p>
            <text:p/>
            <text:p>7.3 Spółka Aspiegel zastrzega sobie prawo do unieważnienia, zawieszenia, odwołania lub wprowadzenia zmian w Kampanii, jeżeli według wyłącznego uznania spółki będzie to konieczne ze względu na nieprzewidziane okoliczności lub z przyczyn znajdujących się poza kontrolą spółki.</text:p>
            <text:p/>
            <text:p>7.4 W zakresie zgodnym z obowiązującym prawem spółka Aspiegel (oraz pozostałe spółki zależne grupy Huawei), a także jej przedstawiciele lub dystrybutorzy (a) nie są odpowiedzialni za wypłatę odszkodowania dla uczestnika i nie ponoszą odpowiedzialności za jakiekolwiek straty, obrażenia fizyczne albo śmierć w wyniku uczestnictwa w Kampanii lub przyjęcia nagrody; (b) w razie wygranej – nie ponoszą odpowiedzialności za jakiekolwiek kwestie związane z korzystaniem z nagrody lub wynikające z korzystania z nagrody przez uczestnika lub osobę trzecią. Postanowienia niniejszego Regulaminu w żaden sposób nie naruszają ustawowych praw uczestnika. </text:p>
            <text:p/>
            <text:p>7.5 Biorąc udział w tej Kampanii, uczestnik zwalnia spółkę Aspiegel (lub tam, gdzie ma to zastosowanie, dostawców swoich kont w serwisach społecznościowych) z jakiejkolwiek odpowiedzialności za wszelkie szkody powstałe w związku z Kampanią. Kampania nie jest w żaden sposób sponsorowana, wspierana ani administrowana przez dostawców kont w serwisach społecznościowych uczestnika, a także nie ma z nimi żadnego związku. </text:p>
            <text:p/>
            <text:p>7.6 Spółka Aspiegel przetwarza i wykorzystuje dane osobowe udostępnione przez uczestników do celów prowadzenia Kampanii zgodnie z obowiązującymi przepisami prawa krajowego oraz Ogólnym rozporządzeniem o ochronie danych Unii Europejskiej (RODO). W zakresie, w jakim uczestnik udostępni swoje dane osobowe, dane te będą przetwarzane wyłącznie w celach zgodnych z prawem i bezpośrednio związanych z Kampanią, takich jak m.in. kwestie administracyjne ułatwiające zarządzanie Kampanią i usprawniające jej organizację, dostarczenie nagrody zwycięzcy oraz zapobieganie oszustwom. Do realizacji powyższych celów konieczne jest przetwarzanie danych związanych z identyfikatorem ID HUAWEI i kodem weryfikacyjnym. Musimy ujawnić dane osobowe firmie kurierskiej, z której usług skorzystamy, aby móc dostarczyć nagrody rzeczowe zwycięzcom. Wszelkie dane osobowe podane przez uczestników w związku z Kampanią są przechowywane nie dłużej niż 12 miesięcy po jej zakończeniu. Ilekroć uczestnik skorzysta z usług spółki Aspiegel, takich jak Przeglądarka HUAWEI, jego dane osobowe będą przetwarzane zgodnie z obowiązującym Oświadczeniem o ochronie prywatności.</text:p>
            <text:p/>
            <text:p>7.7 Spółka Aspiegel zastrzega sobie prawo do wyłonienia alternatywnego zwycięzcy w razie podejrzeń, że dany zwycięzca naruszył którekolwiek z postanowień niniejszego Regulaminu.</text:p>
            <text:p/>
            <text:p>7.8 Spółka Aspiegel zastrzega sobie prawo do wyboru alternatywnego zwycięzcy, jeżeli firma kurierska nie będzie w stanie dostarczyć nagrody z powodu nieprawidłowości w podanym adresie. </text:p>
            <text:p/>
            <text:p>7.9 Niniejsza Kampania oraz jej Regulamin są regulowane przez przepisy prawa Irlandii i podlegają wykładni zgodnej z tymi przepisami. Żadne z postanowień niniejszego Regulaminu nie narusza, nie ogranicza ani nie wyłącza praw uczestnika wynikających z krajowych przepisów prawa konsumenckiego.</text:p>
            <text:p/>
            <text:p>7.10 Niniejszy dokument może zostać przetłumaczony na języki obce. W przypadku wystąpienia jakichkolwiek rozbieżności pomiędzy angielską wersją Regulaminu a jego tłumaczeniem, wersja angielska uznawana jest za wiążącą.</text:p>
            <text:p/>
            <text:p>7.11 Zdobywca nagrody zobowiązany jest do zapłaty wszelkich należnych podatków (w tym podatku dochodowego od osób fizycznych), które mają zastosowanie w wyniku przyznania lub otrzymania nagrody. W przypadku wysunięcia wobec spółki Aspiegel jakichkolwiek roszczeń w związku z takim podatkiem, zwycięzca jest zobowiązany do zwolnienia spółki Aspiegel z wszelkiej odpowiedzialności finansowej oraz do zwrócenia spółce poniesionych kosztów wraz z ewentualnymi karami i odsetkami. </text:p>
            <text:p/>
            <text:p>7.12 Spółka Aspiegel nie składa żadnych oświadczeń i zapewnień, nie udziela gwarancji faktycznych ani prawnych, wyraźnych ani dorozumianych dotyczących nagrody w związku z jej wykorzystaniem, wartością ani przeznaczeniem, w tym bez ograniczeń w zakresie jakości, stanu technicznego, wartości handlowej i przydatności do określonego celu.</text:p>
            <text:p/>
            <text:p/>
            <text:p>__________</text:p>
            <text:p/>
          </table:table-cell>
          <table:table-cell office:value-type="string" calcext:value-type="string">
            <text:p/>
            <text:p>TERMOS E CONDIÇÕES GERAIS PARA A CAMPANHA DA «SKYBRIDGE» NO NAVEGADOR («A CAMPANHA»)</text:p>
            <text:p>1. Termos e Condições Vinculativos</text:p>
            <text:p>Ao participar nesta Campanha, concorda com os presentes Termos e Condições e aceita ficar legalmente vinculado pelos mesmos.</text:p>
            <text:p>2. Promotor da Campanha</text:p>
            <text:p>A promotora desta Campanha é a Aspiegel SE («Aspiegel»), empresa incorporada na Irlanda com sede social em: 3.º piso, Mespil Court, Mespil Road, Ballsbridge, Dublin 4, 3rd D04 E516, Irlanda. A Aspiegel é uma empresa subsidiária da Huawei.</text:p>
            <text:p>3. Território da Campanha</text:p>
            <text:p>ALEMANHA, ÁUSTRIA, BÉLGICA, BULGÁRIA, CROÁCIA, ESLOVÁQUIA, ESPANHA, FINLÂNDIA, FRANÇA, GRÉCIA, HUNGRIA, ITÁLIA, PAÍSES BAIXOS, POLÓNIA, PORTUGAL, REPÚBLICA CHECA, ROMÉNIA, UCRÂNIA</text:p>
            <text:p/>
            <text:p>4. Duração da Campanha</text:p>
            <text:p>A Campanha terá início às 00:00 (GMT+1) DO DIA 3 DE OUTUBRO DE 2022 e terminará às 23:59 (GMT+1) DO DIA 31 DE DEZEMBRO DE 2022.</text:p>
            <text:p>5. Como participar</text:p>
            <text:p/>
            <text:p>5.1 A participação é gratuita.</text:p>
            <text:p/>
            <text:p>5.2 Esta oferta encontra-se disponível apenas para os utilizadores de dispositivos Huawei e Android cujo HUAWEI ID se encontre registado no território da Campanha, descrito na Secção 3 destes Termos, onde estes também residem. A região de serviço do HUAWEI ID do Participante, assim como o endereço IP do HUAWEI ID, também deve corresponder ao seu país de residência.</text:p>
            <text:p/>
            <text:p>5.3 Para acederem à página da Campanha, os utilizadores devem tocar no botão inscrito com a palavra «JOGAR» [PLAY GAME], sito na página de acesso, à qual podem aceder através do ícone da «SkyBridge» na Marcação Rápida do Navegador.</text:p>
            <text:p/>
            <text:p/>
            <text:p>5.4 Uma vez que tenham aceitado os Termos e Condições, os Participantes podem começar a jogar o jogo da «SkyBridge». Serão atribuídos prémios às 3 melhores pontuações. Os Participantes podem jogar repetidamente. O único limite é o tempo de duração de cada ronda. Haverá 6 rondas, as quais terão a duração de duas semanas. </text:p>
            <text:p>Os vencedores serão escolhidos com base na melhor pontuação obtida, em cada ronda, na lista de jogos da «SkyBridge». Atendendo a estes Termos e Condições, os vencedores, os quais serão provenientes dos países abaixo, serão automaticamente selecionados no final de cada ronda: ALEMANHA, ÁUSTRIA, BÉLGICA, BULGÁRIA, CROÁCIA, ESLOVÁQUIA, ESPANHA, FINLÂNDIA, FRANÇA, GRÉCIA, HUNGRIA, ITÁLIA, PAÍSES BAIXOS, POLÓNIA, PORTUGAL, REPÚBLICA CHECA, ROMÉNIA, UCRÂNIA</text:p>
            <text:p/>
            <text:p/>
            <text:p>5.5 Durante o processo de seleção, a Comissão da Campanha certificar-se-á de que os vencedores não são funcionários da Huawei.</text:p>
            <text:p/>
            <text:p>5.6 Os dados pessoais serão encriptados e apagados dos e-mails, armazenamento do portátil e do back-end do sítio web «Aspiegel.com» dentro de 30 dias após os vencedores terem sido contactos e os prémios enviados.</text:p>
            <text:p/>
            <text:p>5.7 Os vencedores da Campanha receberão um e-mail de confirmação no endereço de e-mail indicado durante o processo de registo do HUAWEI ID. </text:p>
            <text:p/>
            <text:p>5.8 Os prémios serão enviados para o endereço de entrega indicado na resposta ao e-mail de confirmação.</text:p>
            <text:p/>
            <text:p>5.9 Os resultados vencedores são finais, e a Aspiegel não entrará em discussões ou correspondências relativas a disputas.</text:p>
            <text:p/>
            <text:p>5.10 Não existe número limite de participantes para esta Campanha.</text:p>
            <text:p/>
            <text:p>6. Entrega de prémios</text:p>
            <text:p/>
            <text:p>6.1 Os prémios estão disponíveis apenas para utilizadores cuja morada e país de registo do HUAWEI ID estejam dentro do território da Campanha.</text:p>
            <text:p/>
            <text:p>6.2 Há um total de 6 rondas de jogos. Cada ronda tem uma duração de duas semanas. Os prémios atribuídos são os seguintes: </text:p>
            <text:p/>
            <text:p>a) Prémios da 1.ª ronda: 1.º lugar: HUAWEI Matepad Pro, 2.º lugar: HUAWEI Nova 9 Black, 3.º lugar: HUAWEI WATCH 3 Pro; </text:p>
            <text:p/>
            <text:p>b) Prémios da 2.ª ronda: 1.º lugar: HUAWEI Matepad Pro, 2.º lugar: HUAWEI Nova 9 Black, 3.º lugar: HUAWEI WATCH 3 Pro;</text:p>
            <text:p/>
            <text:p>c) Prémios da 3.ª ronda: 1.º lugar: HUAWEI Matepad Pro, 2.º lugar: HUAWEI Nova 9 Black, 3.º lugar: HUAWEI WATCH 3 Pro; </text:p>
            <text:p/>
            <text:p>d) Prémios da 4.ª ronda: 1.º lugar: HUAWEI Matepad Pro, 2.º lugar: HUAWEI Nova 9 Black, 3.º lugar: HUAWEI WATCH 3 Pro;</text:p>
            <text:p/>
            <text:p>e) Prémios da 5.ª ronda: 1.º lugar: HUAWEI Matepad Pro, 2.º lugar: HUAWEI Nova 9 Black, 3.º lugar: HUAWEI WATCH 3 Pro; </text:p>
            <text:p/>
            <text:p>f) Prémios da 6.ª ronda: 1.º lugar: HUAWEI Matepad Pro, 2.º lugar: HUAWEI Nova 9 Black, 3.º lugar: Cupão Cloud de 1 EUR.</text:p>
            <text:p/>
            <text:p>6.3 Os prémios físicos serão enviados aos vencedores num prazo de até 30 dias a partir do último dia da Campanha. A Aspiegel não é responsável por atrasos causados pelos serviços de entrega, incluindo, mas não se limitando a atrasos causados pela Covid-19. </text:p>
            <text:p/>
            <text:p>6.4 A Aspiegel poderá exigir uma prova de identidade e de idade aos vencedores antes do prémio lhes ser concedido. Os participantes que não atingiram a maioridade podem ser excluídos da participação.</text:p>
            <text:p/>
            <text:p>6.5 A Aspiegel reserva-se o direito de oferecer prémios alternativos de valor equivalente ou inferior se, por qualquer motivo atendível, não lhe for possível oferecer um dos prémios acima mencionados aos vencedores.</text:p>
            <text:p/>
            <text:p>6.6 Os prémios não são negociáveis ou transferíveis.</text:p>
            <text:p/>
            <text:p>6.7 O envio de todos os prémios físicos será feito apenas dentro do território da Campanha.</text:p>
            <text:p/>
            <text:p>6.8 O Promotor da Campanha reserva-se o direito de alterar os presentes Termos e Condições em qualquer altura e sem aviso prévio, por qualquer razão que se encontre fora do seu controlo ou outras razões atendíveis.</text:p>
            <text:p/>
            <text:p/>
            <text:p>7. Condições adicionais </text:p>
            <text:p/>
            <text:p>7.1 Os Participantes devem ter 18 anos ou mais. </text:p>
            <text:p/>
            <text:p>7.2 O utilizador não pode participar na Campanha se for funcionário da Aspiegel ou de qualquer empresa afiliada da Huawei, ou se, de outra forma, tiver uma relação familiar, de amizade, ou outra com um funcionário.</text:p>
            <text:p/>
            <text:p>7.3 A Aspiegel reserva-se o direito de suspender, cancelar ou alterar a Campanha se esta achar que tal seja necessário por qualquer razão que se encontre fora do seu controlo ou outras razões atendíveis.</text:p>
            <text:p/>
            <text:p>7.4 Até à extensão máxima permitida pela lei aplicável, a Aspiegel (incluindo as empresas afiliadas da Huawei) e os seus agentes ou distribuidores não serão em circunstância alguma responsabilizados nem responsáveis (a) por compensar o vencedor de um prémio ou aceitar qualquer responsabilidade por danos ou perdas, lesões corporais ou morte resultantes da participação na Campanha ou aceitação de um prémio; e/ou (b) por quaisquer questões associadas ou resultantes da utilização do prémio por terceiros ou por si caso seja vencedor do mesmo. O anteriormente estipulado não afeta os direitos previstos nas disposições imperativas que resultem da lei. </text:p>
            <text:p/>
            <text:p>7.5 Ao participar nesta Campanha, o utilizador isenta a Aspiegel (e, caso seja relevante, plataformas de conta de redes sociais) de todo e qualquer tipo de responsabilidade associada a esta Campanha. A Campanha não é de forma alguma patrocinada, endossada, administrada ou associada a plataformas de conta de redes sociais. </text:p>
            <text:p/>
            <text:p>7.6 A Aspiegel trata e utiliza quaisquer dados pessoais fornecidos pelos participantes para os fins desta Campanha nos termos das leis locais aplicáveis e em conformidade com o Regulamento Geral sobre a Proteção de Dados (RGPD) da UE. Na medida em que fornece dados pessoais, estes só serão tratados para fins legais diretamente relacionados com esta Campanha, incluindo, mas não se limitando, a quaisquer questões administrativas que permitam a gestão e a organização desta Campanha, bem como a entrega do prémio aos participantes e prevenção de fraudes. Essas finalidades exigem que processemos as informações de ID HUAWEI e o código de verificação. Precisamos de divulgar os dados pessoais dos utilizadores aos serviços de entregas utilizados para a entrega do prémio aos vencedores. Quaisquer dados pessoais fornecidos pelos participantes em relação à Campanha são retidos por não mais de 12 meses após a Campanha. Em geral, ao usar os serviços da Aspiegel, como o HUAWEI Browser, os seus dados pessoais serão processados de acordo com a respetiva Declaração de Privacidade.</text:p>
            <text:p/>
            <text:p>7.7 A Aspiegel reserva-se o direito de escolher um vencedor alternativo caso acredite que o vencedor original tenha violado os presentes Termos e Condições.</text:p>
            <text:p/>
            <text:p>7.8 A Aspiegel reserva-se o direito de eleger um vencedor alternativo, caso não seja possível ao serviço de distribuição entregar o prémio, devido ao facto de lhe ter sido facultada uma morada incorreta. </text:p>
            <text:p/>
            <text:p>7.9 Esta Campanha e os Termos e Condições aqui contidos serão regidos e interpretados de acordo com as leis da Irlanda. Nada nestes Termos deve excluir, limitar ou restringir os seus direitos sob as leis obrigatórias do consumidor em Portugal.</text:p>
            <text:p/>
            <text:p>7.10 O presente documento poderá ser traduzido em várias línguas. Na eventualidade de existir algum conflito ou incoerência entre a versão em inglês e uma tradução destes Termos, a versão em inglês prevalecerá.</text:p>
            <text:p/>
            <text:p>7.11 Quaisquer pagamentos de impostos ou taxas (incluindo impostos sobre o rendimento) resultantes da receção desta oferta serão da responsabilidade do vencedor. O vencedor isenta a Aspiegel de toda e qualquer tipo de responsabilidade associada a estas despesas e compromete-se a remeter à Aspiegel os impostos ou taxas em dívida, junto com quaisquer penalidades e juros aplicáveis. </text:p>
            <text:p/>
            <text:p>7.12 A Aspiegel não oferece quaisquer garantias ou representações, explícitas ou implícitas, factuais ou legais, relativamente ao uso, valor, e apreciação de qualquer prémio, inclusive, e sem limitações da sua qualidade, condição mecânica, comercialização, ou adequabilidade a uma situação específica.</text:p>
            <text:p/>
            <text:p/>
            <text:p>__________</text:p>
            <text:p/>
          </table:table-cell>
          <table:table-cell office:value-type="string" calcext:value-type="string">
            <text:p/>
            <text:p>TERMENII ȘI CONDIȚIILE GENERALE PENTRU CAMPANIA SKYBRIDGE DIN BROWSER („CAMPANIA”)</text:p>
            <text:p>1. Termeni și condiții obligatorii</text:p>
            <text:p>Prin participarea la această Campanie, sunteți de acord să acceptați și să respectați obligațiile legale menționate în acești Termeni și Condiții.</text:p>
            <text:p>2. Organizatorul Campaniei</text:p>
            <text:p>Această Campanie este organizată de către Aspiegel SE (”Aspiegel”), o companie constituită în Irlanda, cu sediul la adresa: 3rd Floor, Mespil Court, Mespil Road, Ballsbridge, Dublin 4, D04 E516, Ireland. Aspiegel face parte din grupul de companii Huawei.</text:p>
            <text:p>3. Teritoriul campaniei</text:p>
            <text:p>AUSTRIA, BELGIA, BULGARIA, CROAŢIA, CEHIA, FINLANDA, FRANŢA, GERMANIA, GRECIA, UNGARIA, ITALIA, OLANDA, POLONIA, PORTUGALIA, ROMÂNIA, SLOVACIA, SPANIA, UCRAINA</text:p>
            <text:p/>
            <text:p>4. Durata campaniei</text:p>
            <text:p>Campania va începe la 00:00 (GMT + 1) PE 3 OCTOMBRIE 2022 și se va încheia la 23:59 (GMT + 1) PE 31 DECEMBRIE 2022.</text:p>
            <text:p>5. Condiții de participare</text:p>
            <text:p/>
            <text:p>5.1 Participarea este gratuită.</text:p>
            <text:p/>
            <text:p>5.2 Această ofertă este disponibilă doar pentru utilizatorii dispozitivelor Huawei care au un HUAWEI ID unic, care este înregistrat pe teritoriul campaniei menționat la Articolul 3, unde își are reședința participantul. Regiunea serviciului HUAWEI ID și adresa IP a participantului trebuie să corespundă, de asemenea, țării lor de reședință.</text:p>
            <text:p/>
            <text:p>5.3 Pentru a intra pe pagina de campanie, utilizatorii trebuie să atingă butonul „JOACĂ ACUM” plasat în pagina de destinație din interiorul pictogramei SkyBridge de pe Apelare rapidă a Browserului.</text:p>
            <text:p/>
            <text:p/>
            <text:p>5.4 După acceptarea Termenilor și Condițiilor, participanții pot începe să joace jocul SkyBridge. Primii trei cei mai buni marcatori câștigă premiile. Participanții pot juca în mod repetat. Singura limită este timpul fiecărei runde. Vor fi 6 runde de două săptămâni. </text:p>
            <text:p>Câștigătorii vor fi aleși pe baza celui mai bun punctaj obținut pe lista de jocuri SkyBridge în timpul fiecărei runde. Câștigătorii vor fi selectați automat la sfârșitul fiecărei runde din următoarele țări, conform acestor Termeni și condiții: AUSTRIA, BELGIA, BULGARIA, CROAŢIA, CEHIA, FINLANDA, FRANŢA, GERMANIA, GRECIA, UNGARIA, ITALIA, OLANDA, POLONIA, PORTUGALIA, ROMÂNIA, SLOVACIA, SPANIA, UCRAINA.</text:p>
            <text:p/>
            <text:p/>
            <text:p>5.5 În timpul procesului de selecție, Comitetul de campanie va verifica dacă câștigătorii nu sunt angajați Huawei.</text:p>
            <text:p/>
            <text:p>5.6 Datele personale vor fi criptate și șterse din e-mailuri, stocarea laptopului și back-end-ul site-ului Aspiegel.com în termen de 30 de zile de la contactarea câștigătorilor și aranjarea premiilor pentru livrare.</text:p>
            <text:p/>
            <text:p>5.7 Câștigătorii Campaniei vor primi un e-mail de confirmare la adresa de e-mail specificată la procesul de înregistrare HW ID. </text:p>
            <text:p/>
            <text:p>5.8 Premiile vor fi expediate la adresa de livrare furnizată ca răspuns la e-mailul de confirmare.</text:p>
            <text:p/>
            <text:p>5.9 Rezultatele privind câștigătorii sunt finale și Aspiegel nu va intra în discuții sau corespondență cu privire la litigii.</text:p>
            <text:p/>
            <text:p>5.10 Nu există nici o limită a numărului de participanți care pot intra la campanie.</text:p>
            <text:p/>
            <text:p>6. Livrarea premiilor</text:p>
            <text:p/>
            <text:p>6.1 Premiile sunt disponibile numai utilizatorilor ale căror adrese poștale și țările de înregistrare a ID-ului HUAWEI se află pe teritoriul Campaniei.</text:p>
            <text:p/>
            <text:p>6.2 Există un total de 6 runde de joc. Fiecare rundă durează două săptămâni. Premiile acordate sunt următoarele: </text:p>
            <text:p/>
            <text:p>a) Premii pentru prima rundă: Locul 1: HUAWEI Matepad Pro, Locul 2: HUAWEI Nova 9 Black, Locul 3: HUAWEI WATCH 3 Pro; </text:p>
            <text:p/>
            <text:p>b) Premiile rundei a doua: Locul 1: HUAWEI Matepad Pro, Locul 2: HUAWEI Nova 9 Black, Locul 3: HUAWEI WATCH 3 Pro;</text:p>
            <text:p/>
            <text:p>c) Premiile rundei a treia: Locul 1: HUAWEI Matepad Pro, Locul 2: HUAWEI Nova 9 Black, Locul 3: HUAWEI WATCH 3 Pro; </text:p>
            <text:p/>
            <text:p>d) Premiile rundei a patra: Locul 1: HUAWEI Matepad Pro, Locul 2: HUAWEI Nova 9 Black, Locul 3: HUAWEI WATCH 3 Pro;</text:p>
            <text:p/>
            <text:p>e) Premiile rundei a cincea: Locul 1: HUAWEI Matepad Pro, Locul 2: HUAWEI Nova 9 Black, Locul 3: HUAWEI WATCH 3 Pro; </text:p>
            <text:p/>
            <text:p>f) Premiile rundei a şasea: Locul 1: HUAWEI Matepad Pro, Locul 2: HUAWEI Nova 9 Black, Locul 3: Cupon Cloud de 1 EUR.</text:p>
            <text:p/>
            <text:p>6.3 Premiile fizice vor fi trimise câștigătorilor în termen de 30 de zile de la ultima zi a Campaniei. Aspiegel nu este răspunzătoare pentru întârzierea cauzată de serviciile de livrare, inclusiv, dar fără a se limita la întârzierea cauzată de Covid-19. </text:p>
            <text:p/>
            <text:p>6.4 Dovada identității poate fi solicitată de Aspiegel ca dovadă a vârstei, înainte de acordarea unui premiu. Participanții care nu au împlinit vârsta de 18 ani pot fi excluși de la participare.</text:p>
            <text:p/>
            <text:p>6.5 Aspiegel își rezervă dreptul de a oferi premii alternative de valoare mai mică sau echivalentă, dacă din orice motiv neprevăzut nu poate oferi unui câștigător unul dintre premiile menționate mai sus.</text:p>
            <text:p/>
            <text:p>6.6 Premiile nu sunt nici negociabile, nici transferabile.</text:p>
            <text:p/>
            <text:p>6.7 Expedierile pentru toate premiile fizice se vor face numai pe teritoriul Campaniei.</text:p>
            <text:p/>
            <text:p>6.8 Organizatorul Campaniei își rezervă dreptul de a modifica Termenii și Condițiile în orice moment, fără o notificare prealabilă, din motive cauzate de forță majoră sau din motive neprevăzute.</text:p>
            <text:p/>
            <text:p/>
            <text:p>7. Condiții suplimentare </text:p>
            <text:p/>
            <text:p>7.1 Vârsta minimă pentru participare este 18 ani. </text:p>
            <text:p/>
            <text:p>7.2 Participarea nu este posibilă pentru angajații Aspiegel sau a oricărei companii Huawei afiliate, sau pentru rudele și prietenii angajaților.</text:p>
            <text:p/>
            <text:p>7.3 Aspiegel își rezervă dreptul de a suspenda, anula sau modifica Campania dacă devine necesar să se facă acest lucru din orice motive neprevăzute sau din orice motive care nu pot fi controlate.</text:p>
            <text:p/>
            <text:p>7.4 Respectând prevederile legale, Aspiegel (incluzând companiile afiliate) și agenții sau distribuitorii, sub nicio circumstanță nu vor fi răspunzători pentru pierderi sau daune, accidente personale sau moarte rezultate ȋn urma participării ȋn Campanie sau acceptării premiului câștigat; sau/și (b) pentru probleme conexe sau rezultate ca urmare a folosirii necorespunzătoare a premiului de către dvs. sau persoane terțe, ȋn cazul câștigării unui premiu. Drepturile tale statutare nu sunt afectate. </text:p>
            <text:p/>
            <text:p>7.5 Prin participarea în Campanie, sunteți de acord să absolviți Aspiegel și furnizorul contului dvs. de social media de orice răspundere asociată cu această Campanie. Campania nu este sub nicio formă sponsorizată, susținută sau administrată sau asociată cu furnizorul contului dvs. de social media. </text:p>
            <text:p/>
            <text:p>7.6 Aspiegel procesează și utilizează datele cu caracter personal ale participanților pentru motive asociate cu această Campanie in concordanță cu legile locale aplicabile și GDPR. În măsura în care furnizați date cu caracter personal, acestea vor fi procesate doar în scopuri legale direct legate de această Campanie, incluzând dar fără a fi limitate la aspecte administrative necesare pentru a facilita managementul și organizarea acestei Campanii, dar și livrarea premiului către câștigători și prevenirea fraudelor. Astfel de scopuri ne impun să procesăm ID-ul HUAWEI și codul de verificare. Trebuie să dezvăluim datele personale serviciilor de curierat utilizate pentru a putea livra premiul câștigătorilor. Orice date cu caracter personal furnizate de către participanți legate de Campanie sunt păstrate pentru o perioadă de maximum 12 luni de la terminarea Campaniei. În general, atunci când utilizați serviciile Aspiegel, cum ar fi HUAWEI Browser, datele dvs. personale vor fi prelucrate în conformitate cu Declarația de confidențialitate respectivă.</text:p>
            <text:p/>
            <text:p>7.7 Aspiegel își rezervă dreptul de a selecta un alt câștigător în cazul în care se ajunge la concluzia că un câștigător a încălcat acești Termeni si Condiții.</text:p>
            <text:p/>
            <text:p>7.8 Aspiegel își rezervă dreptul de a extrage un câștigător alternativ în cazul în care compania de curierat nu poate livra premiul din cauza adresei incorecte furnizate. </text:p>
            <text:p/>
            <text:p>7.9 Prezenta Campanie și Termenii și Condițiile de aici sunt guvernate și interpretate în conformitate cu legile din Irlanda. Nimic din acești Termeni nu va exclude, limita sau restricționa drepturile dumneavoastră în conformitate cu legile locale obligatorii privind protecția consumatorilor.</text:p>
            <text:p/>
            <text:p>7.10 Acest document poate fi tradus în mai multe limbi. În cazul în care apare un conflict între versiunea în limba engleză a prezentului acord și orice traducere a acestuia, va prevala versiunea în limba engleză.</text:p>
            <text:p/>
            <text:p>7.11 Orice impozit plătibil (inclusiv impozitul pe venitul personal) care se aplică ca urmare a acordării sau primirii unui premiu va fi responsabilitatea câștigătorului premiului. Dacă se face o cerere împotriva Aspiegel pentru astfel de impozite, câștigătorul premiului va despăgubi și va menține Aspiegel parte nevătămată pentru orice răspundere pentru astfel de sume și va remite prompt Aspiegel astfel de sume împreună cu orice penalități și dobânzi evaluate. </text:p>
            <text:p/>
            <text:p>7.12 Aspiegel nu oferă garanții sau declarații, exprese sau implicite, de fapt sau de drept, referitoare la vreun premiu, cu privire la utilizarea, valoarea sau beneficierea premiului (premiilor), inclusiv, fără limitare, calitatea acestuia, starea mecanică, comercializarea sau conformitatea pentru un anumit scop.</text:p>
            <text:p/>
            <text:p/>
            <text:p>__________</text:p>
            <text:p/>
          </table:table-cell>
          <table:table-cell office:value-type="string" calcext: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 </text:p>
            <text:p/>
            <text:p>Winners will be chosen based on the best score SkyBridge game list. Winners  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 </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round prizes: 1st place: HUAWEI Matepad Pro, 2nd place: HUAWEI Nova 9 Black, 3rd place HUAWEI WATCH 3 Pro. 2nd  round prizes: 1st place: HUAWEI Matepad Pro, 2nd place: HUAWEI Nova 9 Black, 3rd place HUAWEI WATCH 3 Pro, 3rd  round prizes: 1st place: HUAWEI Matepad Pro, 2nd place: HUAWEI Nova 9 Black, 3rd place HUAWEI WATCH 3 Pro, 4th  round prizes: 1st place: HUAWEI Matepad Pro, 2nd place: HUAWEI Nova 9 Black, 3rd place HUAWEI WATCH 3 Pro. 5th  round prizes: 1st place: HUAWEI Matepad Pro, 2nd place: HUAWEI Nova 9 Black, 3rd place HUAWEI WATCH 3 Pro, 6th  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 </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 </text:p>
            <text:p/>
            <text:p>7.1 You must be 18 years or older. </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 </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 </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 </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 </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calcext: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 </text:p>
            <text:p/>
            <text:p>Winners will be chosen based on the best score SkyBridge game list. Winners  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 </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round prizes: 1st place: HUAWEI Matepad Pro, 2nd place: HUAWEI Nova 9 Black, 3rd place HUAWEI WATCH 3 Pro. 2nd  round prizes: 1st place: HUAWEI Matepad Pro, 2nd place: HUAWEI Nova 9 Black, 3rd place HUAWEI WATCH 3 Pro, 3rd  round prizes: 1st place: HUAWEI Matepad Pro, 2nd place: HUAWEI Nova 9 Black, 3rd place HUAWEI WATCH 3 Pro, 4th  round prizes: 1st place: HUAWEI Matepad Pro, 2nd place: HUAWEI Nova 9 Black, 3rd place HUAWEI WATCH 3 Pro. 5th  round prizes: 1st place: HUAWEI Matepad Pro, 2nd place: HUAWEI Nova 9 Black, 3rd place HUAWEI WATCH 3 Pro, 6th  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 </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 </text:p>
            <text:p/>
            <text:p>7.1 You must be 18 years or older. </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 </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 </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 </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 </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calcext: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 </text:p>
            <text:p/>
            <text:p>Winners will be chosen based on the best score SkyBridge game list. Winners  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 </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round prizes: 1st place: HUAWEI Matepad Pro, 2nd place: HUAWEI Nova 9 Black, 3rd place HUAWEI WATCH 3 Pro. 2nd  round prizes: 1st place: HUAWEI Matepad Pro, 2nd place: HUAWEI Nova 9 Black, 3rd place HUAWEI WATCH 3 Pro, 3rd  round prizes: 1st place: HUAWEI Matepad Pro, 2nd place: HUAWEI Nova 9 Black, 3rd place HUAWEI WATCH 3 Pro, 4th  round prizes: 1st place: HUAWEI Matepad Pro, 2nd place: HUAWEI Nova 9 Black, 3rd place HUAWEI WATCH 3 Pro. 5th  round prizes: 1st place: HUAWEI Matepad Pro, 2nd place: HUAWEI Nova 9 Black, 3rd place HUAWEI WATCH 3 Pro, 6th  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 </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 </text:p>
            <text:p/>
            <text:p>7.1 You must be 18 years or older. </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 </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 </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 </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 </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calcext:value-type="string">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 </text:p>
            <text:p/>
            <text:p>Winners will be chosen based on the best score SkyBridge game list. Winners  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 </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round prizes: 1st place: HUAWEI Matepad Pro, 2nd place: HUAWEI Nova 9 Black, 3rd place HUAWEI WATCH 3 Pro. 2nd  round prizes: 1st place: HUAWEI Matepad Pro, 2nd place: HUAWEI Nova 9 Black, 3rd place HUAWEI WATCH 3 Pro, 3rd  round prizes: 1st place: HUAWEI Matepad Pro, 2nd place: HUAWEI Nova 9 Black, 3rd place HUAWEI WATCH 3 Pro, 4th  round prizes: 1st place: HUAWEI Matepad Pro, 2nd place: HUAWEI Nova 9 Black, 3rd place HUAWEI WATCH 3 Pro. 5th  round prizes: 1st place: HUAWEI Matepad Pro, 2nd place: HUAWEI Nova 9 Black, 3rd place HUAWEI WATCH 3 Pro, 6th  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 </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 </text:p>
            <text:p/>
            <text:p>7.1 You must be 18 years or older. </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 </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 </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 </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 </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table:number-columns-repeated="16367"/>
        </table:table-row>
        <table:table-row table:style-name="ro2">
          <table:table-cell office:value-type="string" calcext:value-type="string">
            <text:p>str_prizes_title</text:p>
          </table:table-cell>
          <table:table-cell office:value-type="string" calcext:value-type="string">
            <text:p>Prizes</text:p>
          </table:table-cell>
          <table:table-cell office:value-type="string" calcext:value-type="string">
            <text:p>Награди</text:p>
          </table:table-cell>
          <table:table-cell office:value-type="string" calcext:value-type="string">
            <text:p>Ceny</text:p>
          </table:table-cell>
          <table:table-cell office:value-type="string" calcext:value-type="string">
            <text:p>Preise</text:p>
          </table:table-cell>
          <table:table-cell office:value-type="string" calcext:value-type="string">
            <text:p>Βραβεία</text:p>
          </table:table-cell>
          <table:table-cell office:value-type="string" calcext:value-type="string">
            <text:p>Premios</text:p>
          </table:table-cell>
          <table:table-cell office:value-type="string" calcext:value-type="string">
            <text:p>Prix</text:p>
          </table:table-cell>
          <table:table-cell office:value-type="string" calcext:value-type="string">
            <text:p>Nyeremények</text:p>
          </table:table-cell>
          <table:table-cell office:value-type="string" calcext:value-type="string">
            <text:p>Premi</text:p>
          </table:table-cell>
          <table:table-cell office:value-type="string" calcext:value-type="string">
            <text:p>Nagrody</text:p>
          </table:table-cell>
          <table:table-cell office:value-type="string" calcext:value-type="string">
            <text:p>Prémios</text:p>
          </table:table-cell>
          <table:table-cell office:value-type="string" calcext:value-type="string">
            <text:p>Premii</text:p>
          </table:table-cell>
          <table:table-cell table:number-columns-repeated="4" office:value-type="string" calcext:value-type="string">
            <text:p>Prizes</text:p>
          </table:table-cell>
          <table:table-cell table:number-columns-repeated="16367"/>
        </table:table-row>
        <table:table-row table:style-name="ro2">
          <table:table-cell table:style-name="ce15" office:value-type="string" calcext:value-type="string">
            <text:p>str_prizes_nova_9</text:p>
          </table:table-cell>
          <table:table-cell office:value-type="string" calcext:value-type="string">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calcext:value-type="string">
            <text:p>Възхищавайте се на двойно покритие на HUAWEI nova 9, докато държите неговия лесен за захващане, ултратънък, лек корпус от 175 g. И се вдъхновете от безкрайните възможности, предоставени от емблематичния звезден орбитален пръстен, който внася още по-привличаща окото красота във всеки момент. HUAWEI nova 9 разкрива нова визия във фотографията с 50 MP ultra-vision камера, плюс големия сензор с RYYB цветен филтърен масив за 40% повече поглъщане на светлината. HUAWEI XD Fusion Engine помага за бързата обработка на огромно количество информация и за подобряване на изключителната яснота на ниво пиксел за всяка дневна или нощна снимка. Благодарение на предната камера с висока разделителна способност 32 MP, която показва по-реалистични цветове и по-богати детайли, HUAWEI nova 9 Ви помага да правите брилянтно ясни селфита. Бъдете себе си по по-красив начин.</text:p>
          </table:table-cell>
          <table:table-cell table:style-name="ce14" office:value-type="string" calcext:value-type="string">
            <text:p>Vezměte si do ruky HUAWEI nova 9 a obdivujte jeho ultra-tenký, lehký, 175 gramový design s elegantní dvouvrstvou povrchovou úpravou. Nechte se inspirovat k nekonečným možnostem, které přináší ikonický hvězdný orbitální prstenec, díky kterému bude každý okamžik ještě krásnější. HUAWEI nova 9 představuje s 50 MP Ultra Vision fotoaparátem novou vizi ve fotografování. Velký snímač s RYYB polem barevných filtrů je uzpůsobený pro o 40% větší příjem světla. HUAWEI XD Fusion Engine pomáhá rychle zpracovat obrovské množství informací a zlepšit mimořádnou čistotu snímků na úrovni pixelů pro každý obrázek, ať je den či noc. Díky přednímu fotoaparátu s vysokým rozlišením 32 MP, který zobrazuje realističtější barvy a bohatší detaily, vám HUAWEI nova 9 pomůže pořídit brilantně čistá selfie. Zachyťte svou krásu v detailech.</text:p>
          </table:table-cell>
          <table:table-cell office:value-type="string" calcext:value-type="string">
            <text:p>Bewundere die zweifach beschichtete Oberfläche des HUAWEI nova 9, wenn du das griffige, ultradünne, leichte Gehäuse (175 g) in die Hand nimmst. Lass dich auch von unendlichen Möglichkeiten des ikonischen Sternenkreisrings, der jeden Moment noch schöner macht, begeistern. Mit der 50 MP Ultra Vision Kamera und dem großen Sensor mit RYYB-Farbfilter für 40% mehr Lichteintritt enthüllt das HUAWEI nova 9 eine neue Vision in der Fotografie. Die HUAWEI XD Fusion Engine hilft bei der schnellen Verarbeitung von riesigen Informationsmengen und sorgt für außerordentliche Klarheit auf Pixelebene bei jedem Bild, am Tag und in der Nacht. Mir der hochauflösenden 32 MP Frontkamera deines HUAWEI nova 9, die noch realistischere Farben und schärfere Details zeigt, kannst du kristallklare Selfies machen. Sei schön und ganz du selbst.</text:p>
          </table:table-cell>
          <table:table-cell office:value-type="string" calcext:value-type="string">
            <text:p>Θαύμασε το φινίρισμα του HUAWEI nova 9 με τη διπλή επίστρωση καθώς πιάνεις εύκολα στα χέρια σου την υπέρ-λεπτη και πανάλαφρη αυτή συσκευή, βάρους 175 γραμμαρίων. Εμπνεύσου από τις άπειρες δυνατότητες που σου προσφέρει ο δακτύλιος αστεριών, χαρίζοντας ακόμα μεγαλύτερη ομορφιά σε κάθε στιγμή. Το HUAWEI Nova 9 αποκαλύπτει ένα νέο όραμα στη φωτογραφία με την κάμερα 50 MP ultra-vision, καθώς και τον μεγάλο αισθητήρα με συστοιχία χρωματικών φίλτρων RYYB για 40% περισσότερη πρόσληψη φωτός. Η HUAWEI XD Fusion Μηχανή <text:s/>βοηθά στην ταχεία επεξεργασία του τεράστιου όγκου πληροφοριών και ενισχύει την εξαιρετική ευκρίνεια σε επίπεδο pixel για κάθε εικόνα, μέρα ή νύχτα. Χάρη στην εμπρόσθια κάμερα 32 MP υψηλής ανάλυσης, η οποία δείχνει πιο ρεαλιστικά χρώματα και πιο πλούσιες λεπτομέρειες, το HUAWEI Νova 9 σε βοηθά να βγάλεις εξαιρετικά καθαρές selfie. Να είσαι ο εαυτός σου πιο όμορφα.</text:p>
          </table:table-cell>
          <table:table-cell office:value-type="string" calcext:value-type="string">
            <text:p>Admira el acabado de doble revestimiento de HUAWEI nova 9 y disfruta de un dispositivo muy cómodo de llevar, ultrafino y ligero, con un peso de tan solo 175 g. Déjate inspirar por las infinitas posibilidades de esta maravilla y disfruta del icónico anillo orbital de estrellas, que le da un toque extra de belleza y un aspecto más impactante. HUAWEI nova 9 presenta una nueva visión de la fotografía con la cámara ultravisión de 50 MP y con un gran sensor con matriz de filtros de color RYYB que aumenta la captación de luz un 40%. El motor HUAWEI XD Fusion ayuda a procesar rápidamente la enorme cantidad de información y a mejorar la extraordinaria claridad de los píxeles de cada imagen, tanto de día como de noche. Gracias a la cámara frontal de 32 MP de alta resolución, que muestra colores más realistas y detalles más intensos, HUAWEI nova 9 te ayuda a tomar selfies con una nitidez espectacular. Mostrarás la mejor versión de ti mismo.</text:p>
          </table:table-cell>
          <table:table-cell office:value-type="string" calcext:value-type="string">
            <text:p>Prenez en main le HUAWEI nova 9 et admirez la finition à double revêtement de son corps ultra-mince et léger de 175 g. Laissez-vous inspirer par ses possibilités infinies grâce à l’emblématique anneau orbital, qui enrichit chaque instant d’une beauté encore plus éclatante. Le HUAWEI nova 9 propose une nouvelle vision de la photographie grâce à sa caméra Ultra Vision de 50 MP, ainsi qu’à son grand capteur avec matrice de filtres colorés RYYB, pour un apport de lumière 40 % plus élevé. Le moteur HUAWEI XD Fusion Engine permet de traiter rapidement l’énorme quantité d’informations et d’ajouter, à chaque photo, une netteté exceptionnelle au niveau du pixel, de jour comme de nuit. Grâce à la caméra frontale haute résolution de 32 mégapixels, qui affiche des couleurs plus réalistes et des détails plus riches, le HUAWEI nova 9 vous permet de prendre des selfies d’une netteté exceptionnelle. Soyez merveilleusement vous-même.</text:p>
          </table:table-cell>
          <table:table-cell office:value-type="string" calcext:value-type="string">
            <text:p>Csodáld meg a HUAWEI nova 9 dupla bevonatú felületét, ahogy kézbe veszed a kényelmesen tartható, ultravékony, könnyű, 175 g-os készüléket. És inspirálódj az ikonikus csillag körgyűrű végtelen lehetőségeivel, amely még több szemet gyönyörködtető szépséget hoz minden pillanatba. A HUAWEI nova 9 egy új korszakot vezet be a fotózásban, az 50 MP-es ultra vision kamerával, valamint a nagyméretű érzékelővel, amely RYYB színszűrővel, 40%-kal több fényt gyűjt be. A HUAWEI XD Fusion Engine segít a hatalmas mennyiségű információ gyors feldolgozásában és a rendkívüli élesség pixel-szintű fokozásában minden képen, nappal és éjszaka egyaránt. A nagy felbontású, 32 MP-es előlapi kamerának köszönhetően valósághűbb színeket és gazdagabb részleteket mutatnak a képeid, így a HUAWEI nova 9 segítségével ragyogóan tiszta szelfiket készíthetsz. Légy a legjobb önmagad!</text:p>
          </table:table-cell>
          <table:table-cell office:value-type="string" calcext:value-type="string">
            <text:p>Ammira la finitura a doppio rivestimento di HUAWEI nova 9 e il suo corpo da 175 g, leggero, ultrasottile e di facile impugnatura. Lasciati ispirare dalle infinite possibilità offerte dall'iconica fotocamera, che conferisce ancora più bellezza a ogni momento. Scopri un nuovo modo di scattare le fotografie con HUAWEI nova 9 grazie alla fotocamera Ultra Vision da 50 MP e al grande sensore con matrice di filtro colore RYYB, che consente un'immissione della luce superiore del 40%. Il HUAWEI XD Fusion Engine aiuta a elaborare rapidamente l'enorme quantità di dati e ad aumentare la limpidezza a livello di pixel, per ogni fotografia diurna o notturna. Con la sua fotocamera frontale da 32 MP ad alta risoluzione, che mostra colori più realistici e dettagli più ricchi, HUAWEI nova 9 ti aiuta a scattare selfie più nitidi che mai. Così sarai sempre la versione migliore di te stesso.</text:p>
          </table:table-cell>
          <table:table-cell office:value-type="string" calcext:value-type="string">
            <text:p>Weź do ręki HUAWEI nova 9 i podziwiaj ultrasmukłą, lekką, 175-gramową konstrukcję z eleganckim dwuwarstwowym wykończeniem. Spójrz na unikalny, pierścieniowy design modułu fotograficznego i zainspiruj się nieskończonymi możliwościami, wydobywając z każdej chwili jeszcze więcej piękna. HUAWEI nova 9 ucieleśnia nową wizję fotografii dzięki aparatowi Ultra Vision 50 MP. Duża matryca z filtrem w układzie RYYB rejestruje o 40% więcej światła. Technologia HUAWEI XD Fusion pomaga szybko przetwarzać ogromne ilości informacji i zwiększa szczegółowość na poziomie każdego piksela, również w fotografii nocnej. Przedni aparat 32 MP rejestruje bogactwo szczegółów i realistycznych kolorów. Z pomocą HUAWEI nova 9 zrobisz doskonałe selfie. Uchwyć swoje naturalne piękno w całej okazałości.</text:p>
          </table:table-cell>
          <table:table-cell office:value-type="string" calcext:value-type="string">
            <text:p>Contemple o acabamento de revestimento duplo do HUAWEI nova 9, à medida que sustém o seu corpo ultrafino e leve de 175 g na palma da sua mão com a maior das facilidades. Ao mesmo tempo, deixe-se inspirar pela infinidade de possibilidades que só o anel de órbita estelar pode proporcionar, ao conferir uma beleza ainda mais deslumbrante a cada momento. O HUAWEI nova 9 revela o seu novo olhar sobre a arte da fotografia com uma câmara Ultra Vision de 50 MP, que vem acompanhada de um sensor com filtro de cor RYYB de larga escala, o qual aumenta a entrada de luz em 40 %. O HUAWEI XD Fusion auxilia no processamento rápido das grandes quantidades de informação de cada fotografia, bem como no apuramento da nitidez de cada pixel, seja de dia ou de noite. Graças à câmara frontal de alta resolução de 32 MP, que exibe cores mais realistas e detalhes mais apurados, o HUAWEI nova 9 é o amigo perfeito que ajuda a tirar selfies brilhantes com uma maior nitidez. Seja tal como é de forma mais bela</text:p>
          </table:table-cell>
          <table:table-cell office:value-type="string" calcext:value-type="string">
            <text:p>Admiră finisajul cu acoperire dublă al HUAWEI nova 9 în timp ce îl ții în mână, simplu de manevrat, ultra-subțire, cu o greutate de 175 g. Și lasă-te inspirat de posibilitățile infinite aduse de inelul iconic cu orbită stelară, care aduce o frumusețe și mai atrăgătoare pentru fiecare moment. HUAWEI nova 9 dezvăluie o nouă viziune în domeniul fotografiei, cu camera ultra-vision de 50 MP, plus senzorul mare cu matrice de filtre color RYYB pentru un aport de lumină cu 40% mai mare. Motorul de fuziune HUAWEI XD ajută la procesarea rapidă a cantității uriașe de informații și îmbunătățește claritatea extraordinară la nivel de pixel pentru fiecare imagine, zi sau noapte. Datorită camerei frontale de înaltă rezoluție de 32 MP, care prezintă culori mai realiste și detalii mai bogate, HUAWEI nova 9 te ajută să realizezi selfie-uri strălucitor de clare. Fii tu însuți mai frumos.</text:p>
          </table:table-cell>
          <table:table-cell table:number-columns-repeated="4" office:value-type="string" calcext:value-type="string">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table:number-columns-repeated="16367"/>
        </table:table-row>
        <table:table-row table:style-name="ro2">
          <table:table-cell table:style-name="ce15" office:value-type="string" calcext:value-type="string">
            <text:p>str_prizes_matepad_pro</text:p>
          </table:table-cell>
          <table:table-cell office:value-type="string" calcext:value-type="string">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 </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 </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calcext:value-type="string">
            <text:p>С 90% съотношение екран към тяло и рамки, намалени до 4,9 мм, 10,8-инчовият HUAWEI FullView дисплей предлага забележителни визуални изживявания, независимо дали търсите вдъхновение или просто наваксвате с нещо. Всеки тъмен или светъл детайл изглежда ярък и ясен със своята DCI-P3 кинематографична цветова гама и яркост 540nit. Сертифициран от TÜV Rheinland, този екран значително намалява синята светлина, за да защити здравето на очите Ви. </text:p>
            <text:p/>
            <text:p>Лекото 460-грамово тяло е елегантно проектирано да бъде преносимо и издръжливо. Поставен в раницата Ви е почти като лист хартия. Невидимият дизайн на антената допринася за създаването на елегантен и изчистен външен вид, докато фината рамка с микро извивки пасва ергономично в ръцете Ви. Където и да отидете, HUAWEI MatePad Pro пътува с Вас със стил и комфорт. </text:p>
            <text:p/>
            <text:p>Благодарение на водещия чипсет Kirin 990, HUAWEI MatePad Pro представя значително подобрено представяне и повишена енергийна ефективност. Той работи интелигентно със самостоятелно разработената архитектура на HUAWEI NPU, която интелигентно разпределя изчислителната мощност, като същевременно повишава представянето на AI. С 16-ядрен графичен процесор Mali-G76, подобрен с технологията GPU-Turbo, той осигурява по-добра визуализация за филми и игри.</text:p>
            <text:p/>
          </table:table-cell>
          <table:table-cell table:style-name="ce14" office:value-type="string" calcext:value-type="string">
            <text:p>HUAWEI FullView s úhlopříčkou 10,8 palce, 90% poměrem obrazovky k tělu a 4,9 mm úzkým rámem nabízí pozoruhodné vizuální zážitky, ať už hledáte inspiraci, nebo jen doháníte resty v práci. Každý detail je živý a jasný díky barevnému gamutu DCI-P3 a jasu 540 nitů. Obrazovka je certifikovaná společností TÜV Rheinland a výrazně snižuje modré světlo, čímž chrání zdraví vašich očí. </text:p>
            <text:p/>
            <text:p>Lehké, 460 g tělo je navrženo tak, aby bylo lehce přenosné a odolné. Do batohu vklouzne jako kus papíru. Neviditelná anténa má na svědomí elegantní a čistý vzhled, zatímco jemný rám ergonomicky padne do vaší ruky. Ať už se vydáte kamkoli, s HUAWEI MatePad Pro budete cestovat stylově a pohodlně. </text:p>
            <text:p/>
            <text:p>Díky sadě stěžejních čipů Kirin 990 nabízí HUAWEI MatePad Pro výrazně lepší výkon a vyšší energetickou účinnost. Pracuje chytřeji s vlastní vyvinutou architekturou NPU HUAWEI, která inteligentně přiděluje výpočetní výkon a zároveň zvyšuje výkon umělé inteligence. Díky architektuře Mali-G76 MC16 GPU, vylepšené technologií GPU turbo, poskytuje lepší obraz pro filmy i hry.</text:p>
            <text:p/>
          </table:table-cell>
          <table:table-cell office:value-type="string" calcext:value-type="string">
            <text:p>Mit einer Screen-to-Body-Ratio von 90% und einem gerade einmal 4,9 mm breiten Rahmen liefert das 10,8 Zoll große HUAWEI FullView- Display bemerkenswerte visuelle Erlebnisse – egal, ob du nach Inspiration suchst oder noch ein bisschen Arbeit erledigen musst. Dank dem DCI-P3-Farbraum in Kinoqualität und einer Helligkeit von 540 Nits sieht jedes dunkle und helle Detail unglaublich lebendig und gestochen scharf aus. Das vom TÜV Rheinland zertifizierte Display reduziert schädliches blaues Licht erheblich, um deine Augen zu schützen. </text:p>
            <text:p/>
            <text:p>Das leichte Gehäuse (460 g) wurde so entwickelt, damit es nicht nur leicht tragbar, sondern auch besonders robust ist. Es lässt sich fast wie ein Blatt Papier in deinem Rucksack verstauen. Die unsichtbare Antenne trägt zum schlanken und minimalistischen Look bei und der dezent gebogene Rahmen liegt ergonomisch perfekt in deiner Hand. Egal wohin es dich zieht: Das HUAWEI MatePad Pro ist ein eleganter und praktischer Reisebegleiter. </text:p>
            <text:p/>
            <text:p>Mit dem Kirin 990-Chipsatz liefert das HUAWEI MatePad Pro eine deutlich bessere und energieeffizientere Performance. Er arbeitet Hand in Hand mit der von HUAWEI entwickelten NPU-Architektur, die die Rechenleistung intelligent verteilt und gleichzeitig für einen regelrechten Boost bei der KI-Performance sorgt. Mit dem 16-Core Mali-G76 GPU, die noch durch die GPU-Turbo-Technologie verstärkt wurde, sorgt er für eine noch bessere Bildqualität bei Filmen und Spielen.</text:p>
            <text:p/>
          </table:table-cell>
          <table:table-cell office:value-type="string" calcext:value-type="string">
            <text:p>Με αναλογία οθόνης προς σώμα 90% και μείωση των πλαισίων στα 4,9 χιλιοστά, η HUAWEI FullView οθόνη 10,8 ιντσών προσφέρει αξιοσημείωτες εμπειρίες ορατότητας, είτε αναζητάς έμπνευση είτε απλά ενημερώνεσαι για τη δουλειά σου. Κάθε σκοτεινή ή φωτεινή λεπτομέρεια φαίνεται ζωντανή και καθαρή χάρη στη χρωματική γκάμα κινηματογραφικού επιπέδου DCI-P3 και τη φωτεινότητα 540nit. Πιστοποιημένη από την TÜV Rheinland, αυτή η οθόνη μειώνει σημαντικά το μπλε φως για την προστασία της υγείας των ματιών σου. </text:p>
            <text:p/>
            <text:p>Η ελαφριά συσκευή βάρους 460 γρ. είναι σχεδιασμένη με χάρη ώστε να είναι φορητή και ανθεκτική. Χωράει στο σακίδιό σου σχεδόν σαν ένα φύλλο χαρτί. Ο αόρατος σχεδιασμός της κεραίας συμβάλλει στη δημιουργία μιας κομψής και καθαρής εμφάνισης,</text:p>
            <text:p>ενώ η λεπτή μικρο-καμπύλη του σκελετού προσαρμόζεται εργονομικά και εφάπτεται στα χέρια σου. Όπου κι αν πας, το HUAWEI MatePad Pro ταξιδεύει μαζί σου με στυλ και άνεση. </text:p>
            <text:p/>
            <text:p>Χάρη στην ομάδα ολοκληρωμένων κυκλωμάτων της «ναυαρχίδας» Kirin 990, το HUAWEI MatePad Pro παρουσιάζει σημαντικά βελτιωμένη απόδοση και αυξημένη ενεργειακή απόδοση. Λειτουργεί έξυπνα με την αυτόνομη αρχιτεκτονική NPU της HUAWEI που κατανέμει έξυπνα την υπολογιστική ισχύ, ενώ, παράλληλα ενισχύει τις επιδόσεις AI. Με 16-Core Mali-G76 GPU ενισχυμένη από την τεχνολογία GPU-Turbo, προσφέρει καλύτερη οπτική απεικόνιση για ταινίες και παιχνίδια.</text:p>
            <text:p/>
          </table:table-cell>
          <table:table-cell office:value-type="string" calcext:value-type="string">
            <text:p>Con una relación pantalla-cuerpo del 90 % y unos biseles reducidos a 4,9 mm, la pantalla FullView de 10,8 pulgadas de HUAWEI ofrece experiencias visuales extraordinarias, tanto si buscas inspiración como si te pones al día con el trabajo. Cada detalle oscuro o brillante se ve vívido y claro con su gama de colores de nivel cinematográfico DCI-P3 y brillo de 540nit. Certificada por TÜV Rheinland, esta pantalla reduce significativamente la luz azul para proteger tu salud ocular. </text:p>
            <text:p/>
            <text:p>El cuerpo ligero de 460 g está elegantemente diseñado para ser portátil y duradero. Llévalo en tu mochila casi como un trozo de papel. El diseño de la antena invisible contribuye a crear un aspecto elegante y puro, mientras que el sutil marco de microcurva se adapta ergonómicamente a tus manos. Vayas donde vayas, HUAWEI MatePad Pro viaja contigo con estilo y comodidad. </text:p>
            <text:p/>
            <text:p>Gracias al chipset insignia Kirin 990, HUAWEI MatePad Pro presenta un rendimiento muy mejorado y una eficiencia energética elevada. Funciona de manera inteligente con la NPU de arquitectura de desarrollo propio de Huawei que asigna de manera inteligente la potencia informática al tiempo que aumenta el rendimiento de la IA. Con una GPU Mali-G76 de 16 núcleos mejorada por la tecnología GPU-Turbo, ofrece mejores imágenes para películas y juegos.</text:p>
            <text:p/>
          </table:table-cell>
          <table:table-cell office:value-type="string" calcext:value-type="string">
            <text:p>Avec un rapport écran/châssis de 90 % et des bordures réduites à 4,9 mm, l'écran HUAWEI FullView de 10,8 pouces offre une expérience visuelle remarquable, pour travailler ou trouver l’inspiration. Chaque détail sombre ou lumineux est affiché avec éclat et clarté, avec une gamme de couleurs DCI-P3 de niveau cinématographique et une luminosité de 540 nits. Certifié par TÜV Rheinland, cet écran réduit considérablement la lumière bleue pour protéger la santé de vos yeux. </text:p>
            <text:p/>
            <text:p>Le corps léger de 460 g est harmonieusement conçu pour être à la fois portable et durable. Glissez-la dans votre sac, presque comme une feuille de papier. Le design de l'antenne invisible contribue à créer un look élégant et épuré, tandis que le cadre micro-courbé subtil s'adapte de manière ergonomique à votre main. Où que vous alliez, la HUAWEI MatePad Pro vous accompagne avec style et confort. </text:p>
            <text:p/>
            <text:p>Grâce à l’emblématique chipset Kirin 990, la HUAWEI MatePad Pro présente des performances considérablement améliorées et une efficacité énergétique élevée. Il fonctionne intelligemment avec l'architecture NPU auto-développée de HUAWEI qui alloue intelligemment la puissance de calcul tout en améliorant les performances de l'IA. Avec le GPU Mali-G76 à 16 cœurs amélioré par la technologie GPU-Turbo, il offre un meilleur traitement de l’image pour les films et les jeux.</text:p>
            <text:p/>
          </table:table-cell>
          <table:table-cell office:value-type="string" calcext:value-type="string">
            <text:p>A 90%-os kijelző-készüléktest aránnyal és a 4,9 mm-re csökkentett oldalakkal, a 10,8\"-os HUAWEI FullView Kijelző kivételes vizuális élményeket kínál, akár inspirációra vágysz, akár a munkába szeretnél belemerülni. Minden sötét vagy fényes részlet élénk és tisztán látható a DCI-P3 mozifilm szintű színtartománya és az 540nit fényereje mellett. A TÜV Rheinland által tanúsított képernyő jelentősen csökkenti a kék fényt, hogy megvédje a szemed egészségét. </text:p>
            <text:p/>
            <text:p>A 460 g-os könnyű testet hordozhatóságra és tartósságra tervezték.  Csúsztasd be a hátizsákodba szinte úgy mint egy papírlapot. A láthatatlan antenna kialakítása hozzájárul a karcsú és letisztult megjelenéshez, amíg a vékony káva ergonomikusan illeszkedik a kezeidbe. Bárhová is mész, a HUAWEI MatePad Pro stílusos és kényelmes társad lesz. </text:p>
            <text:p/>
            <text:p>A Kirin 990 csúcskategóriás chipkészletnek köszönhetően a HUAWEI MatePad Pro jelentősen javított teljesítményt és megnövelt energiahatékonyságot kínál. Okosan működik a HUAWEI saját fejlesztésű NPU architektúrájával, amely intelligensen osztja el a számítási teljesítményt, miközben növeli az AI teljesítményét. A 16-magos Mali-G76 GPU-val és a GPU-Turbo technológiával továbbfejlesztett Mali-G76 GPU-val jobb vizuális élményt nyújt a filmek és játékok esetében.</text:p>
            <text:p/>
          </table:table-cell>
          <table:table-cell office:value-type="string" calcext:value-type="string">
            <text:p>Con un rapporto schermo/corpo del 90% e cornici ridotte a 4,9 mm, il HUAWEI FullView Display da 10,8 pollici ti offre un'esperienza visiva straordinaria mentre ti metti in pari con il lavoro o vai in cerca di ispirazione. Ogni dettaglio, scuro o luminoso, appare vivido e chiaro grazie alla gamma cromatica di livello cinematografico DCI-P3 e alla luminosità di 540nit. Questo schermo, certificato dal TÜV Rheinland, riduce significativamente la luce blu per proteggere la tua vista. </text:p>
            <text:p/>
            <text:p>Il corpo leggero da 460 g è progettato con cura per essere portatile e resistente. Puoi infilarlo nello zaino quasi come se fosse un foglio di carta. Il design dell'antenna invisibile contribuisce a creare un look elegante e pulito e la sottile cornice a micro-curve si adatta ergonomicamente alle tue mani. Ovunque tu vada, HUAWEI MatePad Pro viaggia con te, garantendo stile e comfort. </text:p>
            <text:p/>
            <text:p>Grazie al chipset Kirin 990, HUAWEI MatePad Pro offre prestazioni notevolmente migliorate e un'elevata efficienza energetica. Funziona in modo intelligente con l'architettura NPU sviluppata da HUAWEI, che distribuisce la potenza di calcolo e aumenta le prestazioni dell'Intelligenza Artificiale. Grazie alla GPU Mali-G76 a 16 core potenziata dalla tecnologia GPU-Turbo, offre una visualizzazione eccellente per film e giochi.</text:p>
            <text:p/>
          </table:table-cell>
          <table:table-cell office:value-type="string" calcext:value-type="string">
            <text:p>10,8\" ekran HUAWEI FullView2 z wyjątkowo wąskimi ramkami (4,9 mm) pokrywa aż 90% przedniego panelu i zapewnia wyjątkowe wrażenia wizualne niezależnie od tego, czy szukasz inspiracji, czy po prostu nadrabiasz zaległości w pracy. Kinowa przestrzeń barw DCI-P3 i superjasny ekran (540 nit5) sprawiają, że każdy detal cienia i światła prezentuje się doskonale. Ponadto w trosce o Twój wzrok wyświetlacz ogranicza emisję niebieskiego światła, co potwierdza certyfikat TÜV Rheinland. </text:p>
            <text:p/>
            <text:p>Smukła, lekka konstrukcja (460 g) została zaprojektowana z myślą o mobilności i wytrzymałości. HUAWEI MatePad Pro bez problemu wsuniesz niczym notes praktycznie do każdego plecaka. Niewidoczna konstrukcja anteny zapewnia elegancki wygląd, a delikatnie zaokrąglona obudowa sprawia, że tablet świetnie leży w dłoniach. Gdziekolwiek się wybierasz, HUAWEI MatePad Pro dotrzyma Ci kroku w wielkim stylu. </text:p>
            <text:p/>
            <text:p>Dzięki systemowi chipów Kirin 990, HUAWEI MatePad Pro oferuje znacznie lepszą wydajność i oszczędność energetyczną. Działa on inteligentniej z własną architekturą NPU HUAWEI, która inteligentnie przypisuje moc obliczeniową podczas wzrostu wydajności KI9. Dzięki architekturze Mali-G76 MC16 GPU, ulepszonej przez turbo-technologię GPU, zapewnia lepszą wizualizację filmów i gier.</text:p>
            <text:p/>
          </table:table-cell>
          <table:table-cell office:value-type="string" calcext:value-type="string">
            <text:p>Com uma proporção de «ecrã-corpo» de 90 % e biséis recuados para os 4,9 mm, o HUAWEI FullView Display de 10,8 polegadas oferece experiências visuais extraordinárias, quer esteja à procura de inspiração ou apenas a trabalhar um pouco. Cada detalhe, seja escuro ou branco, é agora mais vívido e nítido, graças à sua gama de cores DCI-P3, a qual oferece uma qualidade cinematográfica, bem como ao seu brilho 540nit. Certificado pela TÜV Rheinland, este ecrã reduz significativamente a luz azul, zelando pela saúde dos seus olhos. </text:p>
            <text:p/>
            <text:p>O seu corpo leve de 460 g foi concebido com todo o cuidado, pensando sempre na sua portabilidade e durabilidade. Coloque-o na sua mochila quase como se fosse uma folha de papel. A invisibilidade da antena, uma característica de destaque no seu design, contribui para a criação de um visual sóbrio e elegante, ao mesmo tempo que a sua forma microcurvada encaixa de forma ergonómica nas suas suas mãos. Para onde quer que vá, o HUAWEI MatePad Pro viaja consigo com todo o estilo e conforto. </text:p>
            <text:p/>
            <text:p>Graças ao Kirin 990, um processador de topo, o HUAWEI MatePad Pro apresenta um desempenho amplamente melhorado e uma elevada eficiência energética. Este funciona conjuntamente e de forma diligente com a arquitetura NPU criada pela HUAWEI, a qual aloca inteligentemente o poder de computação, ao mesmo tempo que aumenta o desempenho da IA. Com o GPU 16-Core Mali G76 melhorado pela tecnologia GPU-Turbo, proporciona uma melhor visualização para jogos e em filmes.</text:p>
            <text:p/>
          </table:table-cell>
          <table:table-cell office:value-type="string" calcext:value-type="string">
            <text:p>Cu un raport ecran/corp de 90% și cu margini reduse la 4,9 mm, ecranul HUAWEI FullView Display de 10,8 inch oferă experiențe vizuale remarcabile, fie că ești în căutare de inspirație, fie că pur și simplu te pui la punct cu munca. Fiecare detaliu întunecat sau luminos pare viu și clar cu gama de culori de nivel cinematografic DCI-P3 și luminozitatea de 540nit. Certificat de TÜV Rheinland, acest ecran reduce semnificativ lumina albastră pentru a-ţi proteja sănătatea ochilor. </text:p>
            <text:p/>
            <text:p>Corpul ușor de 460 de grame este proiectat cu grație pentru a fi portabil și durabil. Strecoară-l în rucsac aproape ca pe o bucată de hârtie. Designul cu antenă invizibilă contribuie la crearea unui aspect elegant și pur, în timp ce rama subtilă cu micro-curbe se potrivește ergonomic mâinilor tale. Oriunde mergi, HUAWEI MatePad Pro călătorește cu tine în stil și confort. </text:p>
            <text:p/>
            <text:p>Datorită chipsetului emblematic Kirin 990, HUAWEI MatePad Pro prezintă o performanță mult îmbunătățită și o eficiență energetică ridicată. Acesta funcționează inteligent cu arhitectura NPU dezvoltată de HUAWEI, care alocă inteligent puterea de calcul, stimulând în același timp performanța AI. Cu 16-Core Mali-G76 GPU îmbunătățit prin tehnologia GPU-Turbo, oferă imagini mai bune pentru filme și jocuri.</text:p>
            <text:p/>
          </table:table-cell>
          <table:table-cell office:value-type="string" calcext:value-type="string">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 </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 </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calcext:value-type="string">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 </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 </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calcext:value-type="string">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 </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 </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calcext:value-type="string">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 </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 </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table:number-columns-repeated="16367"/>
        </table:table-row>
        <table:table-row table:style-name="ro2">
          <table:table-cell table:style-name="ce15" office:value-type="string" calcext:value-type="string">
            <text:p>str_prizes_watch_3_pro_elite</text:p>
          </table:table-cell>
          <table:table-cell office:value-type="string" calcext:value-type="string">
            <text:p>With its classic circular style, precision-polished titanium case, HUAWEI WATCH 3 Pro gives you a professional look for every second of the day. And thanks to the large, ultra-vivid 1.43\" AMOLED display, you can appreciate each moment as it unfolds. </text:p>
            <text:p/>
            <text:p>There’s no better way to connect with people than through a call. Use HUAWEI MeeTime4 on HUAWEI WATCH 3 Pro to conveniently contact your friends and family on any HUAWEI phone or Vision, all at the flick of a wrist. </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calcext:value-type="string">
            <text:p>Със своя класически кръгъл стил, прецизно полиран корпус от титан, HUAWEI WATCH 3 Pro Ви придава професионален външен вид по всяко време. И благодарение на големия, ултра-ярък 1,43\" AMOLED дисплей, можете да оцените всеки момент, докато той се разгръща. </text:p>
            <text:p/>
            <text:p>Няма по-добър начин да се свържете с хората от обаждане. Използвайте HUAWEI MeeTime на HUAWEI WATCH 3 Pro, за да се свържете удобно с приятелите и семейството си на всеки HUAWEI телефон или Vision, всичко това с едно движение на китката. </text:p>
            <text:p/>
            <text:p>HUAWEI WATCH 3 Pro е оборудван с архитектура с двоен чипсет, за да не само увеличи мощността на представянето, но и да постигне по-балансирана обработване. В комбинация с интелигентния енергоспестяващ алгоритъм 3.0, Вие получавате живот на батерията, който може да поддържа 24/7 наблюдение на здравето и фитнеса за няколко дена. Насладете се на 5 дни употреба в типичния сценарий на интелигентен режим и на невероятните 21 дни употреба в режим на свръхдълъг живот на батерията.</text:p>
            <text:p/>
          </table:table-cell>
          <table:table-cell table:style-name="ce14" office:value-type="string" calcext:value-type="string">
            <text:p>Hodinky HUAWEI WATCH 3 Pro s klasickým kruhovým tvarem těla a precizně vyleštěným titanovým pouzdrem vám pomohou vypadat profesionálně v každé situaci. A díky velkému, mimořádně živému 1,43\" AMOLED displeji si můžete vychutnat každý okamžik. </text:p>
            <text:p/>
            <text:p>Neexistuje lepší způsob, jak se spojit s lidmi, než prostřednictvím hovoru. Pomocí HUAWEI MeeTime na hodinkách HUAWEI WATCH 3 Pro můžete pohodlně kontaktovat své přátele a rodinu na jakémkoli telefonu HUAWEI nebo Vision, a to jediným pohybem zápěstí. </text:p>
            <text:p/>
            <text:p>HUAWEI WATCH 3 Pro jsou vybaveny architekturou se dvěma čipovými sadami, která nejen zvyšuje výkon, ale také zajišťuje vyváženější zpracování dat. V kombinaci s chytrým algoritmem úspory energie 3.0 získáte baterii, která vydrží nepřetržité monitorování zdravotního stavu a kondice i několik dní. Ve standardním chytrém režimu si užijete 5-denní používání a v režimu ultra dlouhé výdrže baterie neuvěřitelné 21-denní používání.</text:p>
            <text:p/>
          </table:table-cell>
          <table:table-cell office:value-type="string" calcext:value-type="string">
            <text:p>Dank ihrem klassischen, runden Design und dem Gehäuse aus präzisionspoliertem Titan verhilft dir die HUAWEI WATCH 3 Pro in jeder Lebenslage zu einem professionellen Auftritt. Und mit dem extrem lebendigen 1,43 Zoll großen AMOLED-Display holst du aus jedem einzelnen Moment das Beste heraus. </text:p>
            <text:p/>
            <text:p>Wie könntest du besser mit anderen Menschen in Kontakt treten als bei einem persönlichen Gespräch? Mit HUAWEI MeeTime auf deiner HUAWEI WATCH 3 Pro kannst du deine Freunde und Familie ganz bequem auf einem Huawei-Handy oder HUAWEI Vision kontaktieren – alles mit einem Handgriff. </text:p>
            <text:p/>
            <text:p>Die HUAWEI WATCH 3 ist mit einer Dual-Chipsatz-Architektur ausgestattet, die nicht nur für mehr Leistung sorgt, sondern auch sicherstellt, dass größere Datenmengen problemlos bewältigt werden. Zusammen mit dem Smart Power-Saving Algorithm 3.0 ergibt das eine Akkulaufzeit, die mehrere Tage lang optimales Gesundheits- und Fitnessmonitoring ermöglicht – rund um die Uhr. Das bedeutet: 5 Tage Akkulaufzeit bei einem typischen Nutzungsszenario im Smart-Modus und unglaubliche 21 Tage Akkulaufzeit im ultralangen Akkulaufzeit-Modus.</text:p>
            <text:p/>
          </table:table-cell>
          <table:table-cell office:value-type="string" calcext:value-type="string">
            <text:p>Με κλασικό κυκλικό στυλ, γυαλισμένη με ακρίβεια θήκη τιτανίου, το HUAWEI WATCH 3 Pro σου χαρίζει επαγγελματική εμφάνιση για κάθε δευτερόλεπτο της ημέρας. Χάρη στη μεγάλη, εξαιρετικά ζωντανή οθόνη AMOLED 1,43\", μπορείς να εκτιμήσεις κάθε στιγμή καθώς εξελίσσεται. </text:p>
            <text:p/>
            <text:p>Δεν υπάρχει καλύτερος τρόπος να συνδεθείς με τους άλλους από μια κλήση. Χρησιμοποίησε το HUAWEI MeeTime στο HUAWEI WATCH 3 Pro για να επικοινωνείς με ευκολία με τους φίλους και την οικογένειά σου σε οποιοδήποτε τηλέφωνο ή Vision της HUAWEI, και όλα αυτά είναι στο χέρι σου. </text:p>
            <text:p/>
            <text:p>Το HUAWEI WATCH 3 Pro είναι εξοπλισμένο με αρχιτεκτονική διπλής ομάδας ολοκληρωμένων κυκλωμάτων για να ενισχύει όχι μόνο την ισχύ των επιδόσεων, αλλά και να επιτυγχάνει πιο ισορροπημένη επεξεργασία. Σε συνδυασμό με τον έξυπνο αλγόριθμο εξοικονόμησης ενέργειας 3.0, έχεις διάρκεια ζωής μπαταρίας που μπορεί να υποστηρίξει την παρακολούθηση της υγείας και της φυσικής κατάστασης 24/7 για αρκετές ημέρες κάθε φορά. Απόλαυσε 5 ημέρες χρήσης στο τυπικό σενάριο της έξυπνης λειτουργίας και απίστευτη χρήση 21 ημερών στη λειτουργία εξαιρετικά μεγάλης διάρκειας ζωής της μπαταρίας.</text:p>
            <text:p/>
          </table:table-cell>
          <table:table-cell office:value-type="string" calcext:value-type="string">
            <text:p>Con el estilo circular clásico y su carcasa de titanio pulida con precisión, el HUAWEI WATCH 3 Pro te da un aspecto profesional en todo momento. Además, gracias a la gran pantalla AMOLED de 1,43 pulgadas ultra vívida, podrás disfrutar de cada momento en tiempo real. </text:p>
            <text:p/>
            <text:p>No hay mejor manera de contactar con la gente que por teléfono. Utiliza HUAWEI MeeTime en tu HUAWEI WATCH 3 Pro para contactar con tu familia y amigos cuando quieras desde cualquier teléfono HUAWEI o dispositivo Vision con un solo movimiento de muñeca. </text:p>
            <text:p/>
            <text:p>El reloj HUAWEI WATCH 3 Pro tiene una arquitectura de doble conjunto de microcircuitos que no solo permite aumentar la potencia, sino también ofrecer un procesamiento más equilibrado. Junto con el algoritmo inteligente de ahorro de energía 3.0, la duración de la batería permitirá monitorizar la salud y el estado físico a cualquier hora durante varios días.  Puedes usarlo durante 5 días en las condicionales normales del modo inteligente y 21 increíbles días en el modo de batería de duración ultra larga.</text:p>
            <text:p/>
          </table:table-cell>
          <table:table-cell office:value-type="string" calcext:value-type="string">
            <text:p>Avec son corps en titane poli au design arrondi classique, la montre connectée HUAWEI WATCH 3 Pro vous donne un look professionnel à chaque moment de la journée. Et grâce à l’affichage AMOLED large et ultra-vif de 1,43\", vous pouvez profiter de chaque instant au fur et à mesure qu'il se déroule. </text:p>
            <text:p/>
            <text:p>S’appeler est le meilleur moyen de rester en contact. Utilisez HUAWEI MeeTime sur la HUAWEI WATCH 3 Pro pour contacter facilement vos amis et votre famille sur n'importe quel téléphone HUAWEI ou Vision, d'un simple mouvement du poignet. </text:p>
            <text:p/>
            <text:p>La HUAWEI WATCH 3 Pro est équipée d'une architecture à double chipset pour non seulement améliorer les performances, mais également obtenir un traitement plus équilibré. Combiné à l'algorithme Smart Power-Saving 3.0, vous bénéficiez d'une autonomie de batterie pouvant prendre en charge le suivi santé et fitness 24h/24 pendant plusieurs jours. Profitez de 5 jours d'utilisation dans le scénario type Smart mode et d'une incroyable autonomie de 21 jours en Life mode batterie ultra longue.</text:p>
            <text:p/>
          </table:table-cell>
          <table:table-cell office:value-type="string" calcext:value-type="string">
            <text:p>A klasszikus körkörös stílusú, precíziósan polírozott titánium tokkal a HUAWEI WATCH 3 Pro professzionális megjelenést biztosít a nap minden másodpercében. A nagy, rendkívül élénk, 1,43 hüvelykes AMOLED-kijelzőnek köszönhetően pedig minden egyes pillanat kibontakozását megcsodálhatod. </text:p>
            <text:p/>
            <text:p>Nincs jobb módja annak, hogy kapcsolatot teremts az emberekkel, mint egy hívás. Használd a HUAWEI MeeTime-et a HUAWEI WATCH 3 Pro-n, hogy kényelmesen lépj kapcsolatba barátaiddal és családoddal bármelyik HUAWEI telefonon vagy Vision készüléken - mindezt egy csuklómozdulattal. </text:p>
            <text:p/>
            <text:p>A HUAWEI WATCH 3 Pro kettős chipkészlet architektúrával van felszerelve, amely nemcsak a teljesítményt növeli, hanem kiegyensúlyozottabb feldolgozást is biztosít. A Smart Power-Saving Algorithm 3.0-val kombinálva az akkumulátor élettartama több napon át képes a 24 órás egészség- és fitneszfigyelésre. Élvezd az 5 napos használati időt tipikus felhasználás intelligens üzemmód esetén, és a hihetetlen 21 napos használatot az ultra-hosszú akkumulátor-idő üzemmódban.</text:p>
            <text:p/>
          </table:table-cell>
          <table:table-cell office:value-type="string" calcext:value-type="string">
            <text:p>Con il suo classico stile circolare e la cassa in titanio lucido, HUAWEI WATCH 3 Pro ti offre un look professionale per ogni momento della giornata. Grazie all'ampio e ultravivido display AMOLED da 1,43\", puoi apprezzare ogni momento, qui e ora. </text:p>
            <text:p/>
            <text:p>Non c’è nulla di meglio di una telefonata per restare in contatto con i tuoi cari. Utilizza HUAWEI MeeTime sul tuo HUAWEI WATCH 3 Pro per contattare amici e familiari su qualsiasi telefono HUAWEI o Vision in tutta comodità, con un semplice gesto. </text:p>
            <text:p/>
            <text:p>HUAWEI WATCH 3 Pro è dotato di un'architettura a doppio chipset che consente di aumentare la potenza delle prestazioni e di ottenere un'elaborazione più equilibrata. Grazie all'algoritmo Smart Power-Saving 3.0, la durata della batteria è in grado di supportare il monitoraggio di fitness e salute 24 ore su 24 per svariati giorni. Approfitta di 5 giorni di autonomia nello scenario tipico in modalità smart e ben 21 giorni di autonomia in modalità di ultra-risparmio della batteria.</text:p>
            <text:p/>
          </table:table-cell>
          <table:table-cell office:value-type="string" calcext:value-type="string">
            <text:p>Okrągłe wykończenie z zakrzywionym ekranem harmonijnie łączy klasyczną elegancję z nowoczesnością. Tytanowa koperta i szafirowe szkło w modelu HUAWEI WATCH 3 Pro emanują niepowtarzalnym stylem o każdej porze dnia i nocy. Każde spojrzenie na wyświetlacz AMOLED o przekątnej 1,43” to moment pełen zachwytu. </text:p>
            <text:p/>
            <text:p>Nie ma lepszego sposobu na kontakt z bliskimi niż rozmowa. Korzystaj z HUAWEI MeeTime w HUAWEI WATCH 3 Series, aby wygodnie kontaktować się z rodziną i przyjaciółmi za pomocą smartfona HUAWEI lub Vision. A wszystko to za jednym ruchem nadgarstka. </text:p>
            <text:p/>
            <text:p>Smartwatche z serii HUAWEI WATCH 3 wyposażone są w podwójny chipset, co nie tylko zwiększa wydajność, ale także zapewnia bardziej zrównoważone przetwarzanie danych. W połączeniu z inteligentnym algorytmem oszczędzania energii 3.0 otrzymujesz żywotność baterii, która może wspierać całodobowe monitorowanie zdrowia i kondycji przez kilka dni z rzędu. Ciesz się 5-dniowym użytkowaniem w typowym scenariuszu trybu inteligentnego i niesamowitym 21-dniowym użytkowaniem w trybie bardzo długiego czasu pracy na baterii.</text:p>
            <text:p/>
          </table:table-cell>
          <table:table-cell office:value-type="string" calcext:value-type="string">
            <text:p>Com a sua caixa em titânio polida com precisão e estilo circular clássico, o HUAWEI WATCH 3 Pro confere-lhe um visual profissional ao longo de todo o dia. E graças ao seu grande e ultravívido ecrã AMOLED de 1,43 polegadas pode apreciar todos os instantes de cada momento. </text:p>
            <text:p/>
            <text:p>Não existe melhor forma de falar com alguém do que através de um telefonema. Utilize o HUAWEI MeeTime no HUAWEI WATCH 3 Pro para contactar os seus amigos e familiares de forma conveniente, quer seja através de um telefone HUAWEI ou de uma Vision. Tudo isto está à distância de uma simples sacudidela do pulso. </text:p>
            <text:p/>
            <text:p>O HUAWEI WATCH 3 Pro está equipado com uma arquitetura de processador duplo não só para melhorar o desempenho, mas também para atingir um processamento mais equilibrado. Combinada com o Smart Power-Saving Algorithm 3.0, a bateria possui uma autonomia capaz de manter a monitorização dos dados médicos e desportivos 24 horas por dia, 7 dias por semana. Num cenário de utilização normal do modo inteligente, pode desfrutar de 5 dias de uso. Por sua vez, ao utilizar o fantástico modo de autonomia de bateria ultralonga o período de utilização prolonga-se até aos 21 dias.</text:p>
            <text:p/>
          </table:table-cell>
          <table:table-cell office:value-type="string" calcext:value-type="string">
            <text:p>Cu stilul său circular clasic, cu o carcasă din titan lustruit cu precizie, HUAWEI WATCH 3 Pro oferă un aspect profesional pentru fiecare secundă a zilei. Iar datorită ecranului AMOLED mare și ultra-viu de 1,43\", poți aprecia fiecare moment pe măsură ce se desfășoară. </text:p>
            <text:p/>
            <text:p>Nu există o modalitate mai bună de a intra în contact cu oamenii decât prin intermediul unui apel. Utilizează HUAWEI MeeTime pe HUAWEI WATCH 3 Pro pentru a te contacta în mod convenabil prietenii și familia de pe orice telefon HUAWEI sau Vision, totul printr-o simplă mișcare a încheieturii mâinii. </text:p>
            <text:p/>
            <text:p>HUAWEI WATCH 3 Pro este echipat cu o arhitectură dual-chipset pentru a spori nu numai puterea de performanță, ci și pentru a obține o procesare mai echilibrată. În combinație cu Algoritmul inteligent de economisire a energiei 3.0 (Smart Power-Saving Algorithm 3.0), vei obține o autonomie a bateriei care poate susține monitorizarea sănătății și a condiției fizice 24/7 timp de mai multe zile la rând. Bucură-te de 5 zile de utilizare în scenariul tipic al modului inteligent și de un număr incredibil de 21 de zile de utilizare în modul de autonomie ultra-lungă a bateriei.</text:p>
            <text:p/>
          </table:table-cell>
          <table:table-cell office:value-type="string" calcext:value-type="string">
            <text:p>With its classic circular style, precision-polished titanium case, HUAWEI WATCH 3 Pro gives you a professional look for every second of the day. And thanks to the large, ultra-vivid 1.43\" AMOLED display, you can appreciate each moment as it unfolds. </text:p>
            <text:p/>
            <text:p>There’s no better way to connect with people than through a call. Use HUAWEI MeeTime4 on HUAWEI WATCH 3 Pro to conveniently contact your friends and family on any HUAWEI phone or Vision, all at the flick of a wrist. </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calcext:value-type="string">
            <text:p>With its classic circular style, precision-polished titanium case, HUAWEI WATCH 3 Pro gives you a professional look for every second of the day. And thanks to the large, ultra-vivid 1.43\" AMOLED display, you can appreciate each moment as it unfolds. </text:p>
            <text:p/>
            <text:p>There’s no better way to connect with people than through a call. Use HUAWEI MeeTime4 on HUAWEI WATCH 3 Pro to conveniently contact your friends and family on any HUAWEI phone or Vision, all at the flick of a wrist. </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calcext:value-type="string">
            <text:p>With its classic circular style, precision-polished titanium case, HUAWEI WATCH 3 Pro gives you a professional look for every second of the day. And thanks to the large, ultra-vivid 1.43\" AMOLED display, you can appreciate each moment as it unfolds. </text:p>
            <text:p/>
            <text:p>There’s no better way to connect with people than through a call. Use HUAWEI MeeTime4 on HUAWEI WATCH 3 Pro to conveniently contact your friends and family on any HUAWEI phone or Vision, all at the flick of a wrist. </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calcext:value-type="string">
            <text:p>With its classic circular style, precision-polished titanium case, HUAWEI WATCH 3 Pro gives you a professional look for every second of the day. And thanks to the large, ultra-vivid 1.43\" AMOLED display, you can appreciate each moment as it unfolds. </text:p>
            <text:p/>
            <text:p>There’s no better way to connect with people than through a call. Use HUAWEI MeeTime4 on HUAWEI WATCH 3 Pro to conveniently contact your friends and family on any HUAWEI phone or Vision, all at the flick of a wrist. </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table:number-columns-repeated="16367"/>
        </table:table-row>
        <table:table-row table:style-name="ro2">
          <table:table-cell office:value-type="string" calcext:value-type="string">
            <text:p>str_prizes_promo</text:p>
          </table:table-cell>
          <table:table-cell office:value-type="string" calcext:value-type="string">
            <text:p>HUAWEI Nova 9 is waiting for you</text:p>
          </table:table-cell>
          <table:table-cell office:value-type="string" calcext:value-type="string">
            <text:p>HUAWEI Nova 9 ви очаква</text:p>
            <text:p/>
          </table:table-cell>
          <table:table-cell office:value-type="string" calcext:value-type="string">
            <text:p>HUAWEI Nova 9 na vás čeká</text:p>
            <text:p/>
          </table:table-cell>
          <table:table-cell office:value-type="string" calcext:value-type="string">
            <text:p>Spiele und gewinne mit etwas Glück Preise von Huawei</text:p>
          </table:table-cell>
          <table:table-cell office:value-type="string" calcext:value-type="string">
            <text:p/>
            <text:p>Το HUAWEI Nova 9 σας περιμένει</text:p>
          </table:table-cell>
          <table:table-cell office:value-type="string" calcext:value-type="string">
            <text:p>HUAWEI Nova 9 te está esperando</text:p>
          </table:table-cell>
          <table:table-cell office:value-type="string" calcext:value-type="string">
            <text:p>HUAWEI Nova 9 vous attend</text:p>
          </table:table-cell>
          <table:table-cell office:value-type="string" calcext:value-type="string">
            <text:p>A HUAWEI Nova 9 már vár rád</text:p>
          </table:table-cell>
          <table:table-cell office:value-type="string" calcext:value-type="string">
            <text:p>HUAWEI Nova 9 ti sta aspettando</text:p>
            <text:p/>
          </table:table-cell>
          <table:table-cell office:value-type="string" calcext:value-type="string">
            <text:p>HUAWEI Nova 9 czeka na Ciebie</text:p>
          </table:table-cell>
          <table:table-cell office:value-type="string" calcext:value-type="string">
            <text:p>HUAWEI Nova 9 está esperando por você</text:p>
            <text:p/>
          </table:table-cell>
          <table:table-cell office:value-type="string" calcext:value-type="string">
            <text:p>HUAWEI Nova 9 te așteaptă</text:p>
            <text:p/>
          </table:table-cell>
          <table:table-cell table:number-columns-repeated="4" office:value-type="string" calcext:value-type="string">
            <text:p>HUAWEI Nova 9 is waiting for you</text:p>
          </table:table-cell>
          <table:table-cell table:number-columns-repeated="16367"/>
        </table:table-row>
        <table:table-row table:style-name="ro2">
          <table:table-cell office:value-type="string" calcext:value-type="string">
            <text:p>str_prizes_detail</text:p>
          </table:table-cell>
          <table:table-cell office:value-type="string" calcext:value-type="string">
            <text:p>More about HUAWEI Nova 9</text:p>
          </table:table-cell>
          <table:table-cell office:value-type="string" calcext:value-type="string">
            <text:p>Повече за HUAWEI Nova 9</text:p>
            <text:p/>
            <text:p/>
          </table:table-cell>
          <table:table-cell office:value-type="string" calcext:value-type="string">
            <text:p>Více o HUAWEI Nova 9</text:p>
          </table:table-cell>
          <table:table-cell office:value-type="string" calcext:value-type="string">
            <text:p>Mehr über HUAWEI Nova 9</text:p>
          </table:table-cell>
          <table:table-cell office:value-type="string" calcext:value-type="string">
            <text:p>Περισσότερα για το HUAWEI Nova 9</text:p>
          </table:table-cell>
          <table:table-cell office:value-type="string" calcext:value-type="string">
            <text:p>Más sobre HUAWEI Nova 9</text:p>
          </table:table-cell>
          <table:table-cell office:value-type="string" calcext:value-type="string">
            <text:p>En savoir plus sur le HUAWEI Nova 9</text:p>
          </table:table-cell>
          <table:table-cell office:value-type="string" calcext:value-type="string">
            <text:p>További információ a HUAWEI Nova 9-ről</text:p>
          </table:table-cell>
          <table:table-cell office:value-type="string" calcext:value-type="string">
            <text:p>Maggiori informazioni su HUAWEI Nova 9</text:p>
            <text:p/>
          </table:table-cell>
          <table:table-cell office:value-type="string" calcext:value-type="string">
            <text:p>Więcej o HUAWEI Nova 9</text:p>
          </table:table-cell>
          <table:table-cell office:value-type="string" calcext:value-type="string">
            <text:p>Mais sobre HUAWEI Nova 9</text:p>
            <text:p/>
          </table:table-cell>
          <table:table-cell office:value-type="string" calcext:value-type="string">
            <text:p>Mai multe despre HUAWEI Nova 9</text:p>
          </table:table-cell>
          <table:table-cell table:number-columns-repeated="4" office:value-type="string" calcext:value-type="string">
            <text:p>More about HUAWEI Nova 9</text:p>
          </table:table-cell>
          <table:table-cell table:number-columns-repeated="16367"/>
        </table:table-row>
        <table:table-row table:style-name="ro2">
          <table:table-cell office:value-type="string" calcext:value-type="string">
            <text:p>str_faqs_title</text:p>
          </table:table-cell>
          <table:table-cell office:value-type="string" calcext:value-type="string">
            <text:p>FAQS</text:p>
          </table:table-cell>
          <table:table-cell office:value-type="string" calcext:value-type="string">
            <text:p>Често задавани въпроси </text:p>
          </table:table-cell>
          <table:table-cell office:value-type="string" calcext:value-type="string">
            <text:p>Casto kladené otázky</text:p>
          </table:table-cell>
          <table:table-cell office:value-type="string" calcext:value-type="string">
            <text:p>FAQs</text:p>
          </table:table-cell>
          <table:table-cell office:value-type="string" calcext:value-type="string">
            <text:p>Συχνές ερωτήσεις (FAQ) </text:p>
          </table:table-cell>
          <table:table-cell office:value-type="string" calcext:value-type="string">
            <text:p>Preguntas frecuentes</text:p>
          </table:table-cell>
          <table:table-cell office:value-type="string" calcext:value-type="string">
            <text:p>FAQs</text:p>
          </table:table-cell>
          <table:table-cell office:value-type="string" calcext:value-type="string">
            <text:p>GYIK</text:p>
          </table:table-cell>
          <table:table-cell table:number-columns-repeated="2" office:value-type="string" calcext:value-type="string">
            <text:p>FAQs</text:p>
          </table:table-cell>
          <table:table-cell office:value-type="string" calcext:value-type="string">
            <text:p>FAQ's</text:p>
          </table:table-cell>
          <table:table-cell office:value-type="string" calcext:value-type="string">
            <text:p>Întrebări frecvente </text:p>
          </table:table-cell>
          <table:table-cell table:number-columns-repeated="4" office:value-type="string" calcext:value-type="string">
            <text:p>FAQS</text:p>
          </table:table-cell>
          <table:table-cell table:number-columns-repeated="16367"/>
        </table:table-row>
        <table:table-row table:style-name="ro2">
          <table:table-cell table:style-name="ce15" office:value-type="string" calcext:value-type="string">
            <text:p>str_general_question</text:p>
          </table:table-cell>
          <table:table-cell office:value-type="string" calcext:value-type="string">
            <text:p>General Questions</text:p>
          </table:table-cell>
          <table:table-cell office:value-type="string" calcext:value-type="string">
            <text:p>Общи въпроси</text:p>
          </table:table-cell>
          <table:table-cell office:value-type="string" calcext:value-type="string">
            <text:p>Obecné otázky</text:p>
          </table:table-cell>
          <table:table-cell office:value-type="string" calcext:value-type="string">
            <text:p>Allgemeine Fragen</text:p>
          </table:table-cell>
          <table:table-cell office:value-type="string" calcext:value-type="string">
            <text:p>Γενικές Ερωτήσεις</text:p>
          </table:table-cell>
          <table:table-cell office:value-type="string" calcext:value-type="string">
            <text:p>Preguntas generales</text:p>
          </table:table-cell>
          <table:table-cell office:value-type="string" calcext:value-type="string">
            <text:p>Questions générales</text:p>
          </table:table-cell>
          <table:table-cell office:value-type="string" calcext:value-type="string">
            <text:p>Általános kérdések</text:p>
          </table:table-cell>
          <table:table-cell office:value-type="string" calcext:value-type="string">
            <text:p>Domande generiche</text:p>
          </table:table-cell>
          <table:table-cell office:value-type="string" calcext:value-type="string">
            <text:p>Pytania ogólne</text:p>
          </table:table-cell>
          <table:table-cell office:value-type="string" calcext:value-type="string">
            <text:p>Perguntas Gerais</text:p>
          </table:table-cell>
          <table:table-cell office:value-type="string" calcext:value-type="string">
            <text:p>Întrebări generale</text:p>
          </table:table-cell>
          <table:table-cell table:number-columns-repeated="4" office:value-type="string" calcext:value-type="string">
            <text:p>General Questions</text:p>
          </table:table-cell>
          <table:table-cell table:number-columns-repeated="16367"/>
        </table:table-row>
        <table:table-row table:style-name="ro2">
          <table:table-cell table:style-name="ce15" office:value-type="string" calcext:value-type="string">
            <text:p>str_general_question_01</text:p>
          </table:table-cell>
          <table:table-cell office:value-type="string" calcext:value-type="string">
            <text:p>1. When is the campaign valid? </text:p>
          </table:table-cell>
          <table:table-cell office:value-type="string" calcext:value-type="string">
            <text:p>1. Кога се провежда кампанията? </text:p>
          </table:table-cell>
          <table:table-cell office:value-type="string" calcext:value-type="string">
            <text:p>1. Kdy kampaň probíhá? </text:p>
          </table:table-cell>
          <table:table-cell office:value-type="string" calcext:value-type="string">
            <text:p>1. Was ist die Laufzeit der Aktion? </text:p>
          </table:table-cell>
          <table:table-cell office:value-type="string" calcext:value-type="string">
            <text:p>1. Πότε διαρκεί η καμπάνια; </text:p>
          </table:table-cell>
          <table:table-cell office:value-type="string" calcext:value-type="string">
            <text:p>1. ¿Cuándo se desarrolla la campaña? </text:p>
          </table:table-cell>
          <table:table-cell office:value-type="string" calcext:value-type="string">
            <text:p>1. Quand la campagne se déroule-t-elle? </text:p>
          </table:table-cell>
          <table:table-cell office:value-type="string" calcext:value-type="string">
            <text:p>1. Mikor zajlik a kampány? </text:p>
          </table:table-cell>
          <table:table-cell office:value-type="string" calcext:value-type="string">
            <text:p>1. Quando si svolgerà la campagna? </text:p>
          </table:table-cell>
          <table:table-cell office:value-type="string" calcext:value-type="string">
            <text:p>1. Kiedy trwa kampania? </text:p>
          </table:table-cell>
          <table:table-cell office:value-type="string" calcext:value-type="string">
            <text:p>1. Qual é o período no qual a Campanha decorre? </text:p>
          </table:table-cell>
          <table:table-cell office:value-type="string" calcext:value-type="string">
            <text:p>1. Când se desfășoară campania? </text:p>
          </table:table-cell>
          <table:table-cell table:number-columns-repeated="4" office:value-type="string" calcext:value-type="string">
            <text:p>1. When is the campaign valid? </text:p>
          </table:table-cell>
          <table:table-cell table:number-columns-repeated="16367"/>
        </table:table-row>
        <table:table-row table:style-name="ro2">
          <table:table-cell table:style-name="ce15" office:value-type="string" calcext:value-type="string">
            <text:p>str_general_question_02</text:p>
          </table:table-cell>
          <table:table-cell office:value-type="string" calcext:value-type="string">
            <text:p>2. In which countries is the campaign valid?</text:p>
          </table:table-cell>
          <table:table-cell office:value-type="string" calcext:value-type="string">
            <text:p>2. В кои държави е валидна кампанията?</text:p>
          </table:table-cell>
          <table:table-cell office:value-type="string" calcext:value-type="string">
            <text:p>2. Ve kterých zemích kampaň probíhá?</text:p>
          </table:table-cell>
          <table:table-cell office:value-type="string" calcext:value-type="string">
            <text:p>2. In welchen Ländern wird diese Aktion durchgeführt?</text:p>
          </table:table-cell>
          <table:table-cell office:value-type="string" calcext:value-type="string">
            <text:p>2. Σε ποιες χώρες ισχύει η Καμπάνια;</text:p>
          </table:table-cell>
          <table:table-cell office:value-type="string" calcext:value-type="string">
            <text:p>2. ¿En qué países es válida la campaña?</text:p>
          </table:table-cell>
          <table:table-cell office:value-type="string" calcext:value-type="string">
            <text:p>2. Dans quels pays la campagne est-elle valable ?</text:p>
          </table:table-cell>
          <table:table-cell office:value-type="string" calcext:value-type="string">
            <text:p>2. Mely országokban érvényes a kampány?</text:p>
          </table:table-cell>
          <table:table-cell office:value-type="string" calcext:value-type="string">
            <text:p>2. In quali paesi si svolgerà la campagna?</text:p>
          </table:table-cell>
          <table:table-cell office:value-type="string" calcext:value-type="string">
            <text:p>2. W jakich krajach odbywa się kampania?</text:p>
          </table:table-cell>
          <table:table-cell office:value-type="string" calcext:value-type="string">
            <text:p>2. Quais são os países nos quais a Campanha é válida?</text:p>
          </table:table-cell>
          <table:table-cell office:value-type="string" calcext:value-type="string">
            <text:p>2. În ce țări este valabilă campania?</text:p>
          </table:table-cell>
          <table:table-cell table:number-columns-repeated="4" office:value-type="string" calcext:value-type="string">
            <text:p>2. In which countries is the campaign valid?</text:p>
          </table:table-cell>
          <table:table-cell table:number-columns-repeated="16367"/>
        </table:table-row>
        <table:table-row table:style-name="ro2">
          <table:table-cell table:style-name="ce15" office:value-type="string" calcext:value-type="string">
            <text:p>str_general_question_03</text:p>
          </table:table-cell>
          <table:table-cell office:value-type="string" calcext:value-type="string">
            <text:p>3. How can I participate in the campaign?</text:p>
          </table:table-cell>
          <table:table-cell office:value-type="string" calcext:value-type="string">
            <text:p>3. Как мога да участвам в кампанията?</text:p>
          </table:table-cell>
          <table:table-cell office:value-type="string" calcext:value-type="string">
            <text:p>3. Jak se mohu do kampaně zapojit?</text:p>
          </table:table-cell>
          <table:table-cell office:value-type="string" calcext:value-type="string">
            <text:p>3. Wie kann ich an der Aktion teilnehmen?</text:p>
          </table:table-cell>
          <table:table-cell office:value-type="string" calcext:value-type="string">
            <text:p>3. Πώς μπορώ να συμμετέχω στην καμπάνια;</text:p>
          </table:table-cell>
          <table:table-cell office:value-type="string" calcext:value-type="string">
            <text:p>3. ¿Cómo puedo participar en la campaña?</text:p>
          </table:table-cell>
          <table:table-cell office:value-type="string" calcext:value-type="string">
            <text:p>3. Comment puis-je participer à la campagne ?</text:p>
          </table:table-cell>
          <table:table-cell office:value-type="string" calcext:value-type="string">
            <text:p>3. Hogyan vehetek részt a kampányban?</text:p>
          </table:table-cell>
          <table:table-cell office:value-type="string" calcext:value-type="string">
            <text:p>3. Come posso partecipare alla campagna?</text:p>
          </table:table-cell>
          <table:table-cell office:value-type="string" calcext:value-type="string">
            <text:p>3. Jak wziąć udział w kampanii?</text:p>
          </table:table-cell>
          <table:table-cell office:value-type="string" calcext:value-type="string">
            <text:p>3. Como é que os utilizadores podem participar na Campanha?</text:p>
          </table:table-cell>
          <table:table-cell office:value-type="string" calcext:value-type="string">
            <text:p>3. Cum pot participa la campanie?</text:p>
          </table:table-cell>
          <table:table-cell table:number-columns-repeated="4" office:value-type="string" calcext:value-type="string">
            <text:p>3. How can I participate in the campaign?</text:p>
          </table:table-cell>
          <table:table-cell table:number-columns-repeated="16367"/>
        </table:table-row>
        <table:table-row table:style-name="ro2">
          <table:table-cell table:style-name="ce15" office:value-type="string" calcext:value-type="string">
            <text:p>str_general_question_04</text:p>
          </table:table-cell>
          <table:table-cell office:value-type="string" calcext:value-type="string">
            <text:p>4. What’s the campaign’s page link? </text:p>
          </table:table-cell>
          <table:table-cell office:value-type="string" calcext:value-type="string">
            <text:p>4. Къде мога да намеря страницата на кампанията? </text:p>
          </table:table-cell>
          <table:table-cell office:value-type="string" calcext:value-type="string">
            <text:p>4. Kde najdu stránku kampaně? </text:p>
          </table:table-cell>
          <table:table-cell office:value-type="string" calcext:value-type="string">
            <text:p>4. Wo kann ich die Aktionsseite finden? </text:p>
          </table:table-cell>
          <table:table-cell office:value-type="string" calcext:value-type="string">
            <text:p>4. Πού μπορώ να βρω τη σελίδα της καμπάνιας; </text:p>
          </table:table-cell>
          <table:table-cell office:value-type="string" calcext:value-type="string">
            <text:p>4. ¿Dónde puedo encontrar la página de la campaña? </text:p>
          </table:table-cell>
          <table:table-cell office:value-type="string" calcext:value-type="string">
            <text:p>4. Où puis-je trouver la page de la campagne ? </text:p>
          </table:table-cell>
          <table:table-cell office:value-type="string" calcext:value-type="string">
            <text:p>4. Hol találom a kampány honlapját? </text:p>
          </table:table-cell>
          <table:table-cell office:value-type="string" calcext:value-type="string">
            <text:p>4. Dove posso trovare la pagina della campagna? </text:p>
          </table:table-cell>
          <table:table-cell office:value-type="string" calcext:value-type="string">
            <text:p>4. Gdzie mogę znaleźć stronę kampanii? </text:p>
          </table:table-cell>
          <table:table-cell office:value-type="string" calcext:value-type="string">
            <text:p>4. Onde é que os utilizadores podem encontrar a página da Campanha? </text:p>
          </table:table-cell>
          <table:table-cell office:value-type="string" calcext:value-type="string">
            <text:p>4. Unde pot găsi pagina campaniei? </text:p>
          </table:table-cell>
          <table:table-cell table:number-columns-repeated="4" office:value-type="string" calcext:value-type="string">
            <text:p>4. What’s the campaign’s page link? </text:p>
          </table:table-cell>
          <table:table-cell table:number-columns-repeated="16367"/>
        </table:table-row>
        <table:table-row table:style-name="ro2">
          <table:table-cell table:style-name="ce15" office:value-type="string" calcext:value-type="string">
            <text:p>str_general_question_05</text:p>
          </table:table-cell>
          <table:table-cell office:value-type="string" calcext:value-type="string">
            <text:p>5. What can I win from this campaign?</text:p>
          </table:table-cell>
          <table:table-cell office:value-type="string" calcext:value-type="string">
            <text:p>5. Какво мога да спечеля от тази кампания?</text:p>
          </table:table-cell>
          <table:table-cell office:value-type="string" calcext:value-type="string">
            <text:p>5. Co mohu v této kampani vyhrát?</text:p>
          </table:table-cell>
          <table:table-cell office:value-type="string" calcext:value-type="string">
            <text:p>5. Was kann ich in dieser Aktion gewinnen?</text:p>
          </table:table-cell>
          <table:table-cell office:value-type="string" calcext:value-type="string">
            <text:p>5. Τι μπορώ να κερδίσω από αυτήν την καμπάνια;</text:p>
          </table:table-cell>
          <table:table-cell office:value-type="string" calcext:value-type="string">
            <text:p>5. ¿Qué puedo ganar en esta campaña?</text:p>
          </table:table-cell>
          <table:table-cell office:value-type="string" calcext:value-type="string">
            <text:p>5. Que puis-je gagner en participant à cette campagne ?</text:p>
          </table:table-cell>
          <table:table-cell office:value-type="string" calcext:value-type="string">
            <text:p>5. Mit nyerhetek ezzel a kampánnyal?</text:p>
          </table:table-cell>
          <table:table-cell office:value-type="string" calcext:value-type="string">
            <text:p>5. Cosa posso vincere nell’ambito di questa campagna?</text:p>
          </table:table-cell>
          <table:table-cell office:value-type="string" calcext:value-type="string">
            <text:p>5. Jakie nagrody mogę wygrać w tej kampanii?</text:p>
          </table:table-cell>
          <table:table-cell office:value-type="string" calcext:value-type="string">
            <text:p>5. O que é que os utilizadores podem ganhar nesta Campanha?</text:p>
          </table:table-cell>
          <table:table-cell office:value-type="string" calcext:value-type="string">
            <text:p>5. Ce pot câștiga la această campanie?</text:p>
          </table:table-cell>
          <table:table-cell table:number-columns-repeated="4" office:value-type="string" calcext:value-type="string">
            <text:p>5. What can I win from this campaign?</text:p>
          </table:table-cell>
          <table:table-cell table:number-columns-repeated="16367"/>
        </table:table-row>
        <table:table-row table:style-name="ro2">
          <table:table-cell table:style-name="ce15" office:value-type="string" calcext:value-type="string">
            <text:p>str_general_question_06</text:p>
          </table:table-cell>
          <table:table-cell office:value-type="string" calcext:value-type="string">
            <text:p>6. What apps/games are involved in this campaign?</text:p>
          </table:table-cell>
          <table:table-cell office:value-type="string" calcext:value-type="string">
            <text:p>6. Какви приложения/игри са включени в тази кампания?</text:p>
          </table:table-cell>
          <table:table-cell office:value-type="string" calcext:value-type="string">
            <text:p>6. Které aplikace/hry jsou zapojeny do této kampaně?</text:p>
          </table:table-cell>
          <table:table-cell office:value-type="string" calcext:value-type="string">
            <text:p>6. Welche Apps oder Spiele sind an dieser Aktion beteiligt?</text:p>
          </table:table-cell>
          <table:table-cell office:value-type="string" calcext:value-type="string">
            <text:p>6. Ποιες εφαρμογές/παιχνίδια περιλαμβάνονται σε αυτήν την καμπάνια;</text:p>
          </table:table-cell>
          <table:table-cell office:value-type="string" calcext:value-type="string">
            <text:p>6. ¿Qué aplicaciones/juegos participan en esta campaña?</text:p>
          </table:table-cell>
          <table:table-cell office:value-type="string" calcext:value-type="string">
            <text:p>6. Quelles applications/jeux sont concerné(e)s par cette campagne ?</text:p>
          </table:table-cell>
          <table:table-cell office:value-type="string" calcext:value-type="string">
            <text:p>6. Milyen alkalmazások/játékok vesznek részt ebben a kampányban?</text:p>
          </table:table-cell>
          <table:table-cell office:value-type="string" calcext:value-type="string">
            <text:p>6. Quali app e giochi sono coinvolti in questa campagna?</text:p>
          </table:table-cell>
          <table:table-cell office:value-type="string" calcext:value-type="string">
            <text:p>6. Jakich aplikacji dotyczy ta kampania?</text:p>
          </table:table-cell>
          <table:table-cell office:value-type="string" calcext:value-type="string">
            <text:p>6. Quais são as aplicações/jogos que fazem parte desta Campanha?</text:p>
          </table:table-cell>
          <table:table-cell office:value-type="string" calcext:value-type="string">
            <text:p>6. Ce aplicații/jocuri sunt disponibile în această campanie?</text:p>
          </table:table-cell>
          <table:table-cell table:number-columns-repeated="4" office:value-type="string" calcext:value-type="string">
            <text:p>6. What apps/games are involved in this campaign?</text:p>
          </table:table-cell>
          <table:table-cell table:number-columns-repeated="16367"/>
        </table:table-row>
        <table:table-row table:style-name="ro2">
          <table:table-cell table:style-name="ce15" office:value-type="string" calcext:value-type="string">
            <text:p>str_general_question_07</text:p>
          </table:table-cell>
          <table:table-cell office:value-type="string" calcext:value-type="string">
            <text:p>7. Is this campaign available to all devices?</text:p>
          </table:table-cell>
          <table:table-cell office:value-type="string" calcext:value-type="string">
            <text:p>7. С какви устройства е съвместима тази кампания?</text:p>
          </table:table-cell>
          <table:table-cell office:value-type="string" calcext:value-type="string">
            <text:p>7. S jakými zařízeními je tato kampaň kompatibilní?</text:p>
          </table:table-cell>
          <table:table-cell office:value-type="string" calcext:value-type="string">
            <text:p>7. Mit welchen Geräten ist diese Aktion kompatibel?</text:p>
          </table:table-cell>
          <table:table-cell office:value-type="string" calcext:value-type="string">
            <text:p>7. Με ποιες συσκευές είναι συμβατή αυτή η καμπάνια;</text:p>
          </table:table-cell>
          <table:table-cell office:value-type="string" calcext:value-type="string">
            <text:p>7. ¿Con qué dispositivos es compatible esta campaña?</text:p>
          </table:table-cell>
          <table:table-cell office:value-type="string" calcext:value-type="string">
            <text:p>7. Avec quels appareils cette campagne est-elle compatible ?</text:p>
          </table:table-cell>
          <table:table-cell office:value-type="string" calcext:value-type="string">
            <text:p>7. Milyen eszközökkel kompatibilis ez a kampány?</text:p>
          </table:table-cell>
          <table:table-cell office:value-type="string" calcext:value-type="string">
            <text:p>7. Con quali dispositivi è compatibile questa campagna?</text:p>
          </table:table-cell>
          <table:table-cell office:value-type="string" calcext:value-type="string">
            <text:p>7. Które urządzenia umożliwiają wzięcie udziału w kampanii?</text:p>
          </table:table-cell>
          <table:table-cell office:value-type="string" calcext:value-type="string">
            <text:p>7. Com que dispositivos é que esta Campanha é compatível?</text:p>
          </table:table-cell>
          <table:table-cell office:value-type="string" calcext:value-type="string">
            <text:p>7. Cu ce dispozitive este compatibilă această campanie?</text:p>
          </table:table-cell>
          <table:table-cell table:number-columns-repeated="4" office:value-type="string" calcext:value-type="string">
            <text:p>7. Is this campaign available to all devices?</text:p>
          </table:table-cell>
          <table:table-cell table:number-columns-repeated="16367"/>
        </table:table-row>
        <table:table-row table:style-name="ro2">
          <table:table-cell table:style-name="ce15" office:value-type="string" calcext:value-type="string">
            <text:p>str_general_question_08</text:p>
          </table:table-cell>
          <table:table-cell office:value-type="string" calcext:value-type="string">
            <text:p>8. How many rewards can the user get per day? And how many during the whole campaign?</text:p>
          </table:table-cell>
          <table:table-cell office:value-type="string" calcext:value-type="string">
            <text:p>8. Колко награди мога да получа от всеки кръг? И колко за целия период на кампания?</text:p>
          </table:table-cell>
          <table:table-cell office:value-type="string" calcext:value-type="string">
            <text:p>8. Kolik cen mohu získat v každém kole? A kolik během celé kampaně?</text:p>
          </table:table-cell>
          <table:table-cell office:value-type="string" calcext:value-type="string">
            <text:p>8. Wie viele Preise kann ich in jeder Runde erhalten? Wie viele kann ich während der gesamten Aktion gewinnen?</text:p>
          </table:table-cell>
          <table:table-cell office:value-type="string" calcext:value-type="string">
            <text:p>8. Πόσα βραβεία μπορώ να πάρω σε κάθε γύρο; Και πόσα σε όλη την καμπάνια;</text:p>
          </table:table-cell>
          <table:table-cell office:value-type="string" calcext:value-type="string">
            <text:p>8. ¿Cuántos premios puedo ganar en cada ronda? ¿Y cuántas durante toda la campaña?</text:p>
          </table:table-cell>
          <table:table-cell office:value-type="string" calcext:value-type="string">
            <text:p>8. Combien de prix puis-je obtenir à chaque tour ? Et combien pendant toute la durée de la campagne ?</text:p>
          </table:table-cell>
          <table:table-cell office:value-type="string" calcext:value-type="string">
            <text:p>8. Hány díjat kaphatok az egyes fordulókban? És hányat az egész kampány alatt?</text:p>
          </table:table-cell>
          <table:table-cell office:value-type="string" calcext:value-type="string">
            <text:p>8. Quanti premi posso vincere in ciascuna tornata? E quanti nel corso dell’intera campagna?</text:p>
          </table:table-cell>
          <table:table-cell office:value-type="string" calcext:value-type="string">
            <text:p>8. Ile nagród mogę zdobyć w każdej rundzie? A ile podczas całej kampanii?</text:p>
          </table:table-cell>
          <table:table-cell office:value-type="string" calcext:value-type="string">
            <text:p>8. Qual número máximo de prémios que cada utilizador poder receber em cada ronda? E qual é o número máximo de prémios que cada utilizador pode receber durante toda a Campanha?</text:p>
          </table:table-cell>
          <table:table-cell office:value-type="string" calcext:value-type="string">
            <text:p>8. Câte premii pot obține în fiecare rundă? Și câte premii în timpul campaniei?</text:p>
          </table:table-cell>
          <table:table-cell table:number-columns-repeated="4" office:value-type="string" calcext:value-type="string">
            <text:p>8. How many rewards can the user get per day? And how many during the whole campaign?</text:p>
          </table:table-cell>
          <table:table-cell table:number-columns-repeated="16367"/>
        </table:table-row>
        <table:table-row table:style-name="ro2">
          <table:table-cell table:style-name="ce15" office:value-type="string" calcext:value-type="string">
            <text:p>str_general_question_09</text:p>
          </table:table-cell>
          <table:table-cell office:value-type="string" calcext:value-type="string">
            <text:p>9. <text:s/>Can the user change the territory to participate on this campaign? (for example if a user is in the USA, but they change it to this campaign’s territory. Do we allow this?)</text:p>
          </table:table-cell>
          <table:table-cell office:value-type="string" calcext:value-type="string">
            <text:p>9. Мога ли да променя моята запазена локация, за да участвам в тази кампания? </text:p>
          </table:table-cell>
          <table:table-cell office:value-type="string" calcext:value-type="string">
            <text:p>9. Mohu změnit nastavení Země/regionu, abych se mohl zúčastnit této kampaně? </text:p>
          </table:table-cell>
          <table:table-cell office:value-type="string" calcext:value-type="string">
            <text:p>9. Kann ich die festgelegte Region/das festgelegte Land ändern, um an dieser Aktion teilnehmen zu können? </text:p>
          </table:table-cell>
          <table:table-cell office:value-type="string" calcext:value-type="string">
            <text:p>9. Μπορώ να αλλάξω την αποθηκευμένη τοποθεσία μου για να συμμετάσχω σε αυτήν την καμπάνια; </text:p>
          </table:table-cell>
          <table:table-cell office:value-type="string" calcext:value-type="string">
            <text:p>9. ¿Puedo cambiar mi ubicación guardada para participar en esta campaña? </text:p>
          </table:table-cell>
          <table:table-cell office:value-type="string" calcext:value-type="string">
            <text:p>9. Puis-je modifier mes paramètres de région afin de participer à cette campagne ? </text:p>
          </table:table-cell>
          <table:table-cell office:value-type="string" calcext:value-type="string">
            <text:p>9. Módosíthatom a mentett területi beállításokat, hogy részt vehessek ebben a kampányban? </text:p>
          </table:table-cell>
          <table:table-cell office:value-type="string" calcext:value-type="string">
            <text:p>9. Posso cambiare il mio paese o area geografica di servizio per partecipare a questa campagna? </text:p>
          </table:table-cell>
          <table:table-cell office:value-type="string" calcext:value-type="string">
            <text:p>9. Czy mogę zmienić zapisane ustawienia kraju, aby wziąć udział w tej kampanii? </text:p>
          </table:table-cell>
          <table:table-cell office:value-type="string" calcext:value-type="string">
            <text:p>9. É possível aos utilizadores alterar o seu território, a fim de lhes ser possível participar na Campanha? </text:p>
          </table:table-cell>
          <table:table-cell office:value-type="string" calcext:value-type="string">
            <text:p>9. Pot schimba locația salvată pentru a participa la această campanie? </text:p>
          </table:table-cell>
          <table:table-cell table:number-columns-repeated="4" office:value-type="string" calcext:value-type="string">
            <text:p>9. <text:s/>Can the user change the territory to participate on this campaign? (for example if a user is in the USA, but they change it to this campaign’s territory. Do we allow this?)</text:p>
          </table:table-cell>
          <table:table-cell table:number-columns-repeated="16367"/>
        </table:table-row>
        <table:table-row table:style-name="ro2">
          <table:table-cell table:style-name="ce15" office:value-type="string" calcext:value-type="string">
            <text:p>str_general_question_10</text:p>
          </table:table-cell>
          <table:table-cell office:value-type="string" calcext:value-type="string">
            <text:p>10. <text:s/>Can customers be refunded (if there’s payment involved)?</text:p>
          </table:table-cell>
          <table:table-cell office:value-type="string" calcext:value-type="string">
            <text:p>10. <text:s/>Трябва ли да предоставя информация за кредитна или дебитна карта, за да участвам?</text:p>
          </table:table-cell>
          <table:table-cell office:value-type="string" calcext:value-type="string">
            <text:p>Musím poskytnout údaje o kreditní nebo debetní kartě, abych se mohl zúčastnit kampaně?</text:p>
          </table:table-cell>
          <table:table-cell office:value-type="string" calcext:value-type="string">
            <text:p>10. <text:s/>Muss ich Kredit- oder Bankkarteninformationen angeben, um teilnehmen zu können?</text:p>
          </table:table-cell>
          <table:table-cell office:value-type="string" calcext:value-type="string">
            <text:p>10. <text:s/>Χρειάζεται να παρέχω στοιχεία πιστωτικής ή χρεωστικής κάρτας για να συμμετάσχω;</text:p>
          </table:table-cell>
          <table:table-cell office:value-type="string" calcext:value-type="string">
            <text:p>10. <text:s/>¿Tengo que facilitar los datos de mi tarjeta de crédito o débito para participar?</text:p>
          </table:table-cell>
          <table:table-cell office:value-type="string" calcext:value-type="string">
            <text:p>10. <text:s/>Dois-je fournir des informations de carte de crédit ou de débit pour participer ?</text:p>
          </table:table-cell>
          <table:table-cell office:value-type="string" calcext:value-type="string">
            <text:p>Meg kell adnom a hitel- vagy betéti kártya adatait a részvételhez?</text:p>
          </table:table-cell>
          <table:table-cell office:value-type="string" calcext:value-type="string">
            <text:p>10. <text:s/>Devo fornire i dati della mia carta di credito o di debito per partecipare?</text:p>
          </table:table-cell>
          <table:table-cell office:value-type="string" calcext:value-type="string">
            <text:p>10. <text:s/>Czy muszę podać dane karty kredytowej lub debetowej, aby wziąć udział w kampanii?</text:p>
          </table:table-cell>
          <table:table-cell office:value-type="string" calcext:value-type="string">
            <text:p>10. <text:s/>É obrigatório aos utilizadores facultar os dados do seu cartão de débito ou crédito, a fim de poderem participar na Campanha?</text:p>
          </table:table-cell>
          <table:table-cell office:value-type="string" calcext:value-type="string">
            <text:p>Trebuie să furnizez informații despre cardul de credit sau de debit pentru a participa?</text:p>
          </table:table-cell>
          <table:table-cell table:number-columns-repeated="4" office:value-type="string" calcext:value-type="string">
            <text:p>10. <text:s/>Can customers be refunded (if there’s payment involved)?</text:p>
          </table:table-cell>
          <table:table-cell table:number-columns-repeated="16367"/>
        </table:table-row>
        <table:table-row table:style-name="ro2">
          <table:table-cell table:style-name="ce15" office:value-type="string" calcext:value-type="string">
            <text:p>str_general_question_11</text:p>
          </table:table-cell>
          <table:table-cell office:value-type="string" calcext:value-type="string">
            <text:p>11. <text:s/>Do I need to bundle a credit or bank card in order to participate?</text:p>
          </table:table-cell>
          <table:table-cell table:style-name="ce17" table:number-columns-repeated="11"/>
          <table:table-cell table:number-columns-repeated="4" office:value-type="string" calcext:value-type="string">
            <text:p>11. <text:s/>Do I need to bundle a credit or bank card in order to participate?</text:p>
          </table:table-cell>
          <table:table-cell table:number-columns-repeated="16367"/>
        </table:table-row>
        <table:table-row table:style-name="ro2">
          <table:table-cell table:style-name="ce15" office:value-type="string" calcext:value-type="string">
            <text:p>str_general_answer_01</text:p>
          </table:table-cell>
          <table:table-cell table:number-columns-repeated="5" office:value-type="string" calcext:value-type="string">
            <text:p>A: N/A</text:p>
          </table:table-cell>
          <table:table-cell table:number-columns-repeated="2" office:value-type="string" calcext:value-type="string">
            <text:p>R: N/A</text:p>
          </table:table-cell>
          <table:table-cell office:value-type="string" calcext:value-type="string">
            <text:p>A: N/A</text:p>
          </table:table-cell>
          <table:table-cell office:value-type="string" calcext:value-type="string">
            <text:p>RISPOSTA: - </text:p>
          </table:table-cell>
          <table:table-cell office:value-type="string" calcext:value-type="string">
            <text:p>A: N/A</text:p>
          </table:table-cell>
          <table:table-cell office:value-type="string" calcext:value-type="string">
            <text:p>A: <text:s/>- </text:p>
          </table:table-cell>
          <table:table-cell table:number-columns-repeated="5" office:value-type="string" calcext:value-type="string">
            <text:p>A: N/A</text:p>
          </table:table-cell>
          <table:table-cell table:number-columns-repeated="16367"/>
        </table:table-row>
        <table:table-row table:style-name="ro2">
          <table:table-cell table:style-name="ce15" office:value-type="string" calcext:value-type="string">
            <text:p>str_general_answer_02</text:p>
          </table:table-cell>
          <table:table-cell table:number-columns-repeated="5" office:value-type="string" calcext:value-type="string">
            <text:p>A: N/A</text:p>
          </table:table-cell>
          <table:table-cell table:number-columns-repeated="2" office:value-type="string" calcext:value-type="string">
            <text:p>R: N/A</text:p>
          </table:table-cell>
          <table:table-cell office:value-type="string" calcext:value-type="string">
            <text:p>A: N/A</text:p>
          </table:table-cell>
          <table:table-cell office:value-type="string" calcext:value-type="string">
            <text:p>RISPOSTA: - </text:p>
          </table:table-cell>
          <table:table-cell office:value-type="string" calcext:value-type="string">
            <text:p>A: N/A</text:p>
          </table:table-cell>
          <table:table-cell office:value-type="string" calcext:value-type="string">
            <text:p>A: <text:s/>- </text:p>
          </table:table-cell>
          <table:table-cell table:number-columns-repeated="5" office:value-type="string" calcext:value-type="string">
            <text:p>A: N/A</text:p>
          </table:table-cell>
          <table:table-cell table:number-columns-repeated="16367"/>
        </table:table-row>
        <table:table-row table:style-name="ro3">
          <table:table-cell table:style-name="ce15" office:value-type="string" calcext:value-type="string">
            <text:p>str_general_answer_03</text:p>
          </table:table-cell>
          <table:table-cell office:value-type="string" calcext:value-type="string">
            <text:p>A: To enter the Campaign page, users need to tap on “PLAY GAME” button placed in the landing page inside the Gameloft icon on Browser Speed Dial.</text:p>
          </table:table-cell>
          <table:table-cell office:value-type="string" calcext:value-type="string">
            <text:p>A: За да влез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able:table-cell>
          <table:table-cell office:value-type="string" calcext:value-type="string">
            <text:p>A: Chtějí-li uživatelé vstoupit na stránku kampaně, musí klepnout na tlačítko „HRÁT HRU“ („PLAY GAME“) umístěné uvnitř ikony Gameloft v rychlém výběru na vstupní stránce Prohlížeče.</text:p>
          </table:table-cell>
          <table:table-cell office:value-type="string" calcext:value-type="string">
            <text:p>A: Um die Aktionsseite aufzurufen, müssen die Nutzer auf die Schaltfläche „SPIELEN“ auf der Startseite tippen, die über das Gameloft-Icon im Schnellzugriffsbereich des Browsers erreichbar ist.</text:p>
          </table:table-cell>
          <table:table-cell office:value-type="string" calcext:value-type="string">
            <text:p>A: Για να εισέλθουν στη σελίδα της καμπάνιας, οι χρήστες πρέπει να πατήσουν στο κουμπί «ΠΑΙΞΕ ΠΑΙΧΝΙΔΙ» (PLAY GAME) που βρίσκεται στην αρχική σελίδα μέσα στο εικονίδιο Gameloft στην Ταχεία κλήση του προγράμματος περιήγησης.</text:p>
          </table:table-cell>
          <table:table-cell office:value-type="string" calcext:value-type="string">
            <text:p>R: Para ir a la página de la campaña, los usuarios deben tocar el botón \"JUGAR\" ubicado en la página de destino, dentro del icono de Gameloft, en el marcado rápido del navegador.</text:p>
          </table:table-cell>
          <table:table-cell office:value-type="string" calcext:value-type="string">
            <text:p>R : Pour accéder à la page de la campagne, les utilisateurs doivent appuyer sur le bouton « JOUER » [PLAY GAME] placé sur la page d'accueil vers laquelle ils seront redirigés après avoir appuyé sur l'icône Gameloft qui se trouve dans la section « Raccourcis » de Navigateur.</text:p>
          </table:table-cell>
          <table:table-cell office:value-type="string" calcext:value-type="string">
            <text:p>A: A Kampány oldalra való belépéshez a felhasználóknak meg kell érinteniük a \"JÁTÉK\" (PLAY GAME) gombot, amely a böngésző gyorsmenüjében található Gameloft ikon céloldalán van.</text:p>
          </table:table-cell>
          <table:table-cell office:value-type="string" calcext:value-type="string">
            <text:p>RISPOSTA: Per accedere alla pagina della campagna, gli utenti devono toccare il pulsante \"PLAY GAME\" (Gioca) situato nella pagina di destinazione, la quale è accessibile tramite l'icona GameLoft su Browser.</text:p>
          </table:table-cell>
          <table:table-cell office:value-type="string" calcext:value-type="string">
            <text:p><text:s text:c="2"/>Aby wejść na stronę Kampanii, należy dotknąć przycisku „ZAGRAJ” [PLAY GAME] na stronie, na którą użytkownik zostanie przekierowany po naciśnięciu ikony Gameloft w sekcji szybkiego dostępu w Przeglądarce.</text:p>
          </table:table-cell>
          <table:table-cell office:value-type="string" calcext:value-type="string">
            <text:p>R: Para acederem à página da Campanha, os utilizadores devem tocar no botão inscrito com a palavra «JOGAR» [PLAY GAME], sito na página de acesso, à qual podem aceder através do ícone da «Gameloft» na Marcação Rápida do Navegador.</text:p>
          </table:table-cell>
          <table:table-cell office:value-type="string" calcext:value-type="string">
            <text:p>A: Pentru a intra pe pagina campaniei, utilizatorii trebuie să atingă butonul „JOACĂ ACUM” plasat în pagina de destinație din interiorul pictogramei Gameloft de pe Apelare rapidă a Browserului.</text:p>
          </table:table-cell>
          <table:table-cell table:number-columns-repeated="4" office:value-type="string" calcext:value-type="string">
            <text:p>A: To enter the Campaign page, users need to tap on “PLAY GAME” button placed in the landing page inside the Gameloft icon on Browser Speed Dial.</text:p>
          </table:table-cell>
          <table:table-cell table:number-columns-repeated="16367"/>
        </table:table-row>
        <table:table-row table:style-name="ro4">
          <table:table-cell table:style-name="ce15" office:value-type="string" calcext:value-type="string">
            <text:p>str_general_answer_04</text:p>
          </table:table-cell>
          <table:table-cell office:value-type="string" calcext:value-type="string">
            <text:p>A: Campaign link (not live yet): </text:p>
          </table:table-cell>
          <table:table-cell office:value-type="string" calcext:value-type="string">
            <text:p>A: Линк към кампанията (not live yet): </text:p>
          </table:table-cell>
          <table:table-cell office:value-type="string" calcext:value-type="string">
            <text:p>A: Odkaz na kampaň (not live yet): </text:p>
          </table:table-cell>
          <table:table-cell office:value-type="string" calcext:value-type="string">
            <text:p>A: Aktionslink (not live yet): </text:p>
          </table:table-cell>
          <table:table-cell office:value-type="string" calcext:value-type="string">
            <text:p>A: Σύνδεσμος καμπάνιας (not live yet): </text:p>
          </table:table-cell>
          <table:table-cell office:value-type="string" calcext:value-type="string">
            <text:p>R: Enlace de la campaña (aún no está publicado): </text:p>
          </table:table-cell>
          <table:table-cell office:value-type="string" calcext:value-type="string">
            <text:p>R : Lien de la campagne (not live yet) : </text:p>
          </table:table-cell>
          <table:table-cell office:value-type="string" calcext:value-type="string">
            <text:p>A: Kampánylink (még nem éles): </text:p>
          </table:table-cell>
          <table:table-cell office:value-type="string" calcext:value-type="string">
            <text:p>RISPOSTA: Link alla campagna (not live yet): </text:p>
          </table:table-cell>
          <table:table-cell office:value-type="string" calcext:value-type="string">
            <text:p><text:s text:c="2"/>Strona kampanii znajduje się pod adresem (not live yet): </text:p>
          </table:table-cell>
          <table:table-cell office:value-type="string" calcext:value-type="string">
            <text:p>R: Hiperligação da Campanha (not live yet): <text:s/></text:p>
          </table:table-cell>
          <table:table-cell office:value-type="string" calcext:value-type="string">
            <text:p>A: Link-ul campaniei (not live yet): </text:p>
          </table:table-cell>
          <table:table-cell table:number-columns-repeated="4" office:value-type="string" calcext:value-type="string">
            <text:p>A: Campaign link (not live yet): </text:p>
          </table:table-cell>
          <table:table-cell table:number-columns-repeated="16367"/>
        </table:table-row>
        <table:table-row table:style-name="ro5">
          <table:table-cell table:style-name="ce15" office:value-type="string" calcext:value-type="string">
            <text:p>str_general_answer_05</text:p>
          </table:table-cell>
          <table:table-cell office:value-type="string" calcext:value-type="string">
            <text:p>A: HUAWEI Matepad Pro, HUAWEI Nova 9 Black , HUAWEI WATCH 3 Pro, 1EUR Cloud Coupon. For more information please check T&amp;C. Total 18 winners.</text:p>
          </table:table-cell>
          <table:table-cell office:value-type="string" calcext:value-type="string">
            <text:p>A: HUAWEI Matepad Pro, HUAWEI nova 9 черен , HUAWEI WATCH 3 Pro, Облак купон за 1€. За повече информация, моля, разгледайте общите условия. Общо: 18 победители.</text:p>
          </table:table-cell>
          <table:table-cell office:value-type="string" calcext:value-type="string">
            <text:p>A: HUAWEI Matepad Pro, HUAWEI nova 9 Black , HUAWEI WATCH 3 Pro, Cloud kupón v hodnotě 1 EUR. Více informací najdete v podmínkách kampaně. Celkem bude určeno: 18 výherců.</text:p>
          </table:table-cell>
          <table:table-cell office:value-type="string" calcext:value-type="string">
            <text:p>A: Ein HUAWEI Matepad Pro, ein HUAWEI Nova 9 Schwarz, eine HUAWEI WATCH 3 Proodereinen 1€-Cloud-Coupon. Weitere Informationen findest du in den AGB. Anzahl der Gewinner: 18.</text:p>
          </table:table-cell>
          <table:table-cell office:value-type="string" calcext:value-type="string">
            <text:p>A: HUAWEI Matepad Pro, HUAWEI nova 9 Black , HUAWEI WATCH 3 Pro, <text:s/>κουπόνι Cloud EUR1. Για περισσότερες πληροφορίες, έλεγξε τους Όρους και Προϋποθέσεις. Σύνολο: 18 νικητές.</text:p>
          </table:table-cell>
          <table:table-cell office:value-type="string" calcext:value-type="string">
            <text:p>R: Un HUAWEI Matepad Pro, HUAWEI nova 9 Black, HUAWEI WATCH 3 Pro o cupón Cloud de 1 EUR. Para más información, consulta los Términos y condiciones. Total: 18 ganadores.</text:p>
          </table:table-cell>
          <table:table-cell office:value-type="string" calcext:value-type="string">
            <text:p>R : Un HUAWEI Matepad Pro, un HUAWEI nova 9 noir, une montre HUAWEI WATCH 3 Pro, un coupon Cloud d’1 EUR. Pour plus d'informations, veuillez consulter les CG. Il peut y avoir 18 gagnants au total.</text:p>
          </table:table-cell>
          <table:table-cell office:value-type="string" calcext:value-type="string">
            <text:p>A: HUAWEI Matepad Pro, HUAWEI nova 9 Black , HUAWEI WATCH 3 Pro, EUR1 Cloud kupon. További információért kérjük, tekintse meg az általános szerződési feltételeket. Összesen: 18 nyertes.</text:p>
          </table:table-cell>
          <table:table-cell office:value-type="string" calcext:value-type="string">
            <text:p>RISPOSTA: HUAWEI Matepad Pro, HUAWEI nova 9 Black, HUAWEI WATCH 3 Pro, coupon Cloud del valore di 1 €. <text:s/>Per ulteriori informazioni, consultare i Termini e Condizioni. Totale: 18 vincitori.</text:p>
          </table:table-cell>
          <table:table-cell office:value-type="string" calcext:value-type="string">
            <text:p><text:s text:c="2"/>HUAWEI MatePad Pro, HUAWEI nova 9 (czarny) , HUAWEI WATCH 3 Pro i kupon na usługi w Chmurze o wartości 1 EUR. Aby uzyskać więcej informacji, zapoznaj się z Regulaminem. Łącznie wyłonionych zostanie 18 zwycięzców.</text:p>
          </table:table-cell>
          <table:table-cell office:value-type="string" calcext:value-type="string">
            <text:p>R: Um HUAWEI Matepad Pro, um HUAWEI nova 9 Black, um HUAWEI WATCH 3 Pro, um cupão Cloud de 1 €. Para mais informações, consulte os Termos e Condições. Total: 18 vencedores.</text:p>
          </table:table-cell>
          <table:table-cell office:value-type="string" calcext:value-type="string">
            <text:p>A: HUAWEI Matepad Pro, HUAWEI nova 9 Black , HUAWEI WATCH 3 Pro, Cupon Cloud 1 EUR <text:s/>. <text:s/>Pentru mai multe informații, vă rugăm să consultați Termenii și Condițiile. Total: 18 câștigători.</text:p>
          </table:table-cell>
          <table:table-cell table:number-columns-repeated="4" office:value-type="string" calcext:value-type="string">
            <text:p>A: HUAWEI Matepad Pro, HUAWEI Nova 9 Black , HUAWEI WATCH 3 Pro, 1EUR Cloud Coupon. For more information please check T&amp;C. Total 18 winners.</text:p>
          </table:table-cell>
          <table:table-cell table:number-columns-repeated="16367"/>
        </table:table-row>
        <table:table-row table:style-name="ro4">
          <table:table-cell table:style-name="ce15" office:value-type="string" calcext:value-type="string">
            <text:p>str_general_answer_06</text:p>
          </table:table-cell>
          <table:table-cell office:value-type="string" calcext:value-type="string">
            <text:p>A: Huawei Browser</text:p>
          </table:table-cell>
          <table:table-cell office:value-type="string" calcext:value-type="string">
            <text:p>A: HUAWEI Браузър</text:p>
          </table:table-cell>
          <table:table-cell office:value-type="string" calcext:value-type="string">
            <text:p>A: HUAWEI Prohlížeč</text:p>
          </table:table-cell>
          <table:table-cell office:value-type="string" calcext:value-type="string">
            <text:p>A: HUAWEI Browser</text:p>
          </table:table-cell>
          <table:table-cell office:value-type="string" calcext:value-type="string">
            <text:p>A: Πρόγραμμα περιήγησης HUAWEI</text:p>
          </table:table-cell>
          <table:table-cell office:value-type="string" calcext:value-type="string">
            <text:p>R: El Navegador HUAWEI.</text:p>
          </table:table-cell>
          <table:table-cell office:value-type="string" calcext:value-type="string">
            <text:p>R : HUAWEI Navigateur.</text:p>
          </table:table-cell>
          <table:table-cell office:value-type="string" calcext:value-type="string">
            <text:p>A: HUAWEI Böngésző</text:p>
          </table:table-cell>
          <table:table-cell office:value-type="string" calcext:value-type="string">
            <text:p>RISPOSTA: HUAWEI Browser.</text:p>
          </table:table-cell>
          <table:table-cell office:value-type="string" calcext:value-type="string">
            <text:p>Przeglądarka HUAWEI</text:p>
          </table:table-cell>
          <table:table-cell office:value-type="string" calcext:value-type="string">
            <text:p>R: Navegador HUAWEI</text:p>
          </table:table-cell>
          <table:table-cell office:value-type="string" calcext:value-type="string">
            <text:p>A: HUAWEI Browser</text:p>
          </table:table-cell>
          <table:table-cell table:number-columns-repeated="4" office:value-type="string" calcext:value-type="string">
            <text:p>A: Huawei Browser</text:p>
          </table:table-cell>
          <table:table-cell table:number-columns-repeated="16367"/>
        </table:table-row>
        <table:table-row table:style-name="ro4">
          <table:table-cell table:style-name="ce15" office:value-type="string" calcext:value-type="string">
            <text:p>str_general_answer_07</text:p>
          </table:table-cell>
          <table:table-cell office:value-type="string" calcext:value-type="string">
            <text:p>A: EMUI 8 or higher version</text:p>
          </table:table-cell>
          <table:table-cell office:value-type="string" calcext:value-type="string">
            <text:p>A: Всички устройства, работещи с EMUI 8 или по-нова версия.</text:p>
          </table:table-cell>
          <table:table-cell office:value-type="string" calcext:value-type="string">
            <text:p>A: Se všemi zařízeními se systémem EMUI 8 nebo vyšším.</text:p>
          </table:table-cell>
          <table:table-cell office:value-type="string" calcext:value-type="string">
            <text:p>A: Alle Geräte, auf denen EMUI 8 oder höher läuft.</text:p>
          </table:table-cell>
          <table:table-cell office:value-type="string" calcext:value-type="string">
            <text:p>A: Οποιεσδήποτε συσκευές διαθέτουν EMUI 8 ή νεότερη έκδοση.</text:p>
          </table:table-cell>
          <table:table-cell office:value-type="string" calcext:value-type="string">
            <text:p>R: Cualquier dispositivo con el sistema operativo Huawei EMUI 8 o superior.</text:p>
          </table:table-cell>
          <table:table-cell office:value-type="string" calcext:value-type="string">
            <text:p>R : Tous les appareils utilisant EMUI 8 ou supérieur.</text:p>
          </table:table-cell>
          <table:table-cell office:value-type="string" calcext:value-type="string">
            <text:p>A: Minden olyan eszközzel, amelyen EMUI 8 vagy újabb rendszer fut.</text:p>
          </table:table-cell>
          <table:table-cell office:value-type="string" calcext:value-type="string">
            <text:p>RISPOSTA: Qualsiasi dispositivo con EMUI 8 o versioni successive.</text:p>
          </table:table-cell>
          <table:table-cell office:value-type="string" calcext:value-type="string">
            <text:p><text:s text:c="2"/>Wszystkie urządzenia z systemem EMUI 8 lub nowszym.</text:p>
          </table:table-cell>
          <table:table-cell office:value-type="string" calcext:value-type="string">
            <text:p>R: Como todos os dispositivos que operem com o EMUI 8 ou superior.</text:p>
          </table:table-cell>
          <table:table-cell office:value-type="string" calcext:value-type="string">
            <text:p>A: Orice dispozitive care rulează EMUI 8 sau mai mare.</text:p>
          </table:table-cell>
          <table:table-cell table:number-columns-repeated="4" office:value-type="string" calcext:value-type="string">
            <text:p>A: EMUI 8 or higher version</text:p>
          </table:table-cell>
          <table:table-cell table:number-columns-repeated="16367"/>
        </table:table-row>
        <table:table-row table:style-name="ro4">
          <table:table-cell table:style-name="ce15" office:value-type="string" calcext:value-type="string">
            <text:p>str_general_answer_08</text:p>
          </table:table-cell>
          <table:table-cell office:value-type="string" calcext:value-type="string">
            <text:p>A: 6 prize per user for the entire duration of the campaign</text:p>
          </table:table-cell>
          <table:table-cell office:value-type="string" calcext:value-type="string">
            <text:p>A: 1 награда на потребител на кръг, 6 награди на потребител за цялата продължителност на кампанията.</text:p>
          </table:table-cell>
          <table:table-cell office:value-type="string" calcext:value-type="string">
            <text:p>A: V každém kole můžete získat 1 cenu a během celé kampaně celkem 6 cen.</text:p>
          </table:table-cell>
          <table:table-cell office:value-type="string" calcext:value-type="string">
            <text:p>A: 1 Preis pro Nutzer pro Runde, 6 Preise pro Nutzer für die gesamte Dauer der Aktion.</text:p>
          </table:table-cell>
          <table:table-cell office:value-type="string" calcext:value-type="string">
            <text:p>A: 1 βραβείο ανά χρήστη ανά γύρο, 6 βραβεία ανά χρήστη για όλη τη διάρκεια της καμπάνιας.</text:p>
          </table:table-cell>
          <table:table-cell office:value-type="string" calcext:value-type="string">
            <text:p>R: 1 premio por usuario por ronda, 6 premios por usuario para toda la duración de la campaña.</text:p>
          </table:table-cell>
          <table:table-cell office:value-type="string" calcext:value-type="string">
            <text:p>R : 1 prix par utilisateur par tour, 6 prix par utilisateur pendant toute la durée de la campagne.</text:p>
          </table:table-cell>
          <table:table-cell office:value-type="string" calcext:value-type="string">
            <text:p>A: Felhasználónként és fordulónként 1 díj lehetséges, felhasználónként 6 nyeremény a kampány teljes időtartama alatt.</text:p>
          </table:table-cell>
          <table:table-cell office:value-type="string" calcext:value-type="string">
            <text:p>RISPOSTA: 1 premio per utente per tornata, 6 premi per utente nel corso dell’intera campagna.</text:p>
          </table:table-cell>
          <table:table-cell office:value-type="string" calcext:value-type="string">
            <text:p><text:s text:c="2"/>Uczestnik może zdobyć 1 nagrodę w każdej rundzie i łącznie 6 nagród przez cały okres trwania kampanii.</text:p>
          </table:table-cell>
          <table:table-cell office:value-type="string" calcext:value-type="string">
            <text:p>R: Nesta Campanha, cada utilizador pode ganhar um máximo de 6 prémios físicos. Os utilizadores podem participar em cada uma das rondas e obter 1 prémio por ronda.</text:p>
          </table:table-cell>
          <table:table-cell office:value-type="string" calcext:value-type="string">
            <text:p>A: 1 premiu per utilizator per rundă, 6 premii per utilizator pe întreaga durată a campaniei.</text:p>
          </table:table-cell>
          <table:table-cell table:number-columns-repeated="4" office:value-type="string" calcext:value-type="string">
            <text:p>A: 6 prize per user for the entire duration of the campaign</text:p>
          </table:table-cell>
          <table:table-cell table:number-columns-repeated="16367"/>
        </table:table-row>
        <table:table-row table:style-name="ro4">
          <table:table-cell table:style-name="ce15" office:value-type="string" calcext:value-type="string">
            <text:p>str_general_answer_09</text:p>
          </table:table-cell>
          <table:table-cell office:value-type="string" calcext:value-type="string">
            <text:p>A: Only registered within the campaign territory can enter the campaign.</text:p>
          </table:table-cell>
          <table:table-cell office:value-type="string" calcext:value-type="string">
            <text:p>A: Само потребители, регистрирани на територията на кампанията, могат да влязат в кампанията.</text:p>
          </table:table-cell>
          <table:table-cell office:value-type="string" calcext:value-type="string">
            <text:p>A: Do kampaně se mohou zapojit pouze uživatelé zaregistrovaní na území konání kampaně.</text:p>
          </table:table-cell>
          <table:table-cell office:value-type="string" calcext:value-type="string">
            <text:p>A: Nur Nutzer, die innerhalb des Aktionsgebiets registriert sind, können an der Aktion teilnehmen.</text:p>
          </table:table-cell>
          <table:table-cell office:value-type="string" calcext:value-type="string">
            <text:p>A: Μόνο οι χρήστες που είναι εγγεγραμμένοι στην περιοχή της καμπάνιας μπορούν να εισέλθουν στην καμπάνια.</text:p>
          </table:table-cell>
          <table:table-cell office:value-type="string" calcext:value-type="string">
            <text:p>R: Solo los usuarios registrados en el territorio de la campaña pueden entrar en ella.</text:p>
          </table:table-cell>
          <table:table-cell office:value-type="string" calcext:value-type="string">
            <text:p>R : Seuls les utilisateurs enregistrés dans le territoire de la campagne peuvent participer à la campagne.</text:p>
          </table:table-cell>
          <table:table-cell office:value-type="string" calcext:value-type="string">
            <text:p>A: Csak a kampány területén regisztrált felhasználók léphetnek be a kampányba.</text:p>
          </table:table-cell>
          <table:table-cell office:value-type="string" calcext:value-type="string">
            <text:p>RISPOSTA: La partecipazione alla Campagna è riservata agli utenti il cui HUAWEI ID è registrato presso uno dei territori aderenti.</text:p>
          </table:table-cell>
          <table:table-cell office:value-type="string" calcext:value-type="string">
            <text:p><text:s text:c="2"/>Tylko użytkownicy zarejestrowani na terytorium kampanii mogą wziąć w niej udział.</text:p>
          </table:table-cell>
          <table:table-cell office:value-type="string" calcext:value-type="string">
            <text:p>R: A participação na Campanha é exclusiva aos utilizadores que se encontrem no território onde esta decorre.</text:p>
          </table:table-cell>
          <table:table-cell office:value-type="string" calcext:value-type="string">
            <text:p>A: Doar utilizatorii înregistrați pe teritoriul campaniei pot intra în campanie.</text:p>
          </table:table-cell>
          <table:table-cell table:number-columns-repeated="4" office:value-type="string" calcext:value-type="string">
            <text:p>A: Only registered within the campaign territory can enter the campaign.</text:p>
          </table:table-cell>
          <table:table-cell table:number-columns-repeated="16367"/>
        </table:table-row>
        <table:table-row table:style-name="ro2">
          <table:table-cell table:style-name="ce15" office:value-type="string" calcext:value-type="string">
            <text:p>str_general_answer_10</text:p>
          </table:table-cell>
          <table:table-cell office:value-type="string" calcext:value-type="string">
            <text:p>A: No payment</text:p>
          </table:table-cell>
          <table:table-cell office:value-type="string" calcext:value-type="string">
            <text:p>A: N/A</text:p>
          </table:table-cell>
          <table:table-cell office:value-type="string" calcext:value-type="string">
            <text:p>A: Nevztahuje se na kampaň.</text:p>
          </table:table-cell>
          <table:table-cell table:number-columns-repeated="2" office:value-type="string" calcext:value-type="string">
            <text:p>A: N/A</text:p>
          </table:table-cell>
          <table:table-cell table:number-columns-repeated="2" office:value-type="string" calcext:value-type="string">
            <text:p>R: N/A</text:p>
          </table:table-cell>
          <table:table-cell office:value-type="string" calcext:value-type="string">
            <text:p>A: N/A</text:p>
          </table:table-cell>
          <table:table-cell office:value-type="string" calcext:value-type="string">
            <text:p>RISPOSTA: - </text:p>
          </table:table-cell>
          <table:table-cell office:value-type="string" calcext:value-type="string">
            <text:p><text:s text:c="2"/>Udział w kampanii nie wymaga płatności.</text:p>
          </table:table-cell>
          <table:table-cell office:value-type="string" calcext:value-type="string">
            <text:p>R: N/A</text:p>
          </table:table-cell>
          <table:table-cell office:value-type="string" calcext:value-type="string">
            <text:p>A: N/A</text:p>
          </table:table-cell>
          <table:table-cell table:number-columns-repeated="4" office:value-type="string" calcext:value-type="string">
            <text:p>A: No payment</text:p>
          </table:table-cell>
          <table:table-cell table:number-columns-repeated="16367"/>
        </table:table-row>
        <table:table-row table:style-name="ro2">
          <table:table-cell table:style-name="ce15" office:value-type="string" calcext:value-type="string">
            <text:p>str_general_answer_11</text:p>
          </table:table-cell>
          <table:table-cell office:value-type="string" calcext:value-type="string">
            <text:p>A: N/A</text:p>
          </table:table-cell>
          <table:table-cell table:style-name="ce17" table:number-columns-repeated="11"/>
          <table:table-cell table:number-columns-repeated="4" office:value-type="string" calcext:value-type="string">
            <text:p>A: N/A</text:p>
          </table:table-cell>
          <table:table-cell table:number-columns-repeated="16367"/>
        </table:table-row>
        <table:table-row table:style-name="ro2">
          <table:table-cell office:value-type="string" calcext:value-type="string">
            <text:p>str_previous_winner</text:p>
          </table:table-cell>
          <table:table-cell office:value-type="string" calcext:value-type="string">
            <text:p>Previous Round Winners</text:p>
          </table:table-cell>
          <table:table-cell office:value-type="string" calcext:value-type="string">
            <text:p>Победители от предишен турнир</text:p>
          </table:table-cell>
          <table:table-cell office:value-type="string" calcext:value-type="string">
            <text:p>Výherci předchozích turnajů</text:p>
          </table:table-cell>
          <table:table-cell office:value-type="string" calcext:value-type="string">
            <text:p>Gewinner des vorherigen Turniers</text:p>
          </table:table-cell>
          <table:table-cell office:value-type="string" calcext:value-type="string">
            <text:p>Προηγούμενοι νικητές του τουρνουά</text:p>
          </table:table-cell>
          <table:table-cell office:value-type="string" calcext:value-type="string">
            <text:p>Ganadores del torneo anterior</text:p>
          </table:table-cell>
          <table:table-cell office:value-type="string" calcext:value-type="string">
            <text:p>Vainqueurs des tournois précédents</text:p>
          </table:table-cell>
          <table:table-cell office:value-type="string" calcext:value-type="string">
            <text:p>A korábbi versenyek győztesei</text:p>
          </table:table-cell>
          <table:table-cell office:value-type="string" calcext:value-type="string">
            <text:p>Vincitori del turno precedente</text:p>
          </table:table-cell>
          <table:table-cell office:value-type="string" calcext:value-type="string">
            <text:p>Zwycięzcy poprzedniej rundy</text:p>
            <text:p/>
          </table:table-cell>
          <table:table-cell office:value-type="string" calcext:value-type="string">
            <text:p>Vencedores do torneio anterior</text:p>
          </table:table-cell>
          <table:table-cell office:value-type="string" calcext:value-type="string">
            <text:p>Câștigătorii turneului precedent</text:p>
          </table:table-cell>
          <table:table-cell table:number-columns-repeated="4" office:value-type="string" calcext:value-type="string">
            <text:p>Previous Round Winners</text:p>
          </table:table-cell>
          <table:table-cell table:number-columns-repeated="16367"/>
        </table:table-row>
        <table:table-row table:style-name="ro2">
          <table:table-cell office:value-type="string" calcext:value-type="string">
            <text:p>str_next_round</text:p>
          </table:table-cell>
          <table:table-cell office:value-type="string" calcext:value-type="string">
            <text:p>Next round starts</text:p>
          </table:table-cell>
          <table:table-cell office:value-type="string" calcext:value-type="string">
            <text:p>Следващият турнирен кръг ще започне на:</text:p>
          </table:table-cell>
          <table:table-cell office:value-type="string" calcext:value-type="string">
            <text:p>Další kolo turnaje začne:</text:p>
          </table:table-cell>
          <table:table-cell office:value-type="string" calcext:value-type="string">
            <text:p>Die nächste Turnierrunde beginnt am:</text:p>
          </table:table-cell>
          <table:table-cell office:value-type="string" calcext:value-type="string">
            <text:p>Ο επόμενος γύρος του τουρνουά θα ξεκινήσει στις:</text:p>
          </table:table-cell>
          <table:table-cell office:value-type="string" calcext:value-type="string">
            <text:p>La próxima ronda del torneo comenzará en:</text:p>
          </table:table-cell>
          <table:table-cell office:value-type="string" calcext:value-type="string">
            <text:p>Le prochain tour du tournoi commencera le :</text:p>
          </table:table-cell>
          <table:table-cell office:value-type="string" calcext:value-type="string">
            <text:p>A következő verseny fordulója a következő napon kezdődik:</text:p>
          </table:table-cell>
          <table:table-cell office:value-type="string" calcext:value-type="string">
            <text:p>Il prossimo turno inizierà il:</text:p>
          </table:table-cell>
          <table:table-cell office:value-type="string" calcext:value-type="string">
            <text:p>Kolejna runda rozpoczyna się za</text:p>
          </table:table-cell>
          <table:table-cell office:value-type="string" calcext:value-type="string">
            <text:p>A próxima ronda do torneio começará em:</text:p>
          </table:table-cell>
          <table:table-cell office:value-type="string" calcext:value-type="string">
            <text:p>Următoarea rundă a turneului va începe pe:</text:p>
          </table:table-cell>
          <table:table-cell table:number-columns-repeated="4" office:value-type="string" calcext:value-type="string">
            <text:p>Next round starts</text:p>
          </table:table-cell>
          <table:table-cell table:number-columns-repeated="16367"/>
        </table:table-row>
        <table:table-row table:style-name="ro2">
          <table:table-cell table:style-name="ce15" office:value-type="string" calcext:value-type="string">
            <text:p>str_physical_question</text:p>
          </table:table-cell>
          <table:table-cell office:value-type="string" calcext:value-type="string">
            <text:p>Physical Prizes:</text:p>
          </table:table-cell>
          <table:table-cell office:value-type="string" calcext:value-type="string">
            <text:p>Физически награди</text:p>
          </table:table-cell>
          <table:table-cell office:value-type="string" calcext:value-type="string">
            <text:p>Věcné ceny</text:p>
          </table:table-cell>
          <table:table-cell office:value-type="string" calcext:value-type="string">
            <text:p>Sachpreise</text:p>
          </table:table-cell>
          <table:table-cell office:value-type="string" calcext:value-type="string">
            <text:p>Φυσικά βραβεία</text:p>
          </table:table-cell>
          <table:table-cell office:value-type="string" calcext:value-type="string">
            <text:p>Premios físicos</text:p>
          </table:table-cell>
          <table:table-cell office:value-type="string" calcext:value-type="string">
            <text:p>Prix physiques</text:p>
          </table:table-cell>
          <table:table-cell office:value-type="string" calcext:value-type="string">
            <text:p>Tárgynyeremények</text:p>
          </table:table-cell>
          <table:table-cell office:value-type="string" calcext:value-type="string">
            <text:p>Premi materiali</text:p>
          </table:table-cell>
          <table:table-cell office:value-type="string" calcext:value-type="string">
            <text:p>Nagrody rzeczowe</text:p>
          </table:table-cell>
          <table:table-cell office:value-type="string" calcext:value-type="string">
            <text:p>Prémios físicos:</text:p>
          </table:table-cell>
          <table:table-cell office:value-type="string" calcext:value-type="string">
            <text:p>Premii fizice</text:p>
          </table:table-cell>
          <table:table-cell table:number-columns-repeated="4" office:value-type="string" calcext:value-type="string">
            <text:p>Physical Prizes:</text:p>
          </table:table-cell>
          <table:table-cell table:number-columns-repeated="16367"/>
        </table:table-row>
        <table:table-row table:style-name="ro6">
          <table:table-cell table:style-name="ce15" office:value-type="string" calcext:value-type="string">
            <text:p>str_physical_question_01</text:p>
          </table:table-cell>
          <table:table-cell office:value-type="string" calcext:value-type="string">
            <text:p>1. When will I receive my physical prize?</text:p>
          </table:table-cell>
          <table:table-cell office:value-type="string" calcext:value-type="string">
            <text:p>1. Кога ще получа физическата си награда?</text:p>
          </table:table-cell>
          <table:table-cell office:value-type="string" calcext:value-type="string">
            <text:p>1. Kdy obdržím věcnou cenu?</text:p>
          </table:table-cell>
          <table:table-cell office:value-type="string" calcext:value-type="string">
            <text:p>1. Wann erhalte ich meinen Sachpreis?</text:p>
          </table:table-cell>
          <table:table-cell office:value-type="string" calcext:value-type="string">
            <text:p>1. Πότε θα λάβω το βραβείο μου;</text:p>
          </table:table-cell>
          <table:table-cell office:value-type="string" calcext:value-type="string">
            <text:p>1. ¿Cuándo recibiré mi premio físico?</text:p>
          </table:table-cell>
          <table:table-cell office:value-type="string" calcext:value-type="string">
            <text:p>1. Quand vais-je recevoir mon prix physique ?</text:p>
          </table:table-cell>
          <table:table-cell office:value-type="string" calcext:value-type="string">
            <text:p>1. Mikor kapom meg a tárgynyereményemet?</text:p>
          </table:table-cell>
          <table:table-cell office:value-type="string" calcext:value-type="string">
            <text:p>1. Quando riceverò il mio premio materiale?</text:p>
          </table:table-cell>
          <table:table-cell office:value-type="string" calcext:value-type="string">
            <text:p>1. Kiedy otrzymam nagrodę rzeczową?</text:p>
          </table:table-cell>
          <table:table-cell office:value-type="string" calcext:value-type="string">
            <text:p>1. Quando é que os utilizadores receberão o seu prémio físico?</text:p>
          </table:table-cell>
          <table:table-cell office:value-type="string" calcext:value-type="string">
            <text:p>1. Când voi primi premiul fizic?</text:p>
          </table:table-cell>
          <table:table-cell table:number-columns-repeated="4" office:value-type="string" calcext:value-type="string">
            <text:p>1. When will I receive my physical prize?</text:p>
          </table:table-cell>
          <table:table-cell table:number-columns-repeated="16367"/>
        </table:table-row>
        <table:table-row table:style-name="ro7">
          <table:table-cell table:style-name="ce15" office:value-type="string" calcext:value-type="string">
            <text:p>str_physical_question_02</text:p>
          </table:table-cell>
          <table:table-cell office:value-type="string" calcext:value-type="string">
            <text:p>2. Which department will contact me to arrange the prize delivery?</text:p>
          </table:table-cell>
          <table:table-cell office:value-type="string" calcext:value-type="string">
            <text:p>2. Кой отдел ще се свърже с мен, за да организира доставката на награда?</text:p>
          </table:table-cell>
          <table:table-cell office:value-type="string" calcext:value-type="string">
            <text:p>2. Které oddělení mě bude kontaktovat za účelem sjednání doručení ceny?</text:p>
          </table:table-cell>
          <table:table-cell office:value-type="string" calcext:value-type="string">
            <text:p>2. Welche Abteilung wird sich mit mir in Verbindung setzen, um die Preisübergabe zu organisieren?</text:p>
          </table:table-cell>
          <table:table-cell office:value-type="string" calcext:value-type="string">
            <text:p>2. Ποιο τμήμα θα επικοινωνήσει μαζί μου για να κανονιστεί η παράδοση του βραβείου;</text:p>
          </table:table-cell>
          <table:table-cell office:value-type="string" calcext:value-type="string">
            <text:p>2. ¿Qué departamento se pondrá en contacto conmigo para organizar la entrega del premio?</text:p>
          </table:table-cell>
          <table:table-cell office:value-type="string" calcext:value-type="string">
            <text:p>2. Quel service me contactera pour organiser la livraison des prix ?</text:p>
          </table:table-cell>
          <table:table-cell office:value-type="string" calcext:value-type="string">
            <text:p>2. Melyik részleg fog kapcsolatba lépni velem, hogy megszervezze a díj kiszállítását?</text:p>
          </table:table-cell>
          <table:table-cell office:value-type="string" calcext:value-type="string">
            <text:p>2. Da chi verrò contattato per organizzare la spedizione del premio?</text:p>
          </table:table-cell>
          <table:table-cell office:value-type="string" calcext:value-type="string">
            <text:p>2. Który dział skontaktuje się ze mną w sprawie przekazania nagrody?</text:p>
          </table:table-cell>
          <table:table-cell office:value-type="string" calcext:value-type="string">
            <text:p>2. Qual é o nome do departamento que entrará em contato com os utilizadores para organizar a entrega do prémio?</text:p>
          </table:table-cell>
          <table:table-cell office:value-type="string" calcext:value-type="string">
            <text:p>2. Care departament mă va contacta pentru a aranja livrarea premiilor?</text:p>
          </table:table-cell>
          <table:table-cell table:number-columns-repeated="4" office:value-type="string" calcext:value-type="string">
            <text:p>2. Which department will contact me to arrange the prize delivery?</text:p>
          </table:table-cell>
          <table:table-cell table:number-columns-repeated="16367"/>
        </table:table-row>
        <table:table-row table:style-name="ro7">
          <table:table-cell table:style-name="ce15" office:value-type="string" calcext:value-type="string">
            <text:p>str_physical_question_03</text:p>
          </table:table-cell>
          <table:table-cell office:value-type="string" calcext:value-type="string">
            <text:p>3. What’s the maximum amount of physical prizes can I win in this campaign?</text:p>
          </table:table-cell>
          <table:table-cell office:value-type="string" calcext:value-type="string">
            <text:p>3. Какъв е максималният брой физически награди, които мога да спечеля в рамките на тази кампания?</text:p>
          </table:table-cell>
          <table:table-cell office:value-type="string" calcext:value-type="string">
            <text:p>3. Jaký je maximální počet věcných cen, které mohu v této kampani vyhrát?</text:p>
          </table:table-cell>
          <table:table-cell office:value-type="string" calcext:value-type="string">
            <text:p>3. Was ist die maximale Anzahl an Sachpreisen, die ich im Rahmen dieser Aktion gewinnen kann?</text:p>
          </table:table-cell>
          <table:table-cell office:value-type="string" calcext:value-type="string">
            <text:p>3. Ποιος είναι ο μέγιστος αριθμός φυσικών βραβείων που μπορώ να κερδίσω σε αυτήν την καμπάνια;</text:p>
          </table:table-cell>
          <table:table-cell office:value-type="string" calcext:value-type="string">
            <text:p>3. ¿Cuál es el número máximo de premios físicos que puedo ganar en esta campaña?</text:p>
          </table:table-cell>
          <table:table-cell office:value-type="string" calcext:value-type="string">
            <text:p>3. Quel est le nombre maximum de prix physiques que je peux gagner dans le cadre de cette campagne ?</text:p>
          </table:table-cell>
          <table:table-cell office:value-type="string" calcext:value-type="string">
            <text:p>3. Mennyi tárgynyereményt nyerhetek a kampányban?</text:p>
          </table:table-cell>
          <table:table-cell office:value-type="string" calcext:value-type="string">
            <text:p>3. Qual è il numero massimo di premi materiali che posso vincere nell’ambito di questa campagna?</text:p>
          </table:table-cell>
          <table:table-cell office:value-type="string" calcext:value-type="string">
            <text:p>3. Jaka jest maksymalna liczba nagród rzeczowych, które mogę wygrać w tej kampanii?</text:p>
          </table:table-cell>
          <table:table-cell office:value-type="string" calcext:value-type="string">
            <text:p>3. Qual é o número máximo de prémios físicos que um utilizador pode receber durante toda a Campanha?</text:p>
          </table:table-cell>
          <table:table-cell office:value-type="string" calcext:value-type="string">
            <text:p>3. Care este numărul maxim de premii fizice pe care le pot câștiga în cadrul acestei campanii?</text:p>
          </table:table-cell>
          <table:table-cell table:number-columns-repeated="4" office:value-type="string" calcext:value-type="string">
            <text:p>3. What’s the maximum amount of physical prizes can I win in this campaign?</text:p>
          </table:table-cell>
          <table:table-cell table:number-columns-repeated="16367"/>
        </table:table-row>
        <table:table-row table:style-name="ro8">
          <table:table-cell table:style-name="ce15" office:value-type="string" calcext:value-type="string">
            <text:p>str_physical_question_04</text:p>
          </table:table-cell>
          <table:table-cell office:value-type="string" calcext:value-type="string">
            <text:p>4. Will Huawei publish a public list of the campaign’s winners?</text:p>
          </table:table-cell>
          <table:table-cell office:value-type="string" calcext:value-type="string">
            <text:p>4. Huawei ще публикува ли публичен списък на победителите в кампанията?</text:p>
          </table:table-cell>
          <table:table-cell office:value-type="string" calcext:value-type="string">
            <text:p>4. Zveřejní společnost Huawei seznam výherců kampaně?</text:p>
          </table:table-cell>
          <table:table-cell office:value-type="string" calcext:value-type="string">
            <text:p>4. Wird Huawei eine öffentliche Liste der Gewinner der Aktion veröffentlichen?</text:p>
          </table:table-cell>
          <table:table-cell office:value-type="string" calcext:value-type="string">
            <text:p>4. Θα δημοσιεύσει η Huawei τη λίστα νικητών της καμπάνιας;</text:p>
          </table:table-cell>
          <table:table-cell office:value-type="string" calcext:value-type="string">
            <text:p>4. ¿Huawei publicará una lista pública de los ganadores de la campaña?</text:p>
          </table:table-cell>
          <table:table-cell office:value-type="string" calcext:value-type="string">
            <text:p>4. Huawei publiera-t-il une liste des gagnants de la campagne ?</text:p>
          </table:table-cell>
          <table:table-cell office:value-type="string" calcext:value-type="string">
            <text:p>4. A Huawei közzéteszi a kampány győzteseinek nyilvános listáját?</text:p>
          </table:table-cell>
          <table:table-cell office:value-type="string" calcext:value-type="string">
            <text:p>4. Huawei pubblicherà un elenco dei vincitori della campagna?</text:p>
          </table:table-cell>
          <table:table-cell office:value-type="string" calcext:value-type="string">
            <text:p>4. Czy lista zwycięzców kampanii zostanie upubliczniona przez Huawei?</text:p>
          </table:table-cell>
          <table:table-cell office:value-type="string" calcext:value-type="string">
            <text:p>4. A Huawei publicará uma lista pública dos vencedores da Campanha?</text:p>
          </table:table-cell>
          <table:table-cell office:value-type="string" calcext:value-type="string">
            <text:p>4. Va publica Huawei o listă publică a câștigătorilor campaniei?</text:p>
          </table:table-cell>
          <table:table-cell table:number-columns-repeated="4" office:value-type="string" calcext:value-type="string">
            <text:p>4. Will Huawei publish a public list of the campaign’s winners?</text:p>
          </table:table-cell>
          <table:table-cell table:number-columns-repeated="16367"/>
        </table:table-row>
        <table:table-row table:style-name="ro8">
          <table:table-cell table:style-name="ce15" office:value-type="string" calcext:value-type="string">
            <text:p>str_physical_question_05</text:p>
          </table:table-cell>
          <table:table-cell office:value-type="string" calcext:value-type="string">
            <text:p>5. Can the prizes be converted into other prizes of the same value?</text:p>
          </table:table-cell>
          <table:table-cell office:value-type="string" calcext:value-type="string">
            <text:p>5. Могат ли наградите да бъдат конвертирани в други награди за същата стойност?</text:p>
          </table:table-cell>
          <table:table-cell office:value-type="string" calcext:value-type="string">
            <text:p>5. Lze vyhrané ceny vyměnit za jiné ceny rovnocenné hodnoty?</text:p>
          </table:table-cell>
          <table:table-cell office:value-type="string" calcext:value-type="string">
            <text:p>5. Können die Preise gegen andere Preise des gleichen Wertes umgetauscht werden?</text:p>
          </table:table-cell>
          <table:table-cell office:value-type="string" calcext:value-type="string">
            <text:p>5. Μπορούν τα βραβεία να μετατραπούν σε άλλα βραβεία ίδιας αξίας;</text:p>
          </table:table-cell>
          <table:table-cell office:value-type="string" calcext:value-type="string">
            <text:p>5. ¿Se pueden convertir los premios en otros del mismo valor?</text:p>
          </table:table-cell>
          <table:table-cell office:value-type="string" calcext:value-type="string">
            <text:p>5. Les prix peuvent-ils être échangés pour d'autres prix de valeur équivalente ?</text:p>
          </table:table-cell>
          <table:table-cell office:value-type="string" calcext:value-type="string">
            <text:p>5. Átválthatók-e a nyeremények más, azonos értékű díjakká?</text:p>
          </table:table-cell>
          <table:table-cell office:value-type="string" calcext:value-type="string">
            <text:p>5. I premi possono essere scambiati con altri premi dello stesso valore?</text:p>
          </table:table-cell>
          <table:table-cell office:value-type="string" calcext:value-type="string">
            <text:p>5. Czy nagrody można zamienić na inne nagrody o tej samej wartości?</text:p>
          </table:table-cell>
          <table:table-cell office:value-type="string" calcext:value-type="string">
            <text:p>5. É possível converter os prémios obtidos em outros prémios do mesmo valor?</text:p>
          </table:table-cell>
          <table:table-cell office:value-type="string" calcext:value-type="string">
            <text:p>5. Pot fi convertite premiile în alte premii de aceeași valoare?</text:p>
          </table:table-cell>
          <table:table-cell table:number-columns-repeated="4" office:value-type="string" calcext:value-type="string">
            <text:p>5. Can the prizes be converted into other prizes of the same value?</text:p>
          </table:table-cell>
          <table:table-cell table:number-columns-repeated="16367"/>
        </table:table-row>
        <table:table-row table:style-name="ro9">
          <table:table-cell table:style-name="ce15" office:value-type="string" calcext:value-type="string">
            <text:p>str_physical_question_06</text:p>
          </table:table-cell>
          <table:table-cell office:value-type="string" calcext:value-type="string">
            <text:p>6. The customer said they moved to another address or changed the phone number in the meantime. </text:p>
            <text:p>What should the Customer Service do? Who should they contact?</text:p>
            <text:p/>
          </table:table-cell>
          <table:table-cell office:value-type="string" calcext:value-type="string">
            <text:p>6. Какво трябва да направя, ако имейл адресът, който използвах в HUAWEI ID, вече не е валиден? Към кого да се обърна?</text:p>
          </table:table-cell>
          <table:table-cell office:value-type="string" calcext:value-type="string">
            <text:p>6. Co mám dělat, pokud e-mailová adresa, kterou jsem uvedl v HUAWEI ID, již není platná? Na koho se mám obrátit?</text:p>
          </table:table-cell>
          <table:table-cell office:value-type="string" calcext:value-type="string">
            <text:p>6. Was soll ich tun, wenn die E-Mail-Adresse, die ich für eine HUAWEI ID verwendet habe, nicht mehr gültig ist? An wen sollte ich mich wenden?</text:p>
          </table:table-cell>
          <table:table-cell office:value-type="string" calcext:value-type="string">
            <text:p>6. Τι πρέπει να κάνει κάποιος εάν η διεύθυνση email που χρησιμοποίησα σε ένα HUAWEI ID δεν είναι πλέον έγκυρη; Με ποιον πρέπει να επικοινωνήσω;</text:p>
          </table:table-cell>
          <table:table-cell office:value-type="string" calcext:value-type="string">
            <text:p>6. ¿Qué hay que hacer si la dirección de correo electrónico que utilicé en un ID de HUAWEI ya no es válida? ¿Con quién debo contactar?</text:p>
          </table:table-cell>
          <table:table-cell office:value-type="string" calcext:value-type="string">
            <text:p>6. Que faire si l'adresse e-mail que j'ai utilisée pour enregistrer mon identifiant HUAWEI ID n'est plus valide ? Qui dois-je contacter ?</text:p>
          </table:table-cell>
          <table:table-cell office:value-type="string" calcext:value-type="string">
            <text:p>6. Mit kell tennie, ha a HUAWEI-azonosítóban használt e-mail cím már nem érvényes? Kivel lépjek kapcsolatba?</text:p>
          </table:table-cell>
          <table:table-cell office:value-type="string" calcext:value-type="string">
            <text:p>6. Cosa devo fare se l'indirizzo e-mail che ho usato per registrare il mio HUAWEI ID non è più valido? Chi posso contattare?</text:p>
          </table:table-cell>
          <table:table-cell office:value-type="string" calcext:value-type="string">
            <text:p>6. Co należy zrobić, jeśli adres e-mail powiązany z kontem ID HUAWEI jest już nieaktualny? Z kim się skontaktować?</text:p>
          </table:table-cell>
          <table:table-cell office:value-type="string" calcext:value-type="string">
            <text:p>6. O que é que um utilizador deve fazer caso o endereço eletrónico do HUAWEI ID já não seja válido? Qual é o ponto de contacto dos utilizadores?</text:p>
          </table:table-cell>
          <table:table-cell office:value-type="string" calcext:value-type="string">
            <text:p>6. Ce trebuie să fac dacă adresa de e-mail pe care am folosit-o într-un ID HUAWEI nu mai este validă? Pe cine ar trebui să contactez?</text:p>
          </table:table-cell>
          <table:table-cell office:value-type="string" calcext:value-type="string">
            <text:p>6. The customer said they moved to another address or changed the phone number in the meantime. </text:p>
            <text:p>What should the Customer Service do? Who should they contact?</text:p>
            <text:p/>
          </table:table-cell>
          <table:table-cell office:value-type="string" calcext:value-type="string">
            <text:p>6. The customer said they moved to another address or changed the phone number in the meantime. </text:p>
            <text:p>What should the Customer Service do? Who should they contact?</text:p>
            <text:p/>
          </table:table-cell>
          <table:table-cell office:value-type="string" calcext:value-type="string">
            <text:p>6. The customer said they moved to another address or changed the phone number in the meantime. </text:p>
            <text:p>What should the Customer Service do? Who should they contact?</text:p>
            <text:p/>
          </table:table-cell>
          <table:table-cell office:value-type="string" calcext:value-type="string">
            <text:p>6. The customer said they moved to another address or changed the phone number in the meantime. </text:p>
            <text:p>What should the Customer Service do? Who should they contact?</text:p>
            <text:p/>
          </table:table-cell>
          <table:table-cell table:number-columns-repeated="16367"/>
        </table:table-row>
        <table:table-row table:style-name="ro8">
          <table:table-cell table:style-name="ce15" office:value-type="string" calcext:value-type="string">
            <text:p>str_physical_question_07</text:p>
          </table:table-cell>
          <table:table-cell office:value-type="string" calcext:value-type="string">
            <text:p>7. What kind of personal information do I need to send you?</text:p>
          </table:table-cell>
          <table:table-cell office:value-type="string" calcext:value-type="string">
            <text:p>7. Какъв вид лична информация трябва да изпратя?</text:p>
          </table:table-cell>
          <table:table-cell office:value-type="string" calcext:value-type="string">
            <text:p>7. Jaké osobní údaje musím poskytnout?</text:p>
          </table:table-cell>
          <table:table-cell office:value-type="string" calcext:value-type="string">
            <text:p>7. Welche persönlichen Informationen muss ich angeben?</text:p>
          </table:table-cell>
          <table:table-cell office:value-type="string" calcext:value-type="string">
            <text:p>7. Τι είδους προσωπικές πληροφορίες θα πρέπει να σας γνωστοποιήσω;</text:p>
          </table:table-cell>
          <table:table-cell office:value-type="string" calcext:value-type="string">
            <text:p>7. ¿Qué tipo de información personal tengo que enviar?</text:p>
          </table:table-cell>
          <table:table-cell office:value-type="string" calcext:value-type="string">
            <text:p>7. Quel type d'informations personnelles dois-je vous envoyer ?</text:p>
          </table:table-cell>
          <table:table-cell office:value-type="string" calcext:value-type="string">
            <text:p>7. Milyen személyes adatokat kell még elküldenem?</text:p>
          </table:table-cell>
          <table:table-cell office:value-type="string" calcext:value-type="string">
            <text:p>7. Quali dati personali devo fornire?</text:p>
          </table:table-cell>
          <table:table-cell office:value-type="string" calcext:value-type="string">
            <text:p>7. Jakiego rodzaju dane osobowe muszę podać?</text:p>
          </table:table-cell>
          <table:table-cell office:value-type="string" calcext:value-type="string">
            <text:p>7. Que dados pessoais é que os utilizadores precisam de enviar?</text:p>
          </table:table-cell>
          <table:table-cell office:value-type="string" calcext:value-type="string">
            <text:p>7. Ce fel de informații personale trebuie să vă trimit?</text:p>
          </table:table-cell>
          <table:table-cell table:number-columns-repeated="4" office:value-type="string" calcext:value-type="string">
            <text:p>7. What kind of personal information do I need to send you?</text:p>
          </table:table-cell>
          <table:table-cell table:number-columns-repeated="16367"/>
        </table:table-row>
        <table:table-row table:style-name="ro10">
          <table:table-cell table:style-name="ce15" office:value-type="string" calcext:value-type="string">
            <text:p>str_physical_question_08</text:p>
          </table:table-cell>
          <table:table-cell office:value-type="string" calcext:value-type="string">
            <text:p>8. We received a message from a customer saying the physical prize has not arrived yet (and the deadline has passed). What should we do? Who should we contact?</text:p>
          </table:table-cell>
          <table:table-cell table:style-name="ce17" table:number-columns-repeated="11"/>
          <table:table-cell table:number-columns-repeated="4" office:value-type="string" calcext:value-type="string">
            <text:p>8. We received a message from a customer saying the physical prize has not arrived yet (and the deadline has passed). What should we do? Who should we contact?</text:p>
          </table:table-cell>
          <table:table-cell table:number-columns-repeated="16367"/>
        </table:table-row>
        <table:table-row table:style-name="ro7">
          <table:table-cell table:style-name="ce15" office:value-type="string" calcext:value-type="string">
            <text:p>str_physical_answer_01</text:p>
          </table:table-cell>
          <table:table-cell office:value-type="string" calcext:value-type="string">
            <text:p>A: Physical prizes will be sent to winners within 30 days from the last day of the Campaign.</text:p>
          </table:table-cell>
          <table:table-cell office:value-type="string" calcext:value-type="string">
            <text:p>A: Физическите награди ще бъдат изпратени на победителите в рамките на 30 дни от последния ден на Кампанията.</text:p>
          </table:table-cell>
          <table:table-cell office:value-type="string" calcext:value-type="string">
            <text:p>A: Věcné ceny budou výhercům zaslány do 30 dnů od posledního dne kampaně.</text:p>
          </table:table-cell>
          <table:table-cell office:value-type="string" calcext:value-type="string">
            <text:p>A: Die Sachpreise werden den Gewinnern innerhalb von 30 Tagen nach dem letzten Tag der Aktion zugesandt.</text:p>
          </table:table-cell>
          <table:table-cell office:value-type="string" calcext:value-type="string">
            <text:p>A: Τα μη χρηματικά βραβεία θα αποστέλλονται στους νικητές εντός 30 ημερών από την τελευταία ημέρα της Καμπάνιας.</text:p>
          </table:table-cell>
          <table:table-cell office:value-type="string" calcext:value-type="string">
            <text:p>R: Los premios físicos se enviarán a los ganadores en un plazo de 30 días posteriores al último día de la campaña.</text:p>
          </table:table-cell>
          <table:table-cell office:value-type="string" calcext:value-type="string">
            <text:p>R : Les prix physiques seront envoyés aux gagnants dans les 30 jours suivant le dernier jour de la campagne.</text:p>
          </table:table-cell>
          <table:table-cell office:value-type="string" calcext:value-type="string">
            <text:p>A: A tárgynyereményeket a Kampány utolsó napját követő 30 napon belül küldjük el a nyerteseknek.</text:p>
          </table:table-cell>
          <table:table-cell office:value-type="string" calcext:value-type="string">
            <text:p>RISPOSTA: I premi materiali verranno inviati ai vincitori entro 30 giorni dal termine della campagna.</text:p>
          </table:table-cell>
          <table:table-cell office:value-type="string" calcext:value-type="string">
            <text:p><text:s text:c="2"/>Nagrody rzeczowe zostaną wysłane do zwycięzców w ciągu 30 dni od dnia zakończenia kampanii.</text:p>
          </table:table-cell>
          <table:table-cell office:value-type="string" calcext:value-type="string">
            <text:p>R: Os prémios físicos serão enviados aos vencedores num prazo de até 30 dias a partir do último dia da Campanha.</text:p>
          </table:table-cell>
          <table:table-cell office:value-type="string" calcext:value-type="string">
            <text:p>A: Premiile fizice vor fi trimise câștigătorilor în termen de 30 de zile de la ultima zi a Campaniei.</text:p>
          </table:table-cell>
          <table:table-cell table:number-columns-repeated="4" office:value-type="string" calcext:value-type="string">
            <text:p>A: Physical prizes will be sent to winners within 30 days from the last day of the Campaign.</text:p>
          </table:table-cell>
          <table:table-cell table:number-columns-repeated="16367"/>
        </table:table-row>
        <table:table-row table:style-name="ro11">
          <table:table-cell table:style-name="ce15" office:value-type="string" calcext:value-type="string">
            <text:p>str_physical_answer_02</text:p>
          </table:table-cell>
          <table:table-cell office:value-type="string" calcext:value-type="string">
            <text:p>A: Prizes will be shipped directly, based on delivery address provided via Customer Service e-mail, if incorrect address provided, we re-send message if no respond, no alternative winner, without further notice.</text:p>
          </table:table-cell>
          <table:table-cell office:value-type="string" calcext:value-type="string">
            <text:p>A: Наградите ще бъдат изпратени директно въз основа на адреса за доставка, предоставен чрез имейла за обслужване на клиенти. Ако посоченият от Вас адрес е неправилен, ще Ви изпратим друго съобщение. Ако не отговорите, няма да получите наградата си и няма да бъде избран алтернативен победител без допълнително известие.</text:p>
          </table:table-cell>
          <table:table-cell office:value-type="string" calcext:value-type="string">
            <text:p>A: Ceny budou odeslány na doručovací adresu uvedenou v odpovědi na e-mail od oddělení služeb zákazníkům. Pokud je adresa, kterou jste uvedli nesprávná, budeme vás kontaktovat opět. Pokud však odpověď nedostaneme, vaše cena bez upozornění propadne a žádný další výherce určen nebude.</text:p>
          </table:table-cell>
          <table:table-cell office:value-type="string" calcext:value-type="string">
            <text:p>A: Die Preise werden direkt an die Lieferadresse, die in der E-Mail an den Kundendienst angegeben wurde, versandt. Wenn die von Ihnen angegebene Adresse falsch ist, senden wir Ihnen eine weitere Nachricht. Wenn Sie darauf nicht antworten, können Sie Ihren Preis nicht erhalten. Es wird kein alternativer Gewinner ausgewählt. Es bedarf in diesem Fall keiner weiteren Ankündigung.</text:p>
          </table:table-cell>
          <table:table-cell office:value-type="string" calcext:value-type="string">
            <text:p>A: Τα βραβεία θα αποστέλλονται απευθείας, με βάση τη διεύθυνση παράδοσης που παρέχεται μέσω του email Εξυπηρέτησης Πελατών. Εάν η διεύθυνση που καταχωρίσατε είναι λανθασμένη, θα σας στείλουμε άλλο μήνυμα. Εάν τελικά δεν απαντήσετε, δεν θα λάβετε το δώρο σας και δεν θα επιλεγεί εναλλακτικός νικητής, χωρίς περαιτέρω ειδοποίηση.</text:p>
          </table:table-cell>
          <table:table-cell office:value-type="string" calcext:value-type="string">
            <text:p>R: Los premios se enviarán a la dirección de entrega registrada con el servicio de atención al cliente en base a tu correo. Si la dirección que proporcionaste es incorrecta, te enviaremos otro mensaje. Si no respondes, no recibirás tu premio y no se elegirán ganadores alternativos, y no se te notificará.</text:p>
          </table:table-cell>
          <table:table-cell office:value-type="string" calcext:value-type="string">
            <text:p>R : Les prix seront expédiés directement, en fonction de l'adresse de livraison fournie via l'e-mail du service client. Si l'adresse que vous avez fournie est incorrecte, nous vous enverrons un autre message. Si finalement vous ne répondez pas, vous ne recevrez pas votre prix et aucun autre gagnant ne sera choisi, sans préavis.</text:p>
          </table:table-cell>
          <table:table-cell office:value-type="string" calcext:value-type="string">
            <text:p>A: A nyereményeket közvetlenül szállítjuk ki, az Ügyfélszolgálati e-mailben megadott szállítási cím alapján. Ha az Ön által megadott cím helytelen, újabb üzenetet küldünk Önnek. Ha végül nem válaszol, akkor nem kapja meg a nyereményét, és további értesítés nélkül nem választunk ki alternatív nyertest.</text:p>
          </table:table-cell>
          <table:table-cell office:value-type="string" calcext:value-type="string">
            <text:p>RISPOSTA: I premi verranno spediti direttamente all'indirizzo di consegna fornito in risposta all’e-mail inviata dal Servizio Clienti. Se l'indirizzo che hai fornito non è corretto, ti invieremo un altro messaggio. Se non dovessi rispondere a tale messaggio, perderai il diritto a ricevere il premio e non verrà selezionato alcun vincitore alternativo; non verranno effettuati ulteriori tentativi di contatto.</text:p>
          </table:table-cell>
          <table:table-cell office:value-type="string" calcext:value-type="string">
            <text:p><text:s text:c="2"/>Nagrody zostaną wysłane bezpośrednio do zwycięzców na adres dostawy podany w odpowiedzi na wiadomość e-mail od zespołu obsługi klienta. Jeśli podany przez Ciebie adres jest nieprawidłowy, skontaktujemy się z Tobą ponownie. Jeśli jednak nie uzyskamy odpowiedzi, Twoja nagroda przepadnie bez uprzedzenia, a żaden inny zwycięzca nie zostanie wyłoniony.</text:p>
          </table:table-cell>
          <table:table-cell office:value-type="string" calcext:value-type="string">
            <text:p>R: Os prémios serão enviados diretamente, com base na morada de entrega indicada através do e-mail do Serviço de Apoio ao Cliente. Se a morada indicada pelo utilizador estiver incorreta, enviar-lhe-emos outra mensagem. Se, em último caso, o utilizador não responder, a atribuição do prémio será cancelada, sem qualquer aviso prévio. Mais se informa que não será escolhido qualquer vencedor suplente ou alternativo.</text:p>
          </table:table-cell>
          <table:table-cell office:value-type="string" calcext:value-type="string">
            <text:p>A: Premiile vor fi expediate direct, pe baza adresei de livrare furnizate prin e-mailul Serviciului Clienți. Dacă adresa pe care ați furnizat-o este incorectă, vă vom trimite un alt mesaj. Dacă în cele din urmă nu răspundeți, nu veți primi premiul și nu va fi ales niciun câștigător alternativ, fără o notificare ulterioară.</text:p>
          </table:table-cell>
          <table:table-cell table:number-columns-repeated="4" office:value-type="string" calcext:value-type="string">
            <text:p>A: Prizes will be shipped directly, based on delivery address provided via Customer Service e-mail, if incorrect address provided, we re-send message if no respond, no alternative winner, without further notice.</text:p>
          </table:table-cell>
          <table:table-cell table:number-columns-repeated="16367"/>
        </table:table-row>
        <table:table-row table:style-name="ro5">
          <table:table-cell table:style-name="ce15" office:value-type="string" calcext:value-type="string">
            <text:p>str_physical_answer_03</text:p>
          </table:table-cell>
          <table:table-cell office:value-type="string" calcext:value-type="string">
            <text:p>A: One HUAWEI Matepad Pro, one HUAWEI Nova 9 Black , one HUAWEI WATCH 3 Pro, or 1 EUR Cloud Coupon</text:p>
          </table:table-cell>
          <table:table-cell office:value-type="string" calcext:value-type="string">
            <text:p>A: Максималният брой физически награди, които всеки потребител може да спечели в рамките на тази кампания, е 6. Потребителите могат да участват във всеки кръг за 1 награда на кръг.</text:p>
          </table:table-cell>
          <table:table-cell office:value-type="string" calcext:value-type="string">
            <text:p>A: Každý uživatel může v této kampani vyhrát maximálně 6 věcných cen. Uživatelé se mohou zapojit do každého kola, přičemž v každém mohou získat 1 cenu.</text:p>
          </table:table-cell>
          <table:table-cell office:value-type="string" calcext:value-type="string">
            <text:p>A: Die maximale Anzahl an Sachpreisen, die jeder Nutzer im Rahmen dieser Aktion gewinnen kann, beträgt 6. Nutzer können an jeder Runde teilnehmen und dabei 1 Preis pro Runde gewinnen.</text:p>
          </table:table-cell>
          <table:table-cell office:value-type="string" calcext:value-type="string">
            <text:p>A: Ο μέγιστος αριθμός φυσικών βραβείων που μπορεί να κερδίσει κάθε χρήστης σε αυτήν την καμπάνια είναι 6. Οι χρήστες μπορούν να λάβουν μέρος σε κάθε γύρο, με ρυθμό 1 βραβείο ανά γύρο.</text:p>
          </table:table-cell>
          <table:table-cell office:value-type="string" calcext:value-type="string">
            <text:p>R: El número máximo de premios físicos que puedes ganar en esta campaña es de 6. Los usuarios pueden participar en cada ronda y ganar un máximo de 1 premio por ronda.</text:p>
          </table:table-cell>
          <table:table-cell office:value-type="string" calcext:value-type="string">
            <text:p>R : Le nombre maximum de prix physiques que chaque utilisateur peut gagner dans le cadre de cette campagne est de 6. Les utilisateurs peuvent participer à chaque tour et gagner 1 prix par tour.</text:p>
          </table:table-cell>
          <table:table-cell office:value-type="string" calcext:value-type="string">
            <text:p>A: Az egyes felhasználók által a kampányon belül megnyerhető tárgynyeremények maximális száma 6. A felhasználók minden fordulóban részt vehetnek, körönként 1 megnyerhető díjjal.</text:p>
          </table:table-cell>
          <table:table-cell office:value-type="string" calcext:value-type="string">
            <text:p>RISPOSTA: Ciascun utente può vincere un massimo di 6 premi materiali nell’ambito di questa campagna. Gli utenti possono partecipare a ciascuna tornata e hanno l’opportunità di vincere un premio per tornata.</text:p>
          </table:table-cell>
          <table:table-cell office:value-type="string" calcext:value-type="string">
            <text:p><text:s text:c="2"/>Każdy uczestnik może wygrać maksymalnie 6 nagród rzeczowych w ramach tej kampanii. Użytkownicy mogą wziąć udział we wszystkich rundach, zdobywając 1 nagrodę w każdej z nich.</text:p>
          </table:table-cell>
          <table:table-cell office:value-type="string" calcext:value-type="string">
            <text:p>R: Nesta Campanha, cada utilizador pode ganhar um máximo de 6 prémios físicos. Os utilizadores podem participar em cada uma das rondas e obter 1 prémio por ronda.</text:p>
          </table:table-cell>
          <table:table-cell office:value-type="string" calcext:value-type="string">
            <text:p>A: Numărul maxim de premii fizice pe care fiecare utilizator le poate câștiga în cadrul acestei campanii este de 6. Utilizatorii pot participa la fiecare rundă, la o rată de 1 premiu pe rundă.</text:p>
          </table:table-cell>
          <table:table-cell table:number-columns-repeated="4" office:value-type="string" calcext:value-type="string">
            <text:p>A: One HUAWEI Matepad Pro, one HUAWEI Nova 9 Black , one HUAWEI WATCH 3 Pro, or 1 EUR Cloud Coupon</text:p>
          </table:table-cell>
          <table:table-cell table:number-columns-repeated="16367"/>
        </table:table-row>
        <table:table-row table:style-name="ro8">
          <table:table-cell table:style-name="ce15" office:value-type="string" calcext:value-type="string">
            <text:p>str_physical_answer_04</text:p>
          </table:table-cell>
          <table:table-cell office:value-type="string" calcext:value-type="string">
            <text:p>A: Winners list will be published on the campaign page - link</text:p>
          </table:table-cell>
          <table:table-cell office:value-type="string" calcext:value-type="string">
            <text:p>A: Списък с печелившите ще бъде публикуван на страницата на кампанията - линк</text:p>
          </table:table-cell>
          <table:table-cell office:value-type="string" calcext:value-type="string">
            <text:p>A: Seznam výherců bude zveřejněn na stránce kampaně – odkaz</text:p>
          </table:table-cell>
          <table:table-cell office:value-type="string" calcext:value-type="string">
            <text:p>A: Eine Liste der Gewinner wird auf der Aktionsseite veröffentlicht. - Link</text:p>
          </table:table-cell>
          <table:table-cell office:value-type="string" calcext:value-type="string">
            <text:p>A: Στη σελίδα της καμπάνιας θα δημοσιευτεί λίστα με τους νικητές - link</text:p>
          </table:table-cell>
          <table:table-cell office:value-type="string" calcext:value-type="string">
            <text:p>R: La lista de ganadores se publicará en la página de la campaña - enlace</text:p>
          </table:table-cell>
          <table:table-cell office:value-type="string" calcext:value-type="string">
            <text:p>R : Une liste des gagnants sera publiée sur la page de la campagne - lien</text:p>
          </table:table-cell>
          <table:table-cell office:value-type="string" calcext:value-type="string">
            <text:p>A: A nyertesek listáját a kampányoldalon tesszük közzé - link</text:p>
          </table:table-cell>
          <table:table-cell office:value-type="string" calcext:value-type="string">
            <text:p>RISPOSTA: L'elenco dei vincitori verrà pubblicato sulla pagina della campagna - link</text:p>
          </table:table-cell>
          <table:table-cell office:value-type="string" calcext:value-type="string">
            <text:p><text:s text:c="2"/>Lista zwycięzców zostanie opublikowana na stronie kampanii: link</text:p>
          </table:table-cell>
          <table:table-cell office:value-type="string" calcext:value-type="string">
            <text:p>R: Uma lista de vencedores será publicada na página da Campanha — [link]</text:p>
          </table:table-cell>
          <table:table-cell office:value-type="string" calcext:value-type="string">
            <text:p>A: O listă a câștigătorilor va fi publicată pe pagina campaniei - link</text:p>
          </table:table-cell>
          <table:table-cell table:number-columns-repeated="4" office:value-type="string" calcext:value-type="string">
            <text:p>A: Winners list will be published on the campaign page - link</text:p>
          </table:table-cell>
          <table:table-cell table:number-columns-repeated="16367"/>
        </table:table-row>
        <table:table-row table:style-name="ro12">
          <table:table-cell table:style-name="ce15" office:value-type="string" calcext:value-type="string">
            <text:p>str_physical_answer_05</text:p>
          </table:table-cell>
          <table:table-cell office:value-type="string" calcext:value-type="string">
            <text:p>A: no</text:p>
          </table:table-cell>
          <table:table-cell office:value-type="string" calcext:value-type="string">
            <text:p>A: Не могат.</text:p>
          </table:table-cell>
          <table:table-cell office:value-type="string" calcext:value-type="string">
            <text:p>A: Nelze.</text:p>
          </table:table-cell>
          <table:table-cell office:value-type="string" calcext:value-type="string">
            <text:p>A: Nein, das können sie nicht.</text:p>
          </table:table-cell>
          <table:table-cell office:value-type="string" calcext:value-type="string">
            <text:p>A: Δεν μπορούν.</text:p>
          </table:table-cell>
          <table:table-cell office:value-type="string" calcext:value-type="string">
            <text:p>R: No se puede.</text:p>
          </table:table-cell>
          <table:table-cell office:value-type="string" calcext:value-type="string">
            <text:p>R : Ils ne peuvent pas.</text:p>
          </table:table-cell>
          <table:table-cell office:value-type="string" calcext:value-type="string">
            <text:p>A: Nem.</text:p>
          </table:table-cell>
          <table:table-cell office:value-type="string" calcext:value-type="string">
            <text:p>RISPOSTA: No.</text:p>
          </table:table-cell>
          <table:table-cell office:value-type="string" calcext:value-type="string">
            <text:p><text:s text:c="2"/>Nie jest to możliwe.</text:p>
          </table:table-cell>
          <table:table-cell office:value-type="string" calcext:value-type="string">
            <text:p>R: Não.</text:p>
          </table:table-cell>
          <table:table-cell office:value-type="string" calcext:value-type="string">
            <text:p>A: Nu pot fi convertite.</text:p>
          </table:table-cell>
          <table:table-cell table:number-columns-repeated="4" office:value-type="string" calcext:value-type="string">
            <text:p>A: no</text:p>
          </table:table-cell>
          <table:table-cell table:number-columns-repeated="16367"/>
        </table:table-row>
        <table:table-row table:style-name="ro11">
          <table:table-cell table:style-name="ce15" office:value-type="string" calcext:value-type="string">
            <text:p>str_physical_answer_06</text:p>
          </table:table-cell>
          <table:table-cell office:value-type="string" calcext:value-type="string">
            <text:p>A: As per TC, the prize will be only delivered to the address shared with Customer Service in respond to the e-mail. </text:p>
          </table:table-cell>
          <table:table-cell office:value-type="string" calcext:value-type="string">
            <text:p>A: Съгласно общите условия, награда може да бъде доставена само на адреса, споделен с отдела за обслужване на клиенти, в отговор на имейл, свързан с имейл адреса на HUAWEI ID. Ако имате допълнителни въпроси, моля, адресирайте ги до: (there will be customer service address)</text:p>
          </table:table-cell>
          <table:table-cell office:value-type="string" calcext:value-type="string">
            <text:p>A: V souladu s podmínkami kampaně může být cena doručena pouze na poštovní adresu poskytnutou oddělení služeb zákazníkům v odpovědi na e-mail odeslaný na e-mailovou adresu spojenou s HUAWEI ID účastníka. Máte-li jakékoli další dotazy, obraťte se na: (there will be customer service address)</text:p>
          </table:table-cell>
          <table:table-cell office:value-type="string" calcext:value-type="string">
            <text:p>A: Gemäß den AGB kann ein Preis nur an die Adresse zugestellt werden, die dem Kundendienst als Antwort auf eine E-Mail an die mit der HUAWEI ID verknüpfte E-Mail-Adresse mitgeteilt wurde. Sollten Sie weitere Fragen haben, wenden Sie sich bitte an: (there will be customer service address)</text:p>
          </table:table-cell>
          <table:table-cell office:value-type="string" calcext:value-type="string">
            <text:p>A: Σύμφωνα με τους Όρους και Προϋποθέσεις, ένα βραβείο μπορεί να παραδοθεί μόνο στη διεύθυνση που κοινοποιείται στην Εξυπηρέτηση Πελατών ως απάντηση σε ένα μήνυμα ηλεκτρονικού ταχυδρομείου που σχετίζεται με τη διεύθυνση ηλεκτρονικού ταχυδρομείου HUAWEI ID κάποιου. Εάν έχετε περαιτέρω ερωτήσεις, απευθυνθείτε σε: (there will be customer service address)</text:p>
          </table:table-cell>
          <table:table-cell office:value-type="string" calcext:value-type="string">
            <text:p>R: De acuerdo con los Términos y Condiciones, el premio solo puede entregarse a la dirección postal asociada al email del la cuenta ID de HUAWEI. Si tienes más preguntas, contáctanos aquí: (there will be customer service address)</text:p>
          </table:table-cell>
          <table:table-cell office:value-type="string" calcext:value-type="string">
            <text:p>R : Conformément aux CG, un prix ne peut être livré qu'à l'adresse partagée avec le service client en réponse à un e-mail associé à l'adresse e-mail de l'identifiant HUAWEI. Si vous avez d'autres questions, veuillez les adresser à :(there will be customer service address)</text:p>
          </table:table-cell>
          <table:table-cell office:value-type="string" calcext:value-type="string">
            <text:p>A: Az ÁSZF szerint a nyereményt csak az Ügyfélszolgálattal megosztott címre lehet eljuttatni, melyet a nyerő HUAWEI azonosítóhoz társított email címről küld el a nyertes. Ha bármilyen további kérdése van, kérjük, küldje el őket a következő címre: (there will be customer service address)</text:p>
          </table:table-cell>
          <table:table-cell office:value-type="string" calcext:value-type="string">
            <text:p>RISPOSTA: Come delineato nei Termini e Condizioni, un premio può essere consegnato solo all'indirizzo condiviso con il Servizio clienti in risposta a un'e-mail che verrà inviata all’indirizzo di posta elettronica associato con il HUAWEI ID dell’utente. Per ulteriori informazioni, si prega di contattare: (there will be customer service address)</text:p>
          </table:table-cell>
          <table:table-cell office:value-type="string" calcext:value-type="string">
            <text:p><text:s text:c="2"/>Zgodnie z Regulaminem nagroda może zostać dostarczona wyłącznie na adres pocztowy podany zespołowi obsługi klienta w odpowiedzi na wiadomość e-mail wysłaną na adres mailowy powiązany z ID HUAWEI uczestnika. W razie dalszych pytań prosimy kierować je na adres: (there will be customer service address)</text:p>
          </table:table-cell>
          <table:table-cell office:value-type="string" calcext:value-type="string">
            <text:p>R: Ao abrigo dos Termos e Condições, um prémio só pode ser entregue numa morada que tenha sido partilhada com o Serviço de Apoio ao cliente por meio de uma resposta a um e-mail enviado para o endereço eletrónico associado ao HUAWEI ID do utilizador. Caso os utilizadores tenham outras questões, devem submetê-las para seguinte endereço: (there will be customer service address).</text:p>
          </table:table-cell>
          <table:table-cell office:value-type="string" calcext:value-type="string">
            <text:p>A: Conform Termenilor și Condiții, un premiu poate fi livrat numai la adresa partajată Serviciului Clienți ca răspuns la un e-mail asociat cu adresa de e-mail a ID-ului HUAWEI. Dacă aveți întrebări suplimentare, vă rugăm să le adresați la: (there will be customer service address)</text:p>
          </table:table-cell>
          <table:table-cell table:number-columns-repeated="4" office:value-type="string" calcext:value-type="string">
            <text:p>A: As per TC, the prize will be only delivered to the address shared with Customer Service in respond to the e-mail. </text:p>
          </table:table-cell>
          <table:table-cell table:number-columns-repeated="16367"/>
        </table:table-row>
        <table:table-row table:style-name="ro5">
          <table:table-cell table:style-name="ce15" office:value-type="string" calcext:value-type="string">
            <text:p>str_physical_answer_07</text:p>
          </table:table-cell>
          <table:table-cell office:value-type="string" calcext:value-type="string">
            <text:p>In order to be able to claim their prize, the users (winners) must send: their full name, age, delivery address, phone number, and e-mail address</text:p>
          </table:table-cell>
          <table:table-cell office:value-type="string" calcext:value-type="string">
            <text:p>За да могат да получат своята награда, потребителите (победителите) трябва да изпратят: трите си имена, възраст, адрес за доставка, телефонен номер и имейл адрес</text:p>
          </table:table-cell>
          <table:table-cell office:value-type="string" calcext:value-type="string">
            <text:p>Aby si uživatelé (výherci) mohli převzít svou cenu, musí uvést: své celé jméno, věk, doručovací adresu, telefonní číslo a e-mailovou adresu.</text:p>
          </table:table-cell>
          <table:table-cell office:value-type="string" calcext:value-type="string">
            <text:p>Um ihren Preis in Anspruch nehmen zu können, müssen die Nutzer (Gewinner) ihren vollständigen Namen, ihr Alter, ihre Lieferadresse, Telefonnummer und E-Mail-Adresse angeben.</text:p>
          </table:table-cell>
          <table:table-cell office:value-type="string" calcext:value-type="string">
            <text:p>Για να μπορέσουν να διεκδικήσουν το βραβείο τους, οι χρήστες (νικητές) πρέπει να στείλουν: το πλήρες όνομά τους, την ηλικία, τη διεύθυνση παράδοσης, τον αριθμό τηλεφώνου και τη διεύθυνση email τους</text:p>
          </table:table-cell>
          <table:table-cell office:value-type="string" calcext:value-type="string">
            <text:p>Para poder reclamar tu premio, los usuarios (ganadores) deberán enviar: su nombre completo, edad, dirección de entrega, número de teléfono y dirección de correo electrónico.</text:p>
          </table:table-cell>
          <table:table-cell office:value-type="string" calcext:value-type="string">
            <text:p>Afin de pouvoir réclamer leur prix, les utilisateurs (gagnants) doivent envoyer : leur nom, prénom, âge, adresse de livraison, numéro de téléphone et adresse e-mail.</text:p>
          </table:table-cell>
          <table:table-cell office:value-type="string" calcext:value-type="string">
            <text:p>Ahhoz, hogy átvehessék nyereményüket, a felhasználóknak (nyerteseknek) el kell küldeniük: teljes nevüket, életkorukat, szállítási címüket, telefonszámukat és e-mail címüket</text:p>
          </table:table-cell>
          <table:table-cell office:value-type="string" calcext:value-type="string">
            <text:p>Per poter richiedere il premio, gli utenti vincitori devono fornire i seguenti dati: nome e cognome, età, indirizzo di consegna, numero di telefono e indirizzo e-mail.</text:p>
          </table:table-cell>
          <table:table-cell office:value-type="string" calcext:value-type="string">
            <text:p>Aby móc odebrać nagrodę, użytkownicy (zwycięzcy) muszą podać swoje imię i nazwisko, wiek, adres dostawy, numer telefonu i adres e-mail.</text:p>
          </table:table-cell>
          <table:table-cell office:value-type="string" calcext:value-type="string">
            <text:p>Para que lhes seja possível reclamar o seu prémio, os utilizadores (vencedores) devem enviar: o seu nome completo, idade, morada de entrega, número de telefone e endereço de correio eletrónico</text:p>
          </table:table-cell>
          <table:table-cell office:value-type="string" calcext:value-type="string">
            <text:p>Pentru a-și putea revendica premiul, utilizatorii (câștigătorii) trebuie să trimită: numele complet, vârsta, adresa de livrare, numărul de telefon și adresa de e-mail</text:p>
          </table:table-cell>
          <table:table-cell table:number-columns-repeated="4" office:value-type="string" calcext:value-type="string">
            <text:p>In order to be able to claim their prize, the users (winners) must send: their full name, age, delivery address, phone number, and e-mail address</text:p>
          </table:table-cell>
          <table:table-cell table:number-columns-repeated="16367"/>
        </table:table-row>
        <table:table-row table:style-name="ro13">
          <table:table-cell table:style-name="ce15" office:value-type="string" calcext:value-type="string">
            <text:p>str_physical_answer_08</text:p>
          </table:table-cell>
          <table:table-cell office:value-type="string" calcext:value-type="string">
            <text:p>1) Ask the customer when the Customer Service team contacted them regarding the prize delivery arrangement. </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table:style-name="ce17" table:number-columns-repeated="11"/>
          <table:table-cell office:value-type="string" calcext:value-type="string">
            <text:p>1) Ask the customer when the Customer Service team contacted them regarding the prize delivery arrangement. </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office:value-type="string" calcext:value-type="string">
            <text:p>1) Ask the customer when the Customer Service team contacted them regarding the prize delivery arrangement. </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office:value-type="string" calcext:value-type="string">
            <text:p>1) Ask the customer when the Customer Service team contacted them regarding the prize delivery arrangement. </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office:value-type="string" calcext:value-type="string">
            <text:p>1) Ask the customer when the Customer Service team contacted them regarding the prize delivery arrangement. </text:p>
            <text:p>• If the user has been contacted less than 25 days ago, please ask the customer to wait one more week, in order to respect the delivery deadline.</text:p>
            <text:p>• If the user has been contacted over 30 days ago, continue the next steps.</text:p>
            <text:p/>
            <text:p>2) Gather the customer’ UID, the user’s country, the prize they won, the name of the campaign and other basic information (according to the “How to Escalate Cases” FAQ - http://consumer-tkb.huawei.com/weknow/index.html#!a/detail.html?contextNo=en-us00919238)</text:p>
            <text:p/>
            <text:p>3) Contact the Escalation team with this information (and the Escalation team will contact this Campaign’s Planner).</text:p>
            <text:p/>
          </table:table-cell>
          <table:table-cell table:number-columns-repeated="16367"/>
        </table:table-row>
        <table:table-row table:style-name="ro14" table:number-rows-repeated="1048485">
          <table:table-cell table:number-columns-repeated="16384"/>
        </table:table-row>
        <table:table-row table:style-name="ro1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5f_" style:display-name="Normal_" style:family="table-cell" style:parent-style-name="Default" style:data-style-name="N0">
      <style:table-cell-properties fo:background-color="transparent" style:vertical-align="automatic"/>
      <style:text-properties fo:font-size="10pt" style:font-size-asian="10pt" style:font-size-complex="10pt"/>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7in" fo:margin-right="0.7in" fo:margin-bottom="0in"/>
      </style:header-style>
      <style:footer-style>
        <style:header-footer-properties fo:min-height="0.2382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dc:title/>
    <dc:description/>
    <dc:subject/>
    <meta:initial-creator/>
    <meta:creation-date>2006-09-16T00:00:00Z</meta:creation-date>
    <dc:date>2022-10-12T09:42:28.734000000</dc:date>
    <meta:editing-cycles>2</meta:editing-cycles>
    <meta:editing-duration>PT8M59S</meta:editing-duration>
    <meta:document-statistic meta:table-count="1" meta:cell-count="1475" meta:object-count="0"/>
    <meta:user-defined meta:name="AppVersion">15.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